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8.36mm"/>
    </style:style>
    <style:style style:name="co2" style:family="table-column">
      <style:table-column-properties fo:break-before="auto" style:column-width="34.47mm"/>
    </style:style>
    <style:style style:name="co3" style:family="table-column">
      <style:table-column-properties fo:break-before="auto" style:column-width="35.31mm"/>
    </style:style>
    <style:style style:name="co4" style:family="table-column">
      <style:table-column-properties fo:break-before="auto" style:column-width="35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lavinexpostest_fitparamete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yrange</text:p>
          </table:table-cell>
          <table:table-cell office:value-type="string" calcext:value-type="string">
            <text:p>omegahat</text:p>
          </table:table-cell>
          <table:table-cell office:value-type="string" calcext:value-type="string">
            <text:p>qxx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875302530786" calcext:value-type="float">
            <text:p>1.01875302530786</text:p>
          </table:table-cell>
          <table:table-cell office:value-type="float" office:value="0.484674197249876" calcext:value-type="float">
            <text:p>0.484674197249876</text:p>
          </table:table-cell>
          <table:table-cell office:value-type="float" office:value="1.16477566515183" calcext:value-type="float">
            <text:p>1.16477566515183</text:p>
          </table:table-cell>
          <table:table-cell office:value-type="float" office:value="-0.00000487" calcext:value-type="float">
            <text:p>-4.87E-06</text:p>
          </table:table-cell>
          <table:table-cell office:value-type="float" office:value="0.000226049501972" calcext:value-type="float">
            <text:p>0.000226049501972</text:p>
          </table:table-cell>
          <table:table-cell office:value-type="float" office:value="0.05108418794858" calcext:value-type="float">
            <text:p>0.05108418794858</text:p>
          </table:table-cell>
          <table:table-cell office:value-type="float" office:value="-0.279538035699173" calcext:value-type="float">
            <text:p>-0.27953803569917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.03795098631887" calcext:value-type="float">
            <text:p>2.03795098631887</text:p>
          </table:table-cell>
          <table:table-cell table:style-name="ce1" office:value-type="float" office:value="1.62616436973616" calcext:value-type="float">
            <text:p>1.62616436973616</text:p>
          </table:table-cell>
          <table:table-cell table:style-name="ce1" office:value-type="float" office:value="100850913.492141" calcext:value-type="float">
            <text:p>100850913.492141</text:p>
          </table:table-cell>
          <table:table-cell table:style-name="ce1" office:value-type="float" office:value="0.001730799946731" calcext:value-type="float">
            <text:p>0.001730799946731</text:p>
          </table:table-cell>
          <table:table-cell table:style-name="ce1" office:value-type="float" office:value="2.73008952565886" calcext:value-type="float">
            <text:p>2.73008952565886</text:p>
          </table:table-cell>
          <table:table-cell table:style-name="ce1" office:value-type="float" office:value="8.59251588248897" calcext:value-type="float">
            <text:p>8.59251588248897</text:p>
          </table:table-cell>
          <table:table-cell table:style-name="ce1" office:value-type="float" office:value="2517.86558236709" calcext:value-type="float">
            <text:p>2517.86558236709</text:p>
          </table:table-cell>
          <table:table-cell table:style-name="ce1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794206688451" calcext:value-type="float">
            <text:p>1.00794206688451</text:p>
          </table:table-cell>
          <table:table-cell office:value-type="float" office:value="0.485582347548077" calcext:value-type="float">
            <text:p>0.485582347548077</text:p>
          </table:table-cell>
          <table:table-cell office:value-type="float" office:value="2.25269434289948" calcext:value-type="float">
            <text:p>2.25269434289948</text:p>
          </table:table-cell>
          <table:table-cell office:value-type="float" office:value="0.00000585" calcext:value-type="float">
            <text:p>5.85E-06</text:p>
          </table:table-cell>
          <table:table-cell office:value-type="float" office:value="0.000234850903252" calcext:value-type="float">
            <text:p>0.000234850903252</text:p>
          </table:table-cell>
          <table:table-cell office:value-type="float" office:value="0.05664415707725" calcext:value-type="float">
            <text:p>0.05664415707725</text:p>
          </table:table-cell>
          <table:table-cell office:value-type="float" office:value="-0.42957798820177" calcext:value-type="float">
            <text:p>-0.4295779882017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1032910755318" calcext:value-type="float">
            <text:p>2.01032910755318</text:p>
          </table:table-cell>
          <table:table-cell office:value-type="float" office:value="0.497371205039021" calcext:value-type="float">
            <text:p>0.497371205039021</text:p>
          </table:table-cell>
          <table:table-cell office:value-type="float" office:value="7.28053551948735" calcext:value-type="float">
            <text:p>7.28053551948735</text:p>
          </table:table-cell>
          <table:table-cell office:value-type="float" office:value="-0.00000573" calcext:value-type="float">
            <text:p>-5.73E-06</text:p>
          </table:table-cell>
          <table:table-cell office:value-type="float" office:value="0.000296021027642" calcext:value-type="float">
            <text:p>0.000296021027642</text:p>
          </table:table-cell>
          <table:table-cell office:value-type="float" office:value="0.061097959374339" calcext:value-type="float">
            <text:p>0.061097959374339</text:p>
          </table:table-cell>
          <table:table-cell office:value-type="float" office:value="-0.489693379364411" calcext:value-type="float">
            <text:p>-0.489693379364411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7119402047624" calcext:value-type="float">
            <text:p>0.87119402047624</text:p>
          </table:table-cell>
          <table:table-cell table:style-name="ce1" office:value-type="float" office:value="0.308150820812306" calcext:value-type="float">
            <text:p>0.308150820812306</text:p>
          </table:table-cell>
          <table:table-cell table:style-name="ce1" office:value-type="float" office:value="0.499999999997733" calcext:value-type="float">
            <text:p>0.499999999997733</text:p>
          </table:table-cell>
          <table:table-cell table:style-name="ce1" office:value-type="float" office:value="-0.000737777411105" calcext:value-type="float">
            <text:p>-0.000737777411105</text:p>
          </table:table-cell>
          <table:table-cell table:style-name="ce1" office:value-type="float" office:value="0.027647391145623" calcext:value-type="float">
            <text:p>0.027647391145623</text:p>
          </table:table-cell>
          <table:table-cell table:style-name="ce1" office:value-type="float" office:value="-20.8208402437781" calcext:value-type="float">
            <text:p>-20.8208402437781</text:p>
          </table:table-cell>
          <table:table-cell table:style-name="ce1" office:value-type="float" office:value="219.171194597136" calcext:value-type="float">
            <text:p>219.171194597136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.51347683380412" calcext:value-type="float">
            <text:p>1.51347683380412</text:p>
          </table:table-cell>
          <table:table-cell table:style-name="ce1" office:value-type="float" office:value="1.91928137818607" calcext:value-type="float">
            <text:p>1.91928137818607</text:p>
          </table:table-cell>
          <table:table-cell table:style-name="ce1" office:value-type="float" office:value="73776994.4813852" calcext:value-type="float">
            <text:p>73776994.4813852</text:p>
          </table:table-cell>
          <table:table-cell table:style-name="ce1" office:value-type="float" office:value="0.000274762191345" calcext:value-type="float">
            <text:p>0.000274762191345</text:p>
          </table:table-cell>
          <table:table-cell table:style-name="ce1" office:value-type="float" office:value="0.550101052785498" calcext:value-type="float">
            <text:p>0.550101052785498</text:p>
          </table:table-cell>
          <table:table-cell table:style-name="ce1" office:value-type="float" office:value="14.392139354158" calcext:value-type="float">
            <text:p>14.392139354158</text:p>
          </table:table-cell>
          <table:table-cell table:style-name="ce1" office:value-type="float" office:value="1640.21689948351" calcext:value-type="float">
            <text:p>1640.21689948351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.60482533696852" calcext:value-type="float">
            <text:p>1.60482533696852</text:p>
          </table:table-cell>
          <table:table-cell table:style-name="ce1" office:value-type="float" office:value="2.38562044191566" calcext:value-type="float">
            <text:p>2.38562044191566</text:p>
          </table:table-cell>
          <table:table-cell table:style-name="ce1" office:value-type="float" office:value="94252135.4108444" calcext:value-type="float">
            <text:p>94252135.4108444</text:p>
          </table:table-cell>
          <table:table-cell table:style-name="ce1" office:value-type="float" office:value="-0.0010979980613" calcext:value-type="float">
            <text:p>-0.0010979980613</text:p>
          </table:table-cell>
          <table:table-cell table:style-name="ce1" office:value-type="float" office:value="0.278182751830235" calcext:value-type="float">
            <text:p>0.278182751830235</text:p>
          </table:table-cell>
          <table:table-cell table:style-name="ce1" office:value-type="float" office:value="29.363048862433" calcext:value-type="float">
            <text:p>29.363048862433</text:p>
          </table:table-cell>
          <table:table-cell table:style-name="ce1" office:value-type="float" office:value="755.404277893948" calcext:value-type="float">
            <text:p>755.40427789394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233568896952" calcext:value-type="float">
            <text:p>1.11233568896952</text:p>
          </table:table-cell>
          <table:table-cell office:value-type="float" office:value="0.489992331420609" calcext:value-type="float">
            <text:p>0.489992331420609</text:p>
          </table:table-cell>
          <table:table-cell office:value-type="float" office:value="4.58490614355087" calcext:value-type="float">
            <text:p>4.58490614355087</text:p>
          </table:table-cell>
          <table:table-cell office:value-type="float" office:value="0.0000129" calcext:value-type="float">
            <text:p>1.29E-05</text:p>
          </table:table-cell>
          <table:table-cell office:value-type="float" office:value="0.000151691956368" calcext:value-type="float">
            <text:p>0.000151691956368</text:p>
          </table:table-cell>
          <table:table-cell office:value-type="float" office:value="0.058359051891366" calcext:value-type="float">
            <text:p>0.058359051891366</text:p>
          </table:table-cell>
          <table:table-cell office:value-type="float" office:value="-0.471749460830275" calcext:value-type="float">
            <text:p>-0.47174946083027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756243453274" calcext:value-type="float">
            <text:p>1.10756243453274</text:p>
          </table:table-cell>
          <table:table-cell office:value-type="float" office:value="0.508920186669935" calcext:value-type="float">
            <text:p>0.508920186669935</text:p>
          </table:table-cell>
          <table:table-cell office:value-type="float" office:value="1.9769267416156" calcext:value-type="float">
            <text:p>1.9769267416156</text:p>
          </table:table-cell>
          <table:table-cell office:value-type="float" office:value="-0.00000194" calcext:value-type="float">
            <text:p>-1.94E-06</text:p>
          </table:table-cell>
          <table:table-cell office:value-type="float" office:value="0.000272838842732" calcext:value-type="float">
            <text:p>0.000272838842732</text:p>
          </table:table-cell>
          <table:table-cell office:value-type="float" office:value="0.066595375675567" calcext:value-type="float">
            <text:p>0.066595375675567</text:p>
          </table:table-cell>
          <table:table-cell office:value-type="float" office:value="-0.449858192202372" calcext:value-type="float">
            <text:p>-0.44985819220237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303897216225" calcext:value-type="float">
            <text:p>1.54303897216225</text:p>
          </table:table-cell>
          <table:table-cell office:value-type="float" office:value="0.380102140556837" calcext:value-type="float">
            <text:p>0.380102140556837</text:p>
          </table:table-cell>
          <table:table-cell office:value-type="float" office:value="1.63902301769792" calcext:value-type="float">
            <text:p>1.63902301769792</text:p>
          </table:table-cell>
          <table:table-cell office:value-type="float" office:value="-0.00000544" calcext:value-type="float">
            <text:p>-5.44E-06</text:p>
          </table:table-cell>
          <table:table-cell office:value-type="float" office:value="0.000279978152507" calcext:value-type="float">
            <text:p>0.000279978152507</text:p>
          </table:table-cell>
          <table:table-cell office:value-type="float" office:value="0.0196680325521" calcext:value-type="float">
            <text:p>0.0196680325521</text:p>
          </table:table-cell>
          <table:table-cell office:value-type="float" office:value="-0.226945611390485" calcext:value-type="float">
            <text:p>-0.22694561139048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3396175914" calcext:value-type="float">
            <text:p>1.13396175914</text:p>
          </table:table-cell>
          <table:table-cell office:value-type="float" office:value="0.454766676103919" calcext:value-type="float">
            <text:p>0.454766676103919</text:p>
          </table:table-cell>
          <table:table-cell office:value-type="float" office:value="1.52424620112379" calcext:value-type="float">
            <text:p>1.52424620112379</text:p>
          </table:table-cell>
          <table:table-cell office:value-type="float" office:value="-0.00000399" calcext:value-type="float">
            <text:p>-3.99E-06</text:p>
          </table:table-cell>
          <table:table-cell office:value-type="float" office:value="0.000381107363738" calcext:value-type="float">
            <text:p>0.000381107363738</text:p>
          </table:table-cell>
          <table:table-cell office:value-type="float" office:value="0.041791172661585" calcext:value-type="float">
            <text:p>0.041791172661585</text:p>
          </table:table-cell>
          <table:table-cell office:value-type="float" office:value="-0.319896335260271" calcext:value-type="float">
            <text:p>-0.31989633526027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251080345939" calcext:value-type="float">
            <text:p>1.32251080345939</text:p>
          </table:table-cell>
          <table:table-cell office:value-type="float" office:value="1.03615224719833" calcext:value-type="float">
            <text:p>1.03615224719833</text:p>
          </table:table-cell>
          <table:table-cell office:value-type="float" office:value="4.70685311431296" calcext:value-type="float">
            <text:p>4.70685311431296</text:p>
          </table:table-cell>
          <table:table-cell office:value-type="float" office:value="0.000180534277804" calcext:value-type="float">
            <text:p>0.000180534277804</text:p>
          </table:table-cell>
          <table:table-cell office:value-type="float" office:value="0.0000727" calcext:value-type="float">
            <text:p>7.27E-05</text:p>
          </table:table-cell>
          <table:table-cell office:value-type="float" office:value="1.18876202693695" calcext:value-type="float">
            <text:p>1.18876202693695</text:p>
          </table:table-cell>
          <table:table-cell office:value-type="float" office:value="-2.13267431835869" calcext:value-type="float">
            <text:p>-2.1326743183586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6967201085364" calcext:value-type="float">
            <text:p>2.26967201085364</text:p>
          </table:table-cell>
          <table:table-cell office:value-type="float" office:value="0.37550689042951" calcext:value-type="float">
            <text:p>0.37550689042951</text:p>
          </table:table-cell>
          <table:table-cell office:value-type="float" office:value="1.68433476162463" calcext:value-type="float">
            <text:p>1.68433476162463</text:p>
          </table:table-cell>
          <table:table-cell office:value-type="float" office:value="-0.0000179" calcext:value-type="float">
            <text:p>-1.79E-05</text:p>
          </table:table-cell>
          <table:table-cell office:value-type="float" office:value="0.000594627404793" calcext:value-type="float">
            <text:p>0.000594627404793</text:p>
          </table:table-cell>
          <table:table-cell office:value-type="float" office:value="0.017990205793438" calcext:value-type="float">
            <text:p>0.017990205793438</text:p>
          </table:table-cell>
          <table:table-cell office:value-type="float" office:value="-0.219193009532006" calcext:value-type="float">
            <text:p>-0.219193009532006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68312556112526" calcext:value-type="float">
            <text:p>1.68312556112526</text:p>
          </table:table-cell>
          <table:table-cell table:style-name="ce1" office:value-type="float" office:value="0.146813057930047" calcext:value-type="float">
            <text:p>0.1468130579300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0227732512042" calcext:value-type="float">
            <text:p>-0.000227732512042</text:p>
          </table:table-cell>
          <table:table-cell table:style-name="ce1" office:value-type="float" office:value="0.027183326565575" calcext:value-type="float">
            <text:p>0.027183326565575</text:p>
          </table:table-cell>
          <table:table-cell table:style-name="ce1" office:value-type="float" office:value="-0.751757007597627" calcext:value-type="float">
            <text:p>-0.751757007597627</text:p>
          </table:table-cell>
          <table:table-cell table:style-name="ce1" office:value-type="float" office:value="34.8561682692818" calcext:value-type="float">
            <text:p>34.856168269281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625777495734" calcext:value-type="float">
            <text:p>1.1625777495734</text:p>
          </table:table-cell>
          <table:table-cell office:value-type="float" office:value="0.454488598285865" calcext:value-type="float">
            <text:p>0.454488598285865</text:p>
          </table:table-cell>
          <table:table-cell office:value-type="float" office:value="1.78365527592737" calcext:value-type="float">
            <text:p>1.78365527592737</text:p>
          </table:table-cell>
          <table:table-cell office:value-type="float" office:value="-0.0000107" calcext:value-type="float">
            <text:p>-1.07E-05</text:p>
          </table:table-cell>
          <table:table-cell office:value-type="float" office:value="0.000412986205201" calcext:value-type="float">
            <text:p>0.000412986205201</text:p>
          </table:table-cell>
          <table:table-cell office:value-type="float" office:value="0.0407501180745" calcext:value-type="float">
            <text:p>0.0407501180745</text:p>
          </table:table-cell>
          <table:table-cell office:value-type="float" office:value="-0.339014937311163" calcext:value-type="float">
            <text:p>-0.33901493731116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8390763612435" calcext:value-type="float">
            <text:p>1.18390763612435</text:p>
          </table:table-cell>
          <table:table-cell office:value-type="float" office:value="0.36419645532269" calcext:value-type="float">
            <text:p>0.36419645532269</text:p>
          </table:table-cell>
          <table:table-cell office:value-type="float" office:value="2.52934786226593" calcext:value-type="float">
            <text:p>2.52934786226593</text:p>
          </table:table-cell>
          <table:table-cell office:value-type="float" office:value="-0.00000514" calcext:value-type="float">
            <text:p>-5.14E-06</text:p>
          </table:table-cell>
          <table:table-cell office:value-type="float" office:value="0.000208955776085" calcext:value-type="float">
            <text:p>0.000208955776085</text:p>
          </table:table-cell>
          <table:table-cell office:value-type="float" office:value="0.01696790399996" calcext:value-type="float">
            <text:p>0.01696790399996</text:p>
          </table:table-cell>
          <table:table-cell office:value-type="float" office:value="-0.239872978104975" calcext:value-type="float">
            <text:p>-0.23987297810497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456755048724" calcext:value-type="float">
            <text:p>1.78456755048724</text:p>
          </table:table-cell>
          <table:table-cell office:value-type="float" office:value="0.77809029559274" calcext:value-type="float">
            <text:p>0.77809029559274</text:p>
          </table:table-cell>
          <table:table-cell office:value-type="float" office:value="3.6453658232781" calcext:value-type="float">
            <text:p>3.6453658232781</text:p>
          </table:table-cell>
          <table:table-cell office:value-type="float" office:value="-0.0000687" calcext:value-type="float">
            <text:p>-6.87E-05</text:p>
          </table:table-cell>
          <table:table-cell office:value-type="float" office:value="0.000631977455746" calcext:value-type="float">
            <text:p>0.000631977455746</text:p>
          </table:table-cell>
          <table:table-cell office:value-type="float" office:value="0.360506543135223" calcext:value-type="float">
            <text:p>0.360506543135223</text:p>
          </table:table-cell>
          <table:table-cell office:value-type="float" office:value="-1.1553665616866" calcext:value-type="float">
            <text:p>-1.155366561686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515008326192" calcext:value-type="float">
            <text:p>1.21515008326192</text:p>
          </table:table-cell>
          <table:table-cell office:value-type="float" office:value="0.549964736546698" calcext:value-type="float">
            <text:p>0.549964736546698</text:p>
          </table:table-cell>
          <table:table-cell office:value-type="float" office:value="0.904778499629249" calcext:value-type="float">
            <text:p>0.904778499629249</text:p>
          </table:table-cell>
          <table:table-cell office:value-type="float" office:value="0.0000239" calcext:value-type="float">
            <text:p>2.39E-05</text:p>
          </table:table-cell>
          <table:table-cell office:value-type="float" office:value="0.000929057163349" calcext:value-type="float">
            <text:p>0.000929057163349</text:p>
          </table:table-cell>
          <table:table-cell office:value-type="float" office:value="0.100229547902407" calcext:value-type="float">
            <text:p>0.100229547902407</text:p>
          </table:table-cell>
          <table:table-cell office:value-type="float" office:value="-0.265092376206722" calcext:value-type="float">
            <text:p>-0.26509237620672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4634967701952" calcext:value-type="float">
            <text:p>1.14634967701952</text:p>
          </table:table-cell>
          <table:table-cell office:value-type="float" office:value="0.52610223558404" calcext:value-type="float">
            <text:p>0.52610223558404</text:p>
          </table:table-cell>
          <table:table-cell office:value-type="float" office:value="2.19429288248414" calcext:value-type="float">
            <text:p>2.19429288248414</text:p>
          </table:table-cell>
          <table:table-cell office:value-type="float" office:value="-0.00000343" calcext:value-type="float">
            <text:p>-3.43E-06</text:p>
          </table:table-cell>
          <table:table-cell office:value-type="float" office:value="0.000177671459952" calcext:value-type="float">
            <text:p>0.000177671459952</text:p>
          </table:table-cell>
          <table:table-cell office:value-type="float" office:value="0.075418381623901" calcext:value-type="float">
            <text:p>0.075418381623901</text:p>
          </table:table-cell>
          <table:table-cell office:value-type="float" office:value="-0.491797037746846" calcext:value-type="float">
            <text:p>-0.49179703774684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5158265018542" calcext:value-type="float">
            <text:p>2.35158265018542</text:p>
          </table:table-cell>
          <table:table-cell office:value-type="float" office:value="0.626777064977577" calcext:value-type="float">
            <text:p>0.626777064977577</text:p>
          </table:table-cell>
          <table:table-cell office:value-type="float" office:value="1.91274486224169" calcext:value-type="float">
            <text:p>1.91274486224169</text:p>
          </table:table-cell>
          <table:table-cell office:value-type="float" office:value="-0.000182295904495" calcext:value-type="float">
            <text:p>-0.000182295904495</text:p>
          </table:table-cell>
          <table:table-cell office:value-type="float" office:value="0.001959288635441" calcext:value-type="float">
            <text:p>0.001959288635441</text:p>
          </table:table-cell>
          <table:table-cell office:value-type="float" office:value="0.141321356947006" calcext:value-type="float">
            <text:p>0.141321356947006</text:p>
          </table:table-cell>
          <table:table-cell office:value-type="float" office:value="-0.645876299505078" calcext:value-type="float">
            <text:p>-0.64587629950507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0456819465439" calcext:value-type="float">
            <text:p>2.20456819465439</text:p>
          </table:table-cell>
          <table:table-cell office:value-type="float" office:value="0.39202138315639" calcext:value-type="float">
            <text:p>0.39202138315639</text:p>
          </table:table-cell>
          <table:table-cell office:value-type="float" office:value="1.91570198907266" calcext:value-type="float">
            <text:p>1.91570198907266</text:p>
          </table:table-cell>
          <table:table-cell office:value-type="float" office:value="-0.0000256" calcext:value-type="float">
            <text:p>-2.56E-05</text:p>
          </table:table-cell>
          <table:table-cell office:value-type="float" office:value="0.001045357196143" calcext:value-type="float">
            <text:p>0.001045357196143</text:p>
          </table:table-cell>
          <table:table-cell office:value-type="float" office:value="0.022403346114722" calcext:value-type="float">
            <text:p>0.022403346114722</text:p>
          </table:table-cell>
          <table:table-cell office:value-type="float" office:value="-0.257682436565513" calcext:value-type="float">
            <text:p>-0.25768243656551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2985123454971" calcext:value-type="float">
            <text:p>1.72985123454971</text:p>
          </table:table-cell>
          <table:table-cell office:value-type="float" office:value="0.553780047213589" calcext:value-type="float">
            <text:p>0.553780047213589</text:p>
          </table:table-cell>
          <table:table-cell office:value-type="float" office:value="2.01068067752154" calcext:value-type="float">
            <text:p>2.01068067752154</text:p>
          </table:table-cell>
          <table:table-cell office:value-type="float" office:value="-0.0000193" calcext:value-type="float">
            <text:p>-1.93E-05</text:p>
          </table:table-cell>
          <table:table-cell office:value-type="float" office:value="0.000384031952583" calcext:value-type="float">
            <text:p>0.000384031952583</text:p>
          </table:table-cell>
          <table:table-cell office:value-type="float" office:value="0.089497899820332" calcext:value-type="float">
            <text:p>0.089497899820332</text:p>
          </table:table-cell>
          <table:table-cell office:value-type="float" office:value="-0.522827424217542" calcext:value-type="float">
            <text:p>-0.52282742421754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4801618682059" calcext:value-type="float">
            <text:p>1.14801618682059</text:p>
          </table:table-cell>
          <table:table-cell office:value-type="float" office:value="0.519594508783686" calcext:value-type="float">
            <text:p>0.519594508783686</text:p>
          </table:table-cell>
          <table:table-cell office:value-type="float" office:value="1.7272189390523" calcext:value-type="float">
            <text:p>1.7272189390523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257580536734" calcext:value-type="float">
            <text:p>0.000257580536734</text:p>
          </table:table-cell>
          <table:table-cell office:value-type="float" office:value="0.078770662128978" calcext:value-type="float">
            <text:p>0.078770662128978</text:p>
          </table:table-cell>
          <table:table-cell office:value-type="float" office:value="-0.471706176361828" calcext:value-type="float">
            <text:p>-0.47170617636182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2491631654804" calcext:value-type="float">
            <text:p>1.22491631654804</text:p>
          </table:table-cell>
          <table:table-cell office:value-type="float" office:value="0.486908891919305" calcext:value-type="float">
            <text:p>0.486908891919305</text:p>
          </table:table-cell>
          <table:table-cell office:value-type="float" office:value="3.6117218939443" calcext:value-type="float">
            <text:p>3.6117218939443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202637460654" calcext:value-type="float">
            <text:p>0.000202637460654</text:p>
          </table:table-cell>
          <table:table-cell office:value-type="float" office:value="0.05650754434322" calcext:value-type="float">
            <text:p>0.05650754434322</text:p>
          </table:table-cell>
          <table:table-cell office:value-type="float" office:value="-0.457255017763814" calcext:value-type="float">
            <text:p>-0.457255017763814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.18379764717884" calcext:value-type="float">
            <text:p>1.18379764717884</text:p>
          </table:table-cell>
          <table:table-cell table:style-name="ce1" office:value-type="float" office:value="0.178013646345364" calcext:value-type="float">
            <text:p>0.178013646345364</text:p>
          </table:table-cell>
          <table:table-cell table:style-name="ce1" office:value-type="float" office:value="1.7801364634451" calcext:value-type="float">
            <text:p>1.7801364634451</text:p>
          </table:table-cell>
          <table:table-cell table:style-name="ce1" office:value-type="float" office:value="-0.001029734547628" calcext:value-type="float">
            <text:p>-0.001029734547628</text:p>
          </table:table-cell>
          <table:table-cell table:style-name="ce1" office:value-type="float" office:value="0.067352662067078" calcext:value-type="float">
            <text:p>0.067352662067078</text:p>
          </table:table-cell>
          <table:table-cell table:style-name="ce1" office:value-type="float" office:value="-5.12851159714183" calcext:value-type="float">
            <text:p>-5.12851159714183</text:p>
          </table:table-cell>
          <table:table-cell table:style-name="ce1" office:value-type="float" office:value="161.807893716442" calcext:value-type="float">
            <text:p>161.80789371644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9135641100123" calcext:value-type="float">
            <text:p>1.79135641100123</text:p>
          </table:table-cell>
          <table:table-cell office:value-type="float" office:value="0.392122904421076" calcext:value-type="float">
            <text:p>0.392122904421076</text:p>
          </table:table-cell>
          <table:table-cell office:value-type="float" office:value="1.60988434840444" calcext:value-type="float">
            <text:p>1.60988434840444</text:p>
          </table:table-cell>
          <table:table-cell office:value-type="float" office:value="-0.0000251" calcext:value-type="float">
            <text:p>-2.51E-05</text:p>
          </table:table-cell>
          <table:table-cell office:value-type="float" office:value="0.00113143155542" calcext:value-type="float">
            <text:p>0.00113143155542</text:p>
          </table:table-cell>
          <table:table-cell office:value-type="float" office:value="0.022106708001644" calcext:value-type="float">
            <text:p>0.022106708001644</text:p>
          </table:table-cell>
          <table:table-cell office:value-type="float" office:value="-0.238363868121029" calcext:value-type="float">
            <text:p>-0.23836386812102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1660455482994" calcext:value-type="float">
            <text:p>1.11660455482994</text:p>
          </table:table-cell>
          <table:table-cell office:value-type="float" office:value="0.411243906124049" calcext:value-type="float">
            <text:p>0.411243906124049</text:p>
          </table:table-cell>
          <table:table-cell office:value-type="float" office:value="2.07057699306316" calcext:value-type="float">
            <text:p>2.07057699306316</text:p>
          </table:table-cell>
          <table:table-cell office:value-type="float" office:value="-0.00000642" calcext:value-type="float">
            <text:p>-6.42E-06</text:p>
          </table:table-cell>
          <table:table-cell office:value-type="float" office:value="0.000243917950002" calcext:value-type="float">
            <text:p>0.000243917950002</text:p>
          </table:table-cell>
          <table:table-cell office:value-type="float" office:value="0.027375396600283" calcext:value-type="float">
            <text:p>0.027375396600283</text:p>
          </table:table-cell>
          <table:table-cell office:value-type="float" office:value="-0.291618671976826" calcext:value-type="float">
            <text:p>-0.291618671976826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86667466347163" calcext:value-type="float">
            <text:p>1.86667466347163</text:p>
          </table:table-cell>
          <table:table-cell table:style-name="ce1" office:value-type="float" office:value="1.59170886086156" calcext:value-type="float">
            <text:p>1.59170886086156</text:p>
          </table:table-cell>
          <table:table-cell table:style-name="ce1" office:value-type="float" office:value="36011101.5843597" calcext:value-type="float">
            <text:p>36011101.5843597</text:p>
          </table:table-cell>
          <table:table-cell table:style-name="ce1" office:value-type="float" office:value="-0.000105645593425" calcext:value-type="float">
            <text:p>-0.000105645593425</text:p>
          </table:table-cell>
          <table:table-cell table:style-name="ce1" office:value-type="float" office:value="0.150082337670384" calcext:value-type="float">
            <text:p>0.150082337670384</text:p>
          </table:table-cell>
          <table:table-cell table:style-name="ce1" office:value-type="float" office:value="6.19594213363659" calcext:value-type="float">
            <text:p>6.19594213363659</text:p>
          </table:table-cell>
          <table:table-cell table:style-name="ce1" office:value-type="float" office:value="311.54366654886" calcext:value-type="float">
            <text:p>311.54366654886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.66029440452091" calcext:value-type="float">
            <text:p>1.66029440452091</text:p>
          </table:table-cell>
          <table:table-cell table:style-name="ce1" office:value-type="float" office:value="0.889070903638585" calcext:value-type="float">
            <text:p>0.889070903638585</text:p>
          </table:table-cell>
          <table:table-cell table:style-name="ce1" office:value-type="float" office:value="22939603.8123459" calcext:value-type="float">
            <text:p>22939603.8123459</text:p>
          </table:table-cell>
          <table:table-cell table:style-name="ce1" office:value-type="float" office:value="0.000147086686958" calcext:value-type="float">
            <text:p>0.000147086686958</text:p>
          </table:table-cell>
          <table:table-cell table:style-name="ce1" office:value-type="float" office:value="0.196662653133393" calcext:value-type="float">
            <text:p>0.196662653133393</text:p>
          </table:table-cell>
          <table:table-cell table:style-name="ce1" office:value-type="float" office:value="1.07631691927092" calcext:value-type="float">
            <text:p>1.07631691927092</text:p>
          </table:table-cell>
          <table:table-cell table:style-name="ce1" office:value-type="float" office:value="602.112457081662" calcext:value-type="float">
            <text:p>602.112457081662</text:p>
          </table:table-cell>
          <table:table-cell table:style-name="ce1"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8606134136196" calcext:value-type="float">
            <text:p>1.08606134136196</text:p>
          </table:table-cell>
          <table:table-cell office:value-type="float" office:value="0.479758805611335" calcext:value-type="float">
            <text:p>0.479758805611335</text:p>
          </table:table-cell>
          <table:table-cell office:value-type="float" office:value="19.2028393850511" calcext:value-type="float">
            <text:p>19.2028393850511</text:p>
          </table:table-cell>
          <table:table-cell office:value-type="float" office:value="-0.000000597" calcext:value-type="float">
            <text:p>-5.97E-07</text:p>
          </table:table-cell>
          <table:table-cell office:value-type="float" office:value="0.000111917449048" calcext:value-type="float">
            <text:p>0.000111917449048</text:p>
          </table:table-cell>
          <table:table-cell office:value-type="float" office:value="0.05297412570802" calcext:value-type="float">
            <text:p>0.05297412570802</text:p>
          </table:table-cell>
          <table:table-cell office:value-type="float" office:value="-0.459697985923545" calcext:value-type="float">
            <text:p>-0.459697985923545</text:p>
          </table:table-cell>
          <table:table-cell table:style-name="ce1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6471352526377" calcext:value-type="float">
            <text:p>1.16471352526377</text:p>
          </table:table-cell>
          <table:table-cell office:value-type="float" office:value="0.455994536968424" calcext:value-type="float">
            <text:p>0.455994536968424</text:p>
          </table:table-cell>
          <table:table-cell office:value-type="float" office:value="0.677459836193651" calcext:value-type="float">
            <text:p>0.677459836193651</text:p>
          </table:table-cell>
          <table:table-cell office:value-type="float" office:value="-0.0000143" calcext:value-type="float">
            <text:p>-1.43E-05</text:p>
          </table:table-cell>
          <table:table-cell office:value-type="float" office:value="0.001264464632832" calcext:value-type="float">
            <text:p>0.001264464632832</text:p>
          </table:table-cell>
          <table:table-cell office:value-type="float" office:value="0.037813780538711" calcext:value-type="float">
            <text:p>0.037813780538711</text:p>
          </table:table-cell>
          <table:table-cell office:value-type="float" office:value="0.062498118527107" calcext:value-type="float">
            <text:p>0.062498118527107</text:p>
          </table:table-cell>
          <table:table-cell table:style-name="ce1"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0218682039269" calcext:value-type="float">
            <text:p>1.30218682039269</text:p>
          </table:table-cell>
          <table:table-cell office:value-type="float" office:value="0.374700947422394" calcext:value-type="float">
            <text:p>0.374700947422394</text:p>
          </table:table-cell>
          <table:table-cell office:value-type="float" office:value="1.39985936193109" calcext:value-type="float">
            <text:p>1.39985936193109</text:p>
          </table:table-cell>
          <table:table-cell office:value-type="float" office:value="-0.00000344" calcext:value-type="float">
            <text:p>-3.44E-06</text:p>
          </table:table-cell>
          <table:table-cell office:value-type="float" office:value="0.000186692806823" calcext:value-type="float">
            <text:p>0.000186692806823</text:p>
          </table:table-cell>
          <table:table-cell office:value-type="float" office:value="0.018196269829713" calcext:value-type="float">
            <text:p>0.018196269829713</text:p>
          </table:table-cell>
          <table:table-cell office:value-type="float" office:value="-0.198555679730872" calcext:value-type="float">
            <text:p>-0.198555679730872</text:p>
          </table:table-cell>
          <table:table-cell table:style-name="ce1"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6960238899537" calcext:value-type="float">
            <text:p>1.16960238899537</text:p>
          </table:table-cell>
          <table:table-cell office:value-type="float" office:value="0.359356734817363" calcext:value-type="float">
            <text:p>0.359356734817363</text:p>
          </table:table-cell>
          <table:table-cell office:value-type="float" office:value="1.22321610548424" calcext:value-type="float">
            <text:p>1.22321610548424</text:p>
          </table:table-cell>
          <table:table-cell office:value-type="float" office:value="0.00000277" calcext:value-type="float">
            <text:p>2.77E-06</text:p>
          </table:table-cell>
          <table:table-cell office:value-type="float" office:value="0.000222716564201" calcext:value-type="float">
            <text:p>0.000222716564201</text:p>
          </table:table-cell>
          <table:table-cell office:value-type="float" office:value="0.017654400977144" calcext:value-type="float">
            <text:p>0.017654400977144</text:p>
          </table:table-cell>
          <table:table-cell office:value-type="float" office:value="-0.179655190306413" calcext:value-type="float">
            <text:p>-0.179655190306413</text:p>
          </table:table-cell>
          <table:table-cell table:style-name="ce1"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0423509874159" calcext:value-type="float">
            <text:p>1.30423509874159</text:p>
          </table:table-cell>
          <table:table-cell office:value-type="float" office:value="0.472494218939538" calcext:value-type="float">
            <text:p>0.472494218939538</text:p>
          </table:table-cell>
          <table:table-cell office:value-type="float" office:value="1.51706970472541" calcext:value-type="float">
            <text:p>1.51706970472541</text:p>
          </table:table-cell>
          <table:table-cell office:value-type="float" office:value="-0.00000575" calcext:value-type="float">
            <text:p>-5.75E-06</text:p>
          </table:table-cell>
          <table:table-cell office:value-type="float" office:value="0.000336125737358" calcext:value-type="float">
            <text:p>0.000336125737358</text:p>
          </table:table-cell>
          <table:table-cell office:value-type="float" office:value="0.048045609280354" calcext:value-type="float">
            <text:p>0.048045609280354</text:p>
          </table:table-cell>
          <table:table-cell office:value-type="float" office:value="-0.341528788486813" calcext:value-type="float">
            <text:p>-0.341528788486813</text:p>
          </table:table-cell>
          <table:table-cell table:style-name="ce1"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4763423848722" calcext:value-type="float">
            <text:p>1.54763423848722</text:p>
          </table:table-cell>
          <table:table-cell office:value-type="float" office:value="0.806415404362098" calcext:value-type="float">
            <text:p>0.806415404362098</text:p>
          </table:table-cell>
          <table:table-cell office:value-type="float" office:value="5.12231463629448" calcext:value-type="float">
            <text:p>5.12231463629448</text:p>
          </table:table-cell>
          <table:table-cell office:value-type="float" office:value="0.0000163" calcext:value-type="float">
            <text:p>1.63E-05</text:p>
          </table:table-cell>
          <table:table-cell office:value-type="float" office:value="0.000192781446213" calcext:value-type="float">
            <text:p>0.000192781446213</text:p>
          </table:table-cell>
          <table:table-cell office:value-type="float" office:value="0.424747944977583" calcext:value-type="float">
            <text:p>0.424747944977583</text:p>
          </table:table-cell>
          <table:table-cell office:value-type="float" office:value="-1.27867523002854" calcext:value-type="float">
            <text:p>-1.27867523002854</text:p>
          </table:table-cell>
          <table:table-cell table:style-name="ce1"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5578653370728" calcext:value-type="float">
            <text:p>1.25578653370728</text:p>
          </table:table-cell>
          <table:table-cell office:value-type="float" office:value="0.660484008184325" calcext:value-type="float">
            <text:p>0.660484008184325</text:p>
          </table:table-cell>
          <table:table-cell office:value-type="float" office:value="0.395243613354836" calcext:value-type="float">
            <text:p>0.395243613354836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4557513144829" calcext:value-type="float">
            <text:p>0.004557513144829</text:p>
          </table:table-cell>
          <table:table-cell office:value-type="float" office:value="0.17429855370671" calcext:value-type="float">
            <text:p>0.17429855370671</text:p>
          </table:table-cell>
          <table:table-cell office:value-type="float" office:value="1.95598301573761" calcext:value-type="float">
            <text:p>1.9559830157376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.51301435493872" calcext:value-type="float">
            <text:p>1.51301435493872</text:p>
          </table:table-cell>
          <table:table-cell table:style-name="ce1" office:value-type="float" office:value="0.052028937748692" calcext:value-type="float">
            <text:p>0.052028937748692</text:p>
          </table:table-cell>
          <table:table-cell table:style-name="ce1" office:value-type="float" office:value="0.520289377478868" calcext:value-type="float">
            <text:p>0.520289377478868</text:p>
          </table:table-cell>
          <table:table-cell table:style-name="ce1" office:value-type="float" office:value="-0.0000000884" calcext:value-type="float">
            <text:p>-8.84E-08</text:p>
          </table:table-cell>
          <table:table-cell table:style-name="ce1" office:value-type="float" office:value="0.370514182519386" calcext:value-type="float">
            <text:p>0.370514182519386</text:p>
          </table:table-cell>
          <table:table-cell table:style-name="ce1" office:value-type="float" office:value="-4.57724260287245" calcext:value-type="float">
            <text:p>-4.57724260287245</text:p>
          </table:table-cell>
          <table:table-cell table:style-name="ce1" office:value-type="float" office:value="1690.88206572671" calcext:value-type="float">
            <text:p>1690.8820657267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.37139210841989" calcext:value-type="float">
            <text:p>1.37139210841989</text:p>
          </table:table-cell>
          <table:table-cell table:style-name="ce1" office:value-type="float" office:value="0.103179184346159" calcext:value-type="float">
            <text:p>0.103179184346159</text:p>
          </table:table-cell>
          <table:table-cell table:style-name="ce1" office:value-type="float" office:value="1.0317918434581" calcext:value-type="float">
            <text:p>1.0317918434581</text:p>
          </table:table-cell>
          <table:table-cell table:style-name="ce1" office:value-type="float" office:value="-0.0000582" calcext:value-type="float">
            <text:p>-5.82E-05</text:p>
          </table:table-cell>
          <table:table-cell table:style-name="ce1" office:value-type="float" office:value="0.117915061003424" calcext:value-type="float">
            <text:p>0.117915061003424</text:p>
          </table:table-cell>
          <table:table-cell table:style-name="ce1" office:value-type="float" office:value="-5.99688904221106" calcext:value-type="float">
            <text:p>-5.99688904221106</text:p>
          </table:table-cell>
          <table:table-cell table:style-name="ce1" office:value-type="float" office:value="563.292053734742" calcext:value-type="float">
            <text:p>563.2920537347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78331553909518" calcext:value-type="float">
            <text:p>2.78331553909518</text:p>
          </table:table-cell>
          <table:table-cell office:value-type="float" office:value="0.443568122676745" calcext:value-type="float">
            <text:p>0.443568122676745</text:p>
          </table:table-cell>
          <table:table-cell office:value-type="float" office:value="2.78227671259613" calcext:value-type="float">
            <text:p>2.78227671259613</text:p>
          </table:table-cell>
          <table:table-cell office:value-type="float" office:value="-0.0000477" calcext:value-type="float">
            <text:p>-4.77E-05</text:p>
          </table:table-cell>
          <table:table-cell office:value-type="float" office:value="0.001987202593992" calcext:value-type="float">
            <text:p>0.001987202593992</text:p>
          </table:table-cell>
          <table:table-cell office:value-type="float" office:value="0.038017106284908" calcext:value-type="float">
            <text:p>0.038017106284908</text:p>
          </table:table-cell>
          <table:table-cell office:value-type="float" office:value="-0.364574434699414" calcext:value-type="float">
            <text:p>-0.36457443469941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6403015284551" calcext:value-type="float">
            <text:p>1.76403015284551</text:p>
          </table:table-cell>
          <table:table-cell office:value-type="float" office:value="0.524257194028931" calcext:value-type="float">
            <text:p>0.524257194028931</text:p>
          </table:table-cell>
          <table:table-cell office:value-type="float" office:value="0.874029951306442" calcext:value-type="float">
            <text:p>0.874029951306442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0.003478307067451" calcext:value-type="float">
            <text:p>0.003478307067451</text:p>
          </table:table-cell>
          <table:table-cell office:value-type="float" office:value="0.071558277956588" calcext:value-type="float">
            <text:p>0.071558277956588</text:p>
          </table:table-cell>
          <table:table-cell office:value-type="float" office:value="-0.175610447145432" calcext:value-type="float">
            <text:p>-0.17561044714543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0091988540141" calcext:value-type="float">
            <text:p>1.10091988540141</text:p>
          </table:table-cell>
          <table:table-cell office:value-type="float" office:value="0.421702827481866" calcext:value-type="float">
            <text:p>0.421702827481866</text:p>
          </table:table-cell>
          <table:table-cell office:value-type="float" office:value="1.24091348116219" calcext:value-type="float">
            <text:p>1.24091348116219</text:p>
          </table:table-cell>
          <table:table-cell office:value-type="float" office:value="-0.00000626" calcext:value-type="float">
            <text:p>-6.26E-06</text:p>
          </table:table-cell>
          <table:table-cell office:value-type="float" office:value="0.000641821142456" calcext:value-type="float">
            <text:p>0.000641821142456</text:p>
          </table:table-cell>
          <table:table-cell office:value-type="float" office:value="0.030433140442379" calcext:value-type="float">
            <text:p>0.030433140442379</text:p>
          </table:table-cell>
          <table:table-cell office:value-type="float" office:value="-0.23354203662722" calcext:value-type="float">
            <text:p>-0.23354203662722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.46917075752869" calcext:value-type="float">
            <text:p>1.46917075752869</text:p>
          </table:table-cell>
          <table:table-cell table:style-name="ce1" office:value-type="float" office:value="1.9398529121525" calcext:value-type="float">
            <text:p>1.9398529121525</text:p>
          </table:table-cell>
          <table:table-cell table:style-name="ce1" office:value-type="float" office:value="72643811.4395863" calcext:value-type="float">
            <text:p>72643811.4395863</text:p>
          </table:table-cell>
          <table:table-cell table:style-name="ce1" office:value-type="float" office:value="-0.000251705536832" calcext:value-type="float">
            <text:p>-0.000251705536832</text:p>
          </table:table-cell>
          <table:table-cell table:style-name="ce1" office:value-type="float" office:value="0.039200989745088" calcext:value-type="float">
            <text:p>0.039200989745088</text:p>
          </table:table-cell>
          <table:table-cell table:style-name="ce1" office:value-type="float" office:value="13.503559041236" calcext:value-type="float">
            <text:p>13.503559041236</text:p>
          </table:table-cell>
          <table:table-cell table:style-name="ce1" office:value-type="float" office:value="94.7697104719407" calcext:value-type="float">
            <text:p>94.769710471940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3707117051188" calcext:value-type="float">
            <text:p>1.53707117051188</text:p>
          </table:table-cell>
          <table:table-cell office:value-type="float" office:value="0.358489033309717" calcext:value-type="float">
            <text:p>0.358489033309717</text:p>
          </table:table-cell>
          <table:table-cell office:value-type="float" office:value="1.57509461866562" calcext:value-type="float">
            <text:p>1.57509461866562</text:p>
          </table:table-cell>
          <table:table-cell office:value-type="float" office:value="-0.000000899" calcext:value-type="float">
            <text:p>-8.99E-07</text:p>
          </table:table-cell>
          <table:table-cell office:value-type="float" office:value="0.00025023280713" calcext:value-type="float">
            <text:p>0.00025023280713</text:p>
          </table:table-cell>
          <table:table-cell office:value-type="float" office:value="0.016324457226518" calcext:value-type="float">
            <text:p>0.016324457226518</text:p>
          </table:table-cell>
          <table:table-cell office:value-type="float" office:value="-0.203741999950115" calcext:value-type="float">
            <text:p>-0.20374199995011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0647779645606" calcext:value-type="float">
            <text:p>1.70647779645606</text:p>
          </table:table-cell>
          <table:table-cell office:value-type="float" office:value="0.388124236650877" calcext:value-type="float">
            <text:p>0.388124236650877</text:p>
          </table:table-cell>
          <table:table-cell office:value-type="float" office:value="1.83132504542274" calcext:value-type="float">
            <text:p>1.83132504542274</text:p>
          </table:table-cell>
          <table:table-cell office:value-type="float" office:value="-0.0000109" calcext:value-type="float">
            <text:p>-1.09E-05</text:p>
          </table:table-cell>
          <table:table-cell office:value-type="float" office:value="0.000523349439387" calcext:value-type="float">
            <text:p>0.000523349439387</text:p>
          </table:table-cell>
          <table:table-cell office:value-type="float" office:value="0.021605767462415" calcext:value-type="float">
            <text:p>0.021605767462415</text:p>
          </table:table-cell>
          <table:table-cell office:value-type="float" office:value="-0.249233893127631" calcext:value-type="float">
            <text:p>-0.249233893127631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8193513301124" calcext:value-type="float">
            <text:p>1.8193513301124</text:p>
          </table:table-cell>
          <table:table-cell office:value-type="float" office:value="0.508696608250805" calcext:value-type="float">
            <text:p>0.508696608250805</text:p>
          </table:table-cell>
          <table:table-cell office:value-type="float" office:value="1.609246381817" calcext:value-type="float">
            <text:p>1.60924638181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0.000764333678904" calcext:value-type="float">
            <text:p>0.000764333678904</text:p>
          </table:table-cell>
          <table:table-cell office:value-type="float" office:value="0.068740000326074" calcext:value-type="float">
            <text:p>0.068740000326074</text:p>
          </table:table-cell>
          <table:table-cell office:value-type="float" office:value="-0.424532771483022" calcext:value-type="float">
            <text:p>-0.42453277148302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6848207948836" calcext:value-type="float">
            <text:p>1.26848207948836</text:p>
          </table:table-cell>
          <table:table-cell office:value-type="float" office:value="0.557773936215493" calcext:value-type="float">
            <text:p>0.557773936215493</text:p>
          </table:table-cell>
          <table:table-cell office:value-type="float" office:value="5.57773936215493" calcext:value-type="float">
            <text:p>5.5777393621549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734" calcext:value-type="float">
            <text:p>7.34E-05</text:p>
          </table:table-cell>
          <table:table-cell office:value-type="float" office:value="0.05835614921805" calcext:value-type="float">
            <text:p>0.05835614921805</text:p>
          </table:table-cell>
          <table:table-cell office:value-type="float" office:value="-0.498684707105844" calcext:value-type="float">
            <text:p>-0.498684707105844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3331359845161" calcext:value-type="float">
            <text:p>1.53331359845161</text:p>
          </table:table-cell>
          <table:table-cell office:value-type="float" office:value="0.37879001333487" calcext:value-type="float">
            <text:p>0.37879001333487</text:p>
          </table:table-cell>
          <table:table-cell office:value-type="float" office:value="1.38427435976115" calcext:value-type="float">
            <text:p>1.38427435976115</text:p>
          </table:table-cell>
          <table:table-cell office:value-type="float" office:value="-0.00000348" calcext:value-type="float">
            <text:p>-3.48E-06</text:p>
          </table:table-cell>
          <table:table-cell office:value-type="float" office:value="0.00017134573296" calcext:value-type="float">
            <text:p>0.00017134573296</text:p>
          </table:table-cell>
          <table:table-cell office:value-type="float" office:value="0.018823923495962" calcext:value-type="float">
            <text:p>0.018823923495962</text:p>
          </table:table-cell>
          <table:table-cell office:value-type="float" office:value="-0.200050277992785" calcext:value-type="float">
            <text:p>-0.20005027799278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2181568089706" calcext:value-type="float">
            <text:p>2.2181568089706</text:p>
          </table:table-cell>
          <table:table-cell office:value-type="float" office:value="0.486788210779437" calcext:value-type="float">
            <text:p>0.486788210779437</text:p>
          </table:table-cell>
          <table:table-cell office:value-type="float" office:value="4.22501451020128" calcext:value-type="float">
            <text:p>4.22501451020128</text:p>
          </table:table-cell>
          <table:table-cell office:value-type="float" office:value="-0.000000431" calcext:value-type="float">
            <text:p>-4.31E-07</text:p>
          </table:table-cell>
          <table:table-cell office:value-type="float" office:value="0.000387784492525" calcext:value-type="float">
            <text:p>0.000387784492525</text:p>
          </table:table-cell>
          <table:table-cell office:value-type="float" office:value="0.056136522276852" calcext:value-type="float">
            <text:p>0.056136522276852</text:p>
          </table:table-cell>
          <table:table-cell office:value-type="float" office:value="-0.460588282853221" calcext:value-type="float">
            <text:p>-0.460588282853221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5460942657352" calcext:value-type="float">
            <text:p>1.65460942657352</text:p>
          </table:table-cell>
          <table:table-cell office:value-type="float" office:value="0.391365560983785" calcext:value-type="float">
            <text:p>0.391365560983785</text:p>
          </table:table-cell>
          <table:table-cell office:value-type="float" office:value="1.24396688824232" calcext:value-type="float">
            <text:p>1.24396688824232</text:p>
          </table:table-cell>
          <table:table-cell office:value-type="float" office:value="-0.0000156" calcext:value-type="float">
            <text:p>-1.56E-05</text:p>
          </table:table-cell>
          <table:table-cell office:value-type="float" office:value="0.001171470289284" calcext:value-type="float">
            <text:p>0.001171470289284</text:p>
          </table:table-cell>
          <table:table-cell office:value-type="float" office:value="0.022019777125374" calcext:value-type="float">
            <text:p>0.022019777125374</text:p>
          </table:table-cell>
          <table:table-cell office:value-type="float" office:value="-0.198090236568364" calcext:value-type="float">
            <text:p>-0.198090236568364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53808705387709" calcext:value-type="float">
            <text:p>1.53808705387709</text:p>
          </table:table-cell>
          <table:table-cell table:style-name="ce1" office:value-type="float" office:value="74.6471145072766" calcext:value-type="float">
            <text:p>74.6471145072766</text:p>
          </table:table-cell>
          <table:table-cell table:style-name="ce1" office:value-type="float" office:value="1000309206.34585" calcext:value-type="float">
            <text:p>1000309206.34585</text:p>
          </table:table-cell>
          <table:table-cell table:style-name="ce1" office:value-type="float" office:value="231.861508122068" calcext:value-type="float">
            <text:p>231.861508122068</text:p>
          </table:table-cell>
          <table:table-cell table:style-name="ce1" office:value-type="float" office:value="49659.9405707929" calcext:value-type="float">
            <text:p>49659.9405707929</text:p>
          </table:table-cell>
          <table:table-cell table:style-name="ce1" office:value-type="float" office:value="31825812.1192393" calcext:value-type="float">
            <text:p>31825812.1192393</text:p>
          </table:table-cell>
          <table:table-cell table:style-name="ce1" office:value-type="float" office:value="166307142.825555" calcext:value-type="float">
            <text:p>166307142.825555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45967225433491" calcext:value-type="float">
            <text:p>1.45967225433491</text:p>
          </table:table-cell>
          <table:table-cell table:style-name="ce1" office:value-type="float" office:value="0.173302566048332" calcext:value-type="float">
            <text:p>0.173302566048332</text:p>
          </table:table-cell>
          <table:table-cell table:style-name="ce1" office:value-type="float" office:value="1.73302566046218" calcext:value-type="float">
            <text:p>1.73302566046218</text:p>
          </table:table-cell>
          <table:table-cell table:style-name="ce1" office:value-type="float" office:value="-0.001276824081148" calcext:value-type="float">
            <text:p>-0.001276824081148</text:p>
          </table:table-cell>
          <table:table-cell table:style-name="ce1" office:value-type="float" office:value="0.097396603096985" calcext:value-type="float">
            <text:p>0.097396603096985</text:p>
          </table:table-cell>
          <table:table-cell table:style-name="ce1" office:value-type="float" office:value="-9.65952544404423" calcext:value-type="float">
            <text:p>-9.65952544404423</text:p>
          </table:table-cell>
          <table:table-cell table:style-name="ce1" office:value-type="float" office:value="321.592007713875" calcext:value-type="float">
            <text:p>321.59200771387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6337175246158" calcext:value-type="float">
            <text:p>1.36337175246158</text:p>
          </table:table-cell>
          <table:table-cell office:value-type="float" office:value="0.491599436298229" calcext:value-type="float">
            <text:p>0.491599436298229</text:p>
          </table:table-cell>
          <table:table-cell office:value-type="float" office:value="1.6455287383709" calcext:value-type="float">
            <text:p>1.6455287383709</text:p>
          </table:table-cell>
          <table:table-cell office:value-type="float" office:value="-0.0000157" calcext:value-type="float">
            <text:p>-1.57E-05</text:p>
          </table:table-cell>
          <table:table-cell office:value-type="float" office:value="0.000647593340457" calcext:value-type="float">
            <text:p>0.000647593340457</text:p>
          </table:table-cell>
          <table:table-cell office:value-type="float" office:value="0.055994873427614" calcext:value-type="float">
            <text:p>0.055994873427614</text:p>
          </table:table-cell>
          <table:table-cell office:value-type="float" office:value="-0.384219757208716" calcext:value-type="float">
            <text:p>-0.38421975720871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38261342294081" calcext:value-type="float">
            <text:p>0.938261342294081</text:p>
          </table:table-cell>
          <table:table-cell office:value-type="float" office:value="0.761994231446615" calcext:value-type="float">
            <text:p>0.761994231446615</text:p>
          </table:table-cell>
          <table:table-cell office:value-type="float" office:value="6.28889748418089" calcext:value-type="float">
            <text:p>6.28889748418089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341350769069196" calcext:value-type="float">
            <text:p>0.341350769069196</text:p>
          </table:table-cell>
          <table:table-cell office:value-type="float" office:value="-1.1538690260975" calcext:value-type="float">
            <text:p>-1.1538690260975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5724372805724" calcext:value-type="float">
            <text:p>1.25724372805724</text:p>
          </table:table-cell>
          <table:table-cell office:value-type="float" office:value="0.839722820548944" calcext:value-type="float">
            <text:p>0.839722820548944</text:p>
          </table:table-cell>
          <table:table-cell office:value-type="float" office:value="3.78225226005734" calcext:value-type="float">
            <text:p>3.78225226005734</text:p>
          </table:table-cell>
          <table:table-cell office:value-type="float" office:value="0.00029350765895" calcext:value-type="float">
            <text:p>0.00029350765895</text:p>
          </table:table-cell>
          <table:table-cell office:value-type="float" office:value="0.00000394" calcext:value-type="float">
            <text:p>3.94E-06</text:p>
          </table:table-cell>
          <table:table-cell office:value-type="float" office:value="0.53105468816342" calcext:value-type="float">
            <text:p>0.53105468816342</text:p>
          </table:table-cell>
          <table:table-cell office:value-type="float" office:value="-1.40981410084903" calcext:value-type="float">
            <text:p>-1.4098141008490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496010603709" calcext:value-type="float">
            <text:p>1.11496010603709</text:p>
          </table:table-cell>
          <table:table-cell office:value-type="float" office:value="0.649924696375981" calcext:value-type="float">
            <text:p>0.649924696375981</text:p>
          </table:table-cell>
          <table:table-cell office:value-type="float" office:value="1.67429153335667" calcext:value-type="float">
            <text:p>1.67429153335667</text:p>
          </table:table-cell>
          <table:table-cell office:value-type="float" office:value="-0.0000221" calcext:value-type="float">
            <text:p>-2.21E-05</text:p>
          </table:table-cell>
          <table:table-cell office:value-type="float" office:value="0.000405275660603" calcext:value-type="float">
            <text:p>0.000405275660603</text:p>
          </table:table-cell>
          <table:table-cell office:value-type="float" office:value="0.169005558806536" calcext:value-type="float">
            <text:p>0.169005558806536</text:p>
          </table:table-cell>
          <table:table-cell office:value-type="float" office:value="-0.672111791988153" calcext:value-type="float">
            <text:p>-0.67211179198815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5685751603429" calcext:value-type="float">
            <text:p>2.15685751603429</text:p>
          </table:table-cell>
          <table:table-cell office:value-type="float" office:value="0.565885938459941" calcext:value-type="float">
            <text:p>0.565885938459941</text:p>
          </table:table-cell>
          <table:table-cell office:value-type="float" office:value="5.65885937880527" calcext:value-type="float">
            <text:p>5.65885937880527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260066586987" calcext:value-type="float">
            <text:p>0.000260066586987</text:p>
          </table:table-cell>
          <table:table-cell office:value-type="float" office:value="0.071062658828171" calcext:value-type="float">
            <text:p>0.071062658828171</text:p>
          </table:table-cell>
          <table:table-cell office:value-type="float" office:value="-0.542140356897857" calcext:value-type="float">
            <text:p>-0.54214035689785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8712430568589" calcext:value-type="float">
            <text:p>2.18712430568589</text:p>
          </table:table-cell>
          <table:table-cell office:value-type="float" office:value="0.413477001618836" calcext:value-type="float">
            <text:p>0.413477001618836</text:p>
          </table:table-cell>
          <table:table-cell office:value-type="float" office:value="1.09288926117163" calcext:value-type="float">
            <text:p>1.09288926117163</text:p>
          </table:table-cell>
          <table:table-cell office:value-type="float" office:value="-0.0000202" calcext:value-type="float">
            <text:p>-2.02E-05</text:p>
          </table:table-cell>
          <table:table-cell office:value-type="float" office:value="0.001540879178731" calcext:value-type="float">
            <text:p>0.001540879178731</text:p>
          </table:table-cell>
          <table:table-cell office:value-type="float" office:value="0.027200054985535" calcext:value-type="float">
            <text:p>0.027200054985535</text:p>
          </table:table-cell>
          <table:table-cell office:value-type="float" office:value="-0.187124580157015" calcext:value-type="float">
            <text:p>-0.18712458015701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75092988172834" calcext:value-type="float">
            <text:p>1.75092988172834</text:p>
          </table:table-cell>
          <table:table-cell office:value-type="float" office:value="0.799943787475056" calcext:value-type="float">
            <text:p>0.799943787475056</text:p>
          </table:table-cell>
          <table:table-cell office:value-type="float" office:value="4.15398231160177" calcext:value-type="float">
            <text:p>4.15398231160177</text:p>
          </table:table-cell>
          <table:table-cell office:value-type="float" office:value="0.000228627555843" calcext:value-type="float">
            <text:p>0.000228627555843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429652096984366" calcext:value-type="float">
            <text:p>0.429652096984366</text:p>
          </table:table-cell>
          <table:table-cell office:value-type="float" office:value="-1.2746494534157" calcext:value-type="float">
            <text:p>-1.2746494534157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.5575368331202" calcext:value-type="float">
            <text:p>2.5575368331202</text:p>
          </table:table-cell>
          <table:table-cell table:style-name="ce1" office:value-type="float" office:value="0.009707101729741" calcext:value-type="float">
            <text:p>0.009707101729741</text:p>
          </table:table-cell>
          <table:table-cell table:style-name="ce1" office:value-type="float" office:value="0.500000000000016" calcext:value-type="float">
            <text:p>0.500000000000016</text:p>
          </table:table-cell>
          <table:table-cell table:style-name="ce1" office:value-type="float" office:value="-0.0000000266" calcext:value-type="float">
            <text:p>-2.66E-08</text:p>
          </table:table-cell>
          <table:table-cell table:style-name="ce1" office:value-type="float" office:value="0.175900054369749" calcext:value-type="float">
            <text:p>0.175900054369749</text:p>
          </table:table-cell>
          <table:table-cell table:style-name="ce1" office:value-type="float" office:value="-0.010454954085824" calcext:value-type="float">
            <text:p>-0.010454954085824</text:p>
          </table:table-cell>
          <table:table-cell table:style-name="ce1" office:value-type="float" office:value="110.953906861755" calcext:value-type="float">
            <text:p>110.95390686175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806857963963" calcext:value-type="float">
            <text:p>1.5806857963963</text:p>
          </table:table-cell>
          <table:table-cell office:value-type="float" office:value="0.825189171561686" calcext:value-type="float">
            <text:p>0.825189171561686</text:p>
          </table:table-cell>
          <table:table-cell office:value-type="float" office:value="3.39543497124174" calcext:value-type="float">
            <text:p>3.39543497124174</text:p>
          </table:table-cell>
          <table:table-cell office:value-type="float" office:value="0.000119634610809" calcext:value-type="float">
            <text:p>0.000119634610809</text:p>
          </table:table-cell>
          <table:table-cell office:value-type="float" office:value="0.000372412676784" calcext:value-type="float">
            <text:p>0.000372412676784</text:p>
          </table:table-cell>
          <table:table-cell office:value-type="float" office:value="0.476538129005021" calcext:value-type="float">
            <text:p>0.476538129005021</text:p>
          </table:table-cell>
          <table:table-cell office:value-type="float" office:value="-1.32183379821477" calcext:value-type="float">
            <text:p>-1.3218337982147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8164330121274" calcext:value-type="float">
            <text:p>1.18164330121274</text:p>
          </table:table-cell>
          <table:table-cell office:value-type="float" office:value="0.743901648915005" calcext:value-type="float">
            <text:p>0.743901648915005</text:p>
          </table:table-cell>
          <table:table-cell office:value-type="float" office:value="0.560362102036038" calcext:value-type="float">
            <text:p>0.560362102036038</text:p>
          </table:table-cell>
          <table:table-cell office:value-type="float" office:value="0.000260359437208" calcext:value-type="float">
            <text:p>0.000260359437208</text:p>
          </table:table-cell>
          <table:table-cell office:value-type="float" office:value="0.002464817619895" calcext:value-type="float">
            <text:p>0.002464817619895</text:p>
          </table:table-cell>
          <table:table-cell office:value-type="float" office:value="0.458411881169474" calcext:value-type="float">
            <text:p>0.458411881169474</text:p>
          </table:table-cell>
          <table:table-cell office:value-type="float" office:value="0.333827743394743" calcext:value-type="float">
            <text:p>0.33382774339474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62866508801956" calcext:value-type="float">
            <text:p>1.62866508801956</text:p>
          </table:table-cell>
          <table:table-cell office:value-type="float" office:value="0.44936047312861" calcext:value-type="float">
            <text:p>0.44936047312861</text:p>
          </table:table-cell>
          <table:table-cell office:value-type="float" office:value="0.864574066193917" calcext:value-type="float">
            <text:p>0.864574066193917</text:p>
          </table:table-cell>
          <table:table-cell office:value-type="float" office:value="-0.0000113" calcext:value-type="float">
            <text:p>-1.13E-05</text:p>
          </table:table-cell>
          <table:table-cell office:value-type="float" office:value="0.00146103896286" calcext:value-type="float">
            <text:p>0.00146103896286</text:p>
          </table:table-cell>
          <table:table-cell office:value-type="float" office:value="0.038605180307121" calcext:value-type="float">
            <text:p>0.038605180307121</text:p>
          </table:table-cell>
          <table:table-cell office:value-type="float" office:value="-0.123112055903742" calcext:value-type="float">
            <text:p>-0.12311205590374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93061083859126" calcext:value-type="float">
            <text:p>0.893061083859126</text:p>
          </table:table-cell>
          <table:table-cell office:value-type="float" office:value="1.07921605752475" calcext:value-type="float">
            <text:p>1.07921605752475</text:p>
          </table:table-cell>
          <table:table-cell office:value-type="float" office:value="7.8480617925968" calcext:value-type="float">
            <text:p>7.8480617925968</text:p>
          </table:table-cell>
          <table:table-cell office:value-type="float" office:value="0.000209477065353" calcext:value-type="float">
            <text:p>0.000209477065353</text:p>
          </table:table-cell>
          <table:table-cell office:value-type="float" office:value="-0.0000638" calcext:value-type="float">
            <text:p>-6.38E-05</text:p>
          </table:table-cell>
          <table:table-cell office:value-type="float" office:value="1.39033983385457" calcext:value-type="float">
            <text:p>1.39033983385457</text:p>
          </table:table-cell>
          <table:table-cell office:value-type="float" office:value="-2.33970496879689" calcext:value-type="float">
            <text:p>-2.3397049687968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0643506626661" calcext:value-type="float">
            <text:p>2.0643506626661</text:p>
          </table:table-cell>
          <table:table-cell office:value-type="float" office:value="0.574280594300119" calcext:value-type="float">
            <text:p>0.574280594300119</text:p>
          </table:table-cell>
          <table:table-cell office:value-type="float" office:value="5.74280594201771" calcext:value-type="float">
            <text:p>5.74280594201771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0.00035196465587" calcext:value-type="float">
            <text:p>0.00035196465587</text:p>
          </table:table-cell>
          <table:table-cell office:value-type="float" office:value="0.063339652117819" calcext:value-type="float">
            <text:p>0.063339652117819</text:p>
          </table:table-cell>
          <table:table-cell office:value-type="float" office:value="-0.521853985186644" calcext:value-type="float">
            <text:p>-0.521853985186644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0591441792442" calcext:value-type="float">
            <text:p>1.50591441792442</text:p>
          </table:table-cell>
          <table:table-cell office:value-type="float" office:value="0.756286588990993" calcext:value-type="float">
            <text:p>0.756286588990993</text:p>
          </table:table-cell>
          <table:table-cell office:value-type="float" office:value="0.371655412775064" calcext:value-type="float">
            <text:p>0.371655412775064</text:p>
          </table:table-cell>
          <table:table-cell office:value-type="float" office:value="0.000112202705077" calcext:value-type="float">
            <text:p>0.000112202705077</text:p>
          </table:table-cell>
          <table:table-cell office:value-type="float" office:value="0.006088258221345" calcext:value-type="float">
            <text:p>0.006088258221345</text:p>
          </table:table-cell>
          <table:table-cell office:value-type="float" office:value="0.400933534339452" calcext:value-type="float">
            <text:p>0.400933534339452</text:p>
          </table:table-cell>
          <table:table-cell office:value-type="float" office:value="2.85970147292677" calcext:value-type="float">
            <text:p>2.85970147292677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.8210114736534" calcext:value-type="float">
            <text:p>1.8210114736534</text:p>
          </table:table-cell>
          <table:table-cell table:style-name="ce1" office:value-type="float" office:value="2.07289305668007" calcext:value-type="float">
            <text:p>2.07289305668007</text:p>
          </table:table-cell>
          <table:table-cell table:style-name="ce1" office:value-type="float" office:value="-2.07289305668007" calcext:value-type="float">
            <text:p>-2.07289305668007</text:p>
          </table:table-cell>
          <table:table-cell table:style-name="ce1" office:value-type="float" office:value="0.000604308466314" calcext:value-type="float">
            <text:p>0.000604308466314</text:p>
          </table:table-cell>
          <table:table-cell table:style-name="ce1" office:value-type="float" office:value="0.057441545529682" calcext:value-type="float">
            <text:p>0.057441545529682</text:p>
          </table:table-cell>
          <table:table-cell table:style-name="ce1" office:value-type="float" office:value="19.6351674054882" calcext:value-type="float">
            <text:p>19.6351674054882</text:p>
          </table:table-cell>
          <table:table-cell table:style-name="ce1" office:value-type="float" office:value="102.8030835437" calcext:value-type="float">
            <text:p>102.8030835437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3666079932245" calcext:value-type="float">
            <text:p>0.993666079932245</text:p>
          </table:table-cell>
          <table:table-cell office:value-type="float" office:value="0.572465649227759" calcext:value-type="float">
            <text:p>0.572465649227759</text:p>
          </table:table-cell>
          <table:table-cell office:value-type="float" office:value="1.03169988872782" calcext:value-type="float">
            <text:p>1.03169988872782</text:p>
          </table:table-cell>
          <table:table-cell office:value-type="float" office:value="-0.00000568" calcext:value-type="float">
            <text:p>-5.68E-06</text:p>
          </table:table-cell>
          <table:table-cell office:value-type="float" office:value="0.000378365270678" calcext:value-type="float">
            <text:p>0.000378365270678</text:p>
          </table:table-cell>
          <table:table-cell office:value-type="float" office:value="0.102558567949191" calcext:value-type="float">
            <text:p>0.102558567949191</text:p>
          </table:table-cell>
          <table:table-cell office:value-type="float" office:value="-0.332940774823543" calcext:value-type="float">
            <text:p>-0.332940774823543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9874192760814" calcext:value-type="float">
            <text:p>1.49874192760814</text:p>
          </table:table-cell>
          <table:table-cell office:value-type="float" office:value="0.581782267563625" calcext:value-type="float">
            <text:p>0.581782267563625</text:p>
          </table:table-cell>
          <table:table-cell office:value-type="float" office:value="0.850291764183318" calcext:value-type="float">
            <text:p>0.850291764183318</text:p>
          </table:table-cell>
          <table:table-cell office:value-type="float" office:value="0.00000182" calcext:value-type="float">
            <text:p>1.82E-06</text:p>
          </table:table-cell>
          <table:table-cell office:value-type="float" office:value="0.00085373554149" calcext:value-type="float">
            <text:p>0.00085373554149</text:p>
          </table:table-cell>
          <table:table-cell office:value-type="float" office:value="0.115555109896263" calcext:value-type="float">
            <text:p>0.115555109896263</text:p>
          </table:table-cell>
          <table:table-cell office:value-type="float" office:value="-0.211730680063973" calcext:value-type="float">
            <text:p>-0.21173068006397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0742965682502" calcext:value-type="float">
            <text:p>2.0742965682502</text:p>
          </table:table-cell>
          <table:table-cell office:value-type="float" office:value="0.468221212142627" calcext:value-type="float">
            <text:p>0.468221212142627</text:p>
          </table:table-cell>
          <table:table-cell office:value-type="float" office:value="1.28042494671858" calcext:value-type="float">
            <text:p>1.28042494671858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0.001036079348686" calcext:value-type="float">
            <text:p>0.001036079348686</text:p>
          </table:table-cell>
          <table:table-cell office:value-type="float" office:value="0.044769458276318" calcext:value-type="float">
            <text:p>0.044769458276318</text:p>
          </table:table-cell>
          <table:table-cell office:value-type="float" office:value="-0.289971917297789" calcext:value-type="float">
            <text:p>-0.289971917297789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56308863937099" calcext:value-type="float">
            <text:p>1.56308863937099</text:p>
          </table:table-cell>
          <table:table-cell office:value-type="float" office:value="0.465781369815075" calcext:value-type="float">
            <text:p>0.465781369815075</text:p>
          </table:table-cell>
          <table:table-cell office:value-type="float" office:value="0.757541564217304" calcext:value-type="float">
            <text:p>0.757541564217304</text:p>
          </table:table-cell>
          <table:table-cell office:value-type="float" office:value="-0.0000161" calcext:value-type="float">
            <text:p>-1.61E-05</text:p>
          </table:table-cell>
          <table:table-cell office:value-type="float" office:value="0.001108574985119" calcext:value-type="float">
            <text:p>0.001108574985119</text:p>
          </table:table-cell>
          <table:table-cell office:value-type="float" office:value="0.041200892863655" calcext:value-type="float">
            <text:p>0.041200892863655</text:p>
          </table:table-cell>
          <table:table-cell office:value-type="float" office:value="-0.0296021868436" calcext:value-type="float">
            <text:p>-0.0296021868436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.64115921419746" calcext:value-type="float">
            <text:p>1.64115921419746</text:p>
          </table:table-cell>
          <table:table-cell table:style-name="ce1" office:value-type="float" office:value="0.024829856238865" calcext:value-type="float">
            <text:p>0.0248298562388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55489855149885" calcext:value-type="float">
            <text:p>-0.55489855149885</text:p>
          </table:table-cell>
          <table:table-cell table:style-name="ce1" office:value-type="float" office:value="122237.502867507" calcext:value-type="float">
            <text:p>122237.502867507</text:p>
          </table:table-cell>
          <table:table-cell table:style-name="ce1" office:value-type="float" office:value="-377768.669098139" calcext:value-type="float">
            <text:p>-377768.669098139</text:p>
          </table:table-cell>
          <table:table-cell table:style-name="ce1" office:value-type="float" office:value="612741825.335428" calcext:value-type="float">
            <text:p>612741825.335428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0.999380264226447" calcext:value-type="float">
            <text:p>0.999380264226447</text:p>
          </table:table-cell>
          <table:table-cell table:style-name="ce1" office:value-type="float" office:value="0.085252238028352" calcext:value-type="float">
            <text:p>0.085252238028352</text:p>
          </table:table-cell>
          <table:table-cell table:style-name="ce1" office:value-type="float" office:value="0.85252238027905" calcext:value-type="float">
            <text:p>0.85252238027905</text:p>
          </table:table-cell>
          <table:table-cell table:style-name="ce1" office:value-type="float" office:value="-0.214583663303168" calcext:value-type="float">
            <text:p>-0.214583663303168</text:p>
          </table:table-cell>
          <table:table-cell table:style-name="ce1" office:value-type="float" office:value="1840.79534778881" calcext:value-type="float">
            <text:p>1840.79534778881</text:p>
          </table:table-cell>
          <table:table-cell table:style-name="ce1" office:value-type="float" office:value="-80085.1485662695" calcext:value-type="float">
            <text:p>-80085.1485662695</text:p>
          </table:table-cell>
          <table:table-cell table:style-name="ce1" office:value-type="float" office:value="11018954.9526653" calcext:value-type="float">
            <text:p>11018954.9526653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.01330299040359" calcext:value-type="float">
            <text:p>1.01330299040359</text:p>
          </table:table-cell>
          <table:table-cell table:style-name="ce1" office:value-type="float" office:value="3.62311315803294" calcext:value-type="float">
            <text:p>3.62311315803294</text:p>
          </table:table-cell>
          <table:table-cell table:style-name="ce1" office:value-type="float" office:value="0.118212209117943" calcext:value-type="float">
            <text:p>0.118212209117943</text:p>
          </table:table-cell>
          <table:table-cell table:style-name="ce1" office:value-type="float" office:value="0.000440859472927" calcext:value-type="float">
            <text:p>0.000440859472927</text:p>
          </table:table-cell>
          <table:table-cell table:style-name="ce1" office:value-type="float" office:value="0.192297767303599" calcext:value-type="float">
            <text:p>0.192297767303599</text:p>
          </table:table-cell>
          <table:table-cell table:style-name="ce1" office:value-type="float" office:value="174.47000954921" calcext:value-type="float">
            <text:p>174.47000954921</text:p>
          </table:table-cell>
          <table:table-cell table:style-name="ce1" office:value-type="float" office:value="912.956840945311" calcext:value-type="float">
            <text:p>912.956840945311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.71240582561124" calcext:value-type="float">
            <text:p>1.71240582561124</text:p>
          </table:table-cell>
          <table:table-cell table:style-name="ce1" office:value-type="float" office:value="0.100727464376451" calcext:value-type="float">
            <text:p>0.100727464376451</text:p>
          </table:table-cell>
          <table:table-cell table:style-name="ce1" office:value-type="float" office:value="1.00727464375012" calcext:value-type="float">
            <text:p>1.00727464375012</text:p>
          </table:table-cell>
          <table:table-cell table:style-name="ce1" office:value-type="float" office:value="-140.250663584" calcext:value-type="float">
            <text:p>-140.250663584</text:p>
          </table:table-cell>
          <table:table-cell table:style-name="ce1" office:value-type="float" office:value="85495.9401382862" calcext:value-type="float">
            <text:p>85495.9401382862</text:p>
          </table:table-cell>
          <table:table-cell table:style-name="ce1" office:value-type="float" office:value="-2816816.01893864" calcext:value-type="float">
            <text:p>-2816816.01893864</text:p>
          </table:table-cell>
          <table:table-cell table:style-name="ce1" office:value-type="float" office:value="277627625.556736" calcext:value-type="float">
            <text:p>277627625.556736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85844907268045" calcext:value-type="float">
            <text:p>0.985844907268045</text:p>
          </table:table-cell>
          <table:table-cell office:value-type="float" office:value="0.480273721721084" calcext:value-type="float">
            <text:p>0.480273721721084</text:p>
          </table:table-cell>
          <table:table-cell office:value-type="float" office:value="1.06430988191898" calcext:value-type="float">
            <text:p>1.06430988191898</text:p>
          </table:table-cell>
          <table:table-cell office:value-type="float" office:value="-0.00000398" calcext:value-type="float">
            <text:p>-3.98E-06</text:p>
          </table:table-cell>
          <table:table-cell office:value-type="float" office:value="0.000292010264765" calcext:value-type="float">
            <text:p>0.000292010264765</text:p>
          </table:table-cell>
          <table:table-cell office:value-type="float" office:value="0.050254886803573" calcext:value-type="float">
            <text:p>0.050254886803573</text:p>
          </table:table-cell>
          <table:table-cell office:value-type="float" office:value="-0.245077181405971" calcext:value-type="float">
            <text:p>-0.245077181405971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.1968595246245" calcext:value-type="float">
            <text:p>1.1968595246245</text:p>
          </table:table-cell>
          <table:table-cell table:style-name="ce1" office:value-type="float" office:value="0.023547121724572" calcext:value-type="float">
            <text:p>0.02354712172457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0000369" calcext:value-type="float">
            <text:p>-3.69E-07</text:p>
          </table:table-cell>
          <table:table-cell table:style-name="ce1" office:value-type="float" office:value="0.061791851311429" calcext:value-type="float">
            <text:p>0.061791851311429</text:p>
          </table:table-cell>
          <table:table-cell table:style-name="ce1" office:value-type="float" office:value="-0.163294044583633" calcext:value-type="float">
            <text:p>-0.163294044583633</text:p>
          </table:table-cell>
          <table:table-cell table:style-name="ce1" office:value-type="float" office:value="294.50581256444" calcext:value-type="float">
            <text:p>294.50581256444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.13361567783299" calcext:value-type="float">
            <text:p>2.13361567783299</text:p>
          </table:table-cell>
          <table:table-cell table:style-name="ce1" office:value-type="float" office:value="1.3544741611125" calcext:value-type="float">
            <text:p>1.3544741611125</text:p>
          </table:table-cell>
          <table:table-cell table:style-name="ce1" office:value-type="float" office:value="99266453.3938726" calcext:value-type="float">
            <text:p>99266453.3938726</text:p>
          </table:table-cell>
          <table:table-cell table:style-name="ce1" office:value-type="float" office:value="-0.0000829" calcext:value-type="float">
            <text:p>-8.29E-05</text:p>
          </table:table-cell>
          <table:table-cell table:style-name="ce1" office:value-type="float" office:value="0.466677744186898" calcext:value-type="float">
            <text:p>0.466677744186898</text:p>
          </table:table-cell>
          <table:table-cell table:style-name="ce1" office:value-type="float" office:value="3.30034467412699" calcext:value-type="float">
            <text:p>3.30034467412699</text:p>
          </table:table-cell>
          <table:table-cell table:style-name="ce1" office:value-type="float" office:value="364.788893520358" calcext:value-type="float">
            <text:p>364.788893520358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1657063946977" calcext:value-type="float">
            <text:p>1.21657063946977</text:p>
          </table:table-cell>
          <table:table-cell office:value-type="float" office:value="0.461902953482498" calcext:value-type="float">
            <text:p>0.461902953482498</text:p>
          </table:table-cell>
          <table:table-cell office:value-type="float" office:value="1.24285031826948" calcext:value-type="float">
            <text:p>1.24285031826948</text:p>
          </table:table-cell>
          <table:table-cell office:value-type="float" office:value="-0.00000482" calcext:value-type="float">
            <text:p>-4.82E-06</text:p>
          </table:table-cell>
          <table:table-cell office:value-type="float" office:value="0.0002350005756" calcext:value-type="float">
            <text:p>0.0002350005756</text:p>
          </table:table-cell>
          <table:table-cell office:value-type="float" office:value="0.042388909775456" calcext:value-type="float">
            <text:p>0.042388909775456</text:p>
          </table:table-cell>
          <table:table-cell office:value-type="float" office:value="-0.274154535978949" calcext:value-type="float">
            <text:p>-0.274154535978949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2376864284533" calcext:value-type="float">
            <text:p>1.32376864284533</text:p>
          </table:table-cell>
          <table:table-cell office:value-type="float" office:value="0.776605629123111" calcext:value-type="float">
            <text:p>0.776605629123111</text:p>
          </table:table-cell>
          <table:table-cell office:value-type="float" office:value="1.57462259933565" calcext:value-type="float">
            <text:p>1.57462259933565</text:p>
          </table:table-cell>
          <table:table-cell office:value-type="float" office:value="0.000299772325377" calcext:value-type="float">
            <text:p>0.000299772325377</text:p>
          </table:table-cell>
          <table:table-cell office:value-type="float" office:value="0.000554709171444" calcext:value-type="float">
            <text:p>0.000554709171444</text:p>
          </table:table-cell>
          <table:table-cell office:value-type="float" office:value="0.431435329797134" calcext:value-type="float">
            <text:p>0.431435329797134</text:p>
          </table:table-cell>
          <table:table-cell office:value-type="float" office:value="-1.08098402622954" calcext:value-type="float">
            <text:p>-1.08098402622954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5330220348822" calcext:value-type="float">
            <text:p>0.905330220348822</text:p>
          </table:table-cell>
          <table:table-cell office:value-type="float" office:value="0.4219319374323" calcext:value-type="float">
            <text:p>0.4219319374323</text:p>
          </table:table-cell>
          <table:table-cell office:value-type="float" office:value="1.48818985523447" calcext:value-type="float">
            <text:p>1.48818985523447</text:p>
          </table:table-cell>
          <table:table-cell office:value-type="float" office:value="-0.00000681" calcext:value-type="float">
            <text:p>-6.81E-06</text:p>
          </table:table-cell>
          <table:table-cell office:value-type="float" office:value="0.000279505968065" calcext:value-type="float">
            <text:p>0.000279505968065</text:p>
          </table:table-cell>
          <table:table-cell office:value-type="float" office:value="0.029430844851167" calcext:value-type="float">
            <text:p>0.029430844851167</text:p>
          </table:table-cell>
          <table:table-cell office:value-type="float" office:value="-0.263179073610735" calcext:value-type="float">
            <text:p>-0.263179073610735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8728449054157" calcext:value-type="float">
            <text:p>1.08728449054157</text:p>
          </table:table-cell>
          <table:table-cell office:value-type="float" office:value="0.498260481974989" calcext:value-type="float">
            <text:p>0.498260481974989</text:p>
          </table:table-cell>
          <table:table-cell office:value-type="float" office:value="5.13878641344982" calcext:value-type="float">
            <text:p>5.13878641344982</text:p>
          </table:table-cell>
          <table:table-cell office:value-type="float" office:value="0.00000574" calcext:value-type="float">
            <text:p>5.74E-06</text:p>
          </table:table-cell>
          <table:table-cell office:value-type="float" office:value="0.000137151389253" calcext:value-type="float">
            <text:p>0.000137151389253</text:p>
          </table:table-cell>
          <table:table-cell office:value-type="float" office:value="0.061971454286676" calcext:value-type="float">
            <text:p>0.061971454286676</text:p>
          </table:table-cell>
          <table:table-cell office:value-type="float" office:value="-0.488483649287097" calcext:value-type="float">
            <text:p>-0.488483649287097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69319046633778" calcext:value-type="float">
            <text:p>0.969319046633778</text:p>
          </table:table-cell>
          <table:table-cell office:value-type="float" office:value="0.482517305750211" calcext:value-type="float">
            <text:p>0.482517305750211</text:p>
          </table:table-cell>
          <table:table-cell office:value-type="float" office:value="2.19545238313438" calcext:value-type="float">
            <text:p>2.19545238313438</text:p>
          </table:table-cell>
          <table:table-cell office:value-type="float" office:value="-0.00000624" calcext:value-type="float">
            <text:p>-6.24E-06</text:p>
          </table:table-cell>
          <table:table-cell office:value-type="float" office:value="0.000223234084898" calcext:value-type="float">
            <text:p>0.000223234084898</text:p>
          </table:table-cell>
          <table:table-cell office:value-type="float" office:value="0.052673391209155" calcext:value-type="float">
            <text:p>0.052673391209155</text:p>
          </table:table-cell>
          <table:table-cell office:value-type="float" office:value="-0.410803427766755" calcext:value-type="float">
            <text:p>-0.410803427766755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9163089752215" calcext:value-type="float">
            <text:p>2.9163089752215</text:p>
          </table:table-cell>
          <table:table-cell office:value-type="float" office:value="0.858149393190256" calcext:value-type="float">
            <text:p>0.858149393190256</text:p>
          </table:table-cell>
          <table:table-cell office:value-type="float" office:value="3.30617749472356" calcext:value-type="float">
            <text:p>3.30617749472356</text:p>
          </table:table-cell>
          <table:table-cell office:value-type="float" office:value="-0.000144481775828" calcext:value-type="float">
            <text:p>-0.000144481775828</text:p>
          </table:table-cell>
          <table:table-cell office:value-type="float" office:value="0.002388937292837" calcext:value-type="float">
            <text:p>0.002388937292837</text:p>
          </table:table-cell>
          <table:table-cell office:value-type="float" office:value="0.537876655651593" calcext:value-type="float">
            <text:p>0.537876655651593</text:p>
          </table:table-cell>
          <table:table-cell office:value-type="float" office:value="-1.3994550829546" calcext:value-type="float">
            <text:p>-1.3994550829546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.01390144916426" calcext:value-type="float">
            <text:p>2.01390144916426</text:p>
          </table:table-cell>
          <table:table-cell table:style-name="ce1" office:value-type="float" office:value="1.81688094703045" calcext:value-type="float">
            <text:p>1.81688094703045</text:p>
          </table:table-cell>
          <table:table-cell table:style-name="ce1" office:value-type="float" office:value="147008575.271492" calcext:value-type="float">
            <text:p>147008575.271492</text:p>
          </table:table-cell>
          <table:table-cell table:style-name="ce1" office:value-type="float" office:value="-0.00121799268434" calcext:value-type="float">
            <text:p>-0.00121799268434</text:p>
          </table:table-cell>
          <table:table-cell table:style-name="ce1" office:value-type="float" office:value="0.365514321036619" calcext:value-type="float">
            <text:p>0.365514321036619</text:p>
          </table:table-cell>
          <table:table-cell table:style-name="ce1" office:value-type="float" office:value="10.0618369473732" calcext:value-type="float">
            <text:p>10.0618369473732</text:p>
          </table:table-cell>
          <table:table-cell table:style-name="ce1" office:value-type="float" office:value="244.018921867753" calcext:value-type="float">
            <text:p>244.018921867753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98663956761112" calcext:value-type="float">
            <text:p>1.98663956761112</text:p>
          </table:table-cell>
          <table:table-cell office:value-type="float" office:value="0.382138934801565" calcext:value-type="float">
            <text:p>0.382138934801565</text:p>
          </table:table-cell>
          <table:table-cell office:value-type="float" office:value="1.16722705506251" calcext:value-type="float">
            <text:p>1.16722705506251</text:p>
          </table:table-cell>
          <table:table-cell office:value-type="float" office:value="-0.0000108" calcext:value-type="float">
            <text:p>-1.08E-05</text:p>
          </table:table-cell>
          <table:table-cell office:value-type="float" office:value="0.000724908122879" calcext:value-type="float">
            <text:p>0.000724908122879</text:p>
          </table:table-cell>
          <table:table-cell office:value-type="float" office:value="0.019547006779273" calcext:value-type="float">
            <text:p>0.019547006779273</text:p>
          </table:table-cell>
          <table:table-cell office:value-type="float" office:value="-0.172945320685024" calcext:value-type="float">
            <text:p>-0.17294532068502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0984854156483" calcext:value-type="float">
            <text:p>1.20984854156483</text:p>
          </table:table-cell>
          <table:table-cell office:value-type="float" office:value="0.383359760038418" calcext:value-type="float">
            <text:p>0.383359760038418</text:p>
          </table:table-cell>
          <table:table-cell office:value-type="float" office:value="1.65432234377491" calcext:value-type="float">
            <text:p>1.65432234377491</text:p>
          </table:table-cell>
          <table:table-cell office:value-type="float" office:value="-0.00000118" calcext:value-type="float">
            <text:p>-1.18E-06</text:p>
          </table:table-cell>
          <table:table-cell office:value-type="float" office:value="0.000397470577547" calcext:value-type="float">
            <text:p>0.000397470577547</text:p>
          </table:table-cell>
          <table:table-cell office:value-type="float" office:value="0.021436320213368" calcext:value-type="float">
            <text:p>0.021436320213368</text:p>
          </table:table-cell>
          <table:table-cell office:value-type="float" office:value="-0.239127287339137" calcext:value-type="float">
            <text:p>-0.239127287339137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70853856895622" calcext:value-type="float">
            <text:p>0.970853856895622</text:p>
          </table:table-cell>
          <table:table-cell office:value-type="float" office:value="0.582319834070563" calcext:value-type="float">
            <text:p>0.582319834070563</text:p>
          </table:table-cell>
          <table:table-cell office:value-type="float" office:value="1.09114112293122" calcext:value-type="float">
            <text:p>1.09114112293122</text:p>
          </table:table-cell>
          <table:table-cell office:value-type="float" office:value="-0.00000944" calcext:value-type="float">
            <text:p>-9.44E-06</text:p>
          </table:table-cell>
          <table:table-cell office:value-type="float" office:value="0.000700087772793" calcext:value-type="float">
            <text:p>0.000700087772793</text:p>
          </table:table-cell>
          <table:table-cell office:value-type="float" office:value="0.110990168422829" calcext:value-type="float">
            <text:p>0.110990168422829</text:p>
          </table:table-cell>
          <table:table-cell office:value-type="float" office:value="-0.381694610080031" calcext:value-type="float">
            <text:p>-0.381694610080031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1772724232139" calcext:value-type="float">
            <text:p>1.31772724232139</text:p>
          </table:table-cell>
          <table:table-cell office:value-type="float" office:value="0.415106722608613" calcext:value-type="float">
            <text:p>0.415106722608613</text:p>
          </table:table-cell>
          <table:table-cell office:value-type="float" office:value="1.01694004650064" calcext:value-type="float">
            <text:p>1.01694004650064</text:p>
          </table:table-cell>
          <table:table-cell office:value-type="float" office:value="-0.00000645" calcext:value-type="float">
            <text:p>-6.45E-06</text:p>
          </table:table-cell>
          <table:table-cell office:value-type="float" office:value="0.000411177500012" calcext:value-type="float">
            <text:p>0.000411177500012</text:p>
          </table:table-cell>
          <table:table-cell office:value-type="float" office:value="0.026821295109087" calcext:value-type="float">
            <text:p>0.026821295109087</text:p>
          </table:table-cell>
          <table:table-cell office:value-type="float" office:value="-0.161731218362432" calcext:value-type="float">
            <text:p>-0.16173121836243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28051843884345" calcext:value-type="float">
            <text:p>1.28051843884345</text:p>
          </table:table-cell>
          <table:table-cell office:value-type="float" office:value="0.529207244167394" calcext:value-type="float">
            <text:p>0.529207244167394</text:p>
          </table:table-cell>
          <table:table-cell office:value-type="float" office:value="3.5932399090662" calcext:value-type="float">
            <text:p>3.5932399090662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0.000190844515298" calcext:value-type="float">
            <text:p>0.000190844515298</text:p>
          </table:table-cell>
          <table:table-cell office:value-type="float" office:value="0.077204817988285" calcext:value-type="float">
            <text:p>0.077204817988285</text:p>
          </table:table-cell>
          <table:table-cell office:value-type="float" office:value="-0.534058503209409" calcext:value-type="float">
            <text:p>-0.534058503209409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47407506963642" calcext:value-type="float">
            <text:p>0.947407506963642</text:p>
          </table:table-cell>
          <table:table-cell office:value-type="float" office:value="0.526385011908223" calcext:value-type="float">
            <text:p>0.526385011908223</text:p>
          </table:table-cell>
          <table:table-cell office:value-type="float" office:value="2.69500336237743" calcext:value-type="float">
            <text:p>2.69500336237743</text:p>
          </table:table-cell>
          <table:table-cell office:value-type="float" office:value="-0.00000134" calcext:value-type="float">
            <text:p>-1.34E-06</text:p>
          </table:table-cell>
          <table:table-cell office:value-type="float" office:value="0.0000792" calcext:value-type="float">
            <text:p>7.92E-05</text:p>
          </table:table-cell>
          <table:table-cell office:value-type="float" office:value="0.076088393212097" calcext:value-type="float">
            <text:p>0.076088393212097</text:p>
          </table:table-cell>
          <table:table-cell office:value-type="float" office:value="-0.513544079786578" calcext:value-type="float">
            <text:p>-0.513544079786578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.38907267772611" calcext:value-type="float">
            <text:p>1.38907267772611</text:p>
          </table:table-cell>
          <table:table-cell table:style-name="ce1" office:value-type="float" office:value="7.91932940256702" calcext:value-type="float">
            <text:p>7.91932940256702</text:p>
          </table:table-cell>
          <table:table-cell table:style-name="ce1" office:value-type="float" office:value="275027718.669564" calcext:value-type="float">
            <text:p>275027718.669564</text:p>
          </table:table-cell>
          <table:table-cell table:style-name="ce1" office:value-type="float" office:value="-0.052593893031232" calcext:value-type="float">
            <text:p>-0.052593893031232</text:p>
          </table:table-cell>
          <table:table-cell table:style-name="ce1" office:value-type="float" office:value="18.0123772302449" calcext:value-type="float">
            <text:p>18.0123772302449</text:p>
          </table:table-cell>
          <table:table-cell table:style-name="ce1" office:value-type="float" office:value="3716.88365486438" calcext:value-type="float">
            <text:p>3716.88365486438</text:p>
          </table:table-cell>
          <table:table-cell table:style-name="ce1" office:value-type="float" office:value="73982.594245382" calcext:value-type="float">
            <text:p>73982.594245382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81006168336139" calcext:value-type="float">
            <text:p>1.81006168336139</text:p>
          </table:table-cell>
          <table:table-cell office:value-type="float" office:value="0.447124219286577" calcext:value-type="float">
            <text:p>0.447124219286577</text:p>
          </table:table-cell>
          <table:table-cell office:value-type="float" office:value="1.62394639783678" calcext:value-type="float">
            <text:p>1.62394639783678</text:p>
          </table:table-cell>
          <table:table-cell office:value-type="float" office:value="-0.0000125" calcext:value-type="float">
            <text:p>-1.25E-05</text:p>
          </table:table-cell>
          <table:table-cell office:value-type="float" office:value="0.000780023845967" calcext:value-type="float">
            <text:p>0.000780023845967</text:p>
          </table:table-cell>
          <table:table-cell office:value-type="float" office:value="0.038647836251079" calcext:value-type="float">
            <text:p>0.038647836251079</text:p>
          </table:table-cell>
          <table:table-cell office:value-type="float" office:value="-0.317482513407922" calcext:value-type="float">
            <text:p>-0.317482513407922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4567005871379" calcext:value-type="float">
            <text:p>1.04567005871379</text:p>
          </table:table-cell>
          <table:table-cell office:value-type="float" office:value="0.535905992903196" calcext:value-type="float">
            <text:p>0.535905992903196</text:p>
          </table:table-cell>
          <table:table-cell office:value-type="float" office:value="2.43208210261326" calcext:value-type="float">
            <text:p>2.43208210261326</text:p>
          </table:table-cell>
          <table:table-cell office:value-type="float" office:value="0.00000637" calcext:value-type="float">
            <text:p>6.37E-06</text:p>
          </table:table-cell>
          <table:table-cell office:value-type="float" office:value="0.000265025912742" calcext:value-type="float">
            <text:p>0.000265025912742</text:p>
          </table:table-cell>
          <table:table-cell office:value-type="float" office:value="0.083557691888713" calcext:value-type="float">
            <text:p>0.083557691888713</text:p>
          </table:table-cell>
          <table:table-cell office:value-type="float" office:value="-0.529597888739956" calcext:value-type="float">
            <text:p>-0.529597888739956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28972884203573" calcext:value-type="float">
            <text:p>1.28972884203573</text:p>
          </table:table-cell>
          <table:table-cell office:value-type="float" office:value="0.934397007636892" calcext:value-type="float">
            <text:p>0.934397007636892</text:p>
          </table:table-cell>
          <table:table-cell office:value-type="float" office:value="2.61302443221183" calcext:value-type="float">
            <text:p>2.61302443221183</text:p>
          </table:table-cell>
          <table:table-cell office:value-type="float" office:value="0.000244732445432" calcext:value-type="float">
            <text:p>0.000244732445432</text:p>
          </table:table-cell>
          <table:table-cell office:value-type="float" office:value="0.000216601564303" calcext:value-type="float">
            <text:p>0.000216601564303</text:p>
          </table:table-cell>
          <table:table-cell office:value-type="float" office:value="0.824531170561582" calcext:value-type="float">
            <text:p>0.824531170561582</text:p>
          </table:table-cell>
          <table:table-cell office:value-type="float" office:value="-1.69111730026144" calcext:value-type="float">
            <text:p>-1.69111730026144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6127540185325" calcext:value-type="float">
            <text:p>1.16127540185325</text:p>
          </table:table-cell>
          <table:table-cell office:value-type="float" office:value="0.440416548853269" calcext:value-type="float">
            <text:p>0.440416548853269</text:p>
          </table:table-cell>
          <table:table-cell office:value-type="float" office:value="1.28741264554779" calcext:value-type="float">
            <text:p>1.28741264554779</text:p>
          </table:table-cell>
          <table:table-cell office:value-type="float" office:value="-0.00000542" calcext:value-type="float">
            <text:p>-5.42E-06</text:p>
          </table:table-cell>
          <table:table-cell office:value-type="float" office:value="0.000655590676303" calcext:value-type="float">
            <text:p>0.000655590676303</text:p>
          </table:table-cell>
          <table:table-cell office:value-type="float" office:value="0.036613432464105" calcext:value-type="float">
            <text:p>0.036613432464105</text:p>
          </table:table-cell>
          <table:table-cell office:value-type="float" office:value="-0.265734075713519" calcext:value-type="float">
            <text:p>-0.265734075713519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6342374517213" calcext:value-type="float">
            <text:p>1.06342374517213</text:p>
          </table:table-cell>
          <table:table-cell office:value-type="float" office:value="0.531822500055523" calcext:value-type="float">
            <text:p>0.531822500055523</text:p>
          </table:table-cell>
          <table:table-cell office:value-type="float" office:value="0.461402375063215" calcext:value-type="float">
            <text:p>0.461402375063215</text:p>
          </table:table-cell>
          <table:table-cell office:value-type="float" office:value="-0.00000567" calcext:value-type="float">
            <text:p>-5.67E-06</text:p>
          </table:table-cell>
          <table:table-cell office:value-type="float" office:value="0.001367324244183" calcext:value-type="float">
            <text:p>0.001367324244183</text:p>
          </table:table-cell>
          <table:table-cell office:value-type="float" office:value="0.074405722974214" calcext:value-type="float">
            <text:p>0.074405722974214</text:p>
          </table:table-cell>
          <table:table-cell office:value-type="float" office:value="0.782297476665941" calcext:value-type="float">
            <text:p>0.782297476665941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8092786423054" calcext:value-type="float">
            <text:p>1.08092786423054</text:p>
          </table:table-cell>
          <table:table-cell office:value-type="float" office:value="0.686270947768765" calcext:value-type="float">
            <text:p>0.686270947768765</text:p>
          </table:table-cell>
          <table:table-cell office:value-type="float" office:value="3.05704010472307" calcext:value-type="float">
            <text:p>3.05704010472307</text:p>
          </table:table-cell>
          <table:table-cell office:value-type="float" office:value="-0.0000126" calcext:value-type="float">
            <text:p>-1.26E-05</text:p>
          </table:table-cell>
          <table:table-cell office:value-type="float" office:value="0.000262927552703" calcext:value-type="float">
            <text:p>0.000262927552703</text:p>
          </table:table-cell>
          <table:table-cell office:value-type="float" office:value="0.219126388942465" calcext:value-type="float">
            <text:p>0.219126388942465</text:p>
          </table:table-cell>
          <table:table-cell office:value-type="float" office:value="-0.885858068241148" calcext:value-type="float">
            <text:p>-0.885858068241148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2986003673745" calcext:value-type="float">
            <text:p>1.02986003673745</text:p>
          </table:table-cell>
          <table:table-cell office:value-type="float" office:value="0.946642621947413" calcext:value-type="float">
            <text:p>0.946642621947413</text:p>
          </table:table-cell>
          <table:table-cell office:value-type="float" office:value="0.42206584979324" calcext:value-type="float">
            <text:p>0.42206584979324</text:p>
          </table:table-cell>
          <table:table-cell office:value-type="float" office:value="0.000601705959989" calcext:value-type="float">
            <text:p>0.000601705959989</text:p>
          </table:table-cell>
          <table:table-cell office:value-type="float" office:value="0.003447107703415" calcext:value-type="float">
            <text:p>0.003447107703415</text:p>
          </table:table-cell>
          <table:table-cell office:value-type="float" office:value="1.48818359934062" calcext:value-type="float">
            <text:p>1.48818359934062</text:p>
          </table:table-cell>
          <table:table-cell office:value-type="float" office:value="2.13277379154633" calcext:value-type="float">
            <text:p>2.1327737915463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20115856610408" calcext:value-type="float">
            <text:p>1.20115856610408</text:p>
          </table:table-cell>
          <table:table-cell office:value-type="float" office:value="0.481688759997552" calcext:value-type="float">
            <text:p>0.481688759997552</text:p>
          </table:table-cell>
          <table:table-cell office:value-type="float" office:value="1.73528452072198" calcext:value-type="float">
            <text:p>1.73528452072198</text:p>
          </table:table-cell>
          <table:table-cell office:value-type="float" office:value="-0.00000782" calcext:value-type="float">
            <text:p>-7.82E-06</text:p>
          </table:table-cell>
          <table:table-cell office:value-type="float" office:value="0.000380661421436" calcext:value-type="float">
            <text:p>0.000380661421436</text:p>
          </table:table-cell>
          <table:table-cell office:value-type="float" office:value="0.052100279797062" calcext:value-type="float">
            <text:p>0.052100279797062</text:p>
          </table:table-cell>
          <table:table-cell office:value-type="float" office:value="-0.379576862482883" calcext:value-type="float">
            <text:p>-0.379576862482883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.30061415596541" calcext:value-type="float">
            <text:p>1.30061415596541</text:p>
          </table:table-cell>
          <table:table-cell table:style-name="ce1" office:value-type="float" office:value="0.402902875018466" calcext:value-type="float">
            <text:p>0.402902875018466</text:p>
          </table:table-cell>
          <table:table-cell table:style-name="ce1" office:value-type="float" office:value="4.02902875018466" calcext:value-type="float">
            <text:p>4.02902875018466</text:p>
          </table:table-cell>
          <table:table-cell table:style-name="ce1" office:value-type="float" office:value="-0.002604161682629" calcext:value-type="float">
            <text:p>-0.002604161682629</text:p>
          </table:table-cell>
          <table:table-cell table:style-name="ce1" office:value-type="float" office:value="0.015085167070068" calcext:value-type="float">
            <text:p>0.015085167070068</text:p>
          </table:table-cell>
          <table:table-cell table:style-name="ce1" office:value-type="float" office:value="-4.98206834173846" calcext:value-type="float">
            <text:p>-4.98206834173846</text:p>
          </table:table-cell>
          <table:table-cell table:style-name="ce1" office:value-type="float" office:value="30.5285214792893" calcext:value-type="float">
            <text:p>30.528521479289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921239509178" calcext:value-type="float">
            <text:p>1.3921239509178</text:p>
          </table:table-cell>
          <table:table-cell office:value-type="float" office:value="0.554395483123998" calcext:value-type="float">
            <text:p>0.554395483123998</text:p>
          </table:table-cell>
          <table:table-cell office:value-type="float" office:value="1.31661938864965" calcext:value-type="float">
            <text:p>1.31661938864965</text:p>
          </table:table-cell>
          <table:table-cell office:value-type="float" office:value="-0.00000875" calcext:value-type="float">
            <text:p>-8.75E-06</text:p>
          </table:table-cell>
          <table:table-cell office:value-type="float" office:value="0.000956986273465" calcext:value-type="float">
            <text:p>0.000956986273465</text:p>
          </table:table-cell>
          <table:table-cell office:value-type="float" office:value="0.092795876653628" calcext:value-type="float">
            <text:p>0.092795876653628</text:p>
          </table:table-cell>
          <table:table-cell office:value-type="float" office:value="-0.431992252467927" calcext:value-type="float">
            <text:p>-0.431992252467927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89067063706982" calcext:value-type="float">
            <text:p>1.89067063706982</text:p>
          </table:table-cell>
          <table:table-cell office:value-type="float" office:value="0.800873940647324" calcext:value-type="float">
            <text:p>0.800873940647324</text:p>
          </table:table-cell>
          <table:table-cell office:value-type="float" office:value="4.9708107789833" calcext:value-type="float">
            <text:p>4.9708107789833</text:p>
          </table:table-cell>
          <table:table-cell office:value-type="float" office:value="0.0000265" calcext:value-type="float">
            <text:p>2.65E-05</text:p>
          </table:table-cell>
          <table:table-cell office:value-type="float" office:value="0.000145923248203" calcext:value-type="float">
            <text:p>0.000145923248203</text:p>
          </table:table-cell>
          <table:table-cell office:value-type="float" office:value="0.415066118577373" calcext:value-type="float">
            <text:p>0.415066118577373</text:p>
          </table:table-cell>
          <table:table-cell office:value-type="float" office:value="-1.26257991651164" calcext:value-type="float">
            <text:p>-1.26257991651164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.65091202699158" calcext:value-type="float">
            <text:p>1.65091202699158</text:p>
          </table:table-cell>
          <table:table-cell table:style-name="ce1" office:value-type="float" office:value="3.11095792397673" calcext:value-type="float">
            <text:p>3.11095792397673</text:p>
          </table:table-cell>
          <table:table-cell table:style-name="ce1" office:value-type="float" office:value="-3.11095792397673" calcext:value-type="float">
            <text:p>-3.11095792397673</text:p>
          </table:table-cell>
          <table:table-cell table:style-name="ce1" office:value-type="float" office:value="-0.002052262297521" calcext:value-type="float">
            <text:p>-0.002052262297521</text:p>
          </table:table-cell>
          <table:table-cell table:style-name="ce1" office:value-type="float" office:value="0.268526262169513" calcext:value-type="float">
            <text:p>0.268526262169513</text:p>
          </table:table-cell>
          <table:table-cell table:style-name="ce1" office:value-type="float" office:value="87.8905295332739" calcext:value-type="float">
            <text:p>87.8905295332739</text:p>
          </table:table-cell>
          <table:table-cell table:style-name="ce1" office:value-type="float" office:value="736.177209539815" calcext:value-type="float">
            <text:p>736.177209539815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39162772405155" calcext:value-type="float">
            <text:p>1.39162772405155</text:p>
          </table:table-cell>
          <table:table-cell office:value-type="float" office:value="0.409627888625912" calcext:value-type="float">
            <text:p>0.409627888625912</text:p>
          </table:table-cell>
          <table:table-cell office:value-type="float" office:value="1.12756419080409" calcext:value-type="float">
            <text:p>1.12756419080409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0.001240294320077" calcext:value-type="float">
            <text:p>0.001240294320077</text:p>
          </table:table-cell>
          <table:table-cell office:value-type="float" office:value="0.025274900324049" calcext:value-type="float">
            <text:p>0.025274900324049</text:p>
          </table:table-cell>
          <table:table-cell office:value-type="float" office:value="-0.186866064413408" calcext:value-type="float">
            <text:p>-0.186866064413408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5299665472898" calcext:value-type="float">
            <text:p>1.45299665472898</text:p>
          </table:table-cell>
          <table:table-cell office:value-type="float" office:value="0.527979752710809" calcext:value-type="float">
            <text:p>0.527979752710809</text:p>
          </table:table-cell>
          <table:table-cell office:value-type="float" office:value="5.55823447121522" calcext:value-type="float">
            <text:p>5.55823447121522</text:p>
          </table:table-cell>
          <table:table-cell office:value-type="float" office:value="0.0000205" calcext:value-type="float">
            <text:p>2.05E-05</text:p>
          </table:table-cell>
          <table:table-cell office:value-type="float" office:value="0.000206024651172" calcext:value-type="float">
            <text:p>0.000206024651172</text:p>
          </table:table-cell>
          <table:table-cell office:value-type="float" office:value="0.078370694578114" calcext:value-type="float">
            <text:p>0.078370694578114</text:p>
          </table:table-cell>
          <table:table-cell office:value-type="float" office:value="-0.55088224185558" calcext:value-type="float">
            <text:p>-0.55088224185558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76142615749342" calcext:value-type="float">
            <text:p>1.76142615749342</text:p>
          </table:table-cell>
          <table:table-cell office:value-type="float" office:value="0.386711155354884" calcext:value-type="float">
            <text:p>0.386711155354884</text:p>
          </table:table-cell>
          <table:table-cell office:value-type="float" office:value="1.42108632651376" calcext:value-type="float">
            <text:p>1.42108632651376</text:p>
          </table:table-cell>
          <table:table-cell office:value-type="float" office:value="-0.0000238" calcext:value-type="float">
            <text:p>-2.38E-05</text:p>
          </table:table-cell>
          <table:table-cell office:value-type="float" office:value="0.001293874060197" calcext:value-type="float">
            <text:p>0.001293874060197</text:p>
          </table:table-cell>
          <table:table-cell office:value-type="float" office:value="0.020815606081183" calcext:value-type="float">
            <text:p>0.020815606081183</text:p>
          </table:table-cell>
          <table:table-cell office:value-type="float" office:value="-0.214859937165332" calcext:value-type="float">
            <text:p>-0.214859937165332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98728839141786" calcext:value-type="float">
            <text:p>1.98728839141786</text:p>
          </table:table-cell>
          <table:table-cell office:value-type="float" office:value="0.48591735190882" calcext:value-type="float">
            <text:p>0.48591735190882</text:p>
          </table:table-cell>
          <table:table-cell office:value-type="float" office:value="1.87329544974423" calcext:value-type="float">
            <text:p>1.87329544974423</text:p>
          </table:table-cell>
          <table:table-cell office:value-type="float" office:value="-0.0000087" calcext:value-type="float">
            <text:p>-8.7E-06</text:p>
          </table:table-cell>
          <table:table-cell office:value-type="float" office:value="0.00044727011392" calcext:value-type="float">
            <text:p>0.00044727011392</text:p>
          </table:table-cell>
          <table:table-cell office:value-type="float" office:value="0.054324561398186" calcext:value-type="float">
            <text:p>0.054324561398186</text:p>
          </table:table-cell>
          <table:table-cell office:value-type="float" office:value="-0.398945788049725" calcext:value-type="float">
            <text:p>-0.398945788049725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22596434702185" calcext:value-type="float">
            <text:p>2.22596434702185</text:p>
          </table:table-cell>
          <table:table-cell office:value-type="float" office:value="0.544576889939269" calcext:value-type="float">
            <text:p>0.544576889939269</text:p>
          </table:table-cell>
          <table:table-cell office:value-type="float" office:value="1.19637537698885" calcext:value-type="float">
            <text:p>1.19637537698885</text:p>
          </table:table-cell>
          <table:table-cell office:value-type="float" office:value="-0.0000539" calcext:value-type="float">
            <text:p>-5.39E-05</text:p>
          </table:table-cell>
          <table:table-cell office:value-type="float" office:value="0.002144642866668" calcext:value-type="float">
            <text:p>0.002144642866668</text:p>
          </table:table-cell>
          <table:table-cell office:value-type="float" office:value="0.082267785817787" calcext:value-type="float">
            <text:p>0.082267785817787</text:p>
          </table:table-cell>
          <table:table-cell office:value-type="float" office:value="-0.367070014477217" calcext:value-type="float">
            <text:p>-0.367070014477217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2585309126906" calcext:value-type="float">
            <text:p>1.22585309126906</text:p>
          </table:table-cell>
          <table:table-cell office:value-type="float" office:value="0.467989200736778" calcext:value-type="float">
            <text:p>0.467989200736778</text:p>
          </table:table-cell>
          <table:table-cell office:value-type="float" office:value="0.937500463791004" calcext:value-type="float">
            <text:p>0.937500463791004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0.000417172707014" calcext:value-type="float">
            <text:p>0.000417172707014</text:p>
          </table:table-cell>
          <table:table-cell office:value-type="float" office:value="0.043447287844746" calcext:value-type="float">
            <text:p>0.043447287844746</text:p>
          </table:table-cell>
          <table:table-cell office:value-type="float" office:value="-0.168666361228371" calcext:value-type="float">
            <text:p>-0.168666361228371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90246178597581" calcext:value-type="float">
            <text:p>1.90246178597581</text:p>
          </table:table-cell>
          <table:table-cell office:value-type="float" office:value="0.351351162834164" calcext:value-type="float">
            <text:p>0.351351162834164</text:p>
          </table:table-cell>
          <table:table-cell office:value-type="float" office:value="3.73842037951479" calcext:value-type="float">
            <text:p>3.73842037951479</text:p>
          </table:table-cell>
          <table:table-cell office:value-type="float" office:value="-0.00000669" calcext:value-type="float">
            <text:p>-6.69E-06</text:p>
          </table:table-cell>
          <table:table-cell office:value-type="float" office:value="0.000238966992005" calcext:value-type="float">
            <text:p>0.000238966992005</text:p>
          </table:table-cell>
          <table:table-cell office:value-type="float" office:value="0.014919976315948" calcext:value-type="float">
            <text:p>0.014919976315948</text:p>
          </table:table-cell>
          <table:table-cell office:value-type="float" office:value="-0.235488852459911" calcext:value-type="float">
            <text:p>-0.235488852459911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.00565155202901" calcext:value-type="float">
            <text:p>2.00565155202901</text:p>
          </table:table-cell>
          <table:table-cell table:style-name="ce1" office:value-type="float" office:value="60.7319506765923" calcext:value-type="float">
            <text:p>60.7319506765923</text:p>
          </table:table-cell>
          <table:table-cell table:style-name="ce1" office:value-type="float" office:value="54293250.4865679" calcext:value-type="float">
            <text:p>54293250.4865679</text:p>
          </table:table-cell>
          <table:table-cell table:style-name="ce1" office:value-type="float" office:value="-467.726087542152" calcext:value-type="float">
            <text:p>-467.726087542152</text:p>
          </table:table-cell>
          <table:table-cell table:style-name="ce1" office:value-type="float" office:value="277705.552092179" calcext:value-type="float">
            <text:p>277705.552092179</text:p>
          </table:table-cell>
          <table:table-cell table:style-name="ce1" office:value-type="float" office:value="13031511.18031" calcext:value-type="float">
            <text:p>13031511.18031</text:p>
          </table:table-cell>
          <table:table-cell table:style-name="ce1" office:value-type="float" office:value="339939554.10488" calcext:value-type="float">
            <text:p>339939554.10488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.6048824525499" calcext:value-type="float">
            <text:p>1.6048824525499</text:p>
          </table:table-cell>
          <table:table-cell table:style-name="ce1" office:value-type="float" office:value="0.818991809540701" calcext:value-type="float">
            <text:p>0.818991809540701</text:p>
          </table:table-cell>
          <table:table-cell table:style-name="ce1" office:value-type="float" office:value="44121777.9413192" calcext:value-type="float">
            <text:p>44121777.9413192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44597250347932" calcext:value-type="float">
            <text:p>0.044597250347932</text:p>
          </table:table-cell>
          <table:table-cell table:style-name="ce1" office:value-type="float" office:value="0.49412451083117" calcext:value-type="float">
            <text:p>0.49412451083117</text:p>
          </table:table-cell>
          <table:table-cell table:style-name="ce1" office:value-type="float" office:value="68.0052490508843" calcext:value-type="float">
            <text:p>68.0052490508843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.49628244719532" calcext:value-type="float">
            <text:p>1.49628244719532</text:p>
          </table:table-cell>
          <table:table-cell table:style-name="ce1" office:value-type="float" office:value="70.0418401466417" calcext:value-type="float">
            <text:p>70.0418401466417</text:p>
          </table:table-cell>
          <table:table-cell table:style-name="ce1" office:value-type="float" office:value="12880298.1201097" calcext:value-type="float">
            <text:p>12880298.1201097</text:p>
          </table:table-cell>
          <table:table-cell table:style-name="ce1" office:value-type="float" office:value="-609.964273151141" calcext:value-type="float">
            <text:p>-609.964273151141</text:p>
          </table:table-cell>
          <table:table-cell table:style-name="ce1" office:value-type="float" office:value="126873.620806832" calcext:value-type="float">
            <text:p>126873.620806832</text:p>
          </table:table-cell>
          <table:table-cell table:style-name="ce1" office:value-type="float" office:value="22063660.1440756" calcext:value-type="float">
            <text:p>22063660.1440756</text:p>
          </table:table-cell>
          <table:table-cell table:style-name="ce1" office:value-type="float" office:value="416778990.374141" calcext:value-type="float">
            <text:p>416778990.374141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.16775365818731" calcext:value-type="float">
            <text:p>1.16775365818731</text:p>
          </table:table-cell>
          <table:table-cell table:style-name="ce1" office:value-type="float" office:value="0.678299154007588" calcext:value-type="float">
            <text:p>0.678299154007588</text:p>
          </table:table-cell>
          <table:table-cell table:style-name="ce1" office:value-type="float" office:value="12006362.7893738" calcext:value-type="float">
            <text:p>12006362.7893738</text:p>
          </table:table-cell>
          <table:table-cell table:style-name="ce1" office:value-type="float" office:value="0.0000185" calcext:value-type="float">
            <text:p>1.85E-05</text:p>
          </table:table-cell>
          <table:table-cell table:style-name="ce1" office:value-type="float" office:value="0.040223607974698" calcext:value-type="float">
            <text:p>0.040223607974698</text:p>
          </table:table-cell>
          <table:table-cell table:style-name="ce1" office:value-type="float" office:value="0.276932668274922" calcext:value-type="float">
            <text:p>0.276932668274922</text:p>
          </table:table-cell>
          <table:table-cell table:style-name="ce1" office:value-type="float" office:value="141.207932694858" calcext:value-type="float">
            <text:p>141.207932694858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8845817988551" calcext:value-type="float">
            <text:p>1.48845817988551</text:p>
          </table:table-cell>
          <table:table-cell office:value-type="float" office:value="0.50704814263189" calcext:value-type="float">
            <text:p>0.50704814263189</text:p>
          </table:table-cell>
          <table:table-cell office:value-type="float" office:value="3.28896101373824" calcext:value-type="float">
            <text:p>3.28896101373824</text:p>
          </table:table-cell>
          <table:table-cell office:value-type="float" office:value="-0.00000824" calcext:value-type="float">
            <text:p>-8.24E-06</text:p>
          </table:table-cell>
          <table:table-cell office:value-type="float" office:value="0.000238427174621" calcext:value-type="float">
            <text:p>0.000238427174621</text:p>
          </table:table-cell>
          <table:table-cell office:value-type="float" office:value="0.06515074005483" calcext:value-type="float">
            <text:p>0.06515074005483</text:p>
          </table:table-cell>
          <table:table-cell office:value-type="float" office:value="-0.48675197440986" calcext:value-type="float">
            <text:p>-0.4867519744098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1173500973426" calcext:value-type="float">
            <text:p>0.981173500973426</text:p>
          </table:table-cell>
          <table:table-cell office:value-type="float" office:value="0.41237946032039" calcext:value-type="float">
            <text:p>0.41237946032039</text:p>
          </table:table-cell>
          <table:table-cell office:value-type="float" office:value="1.13437967352083" calcext:value-type="float">
            <text:p>1.13437967352083</text:p>
          </table:table-cell>
          <table:table-cell office:value-type="float" office:value="-0.0000067" calcext:value-type="float">
            <text:p>-6.7E-06</text:p>
          </table:table-cell>
          <table:table-cell office:value-type="float" office:value="0.000322745169511" calcext:value-type="float">
            <text:p>0.000322745169511</text:p>
          </table:table-cell>
          <table:table-cell office:value-type="float" office:value="0.025807778600063" calcext:value-type="float">
            <text:p>0.025807778600063</text:p>
          </table:table-cell>
          <table:table-cell office:value-type="float" office:value="-0.190130855016352" calcext:value-type="float">
            <text:p>-0.190130855016352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7556559329957" calcext:value-type="float">
            <text:p>1.57556559329957</text:p>
          </table:table-cell>
          <table:table-cell office:value-type="float" office:value="0.563914965400244" calcext:value-type="float">
            <text:p>0.563914965400244</text:p>
          </table:table-cell>
          <table:table-cell office:value-type="float" office:value="1.51345567681496" calcext:value-type="float">
            <text:p>1.51345567681496</text:p>
          </table:table-cell>
          <table:table-cell office:value-type="float" office:value="-0.0000102" calcext:value-type="float">
            <text:p>-1.02E-05</text:p>
          </table:table-cell>
          <table:table-cell office:value-type="float" office:value="0.000734547183336" calcext:value-type="float">
            <text:p>0.000734547183336</text:p>
          </table:table-cell>
          <table:table-cell office:value-type="float" office:value="0.099099942615797" calcext:value-type="float">
            <text:p>0.099099942615797</text:p>
          </table:table-cell>
          <table:table-cell office:value-type="float" office:value="-0.490835138348801" calcext:value-type="float">
            <text:p>-0.490835138348801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58625824804174" calcext:value-type="float">
            <text:p>1.58625824804174</text:p>
          </table:table-cell>
          <table:table-cell office:value-type="float" office:value="0.491137534603334" calcext:value-type="float">
            <text:p>0.491137534603334</text:p>
          </table:table-cell>
          <table:table-cell office:value-type="float" office:value="2.49959935723435" calcext:value-type="float">
            <text:p>2.49959935723435</text:p>
          </table:table-cell>
          <table:table-cell office:value-type="float" office:value="-0.0000144" calcext:value-type="float">
            <text:p>-1.44E-05</text:p>
          </table:table-cell>
          <table:table-cell office:value-type="float" office:value="0.000508768242238" calcext:value-type="float">
            <text:p>0.000508768242238</text:p>
          </table:table-cell>
          <table:table-cell office:value-type="float" office:value="0.05694791392776" calcext:value-type="float">
            <text:p>0.05694791392776</text:p>
          </table:table-cell>
          <table:table-cell office:value-type="float" office:value="-0.438722839901712" calcext:value-type="float">
            <text:p>-0.438722839901712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97561378836602" calcext:value-type="float">
            <text:p>1.97561378836602</text:p>
          </table:table-cell>
          <table:table-cell office:value-type="float" office:value="0.381602493788559" calcext:value-type="float">
            <text:p>0.381602493788559</text:p>
          </table:table-cell>
          <table:table-cell office:value-type="float" office:value="1.50900135489797" calcext:value-type="float">
            <text:p>1.50900135489797</text:p>
          </table:table-cell>
          <table:table-cell office:value-type="float" office:value="0.00000301" calcext:value-type="float">
            <text:p>3.01E-06</text:p>
          </table:table-cell>
          <table:table-cell office:value-type="float" office:value="0.001166168257429" calcext:value-type="float">
            <text:p>0.001166168257429</text:p>
          </table:table-cell>
          <table:table-cell office:value-type="float" office:value="0.021367550029645" calcext:value-type="float">
            <text:p>0.021367550029645</text:p>
          </table:table-cell>
          <table:table-cell office:value-type="float" office:value="-0.228406747945364" calcext:value-type="float">
            <text:p>-0.228406747945364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.58636633839826" calcext:value-type="float">
            <text:p>1.58636633839826</text:p>
          </table:table-cell>
          <table:table-cell table:style-name="ce1" office:value-type="float" office:value="0.954320730992662" calcext:value-type="float">
            <text:p>0.954320730992662</text:p>
          </table:table-cell>
          <table:table-cell table:style-name="ce1" office:value-type="float" office:value="14341879.3612509" calcext:value-type="float">
            <text:p>14341879.3612509</text:p>
          </table:table-cell>
          <table:table-cell table:style-name="ce1" office:value-type="float" office:value="0.00000048" calcext:value-type="float">
            <text:p>4.8E-07</text:p>
          </table:table-cell>
          <table:table-cell table:style-name="ce1" office:value-type="float" office:value="0.06235919353451" calcext:value-type="float">
            <text:p>0.06235919353451</text:p>
          </table:table-cell>
          <table:table-cell table:style-name="ce1" office:value-type="float" office:value="0.830239911340098" calcext:value-type="float">
            <text:p>0.830239911340098</text:p>
          </table:table-cell>
          <table:table-cell table:style-name="ce1" office:value-type="float" office:value="103.915998977873" calcext:value-type="float">
            <text:p>103.915998977873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0533830881861" calcext:value-type="float">
            <text:p>1.10533830881861</text:p>
          </table:table-cell>
          <table:table-cell office:value-type="float" office:value="0.376656693646581" calcext:value-type="float">
            <text:p>0.376656693646581</text:p>
          </table:table-cell>
          <table:table-cell office:value-type="float" office:value="2.00099580418144" calcext:value-type="float">
            <text:p>2.00099580418144</text:p>
          </table:table-cell>
          <table:table-cell office:value-type="float" office:value="-0.00000587" calcext:value-type="float">
            <text:p>-5.87E-06</text:p>
          </table:table-cell>
          <table:table-cell office:value-type="float" office:value="0.000202164667746" calcext:value-type="float">
            <text:p>0.000202164667746</text:p>
          </table:table-cell>
          <table:table-cell office:value-type="float" office:value="0.018837534653706" calcext:value-type="float">
            <text:p>0.018837534653706</text:p>
          </table:table-cell>
          <table:table-cell office:value-type="float" office:value="-0.239359124424687" calcext:value-type="float">
            <text:p>-0.239359124424687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14243434321744" calcext:value-type="float">
            <text:p>1.14243434321744</text:p>
          </table:table-cell>
          <table:table-cell office:value-type="float" office:value="0.430134776044166" calcext:value-type="float">
            <text:p>0.430134776044166</text:p>
          </table:table-cell>
          <table:table-cell office:value-type="float" office:value="0.835723649068755" calcext:value-type="float">
            <text:p>0.835723649068755</text:p>
          </table:table-cell>
          <table:table-cell office:value-type="float" office:value="-0.0000144" calcext:value-type="float">
            <text:p>-1.44E-05</text:p>
          </table:table-cell>
          <table:table-cell office:value-type="float" office:value="0.000928677080571" calcext:value-type="float">
            <text:p>0.000928677080571</text:p>
          </table:table-cell>
          <table:table-cell office:value-type="float" office:value="0.029765331571476" calcext:value-type="float">
            <text:p>0.029765331571476</text:p>
          </table:table-cell>
          <table:table-cell office:value-type="float" office:value="-0.081734337180113" calcext:value-type="float">
            <text:p>-0.081734337180113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50733927118035" calcext:value-type="float">
            <text:p>1.50733927118035</text:p>
          </table:table-cell>
          <table:table-cell office:value-type="float" office:value="0.387657835087641" calcext:value-type="float">
            <text:p>0.387657835087641</text:p>
          </table:table-cell>
          <table:table-cell office:value-type="float" office:value="1.53480055844592" calcext:value-type="float">
            <text:p>1.53480055844592</text:p>
          </table:table-cell>
          <table:table-cell office:value-type="float" office:value="-0.0000182" calcext:value-type="float">
            <text:p>-1.82E-05</text:p>
          </table:table-cell>
          <table:table-cell office:value-type="float" office:value="0.000862926600395" calcext:value-type="float">
            <text:p>0.000862926600395</text:p>
          </table:table-cell>
          <table:table-cell office:value-type="float" office:value="0.021019382373265" calcext:value-type="float">
            <text:p>0.021019382373265</text:p>
          </table:table-cell>
          <table:table-cell office:value-type="float" office:value="-0.226526327887043" calcext:value-type="float">
            <text:p>-0.226526327887043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.49456825224912" calcext:value-type="float">
            <text:p>1.49456825224912</text:p>
          </table:table-cell>
          <table:table-cell table:style-name="ce1" office:value-type="float" office:value="1.60108571301228" calcext:value-type="float">
            <text:p>1.60108571301228</text:p>
          </table:table-cell>
          <table:table-cell table:style-name="ce1" office:value-type="float" office:value="96495980.5147366" calcext:value-type="float">
            <text:p>96495980.5147366</text:p>
          </table:table-cell>
          <table:table-cell table:style-name="ce1" office:value-type="float" office:value="0.0000225" calcext:value-type="float">
            <text:p>2.25E-05</text:p>
          </table:table-cell>
          <table:table-cell table:style-name="ce1" office:value-type="float" office:value="0.078440370131815" calcext:value-type="float">
            <text:p>0.078440370131815</text:p>
          </table:table-cell>
          <table:table-cell table:style-name="ce1" office:value-type="float" office:value="6.63867014343354" calcext:value-type="float">
            <text:p>6.63867014343354</text:p>
          </table:table-cell>
          <table:table-cell table:style-name="ce1" office:value-type="float" office:value="229.585495707511" calcext:value-type="float">
            <text:p>229.585495707511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67255815648805" calcext:value-type="float">
            <text:p>1.67255815648805</text:p>
          </table:table-cell>
          <table:table-cell office:value-type="float" office:value="0.431353458614631" calcext:value-type="float">
            <text:p>0.431353458614631</text:p>
          </table:table-cell>
          <table:table-cell office:value-type="float" office:value="1.45177839635016" calcext:value-type="float">
            <text:p>1.45177839635016</text:p>
          </table:table-cell>
          <table:table-cell office:value-type="float" office:value="-0.0000205" calcext:value-type="float">
            <text:p>-2.05E-05</text:p>
          </table:table-cell>
          <table:table-cell office:value-type="float" office:value="0.001115884251133" calcext:value-type="float">
            <text:p>0.001115884251133</text:p>
          </table:table-cell>
          <table:table-cell office:value-type="float" office:value="0.032825483227801" calcext:value-type="float">
            <text:p>0.032825483227801</text:p>
          </table:table-cell>
          <table:table-cell office:value-type="float" office:value="-0.27432565938181" calcext:value-type="float">
            <text:p>-0.27432565938181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2246388238544" calcext:value-type="float">
            <text:p>1.02246388238544</text:p>
          </table:table-cell>
          <table:table-cell office:value-type="float" office:value="0.356024424038458" calcext:value-type="float">
            <text:p>0.356024424038458</text:p>
          </table:table-cell>
          <table:table-cell office:value-type="float" office:value="2.05900760954521" calcext:value-type="float">
            <text:p>2.05900760954521</text:p>
          </table:table-cell>
          <table:table-cell office:value-type="float" office:value="-0.00000358" calcext:value-type="float">
            <text:p>-3.58E-06</text:p>
          </table:table-cell>
          <table:table-cell office:value-type="float" office:value="0.000161653973349" calcext:value-type="float">
            <text:p>0.000161653973349</text:p>
          </table:table-cell>
          <table:table-cell office:value-type="float" office:value="0.015266534703665" calcext:value-type="float">
            <text:p>0.015266534703665</text:p>
          </table:table-cell>
          <table:table-cell office:value-type="float" office:value="-0.217374744228237" calcext:value-type="float">
            <text:p>-0.217374744228237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27070799616404" calcext:value-type="float">
            <text:p>2.27070799616404</text:p>
          </table:table-cell>
          <table:table-cell office:value-type="float" office:value="0.761487329280967" calcext:value-type="float">
            <text:p>0.761487329280967</text:p>
          </table:table-cell>
          <table:table-cell office:value-type="float" office:value="2.36342857044197" calcext:value-type="float">
            <text:p>2.36342857044197</text:p>
          </table:table-cell>
          <table:table-cell office:value-type="float" office:value="0.000106748780277" calcext:value-type="float">
            <text:p>0.000106748780277</text:p>
          </table:table-cell>
          <table:table-cell office:value-type="float" office:value="0.002028969554411" calcext:value-type="float">
            <text:p>0.002028969554411</text:p>
          </table:table-cell>
          <table:table-cell office:value-type="float" office:value="0.341246853006209" calcext:value-type="float">
            <text:p>0.341246853006209</text:p>
          </table:table-cell>
          <table:table-cell office:value-type="float" office:value="-1.06458073303628" calcext:value-type="float">
            <text:p>-1.06458073303628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1787968351599" calcext:value-type="float">
            <text:p>1.21787968351599</text:p>
          </table:table-cell>
          <table:table-cell office:value-type="float" office:value="0.396784585283137" calcext:value-type="float">
            <text:p>0.396784585283137</text:p>
          </table:table-cell>
          <table:table-cell office:value-type="float" office:value="1.98392292641569" calcext:value-type="float">
            <text:p>1.98392292641569</text:p>
          </table:table-cell>
          <table:table-cell office:value-type="float" office:value="-0.000790012082752" calcext:value-type="float">
            <text:p>-0.000790012082752</text:p>
          </table:table-cell>
          <table:table-cell office:value-type="float" office:value="0.007301081201771" calcext:value-type="float">
            <text:p>0.007301081201771</text:p>
          </table:table-cell>
          <table:table-cell office:value-type="float" office:value="-1.54749827770618" calcext:value-type="float">
            <text:p>-1.54749827770618</text:p>
          </table:table-cell>
          <table:table-cell office:value-type="float" office:value="9.67181673277089" calcext:value-type="float">
            <text:p>9.67181673277089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.83537707021325" calcext:value-type="float">
            <text:p>1.83537707021325</text:p>
          </table:table-cell>
          <table:table-cell table:style-name="ce1" office:value-type="float" office:value="0.098745628228978" calcext:value-type="float">
            <text:p>0.098745628228978</text:p>
          </table:table-cell>
          <table:table-cell table:style-name="ce1" office:value-type="float" office:value="0.987456282252147" calcext:value-type="float">
            <text:p>0.987456282252147</text:p>
          </table:table-cell>
          <table:table-cell table:style-name="ce1" office:value-type="float" office:value="-0.003292291309482" calcext:value-type="float">
            <text:p>-0.003292291309482</text:p>
          </table:table-cell>
          <table:table-cell table:style-name="ce1" office:value-type="float" office:value="3.59763661923085" calcext:value-type="float">
            <text:p>3.59763661923085</text:p>
          </table:table-cell>
          <table:table-cell table:style-name="ce1" office:value-type="float" office:value="-77.7490842021819" calcext:value-type="float">
            <text:p>-77.7490842021819</text:p>
          </table:table-cell>
          <table:table-cell table:style-name="ce1" office:value-type="float" office:value="7973.68356605618" calcext:value-type="float">
            <text:p>7973.68356605618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9460965083364" calcext:value-type="float">
            <text:p>1.09460965083364</text:p>
          </table:table-cell>
          <table:table-cell office:value-type="float" office:value="0.489707094945541" calcext:value-type="float">
            <text:p>0.489707094945541</text:p>
          </table:table-cell>
          <table:table-cell office:value-type="float" office:value="1.5377809898604" calcext:value-type="float">
            <text:p>1.5377809898604</text:p>
          </table:table-cell>
          <table:table-cell office:value-type="float" office:value="-0.00000983" calcext:value-type="float">
            <text:p>-9.83E-06</text:p>
          </table:table-cell>
          <table:table-cell office:value-type="float" office:value="0.000525863452646" calcext:value-type="float">
            <text:p>0.000525863452646</text:p>
          </table:table-cell>
          <table:table-cell office:value-type="float" office:value="0.055455487992768" calcext:value-type="float">
            <text:p>0.055455487992768</text:p>
          </table:table-cell>
          <table:table-cell office:value-type="float" office:value="-0.369722202397539" calcext:value-type="float">
            <text:p>-0.369722202397539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9016775147128" calcext:value-type="float">
            <text:p>1.19016775147128</text:p>
          </table:table-cell>
          <table:table-cell office:value-type="float" office:value="0.457673510908601" calcext:value-type="float">
            <text:p>0.457673510908601</text:p>
          </table:table-cell>
          <table:table-cell office:value-type="float" office:value="0.572727096155474" calcext:value-type="float">
            <text:p>0.572727096155474</text:p>
          </table:table-cell>
          <table:table-cell office:value-type="float" office:value="-0.00000204" calcext:value-type="float">
            <text:p>-2.04E-06</text:p>
          </table:table-cell>
          <table:table-cell office:value-type="float" office:value="0.001138503769175" calcext:value-type="float">
            <text:p>0.001138503769175</text:p>
          </table:table-cell>
          <table:table-cell office:value-type="float" office:value="0.042723607615416" calcext:value-type="float">
            <text:p>0.042723607615416</text:p>
          </table:table-cell>
          <table:table-cell office:value-type="float" office:value="0.225115136354252" calcext:value-type="float">
            <text:p>0.225115136354252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10591754850928" calcext:value-type="float">
            <text:p>2.10591754850928</text:p>
          </table:table-cell>
          <table:table-cell office:value-type="float" office:value="0.7632158757466" calcext:value-type="float">
            <text:p>0.7632158757466</text:p>
          </table:table-cell>
          <table:table-cell office:value-type="float" office:value="2.95640052064555" calcext:value-type="float">
            <text:p>2.95640052064555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63114817285" calcext:value-type="float">
            <text:p>0.00063114817285</text:p>
          </table:table-cell>
          <table:table-cell office:value-type="float" office:value="0.344066065495378" calcext:value-type="float">
            <text:p>0.344066065495378</text:p>
          </table:table-cell>
          <table:table-cell office:value-type="float" office:value="-1.10655515618338" calcext:value-type="float">
            <text:p>-1.10655515618338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5097417469113" calcext:value-type="float">
            <text:p>1.35097417469113</text:p>
          </table:table-cell>
          <table:table-cell office:value-type="float" office:value="1.0544280808951" calcext:value-type="float">
            <text:p>1.0544280808951</text:p>
          </table:table-cell>
          <table:table-cell office:value-type="float" office:value="6.70512115070014" calcext:value-type="float">
            <text:p>6.70512115070014</text:p>
          </table:table-cell>
          <table:table-cell office:value-type="float" office:value="0.000637208108852" calcext:value-type="float">
            <text:p>0.000637208108852</text:p>
          </table:table-cell>
          <table:table-cell office:value-type="float" office:value="-0.000306754051476" calcext:value-type="float">
            <text:p>-0.000306754051476</text:p>
          </table:table-cell>
          <table:table-cell office:value-type="float" office:value="1.29381711910326" calcext:value-type="float">
            <text:p>1.29381711910326</text:p>
          </table:table-cell>
          <table:table-cell office:value-type="float" office:value="-2.25140288566389" calcext:value-type="float">
            <text:p>-2.25140288566389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29154138588293" calcext:value-type="float">
            <text:p>1.29154138588293</text:p>
          </table:table-cell>
          <table:table-cell office:value-type="float" office:value="0.376049661785217" calcext:value-type="float">
            <text:p>0.376049661785217</text:p>
          </table:table-cell>
          <table:table-cell office:value-type="float" office:value="1.83308207270844" calcext:value-type="float">
            <text:p>1.83308207270844</text:p>
          </table:table-cell>
          <table:table-cell office:value-type="float" office:value="-0.00000473" calcext:value-type="float">
            <text:p>-4.73E-06</text:p>
          </table:table-cell>
          <table:table-cell office:value-type="float" office:value="0.000420475188822" calcext:value-type="float">
            <text:p>0.000420475188822</text:p>
          </table:table-cell>
          <table:table-cell office:value-type="float" office:value="0.019483922327248" calcext:value-type="float">
            <text:p>0.019483922327248</text:p>
          </table:table-cell>
          <table:table-cell office:value-type="float" office:value="-0.23713140225601" calcext:value-type="float">
            <text:p>-0.23713140225601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2045853364497" calcext:value-type="float">
            <text:p>1.42045853364497</text:p>
          </table:table-cell>
          <table:table-cell office:value-type="float" office:value="0.657272951494986" calcext:value-type="float">
            <text:p>0.657272951494986</text:p>
          </table:table-cell>
          <table:table-cell office:value-type="float" office:value="0.866428834546877" calcext:value-type="float">
            <text:p>0.866428834546877</text:p>
          </table:table-cell>
          <table:table-cell office:value-type="float" office:value="-0.0000109" calcext:value-type="float">
            <text:p>-1.09E-05</text:p>
          </table:table-cell>
          <table:table-cell office:value-type="float" office:value="0.0010881221485" calcext:value-type="float">
            <text:p>0.0010881221485</text:p>
          </table:table-cell>
          <table:table-cell office:value-type="float" office:value="0.180714295351406" calcext:value-type="float">
            <text:p>0.180714295351406</text:p>
          </table:table-cell>
          <table:table-cell office:value-type="float" office:value="-0.274953197606282" calcext:value-type="float">
            <text:p>-0.274953197606282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29513025472971" calcext:value-type="float">
            <text:p>1.29513025472971</text:p>
          </table:table-cell>
          <table:table-cell office:value-type="float" office:value="0.840212084049846" calcext:value-type="float">
            <text:p>0.840212084049846</text:p>
          </table:table-cell>
          <table:table-cell office:value-type="float" office:value="3.16700076558115" calcext:value-type="float">
            <text:p>3.16700076558115</text:p>
          </table:table-cell>
          <table:table-cell office:value-type="float" office:value="0.000126464623494" calcext:value-type="float">
            <text:p>0.000126464623494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535270949157198" calcext:value-type="float">
            <text:p>0.535270949157198</text:p>
          </table:table-cell>
          <table:table-cell office:value-type="float" office:value="-1.39479816941997" calcext:value-type="float">
            <text:p>-1.39479816941997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23770055545101" calcext:value-type="float">
            <text:p>1.23770055545101</text:p>
          </table:table-cell>
          <table:table-cell office:value-type="float" office:value="0.536200918598684" calcext:value-type="float">
            <text:p>0.536200918598684</text:p>
          </table:table-cell>
          <table:table-cell office:value-type="float" office:value="1.99065265285627" calcext:value-type="float">
            <text:p>1.99065265285627</text:p>
          </table:table-cell>
          <table:table-cell office:value-type="float" office:value="0.0000527" calcext:value-type="float">
            <text:p>5.27E-05</text:p>
          </table:table-cell>
          <table:table-cell office:value-type="float" office:value="0.000314597063355" calcext:value-type="float">
            <text:p>0.000314597063355</text:p>
          </table:table-cell>
          <table:table-cell office:value-type="float" office:value="0.090272386216222" calcext:value-type="float">
            <text:p>0.090272386216222</text:p>
          </table:table-cell>
          <table:table-cell office:value-type="float" office:value="-0.529574262033825" calcext:value-type="float">
            <text:p>-0.529574262033825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24750401184547" calcext:value-type="float">
            <text:p>1.24750401184547</text:p>
          </table:table-cell>
          <table:table-cell office:value-type="float" office:value="0.300884832524641" calcext:value-type="float">
            <text:p>0.300884832524641</text:p>
          </table:table-cell>
          <table:table-cell office:value-type="float" office:value="0.282099145244315" calcext:value-type="float">
            <text:p>0.282099145244315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2104377744883" calcext:value-type="float">
            <text:p>0.002104377744883</text:p>
          </table:table-cell>
          <table:table-cell office:value-type="float" office:value="0.009948826876041" calcext:value-type="float">
            <text:p>0.009948826876041</text:p>
          </table:table-cell>
          <table:table-cell office:value-type="float" office:value="0.936031225776259" calcext:value-type="float">
            <text:p>0.936031225776259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.04808870739723" calcext:value-type="float">
            <text:p>1.04808870739723</text:p>
          </table:table-cell>
          <table:table-cell table:style-name="ce1" office:value-type="float" office:value="0.406561079365012" calcext:value-type="float">
            <text:p>0.406561079365012</text:p>
          </table:table-cell>
          <table:table-cell table:style-name="ce1" office:value-type="float" office:value="4.06561079365012" calcext:value-type="float">
            <text:p>4.06561079365012</text:p>
          </table:table-cell>
          <table:table-cell table:style-name="ce1" office:value-type="float" office:value="-0.059615061444512" calcext:value-type="float">
            <text:p>-0.059615061444512</text:p>
          </table:table-cell>
          <table:table-cell table:style-name="ce1" office:value-type="float" office:value="0.203176844171439" calcext:value-type="float">
            <text:p>0.203176844171439</text:p>
          </table:table-cell>
          <table:table-cell table:style-name="ce1" office:value-type="float" office:value="-189.881559568088" calcext:value-type="float">
            <text:p>-189.881559568088</text:p>
          </table:table-cell>
          <table:table-cell table:style-name="ce1" office:value-type="float" office:value="1148.59969070371" calcext:value-type="float">
            <text:p>1148.59969070371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0477958482318" calcext:value-type="float">
            <text:p>1.40477958482318</text:p>
          </table:table-cell>
          <table:table-cell office:value-type="float" office:value="0.522422599648398" calcext:value-type="float">
            <text:p>0.522422599648398</text:p>
          </table:table-cell>
          <table:table-cell office:value-type="float" office:value="2.31717988538894" calcext:value-type="float">
            <text:p>2.31717988538894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188157254685" calcext:value-type="float">
            <text:p>0.000188157254685</text:p>
          </table:table-cell>
          <table:table-cell office:value-type="float" office:value="0.078657124579099" calcext:value-type="float">
            <text:p>0.078657124579099</text:p>
          </table:table-cell>
          <table:table-cell office:value-type="float" office:value="-0.510514904647058" calcext:value-type="float">
            <text:p>-0.510514904647058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2417182063368" calcext:value-type="float">
            <text:p>3.2417182063368</text:p>
          </table:table-cell>
          <table:table-cell office:value-type="float" office:value="0.729694968315398" calcext:value-type="float">
            <text:p>0.729694968315398</text:p>
          </table:table-cell>
          <table:table-cell office:value-type="float" office:value="4.75383550935804" calcext:value-type="float">
            <text:p>4.75383550935804</text:p>
          </table:table-cell>
          <table:table-cell office:value-type="float" office:value="0.000993563817624" calcext:value-type="float">
            <text:p>0.000993563817624</text:p>
          </table:table-cell>
          <table:table-cell office:value-type="float" office:value="0.000323489921721" calcext:value-type="float">
            <text:p>0.000323489921721</text:p>
          </table:table-cell>
          <table:table-cell office:value-type="float" office:value="0.294113537133201" calcext:value-type="float">
            <text:p>0.294113537133201</text:p>
          </table:table-cell>
          <table:table-cell office:value-type="float" office:value="-1.06145638873895" calcext:value-type="float">
            <text:p>-1.06145638873895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.78502735432074" calcext:value-type="float">
            <text:p>1.78502735432074</text:p>
          </table:table-cell>
          <table:table-cell table:style-name="ce1" office:value-type="float" office:value="0.850768509494616" calcext:value-type="float">
            <text:p>0.850768509494616</text:p>
          </table:table-cell>
          <table:table-cell table:style-name="ce1" office:value-type="float" office:value="0.077156036435404" calcext:value-type="float">
            <text:p>0.077156036435404</text:p>
          </table:table-cell>
          <table:table-cell table:style-name="ce1" office:value-type="float" office:value="0.00000283" calcext:value-type="float">
            <text:p>2.83E-06</text:p>
          </table:table-cell>
          <table:table-cell table:style-name="ce1" office:value-type="float" office:value="0.101126651646232" calcext:value-type="float">
            <text:p>0.101126651646232</text:p>
          </table:table-cell>
          <table:table-cell table:style-name="ce1" office:value-type="float" office:value="0.527298070151405" calcext:value-type="float">
            <text:p>0.527298070151405</text:p>
          </table:table-cell>
          <table:table-cell table:style-name="ce1" office:value-type="float" office:value="120.133517322568" calcext:value-type="float">
            <text:p>120.133517322568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.86366949921692" calcext:value-type="float">
            <text:p>1.86366949921692</text:p>
          </table:table-cell>
          <table:table-cell table:style-name="ce1" office:value-type="float" office:value="0.11983979008073" calcext:value-type="float">
            <text:p>0.11983979008073</text:p>
          </table:table-cell>
          <table:table-cell table:style-name="ce1" office:value-type="float" office:value="1.19839790080531" calcext:value-type="float">
            <text:p>1.19839790080531</text:p>
          </table:table-cell>
          <table:table-cell table:style-name="ce1" office:value-type="float" office:value="-0.002631681794296" calcext:value-type="float">
            <text:p>-0.002631681794296</text:p>
          </table:table-cell>
          <table:table-cell table:style-name="ce1" office:value-type="float" office:value="2.05956239978386" calcext:value-type="float">
            <text:p>2.05956239978386</text:p>
          </table:table-cell>
          <table:table-cell table:style-name="ce1" office:value-type="float" office:value="-34.6783879503947" calcext:value-type="float">
            <text:p>-34.6783879503947</text:p>
          </table:table-cell>
          <table:table-cell table:style-name="ce1" office:value-type="float" office:value="2414.65027363136" calcext:value-type="float">
            <text:p>2414.65027363136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4545739140572" calcext:value-type="float">
            <text:p>1.84545739140572</text:p>
          </table:table-cell>
          <table:table-cell office:value-type="float" office:value="0.629231395375131" calcext:value-type="float">
            <text:p>0.629231395375131</text:p>
          </table:table-cell>
          <table:table-cell office:value-type="float" office:value="1.0436435651334" calcext:value-type="float">
            <text:p>1.0436435651334</text:p>
          </table:table-cell>
          <table:table-cell office:value-type="float" office:value="0.0000472" calcext:value-type="float">
            <text:p>4.72E-05</text:p>
          </table:table-cell>
          <table:table-cell office:value-type="float" office:value="0.001007909494244" calcext:value-type="float">
            <text:p>0.001007909494244</text:p>
          </table:table-cell>
          <table:table-cell office:value-type="float" office:value="0.171948434784989" calcext:value-type="float">
            <text:p>0.171948434784989</text:p>
          </table:table-cell>
          <table:table-cell office:value-type="float" office:value="-0.467686602810393" calcext:value-type="float">
            <text:p>-0.467686602810393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50474537121004" calcext:value-type="float">
            <text:p>2.50474537121004</text:p>
          </table:table-cell>
          <table:table-cell office:value-type="float" office:value="0.917583305628992" calcext:value-type="float">
            <text:p>0.917583305628992</text:p>
          </table:table-cell>
          <table:table-cell office:value-type="float" office:value="3.12835569559149" calcext:value-type="float">
            <text:p>3.12835569559149</text:p>
          </table:table-cell>
          <table:table-cell office:value-type="float" office:value="0.002933260204659" calcext:value-type="float">
            <text:p>0.002933260204659</text:p>
          </table:table-cell>
          <table:table-cell office:value-type="float" office:value="-0.00057974171093" calcext:value-type="float">
            <text:p>-0.00057974171093</text:p>
          </table:table-cell>
          <table:table-cell office:value-type="float" office:value="0.792640876316099" calcext:value-type="float">
            <text:p>0.792640876316099</text:p>
          </table:table-cell>
          <table:table-cell office:value-type="float" office:value="-1.70047596525089" calcext:value-type="float">
            <text:p>-1.7004759652508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39623204264159" calcext:value-type="float">
            <text:p>2.39623204264159</text:p>
          </table:table-cell>
          <table:table-cell office:value-type="float" office:value="0.37735831326348" calcext:value-type="float">
            <text:p>0.37735831326348</text:p>
          </table:table-cell>
          <table:table-cell office:value-type="float" office:value="1.62144122606542" calcext:value-type="float">
            <text:p>1.62144122606542</text:p>
          </table:table-cell>
          <table:table-cell office:value-type="float" office:value="-0.0000577" calcext:value-type="float">
            <text:p>-5.77E-05</text:p>
          </table:table-cell>
          <table:table-cell office:value-type="float" office:value="0.002209597359433" calcext:value-type="float">
            <text:p>0.002209597359433</text:p>
          </table:table-cell>
          <table:table-cell office:value-type="float" office:value="0.018552536084265" calcext:value-type="float">
            <text:p>0.018552536084265</text:p>
          </table:table-cell>
          <table:table-cell office:value-type="float" office:value="-0.218768492852505" calcext:value-type="float">
            <text:p>-0.218768492852505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58874141298078" calcext:value-type="float">
            <text:p>1.58874141298078</text:p>
          </table:table-cell>
          <table:table-cell office:value-type="float" office:value="0.469090597635196" calcext:value-type="float">
            <text:p>0.469090597635196</text:p>
          </table:table-cell>
          <table:table-cell office:value-type="float" office:value="2.1359736106268" calcext:value-type="float">
            <text:p>2.1359736106268</text:p>
          </table:table-cell>
          <table:table-cell office:value-type="float" office:value="-0.0000162" calcext:value-type="float">
            <text:p>-1.62E-05</text:p>
          </table:table-cell>
          <table:table-cell office:value-type="float" office:value="0.000588127284183" calcext:value-type="float">
            <text:p>0.000588127284183</text:p>
          </table:table-cell>
          <table:table-cell office:value-type="float" office:value="0.046902701722935" calcext:value-type="float">
            <text:p>0.046902701722935</text:p>
          </table:table-cell>
          <table:table-cell office:value-type="float" office:value="-0.385018243711103" calcext:value-type="float">
            <text:p>-0.385018243711103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25577328500399" calcext:value-type="float">
            <text:p>2.25577328500399</text:p>
          </table:table-cell>
          <table:table-cell office:value-type="float" office:value="0.783969600154895" calcext:value-type="float">
            <text:p>0.783969600154895</text:p>
          </table:table-cell>
          <table:table-cell office:value-type="float" office:value="2.75045321281311" calcext:value-type="float">
            <text:p>2.75045321281311</text:p>
          </table:table-cell>
          <table:table-cell office:value-type="float" office:value="0.000139335944673" calcext:value-type="float">
            <text:p>0.000139335944673</text:p>
          </table:table-cell>
          <table:table-cell office:value-type="float" office:value="0.000680642102663" calcext:value-type="float">
            <text:p>0.000680642102663</text:p>
          </table:table-cell>
          <table:table-cell office:value-type="float" office:value="0.390193433991286" calcext:value-type="float">
            <text:p>0.390193433991286</text:p>
          </table:table-cell>
          <table:table-cell office:value-type="float" office:value="-1.16839949694378" calcext:value-type="float">
            <text:p>-1.16839949694378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67315372835616" calcext:value-type="float">
            <text:p>1.67315372835616</text:p>
          </table:table-cell>
          <table:table-cell office:value-type="float" office:value="0.835026339544312" calcext:value-type="float">
            <text:p>0.835026339544312</text:p>
          </table:table-cell>
          <table:table-cell office:value-type="float" office:value="2.44620125341445" calcext:value-type="float">
            <text:p>2.44620125341445</text:p>
          </table:table-cell>
          <table:table-cell office:value-type="float" office:value="0.0000542" calcext:value-type="float">
            <text:p>5.42E-05</text:p>
          </table:table-cell>
          <table:table-cell office:value-type="float" office:value="0.00050339935406" calcext:value-type="float">
            <text:p>0.00050339935406</text:p>
          </table:table-cell>
          <table:table-cell office:value-type="float" office:value="0.497048179305293" calcext:value-type="float">
            <text:p>0.497048179305293</text:p>
          </table:table-cell>
          <table:table-cell office:value-type="float" office:value="-1.29368282948756" calcext:value-type="float">
            <text:p>-1.29368282948756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28965214801263" calcext:value-type="float">
            <text:p>1.28965214801263</text:p>
          </table:table-cell>
          <table:table-cell office:value-type="float" office:value="0.403932340339401" calcext:value-type="float">
            <text:p>0.403932340339401</text:p>
          </table:table-cell>
          <table:table-cell office:value-type="float" office:value="1.14408728560931" calcext:value-type="float">
            <text:p>1.14408728560931</text:p>
          </table:table-cell>
          <table:table-cell office:value-type="float" office:value="-0.0000104" calcext:value-type="float">
            <text:p>-1.04E-05</text:p>
          </table:table-cell>
          <table:table-cell office:value-type="float" office:value="0.00067288748893" calcext:value-type="float">
            <text:p>0.00067288748893</text:p>
          </table:table-cell>
          <table:table-cell office:value-type="float" office:value="0.024497106673419" calcext:value-type="float">
            <text:p>0.024497106673419</text:p>
          </table:table-cell>
          <table:table-cell office:value-type="float" office:value="-0.188899723210371" calcext:value-type="float">
            <text:p>-0.188899723210371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4034363468299" calcext:value-type="float">
            <text:p>2.84034363468299</text:p>
          </table:table-cell>
          <table:table-cell office:value-type="float" office:value="0.939532734256601" calcext:value-type="float">
            <text:p>0.939532734256601</text:p>
          </table:table-cell>
          <table:table-cell office:value-type="float" office:value="3.63258410655604" calcext:value-type="float">
            <text:p>3.63258410655604</text:p>
          </table:table-cell>
          <table:table-cell office:value-type="float" office:value="0.002253788626943" calcext:value-type="float">
            <text:p>0.002253788626943</text:p>
          </table:table-cell>
          <table:table-cell office:value-type="float" office:value="-0.000873994202126" calcext:value-type="float">
            <text:p>-0.000873994202126</text:p>
          </table:table-cell>
          <table:table-cell office:value-type="float" office:value="0.865162075357661" calcext:value-type="float">
            <text:p>0.865162075357661</text:p>
          </table:table-cell>
          <table:table-cell office:value-type="float" office:value="-1.79877952445575" calcext:value-type="float">
            <text:p>-1.79877952445575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75172438007999" calcext:value-type="float">
            <text:p>1.75172438007999</text:p>
          </table:table-cell>
          <table:table-cell office:value-type="float" office:value="0.558971800535945" calcext:value-type="float">
            <text:p>0.558971800535945</text:p>
          </table:table-cell>
          <table:table-cell office:value-type="float" office:value="2.54474859579716" calcext:value-type="float">
            <text:p>2.54474859579716</text:p>
          </table:table-cell>
          <table:table-cell office:value-type="float" office:value="0.000234171571244" calcext:value-type="float">
            <text:p>0.000234171571244</text:p>
          </table:table-cell>
          <table:table-cell office:value-type="float" office:value="0.00014388448766" calcext:value-type="float">
            <text:p>0.00014388448766</text:p>
          </table:table-cell>
          <table:table-cell office:value-type="float" office:value="0.109924765724528" calcext:value-type="float">
            <text:p>0.109924765724528</text:p>
          </table:table-cell>
          <table:table-cell office:value-type="float" office:value="-0.617341270590591" calcext:value-type="float">
            <text:p>-0.617341270590591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3061694029771" calcext:value-type="float">
            <text:p>1.43061694029771</text:p>
          </table:table-cell>
          <table:table-cell office:value-type="float" office:value="0.452772719363363" calcext:value-type="float">
            <text:p>0.452772719363363</text:p>
          </table:table-cell>
          <table:table-cell office:value-type="float" office:value="1.36497434527944" calcext:value-type="float">
            <text:p>1.36497434527944</text:p>
          </table:table-cell>
          <table:table-cell office:value-type="float" office:value="-0.0000213" calcext:value-type="float">
            <text:p>-2.13E-05</text:p>
          </table:table-cell>
          <table:table-cell office:value-type="float" office:value="0.001040263735783" calcext:value-type="float">
            <text:p>0.001040263735783</text:p>
          </table:table-cell>
          <table:table-cell office:value-type="float" office:value="0.039521974681939" calcext:value-type="float">
            <text:p>0.039521974681939</text:p>
          </table:table-cell>
          <table:table-cell office:value-type="float" office:value="-0.287936958866647" calcext:value-type="float">
            <text:p>-0.287936958866647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4046273277901" calcext:value-type="float">
            <text:p>1.44046273277901</text:p>
          </table:table-cell>
          <table:table-cell office:value-type="float" office:value="0.928103434348624" calcext:value-type="float">
            <text:p>0.928103434348624</text:p>
          </table:table-cell>
          <table:table-cell office:value-type="float" office:value="0.900537272267895" calcext:value-type="float">
            <text:p>0.900537272267895</text:p>
          </table:table-cell>
          <table:table-cell office:value-type="float" office:value="0.000957080722286" calcext:value-type="float">
            <text:p>0.000957080722286</text:p>
          </table:table-cell>
          <table:table-cell office:value-type="float" office:value="0.001612666164973" calcext:value-type="float">
            <text:p>0.001612666164973</text:p>
          </table:table-cell>
          <table:table-cell office:value-type="float" office:value="1.09254958821793" calcext:value-type="float">
            <text:p>1.09254958821793</text:p>
          </table:table-cell>
          <table:table-cell office:value-type="float" office:value="-1.1321028917941" calcext:value-type="float">
            <text:p>-1.1321028917941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57009979845213" calcext:value-type="float">
            <text:p>2.57009979845213</text:p>
          </table:table-cell>
          <table:table-cell office:value-type="float" office:value="0.473498027085433" calcext:value-type="float">
            <text:p>0.473498027085433</text:p>
          </table:table-cell>
          <table:table-cell office:value-type="float" office:value="2.43104372472932" calcext:value-type="float">
            <text:p>2.43104372472932</text:p>
          </table:table-cell>
          <table:table-cell office:value-type="float" office:value="-0.00000499" calcext:value-type="float">
            <text:p>-4.99E-06</text:p>
          </table:table-cell>
          <table:table-cell office:value-type="float" office:value="0.000689452713839" calcext:value-type="float">
            <text:p>0.000689452713839</text:p>
          </table:table-cell>
          <table:table-cell office:value-type="float" office:value="0.049981853736168" calcext:value-type="float">
            <text:p>0.049981853736168</text:p>
          </table:table-cell>
          <table:table-cell office:value-type="float" office:value="-0.409200076732684" calcext:value-type="float">
            <text:p>-0.409200076732684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5281944205682" calcext:value-type="float">
            <text:p>1.55281944205682</text:p>
          </table:table-cell>
          <table:table-cell office:value-type="float" office:value="0.514704746519035" calcext:value-type="float">
            <text:p>0.514704746519035</text:p>
          </table:table-cell>
          <table:table-cell office:value-type="float" office:value="3.7097691393165" calcext:value-type="float">
            <text:p>3.7097691393165</text:p>
          </table:table-cell>
          <table:table-cell office:value-type="float" office:value="0.00000227" calcext:value-type="float">
            <text:p>2.27E-06</text:p>
          </table:table-cell>
          <table:table-cell office:value-type="float" office:value="0.000485527937603" calcext:value-type="float">
            <text:p>0.000485527937603</text:p>
          </table:table-cell>
          <table:table-cell office:value-type="float" office:value="0.070271454656505" calcext:value-type="float">
            <text:p>0.070271454656505</text:p>
          </table:table-cell>
          <table:table-cell office:value-type="float" office:value="-0.51092584292335" calcext:value-type="float">
            <text:p>-0.51092584292335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.35127895858778" calcext:value-type="float">
            <text:p>1.35127895858778</text:p>
          </table:table-cell>
          <table:table-cell table:style-name="ce1" office:value-type="float" office:value="5.21967323768722" calcext:value-type="float">
            <text:p>5.21967323768722</text:p>
          </table:table-cell>
          <table:table-cell table:style-name="ce1" office:value-type="float" office:value="0.282670091865305" calcext:value-type="float">
            <text:p>0.282670091865305</text:p>
          </table:table-cell>
          <table:table-cell table:style-name="ce1" office:value-type="float" office:value="0.124450193167313" calcext:value-type="float">
            <text:p>0.124450193167313</text:p>
          </table:table-cell>
          <table:table-cell table:style-name="ce1" office:value-type="float" office:value="0.11108398454945" calcext:value-type="float">
            <text:p>0.11108398454945</text:p>
          </table:table-cell>
          <table:table-cell table:style-name="ce1" office:value-type="float" office:value="1106.80017634319" calcext:value-type="float">
            <text:p>1106.80017634319</text:p>
          </table:table-cell>
          <table:table-cell table:style-name="ce1" office:value-type="float" office:value="270.871537808598" calcext:value-type="float">
            <text:p>270.871537808598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15877223490828" calcext:value-type="float">
            <text:p>1.15877223490828</text:p>
          </table:table-cell>
          <table:table-cell office:value-type="float" office:value="0.491751120802169" calcext:value-type="float">
            <text:p>0.491751120802169</text:p>
          </table:table-cell>
          <table:table-cell office:value-type="float" office:value="2.3941047924408" calcext:value-type="float">
            <text:p>2.3941047924408</text:p>
          </table:table-cell>
          <table:table-cell office:value-type="float" office:value="-0.00000484" calcext:value-type="float">
            <text:p>-4.84E-06</text:p>
          </table:table-cell>
          <table:table-cell office:value-type="float" office:value="0.000191426203068" calcext:value-type="float">
            <text:p>0.000191426203068</text:p>
          </table:table-cell>
          <table:table-cell office:value-type="float" office:value="0.057287233898482" calcext:value-type="float">
            <text:p>0.057287233898482</text:p>
          </table:table-cell>
          <table:table-cell office:value-type="float" office:value="-0.436555548465876" calcext:value-type="float">
            <text:p>-0.436555548465876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12024635951394" calcext:value-type="float">
            <text:p>1.12024635951394</text:p>
          </table:table-cell>
          <table:table-cell office:value-type="float" office:value="0.488000609653758" calcext:value-type="float">
            <text:p>0.488000609653758</text:p>
          </table:table-cell>
          <table:table-cell office:value-type="float" office:value="1.91408908973024" calcext:value-type="float">
            <text:p>1.91408908973024</text:p>
          </table:table-cell>
          <table:table-cell office:value-type="float" office:value="-0.00000908" calcext:value-type="float">
            <text:p>-9.08E-06</text:p>
          </table:table-cell>
          <table:table-cell office:value-type="float" office:value="0.000353400121327" calcext:value-type="float">
            <text:p>0.000353400121327</text:p>
          </table:table-cell>
          <table:table-cell office:value-type="float" office:value="0.054841868471163" calcext:value-type="float">
            <text:p>0.054841868471163</text:p>
          </table:table-cell>
          <table:table-cell office:value-type="float" office:value="-0.403495993715039" calcext:value-type="float">
            <text:p>-0.403495993715039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03726791062147" calcext:value-type="float">
            <text:p>2.03726791062147</text:p>
          </table:table-cell>
          <table:table-cell office:value-type="float" office:value="0.746436969530828" calcext:value-type="float">
            <text:p>0.746436969530828</text:p>
          </table:table-cell>
          <table:table-cell office:value-type="float" office:value="4.46846995144616" calcext:value-type="float">
            <text:p>4.46846995144616</text:p>
          </table:table-cell>
          <table:table-cell office:value-type="float" office:value="0.000391821150779" calcext:value-type="float">
            <text:p>0.000391821150779</text:p>
          </table:table-cell>
          <table:table-cell office:value-type="float" office:value="-0.00000599" calcext:value-type="float">
            <text:p>-5.99E-06</text:p>
          </table:table-cell>
          <table:table-cell office:value-type="float" office:value="0.325917584797215" calcext:value-type="float">
            <text:p>0.325917584797215</text:p>
          </table:table-cell>
          <table:table-cell office:value-type="float" office:value="-1.11457306555681" calcext:value-type="float">
            <text:p>-1.11457306555681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.50243148840596" calcext:value-type="float">
            <text:p>1.50243148840596</text:p>
          </table:table-cell>
          <table:table-cell table:style-name="ce1" office:value-type="float" office:value="0.903146003487709" calcext:value-type="float">
            <text:p>0.903146003487709</text:p>
          </table:table-cell>
          <table:table-cell table:style-name="ce1" office:value-type="float" office:value="0.192259224149853" calcext:value-type="float">
            <text:p>0.192259224149853</text:p>
          </table:table-cell>
          <table:table-cell table:style-name="ce1" office:value-type="float" office:value="0.000134235377137" calcext:value-type="float">
            <text:p>0.000134235377137</text:p>
          </table:table-cell>
          <table:table-cell table:style-name="ce1" office:value-type="float" office:value="0.020624009119336" calcext:value-type="float">
            <text:p>0.020624009119336</text:p>
          </table:table-cell>
          <table:table-cell table:style-name="ce1" office:value-type="float" office:value="0.80774397825008" calcext:value-type="float">
            <text:p>0.80774397825008</text:p>
          </table:table-cell>
          <table:table-cell table:style-name="ce1" office:value-type="float" office:value="20.2504573512281" calcext:value-type="float">
            <text:p>20.2504573512281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1831949326689" calcext:value-type="float">
            <text:p>2.1831949326689</text:p>
          </table:table-cell>
          <table:table-cell office:value-type="float" office:value="0.48087705487023" calcext:value-type="float">
            <text:p>0.48087705487023</text:p>
          </table:table-cell>
          <table:table-cell office:value-type="float" office:value="0.676024410040734" calcext:value-type="float">
            <text:p>0.676024410040734</text:p>
          </table:table-cell>
          <table:table-cell office:value-type="float" office:value="-0.0000212" calcext:value-type="float">
            <text:p>-2.12E-05</text:p>
          </table:table-cell>
          <table:table-cell office:value-type="float" office:value="0.001561868986682" calcext:value-type="float">
            <text:p>0.001561868986682</text:p>
          </table:table-cell>
          <table:table-cell office:value-type="float" office:value="0.046185347957855" calcext:value-type="float">
            <text:p>0.046185347957855</text:p>
          </table:table-cell>
          <table:table-cell office:value-type="float" office:value="0.074015873888283" calcext:value-type="float">
            <text:p>0.074015873888283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477953978499" calcext:value-type="float">
            <text:p>1.4477953978499</text:p>
          </table:table-cell>
          <table:table-cell office:value-type="float" office:value="0.42221920235992" calcext:value-type="float">
            <text:p>0.42221920235992</text:p>
          </table:table-cell>
          <table:table-cell office:value-type="float" office:value="1.32804632352649" calcext:value-type="float">
            <text:p>1.32804632352649</text:p>
          </table:table-cell>
          <table:table-cell office:value-type="float" office:value="-0.0000102" calcext:value-type="float">
            <text:p>-1.02E-05</text:p>
          </table:table-cell>
          <table:table-cell office:value-type="float" office:value="0.000525905821894" calcext:value-type="float">
            <text:p>0.000525905821894</text:p>
          </table:table-cell>
          <table:table-cell office:value-type="float" office:value="0.029581904797888" calcext:value-type="float">
            <text:p>0.029581904797888</text:p>
          </table:table-cell>
          <table:table-cell office:value-type="float" office:value="-0.24333847811704" calcext:value-type="float">
            <text:p>-0.24333847811704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22021300278223" calcext:value-type="float">
            <text:p>3.22021300278223</text:p>
          </table:table-cell>
          <table:table-cell office:value-type="float" office:value="0.704123736567345" calcext:value-type="float">
            <text:p>0.704123736567345</text:p>
          </table:table-cell>
          <table:table-cell office:value-type="float" office:value="1.17747847143811" calcext:value-type="float">
            <text:p>1.17747847143811</text:p>
          </table:table-cell>
          <table:table-cell office:value-type="float" office:value="-0.0000433" calcext:value-type="float">
            <text:p>-4.33E-05</text:p>
          </table:table-cell>
          <table:table-cell office:value-type="float" office:value="0.003901500639407" calcext:value-type="float">
            <text:p>0.003901500639407</text:p>
          </table:table-cell>
          <table:table-cell office:value-type="float" office:value="0.24174451849526" calcext:value-type="float">
            <text:p>0.24174451849526</text:p>
          </table:table-cell>
          <table:table-cell office:value-type="float" office:value="-0.62582270302248" calcext:value-type="float">
            <text:p>-0.62582270302248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2652300346499" calcext:value-type="float">
            <text:p>2.62652300346499</text:p>
          </table:table-cell>
          <table:table-cell office:value-type="float" office:value="0.56271909518489" calcext:value-type="float">
            <text:p>0.56271909518489</text:p>
          </table:table-cell>
          <table:table-cell office:value-type="float" office:value="3.84605457767112" calcext:value-type="float">
            <text:p>3.84605457767112</text:p>
          </table:table-cell>
          <table:table-cell office:value-type="float" office:value="-0.0000514" calcext:value-type="float">
            <text:p>-5.14E-05</text:p>
          </table:table-cell>
          <table:table-cell office:value-type="float" office:value="0.000834221996036" calcext:value-type="float">
            <text:p>0.000834221996036</text:p>
          </table:table-cell>
          <table:table-cell office:value-type="float" office:value="0.098631229550277" calcext:value-type="float">
            <text:p>0.098631229550277</text:p>
          </table:table-cell>
          <table:table-cell office:value-type="float" office:value="-0.606747595874249" calcext:value-type="float">
            <text:p>-0.606747595874249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505086938162" calcext:value-type="float">
            <text:p>2.505086938162</text:p>
          </table:table-cell>
          <table:table-cell office:value-type="float" office:value="0.778328438223841" calcext:value-type="float">
            <text:p>0.778328438223841</text:p>
          </table:table-cell>
          <table:table-cell office:value-type="float" office:value="5.36986987242063" calcext:value-type="float">
            <text:p>5.36986987242063</text:p>
          </table:table-cell>
          <table:table-cell office:value-type="float" office:value="0.001126741533149" calcext:value-type="float">
            <text:p>0.001126741533149</text:p>
          </table:table-cell>
          <table:table-cell office:value-type="float" office:value="-0.00058619775967" calcext:value-type="float">
            <text:p>-0.00058619775967</text:p>
          </table:table-cell>
          <table:table-cell office:value-type="float" office:value="0.385232273900523" calcext:value-type="float">
            <text:p>0.385232273900523</text:p>
          </table:table-cell>
          <table:table-cell office:value-type="float" office:value="-1.22108218586634" calcext:value-type="float">
            <text:p>-1.22108218586634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85399745376089" calcext:value-type="float">
            <text:p>1.85399745376089</text:p>
          </table:table-cell>
          <table:table-cell office:value-type="float" office:value="0.584634675401586" calcext:value-type="float">
            <text:p>0.584634675401586</text:p>
          </table:table-cell>
          <table:table-cell office:value-type="float" office:value="2.25734687614223" calcext:value-type="float">
            <text:p>2.25734687614223</text:p>
          </table:table-cell>
          <table:table-cell office:value-type="float" office:value="-0.0000496" calcext:value-type="float">
            <text:p>-4.96E-05</text:p>
          </table:table-cell>
          <table:table-cell office:value-type="float" office:value="0.000882417260318" calcext:value-type="float">
            <text:p>0.000882417260318</text:p>
          </table:table-cell>
          <table:table-cell office:value-type="float" office:value="0.112316843983321" calcext:value-type="float">
            <text:p>0.112316843983321</text:p>
          </table:table-cell>
          <table:table-cell office:value-type="float" office:value="-0.60345195179138" calcext:value-type="float">
            <text:p>-0.60345195179138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25304691452315" calcext:value-type="float">
            <text:p>3.25304691452315</text:p>
          </table:table-cell>
          <table:table-cell office:value-type="float" office:value="0.373668140340593" calcext:value-type="float">
            <text:p>0.373668140340593</text:p>
          </table:table-cell>
          <table:table-cell office:value-type="float" office:value="1.68478633502011" calcext:value-type="float">
            <text:p>1.68478633502011</text:p>
          </table:table-cell>
          <table:table-cell office:value-type="float" office:value="-0.0000534" calcext:value-type="float">
            <text:p>-5.34E-05</text:p>
          </table:table-cell>
          <table:table-cell office:value-type="float" office:value="0.002937623809362" calcext:value-type="float">
            <text:p>0.002937623809362</text:p>
          </table:table-cell>
          <table:table-cell office:value-type="float" office:value="0.018470556912495" calcext:value-type="float">
            <text:p>0.018470556912495</text:p>
          </table:table-cell>
          <table:table-cell office:value-type="float" office:value="-0.222815501784545" calcext:value-type="float">
            <text:p>-0.222815501784545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30876577076218" calcext:value-type="float">
            <text:p>3.30876577076218</text:p>
          </table:table-cell>
          <table:table-cell office:value-type="float" office:value="0.573899076270997" calcext:value-type="float">
            <text:p>0.573899076270997</text:p>
          </table:table-cell>
          <table:table-cell office:value-type="float" office:value="3.87838348881852" calcext:value-type="float">
            <text:p>3.87838348881852</text:p>
          </table:table-cell>
          <table:table-cell office:value-type="float" office:value="-0.000185258296313" calcext:value-type="float">
            <text:p>-0.000185258296313</text:p>
          </table:table-cell>
          <table:table-cell office:value-type="float" office:value="0.001494310004995" calcext:value-type="float">
            <text:p>0.001494310004995</text:p>
          </table:table-cell>
          <table:table-cell office:value-type="float" office:value="0.10415042601948" calcext:value-type="float">
            <text:p>0.10415042601948</text:p>
          </table:table-cell>
          <table:table-cell office:value-type="float" office:value="-0.623812891485478" calcext:value-type="float">
            <text:p>-0.623812891485478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60869966543604" calcext:value-type="float">
            <text:p>2.60869966543604</text:p>
          </table:table-cell>
          <table:table-cell office:value-type="float" office:value="0.38789994584187" calcext:value-type="float">
            <text:p>0.38789994584187</text:p>
          </table:table-cell>
          <table:table-cell office:value-type="float" office:value="0.838062308420554" calcext:value-type="float">
            <text:p>0.838062308420554</text:p>
          </table:table-cell>
          <table:table-cell office:value-type="float" office:value="-0.00000184" calcext:value-type="float">
            <text:p>-1.84E-06</text:p>
          </table:table-cell>
          <table:table-cell office:value-type="float" office:value="0.004321430253605" calcext:value-type="float">
            <text:p>0.004321430253605</text:p>
          </table:table-cell>
          <table:table-cell office:value-type="float" office:value="0.022548610450876" calcext:value-type="float">
            <text:p>0.022548610450876</text:p>
          </table:table-cell>
          <table:table-cell office:value-type="float" office:value="-0.086091902246918" calcext:value-type="float">
            <text:p>-0.086091902246918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77641922503325" calcext:value-type="float">
            <text:p>1.77641922503325</text:p>
          </table:table-cell>
          <table:table-cell office:value-type="float" office:value="0.505318384862437" calcext:value-type="float">
            <text:p>0.505318384862437</text:p>
          </table:table-cell>
          <table:table-cell office:value-type="float" office:value="1.15709578138811" calcext:value-type="float">
            <text:p>1.15709578138811</text:p>
          </table:table-cell>
          <table:table-cell office:value-type="float" office:value="-0.0000109" calcext:value-type="float">
            <text:p>-1.09E-05</text:p>
          </table:table-cell>
          <table:table-cell office:value-type="float" office:value="0.000565925042906" calcext:value-type="float">
            <text:p>0.000565925042906</text:p>
          </table:table-cell>
          <table:table-cell office:value-type="float" office:value="0.061217100444104" calcext:value-type="float">
            <text:p>0.061217100444104</text:p>
          </table:table-cell>
          <table:table-cell office:value-type="float" office:value="-0.304601265436163" calcext:value-type="float">
            <text:p>-0.304601265436163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.15216283927909" calcext:value-type="float">
            <text:p>1.15216283927909</text:p>
          </table:table-cell>
          <table:table-cell table:style-name="ce1" office:value-type="float" office:value="0.391715090190993" calcext:value-type="float">
            <text:p>0.391715090190993</text:p>
          </table:table-cell>
          <table:table-cell table:style-name="ce1" office:value-type="float" office:value="0.499999999999189" calcext:value-type="float">
            <text:p>0.499999999999189</text:p>
          </table:table-cell>
          <table:table-cell table:style-name="ce1" office:value-type="float" office:value="-0.000611888152584" calcext:value-type="float">
            <text:p>-0.000611888152584</text:p>
          </table:table-cell>
          <table:table-cell table:style-name="ce1" office:value-type="float" office:value="0.012666560046902" calcext:value-type="float">
            <text:p>0.012666560046902</text:p>
          </table:table-cell>
          <table:table-cell table:style-name="ce1" office:value-type="float" office:value="-2.98332865458994" calcext:value-type="float">
            <text:p>-2.98332865458994</text:p>
          </table:table-cell>
          <table:table-cell table:style-name="ce1" office:value-type="float" office:value="19.2894347673352" calcext:value-type="float">
            <text:p>19.2894347673352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7076610403131" calcext:value-type="float">
            <text:p>1.97076610403131</text:p>
          </table:table-cell>
          <table:table-cell office:value-type="float" office:value="0.487510603176993" calcext:value-type="float">
            <text:p>0.487510603176993</text:p>
          </table:table-cell>
          <table:table-cell office:value-type="float" office:value="2.22944561943703" calcext:value-type="float">
            <text:p>2.22944561943703</text:p>
          </table:table-cell>
          <table:table-cell office:value-type="float" office:value="-0.00000612" calcext:value-type="float">
            <text:p>-6.12E-06</text:p>
          </table:table-cell>
          <table:table-cell office:value-type="float" office:value="0.001107304622391" calcext:value-type="float">
            <text:p>0.001107304622391</text:p>
          </table:table-cell>
          <table:table-cell office:value-type="float" office:value="0.056214705603701" calcext:value-type="float">
            <text:p>0.056214705603701</text:p>
          </table:table-cell>
          <table:table-cell office:value-type="float" office:value="-0.426379417206424" calcext:value-type="float">
            <text:p>-0.426379417206424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52418637450547" calcext:value-type="float">
            <text:p>2.52418637450547</text:p>
          </table:table-cell>
          <table:table-cell office:value-type="float" office:value="0.468929477681367" calcext:value-type="float">
            <text:p>0.468929477681367</text:p>
          </table:table-cell>
          <table:table-cell office:value-type="float" office:value="2.6442651400791" calcext:value-type="float">
            <text:p>2.644265140079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0.001699547945174" calcext:value-type="float">
            <text:p>0.001699547945174</text:p>
          </table:table-cell>
          <table:table-cell office:value-type="float" office:value="0.047547253843092" calcext:value-type="float">
            <text:p>0.047547253843092</text:p>
          </table:table-cell>
          <table:table-cell office:value-type="float" office:value="-0.404688373148649" calcext:value-type="float">
            <text:p>-0.404688373148649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74081891751082" calcext:value-type="float">
            <text:p>2.74081891751082</text:p>
          </table:table-cell>
          <table:table-cell office:value-type="float" office:value="0.374668903158685" calcext:value-type="float">
            <text:p>0.374668903158685</text:p>
          </table:table-cell>
          <table:table-cell office:value-type="float" office:value="3.25724121196841" calcext:value-type="float">
            <text:p>3.25724121196841</text:p>
          </table:table-cell>
          <table:table-cell office:value-type="float" office:value="-0.00000973" calcext:value-type="float">
            <text:p>-9.73E-06</text:p>
          </table:table-cell>
          <table:table-cell office:value-type="float" office:value="0.001134955382495" calcext:value-type="float">
            <text:p>0.001134955382495</text:p>
          </table:table-cell>
          <table:table-cell office:value-type="float" office:value="0.019584895217968" calcext:value-type="float">
            <text:p>0.019584895217968</text:p>
          </table:table-cell>
          <table:table-cell office:value-type="float" office:value="-0.266663638395233" calcext:value-type="float">
            <text:p>-0.266663638395233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12345364325967" calcext:value-type="float">
            <text:p>2.12345364325967</text:p>
          </table:table-cell>
          <table:table-cell office:value-type="float" office:value="0.455893672436241" calcext:value-type="float">
            <text:p>0.455893672436241</text:p>
          </table:table-cell>
          <table:table-cell office:value-type="float" office:value="0.357529892511062" calcext:value-type="float">
            <text:p>0.357529892511062</text:p>
          </table:table-cell>
          <table:table-cell office:value-type="float" office:value="0.0000545" calcext:value-type="float">
            <text:p>5.45E-05</text:p>
          </table:table-cell>
          <table:table-cell office:value-type="float" office:value="0.011036170511247" calcext:value-type="float">
            <text:p>0.011036170511247</text:p>
          </table:table-cell>
          <table:table-cell office:value-type="float" office:value="0.051028074355315" calcext:value-type="float">
            <text:p>0.051028074355315</text:p>
          </table:table-cell>
          <table:table-cell office:value-type="float" office:value="1.17069328450284" calcext:value-type="float">
            <text:p>1.17069328450284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99255066453179" calcext:value-type="float">
            <text:p>3.99255066453179</text:p>
          </table:table-cell>
          <table:table-cell office:value-type="float" office:value="0.351131827526623" calcext:value-type="float">
            <text:p>0.351131827526623</text:p>
          </table:table-cell>
          <table:table-cell office:value-type="float" office:value="3.51131827526623" calcext:value-type="float">
            <text:p>3.51131827526623</text:p>
          </table:table-cell>
          <table:table-cell office:value-type="float" office:value="-0.00000327" calcext:value-type="float">
            <text:p>-3.27E-06</text:p>
          </table:table-cell>
          <table:table-cell office:value-type="float" office:value="0.00249497312176" calcext:value-type="float">
            <text:p>0.00249497312176</text:p>
          </table:table-cell>
          <table:table-cell office:value-type="float" office:value="0.012574695288483" calcext:value-type="float">
            <text:p>0.012574695288483</text:p>
          </table:table-cell>
          <table:table-cell office:value-type="float" office:value="-0.225283439235543" calcext:value-type="float">
            <text:p>-0.225283439235543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9952552486038" calcext:value-type="float">
            <text:p>1.79952552486038</text:p>
          </table:table-cell>
          <table:table-cell office:value-type="float" office:value="0.726841454137345" calcext:value-type="float">
            <text:p>0.726841454137345</text:p>
          </table:table-cell>
          <table:table-cell office:value-type="float" office:value="0.261556162660365" calcext:value-type="float">
            <text:p>0.261556162660365</text:p>
          </table:table-cell>
          <table:table-cell office:value-type="float" office:value="-0.00000657" calcext:value-type="float">
            <text:p>-6.57E-06</text:p>
          </table:table-cell>
          <table:table-cell office:value-type="float" office:value="0.009585301597577" calcext:value-type="float">
            <text:p>0.009585301597577</text:p>
          </table:table-cell>
          <table:table-cell office:value-type="float" office:value="0.273800088070225" calcext:value-type="float">
            <text:p>0.273800088070225</text:p>
          </table:table-cell>
          <table:table-cell office:value-type="float" office:value="6.67573623179569" calcext:value-type="float">
            <text:p>6.67573623179569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373101128597" calcext:value-type="float">
            <text:p>1.77373101128597</text:p>
          </table:table-cell>
          <table:table-cell office:value-type="float" office:value="0.467803601929388" calcext:value-type="float">
            <text:p>0.467803601929388</text:p>
          </table:table-cell>
          <table:table-cell office:value-type="float" office:value="1.53855846375965" calcext:value-type="float">
            <text:p>1.53855846375965</text:p>
          </table:table-cell>
          <table:table-cell office:value-type="float" office:value="-0.0000571" calcext:value-type="float">
            <text:p>-5.71E-05</text:p>
          </table:table-cell>
          <table:table-cell office:value-type="float" office:value="0.002646241586569" calcext:value-type="float">
            <text:p>0.002646241586569</text:p>
          </table:table-cell>
          <table:table-cell office:value-type="float" office:value="0.045682625817098" calcext:value-type="float">
            <text:p>0.045682625817098</text:p>
          </table:table-cell>
          <table:table-cell office:value-type="float" office:value="-0.335254375440473" calcext:value-type="float">
            <text:p>-0.335254375440473</text:p>
          </table:table-cell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.44225418613618" calcext:value-type="float">
            <text:p>1.44225418613618</text:p>
          </table:table-cell>
          <table:table-cell table:style-name="ce1" office:value-type="float" office:value="1.44984861038101" calcext:value-type="float">
            <text:p>1.44984861038101</text:p>
          </table:table-cell>
          <table:table-cell table:style-name="ce1" office:value-type="float" office:value="39564041.3857758" calcext:value-type="float">
            <text:p>39564041.3857758</text:p>
          </table:table-cell>
          <table:table-cell table:style-name="ce1" office:value-type="float" office:value="0.000357897426441" calcext:value-type="float">
            <text:p>0.000357897426441</text:p>
          </table:table-cell>
          <table:table-cell table:style-name="ce1" office:value-type="float" office:value="0.058348865418133" calcext:value-type="float">
            <text:p>0.058348865418133</text:p>
          </table:table-cell>
          <table:table-cell table:style-name="ce1" office:value-type="float" office:value="5.27027781705896" calcext:value-type="float">
            <text:p>5.27027781705896</text:p>
          </table:table-cell>
          <table:table-cell table:style-name="ce1" office:value-type="float" office:value="134.63720513286" calcext:value-type="float">
            <text:p>134.63720513286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4003687470808" calcext:value-type="float">
            <text:p>2.24003687470808</text:p>
          </table:table-cell>
          <table:table-cell office:value-type="float" office:value="0.700912343852692" calcext:value-type="float">
            <text:p>0.700912343852692</text:p>
          </table:table-cell>
          <table:table-cell office:value-type="float" office:value="0.703368624769976" calcext:value-type="float">
            <text:p>0.703368624769976</text:p>
          </table:table-cell>
          <table:table-cell office:value-type="float" office:value="-0.0000513" calcext:value-type="float">
            <text:p>-5.13E-05</text:p>
          </table:table-cell>
          <table:table-cell office:value-type="float" office:value="0.003851391189161" calcext:value-type="float">
            <text:p>0.003851391189161</text:p>
          </table:table-cell>
          <table:table-cell office:value-type="float" office:value="0.22777204645836" calcext:value-type="float">
            <text:p>0.22777204645836</text:p>
          </table:table-cell>
          <table:table-cell office:value-type="float" office:value="0.03773979368642" calcext:value-type="float">
            <text:p>0.03773979368642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21865652258974" calcext:value-type="float">
            <text:p>1.21865652258974</text:p>
          </table:table-cell>
          <table:table-cell office:value-type="float" office:value="0.383176942485321" calcext:value-type="float">
            <text:p>0.383176942485321</text:p>
          </table:table-cell>
          <table:table-cell office:value-type="float" office:value="1.41581548434542" calcext:value-type="float">
            <text:p>1.41581548434542</text:p>
          </table:table-cell>
          <table:table-cell office:value-type="float" office:value="-0.0000000714" calcext:value-type="float">
            <text:p>-7.14E-08</text:p>
          </table:table-cell>
          <table:table-cell office:value-type="float" office:value="0.000452529420869" calcext:value-type="float">
            <text:p>0.000452529420869</text:p>
          </table:table-cell>
          <table:table-cell office:value-type="float" office:value="0.021545879396707" calcext:value-type="float">
            <text:p>0.021545879396707</text:p>
          </table:table-cell>
          <table:table-cell office:value-type="float" office:value="-0.220324061076609" calcext:value-type="float">
            <text:p>-0.220324061076609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59851110493364" calcext:value-type="float">
            <text:p>2.59851110493364</text:p>
          </table:table-cell>
          <table:table-cell office:value-type="float" office:value="0.365911273497788" calcext:value-type="float">
            <text:p>0.365911273497788</text:p>
          </table:table-cell>
          <table:table-cell office:value-type="float" office:value="1.61008952035339" calcext:value-type="float">
            <text:p>1.61008952035339</text:p>
          </table:table-cell>
          <table:table-cell office:value-type="float" office:value="-0.0000236" calcext:value-type="float">
            <text:p>-2.36E-05</text:p>
          </table:table-cell>
          <table:table-cell office:value-type="float" office:value="0.001985374479943" calcext:value-type="float">
            <text:p>0.001985374479943</text:p>
          </table:table-cell>
          <table:table-cell office:value-type="float" office:value="0.017252998851775" calcext:value-type="float">
            <text:p>0.017252998851775</text:p>
          </table:table-cell>
          <table:table-cell office:value-type="float" office:value="-0.211148199369979" calcext:value-type="float">
            <text:p>-0.211148199369979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2.06536604632698" calcext:value-type="float">
            <text:p>2.06536604632698</text:p>
          </table:table-cell>
          <table:table-cell table:style-name="ce1" office:value-type="float" office:value="3.02491390732896" calcext:value-type="float">
            <text:p>3.02491390732896</text:p>
          </table:table-cell>
          <table:table-cell table:style-name="ce1" office:value-type="float" office:value="298228282.596537" calcext:value-type="float">
            <text:p>298228282.596537</text:p>
          </table:table-cell>
          <table:table-cell table:style-name="ce1" office:value-type="float" office:value="-0.005663098561291" calcext:value-type="float">
            <text:p>-0.005663098561291</text:p>
          </table:table-cell>
          <table:table-cell table:style-name="ce1" office:value-type="float" office:value="3.05460951469989" calcext:value-type="float">
            <text:p>3.05460951469989</text:p>
          </table:table-cell>
          <table:table-cell table:style-name="ce1" office:value-type="float" office:value="77.8649777573522" calcext:value-type="float">
            <text:p>77.8649777573522</text:p>
          </table:table-cell>
          <table:table-cell table:style-name="ce1" office:value-type="float" office:value="3142.20584065072" calcext:value-type="float">
            <text:p>3142.20584065072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60805986012418" calcext:value-type="float">
            <text:p>1.60805986012418</text:p>
          </table:table-cell>
          <table:table-cell office:value-type="float" office:value="0.788172570595564" calcext:value-type="float">
            <text:p>0.788172570595564</text:p>
          </table:table-cell>
          <table:table-cell office:value-type="float" office:value="0.241067018004727" calcext:value-type="float">
            <text:p>0.241067018004727</text:p>
          </table:table-cell>
          <table:table-cell office:value-type="float" office:value="-0.0000179" calcext:value-type="float">
            <text:p>-1.79E-05</text:p>
          </table:table-cell>
          <table:table-cell office:value-type="float" office:value="0.014554050351828" calcext:value-type="float">
            <text:p>0.014554050351828</text:p>
          </table:table-cell>
          <table:table-cell office:value-type="float" office:value="0.372752745897634" calcext:value-type="float">
            <text:p>0.372752745897634</text:p>
          </table:table-cell>
          <table:table-cell office:value-type="float" office:value="9.46830678354438" calcext:value-type="float">
            <text:p>9.46830678354438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3949010113495" calcext:value-type="float">
            <text:p>1.43949010113495</text:p>
          </table:table-cell>
          <table:table-cell office:value-type="float" office:value="0.460491355619103" calcext:value-type="float">
            <text:p>0.460491355619103</text:p>
          </table:table-cell>
          <table:table-cell office:value-type="float" office:value="1.2510365905222" calcext:value-type="float">
            <text:p>1.2510365905222</text:p>
          </table:table-cell>
          <table:table-cell office:value-type="float" office:value="-0.00000952" calcext:value-type="float">
            <text:p>-9.52E-06</text:p>
          </table:table-cell>
          <table:table-cell office:value-type="float" office:value="0.000495129522378" calcext:value-type="float">
            <text:p>0.000495129522378</text:p>
          </table:table-cell>
          <table:table-cell office:value-type="float" office:value="0.042104742976836" calcext:value-type="float">
            <text:p>0.042104742976836</text:p>
          </table:table-cell>
          <table:table-cell office:value-type="float" office:value="-0.275330039169083" calcext:value-type="float">
            <text:p>-0.275330039169083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29554736003383" calcext:value-type="float">
            <text:p>1.29554736003383</text:p>
          </table:table-cell>
          <table:table-cell office:value-type="float" office:value="0.517813202004368" calcext:value-type="float">
            <text:p>0.517813202004368</text:p>
          </table:table-cell>
          <table:table-cell office:value-type="float" office:value="4.01379478489407" calcext:value-type="float">
            <text:p>4.01379478489407</text:p>
          </table:table-cell>
          <table:table-cell office:value-type="float" office:value="-0.000006" calcext:value-type="float">
            <text:p>-6E-06</text:p>
          </table:table-cell>
          <table:table-cell office:value-type="float" office:value="0.000134201008916" calcext:value-type="float">
            <text:p>0.000134201008916</text:p>
          </table:table-cell>
          <table:table-cell office:value-type="float" office:value="0.071001861246601" calcext:value-type="float">
            <text:p>0.071001861246601</text:p>
          </table:table-cell>
          <table:table-cell office:value-type="float" office:value="-0.516300968013396" calcext:value-type="float">
            <text:p>-0.516300968013396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33318335635909" calcext:value-type="float">
            <text:p>2.33318335635909</text:p>
          </table:table-cell>
          <table:table-cell office:value-type="float" office:value="0.656835184882893" calcext:value-type="float">
            <text:p>0.656835184882893</text:p>
          </table:table-cell>
          <table:table-cell office:value-type="float" office:value="2.48571165758611" calcext:value-type="float">
            <text:p>2.48571165758611</text:p>
          </table:table-cell>
          <table:table-cell office:value-type="float" office:value="0.000527714122869" calcext:value-type="float">
            <text:p>0.000527714122869</text:p>
          </table:table-cell>
          <table:table-cell office:value-type="float" office:value="0.001804773703362" calcext:value-type="float">
            <text:p>0.001804773703362</text:p>
          </table:table-cell>
          <table:table-cell office:value-type="float" office:value="0.198221148840311" calcext:value-type="float">
            <text:p>0.198221148840311</text:p>
          </table:table-cell>
          <table:table-cell office:value-type="float" office:value="-0.821526494017212" calcext:value-type="float">
            <text:p>-0.821526494017212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.12001056570561" calcext:value-type="float">
            <text:p>1.12001056570561</text:p>
          </table:table-cell>
          <table:table-cell table:style-name="ce1" office:value-type="float" office:value="0.059218655086384" calcext:value-type="float">
            <text:p>0.059218655086384</text:p>
          </table:table-cell>
          <table:table-cell table:style-name="ce1" office:value-type="float" office:value="0.592186550860763" calcext:value-type="float">
            <text:p>0.592186550860763</text:p>
          </table:table-cell>
          <table:table-cell table:style-name="ce1" office:value-type="float" office:value="-0.00002" calcext:value-type="float">
            <text:p>-2E-05</text:p>
          </table:table-cell>
          <table:table-cell table:style-name="ce1" office:value-type="float" office:value="0.025760745147883" calcext:value-type="float">
            <text:p>0.025760745147883</text:p>
          </table:table-cell>
          <table:table-cell table:style-name="ce1" office:value-type="float" office:value="-0.167570704834446" calcext:value-type="float">
            <text:p>-0.167570704834446</text:p>
          </table:table-cell>
          <table:table-cell table:style-name="ce1" office:value-type="float" office:value="47.7803297423042" calcext:value-type="float">
            <text:p>47.7803297423042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15911996373723" calcext:value-type="float">
            <text:p>1.15911996373723</text:p>
          </table:table-cell>
          <table:table-cell office:value-type="float" office:value="0.465947160241249" calcext:value-type="float">
            <text:p>0.465947160241249</text:p>
          </table:table-cell>
          <table:table-cell office:value-type="float" office:value="1.20142890345339" calcext:value-type="float">
            <text:p>1.20142890345339</text:p>
          </table:table-cell>
          <table:table-cell office:value-type="float" office:value="-0.0000149" calcext:value-type="float">
            <text:p>-1.49E-05</text:p>
          </table:table-cell>
          <table:table-cell office:value-type="float" office:value="0.000739193640685" calcext:value-type="float">
            <text:p>0.000739193640685</text:p>
          </table:table-cell>
          <table:table-cell office:value-type="float" office:value="0.043794371640751" calcext:value-type="float">
            <text:p>0.043794371640751</text:p>
          </table:table-cell>
          <table:table-cell office:value-type="float" office:value="-0.26867816535954" calcext:value-type="float">
            <text:p>-0.26867816535954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659012958647" calcext:value-type="float">
            <text:p>2.3659012958647</text:p>
          </table:table-cell>
          <table:table-cell office:value-type="float" office:value="0.577818377926139" calcext:value-type="float">
            <text:p>0.577818377926139</text:p>
          </table:table-cell>
          <table:table-cell office:value-type="float" office:value="2.90143569065758" calcext:value-type="float">
            <text:p>2.90143569065758</text:p>
          </table:table-cell>
          <table:table-cell office:value-type="float" office:value="-0.000146519201914" calcext:value-type="float">
            <text:p>-0.000146519201914</text:p>
          </table:table-cell>
          <table:table-cell office:value-type="float" office:value="0.001613253401355" calcext:value-type="float">
            <text:p>0.001613253401355</text:p>
          </table:table-cell>
          <table:table-cell office:value-type="float" office:value="0.10654378385237" calcext:value-type="float">
            <text:p>0.10654378385237</text:p>
          </table:table-cell>
          <table:table-cell office:value-type="float" office:value="-0.613487006721221" calcext:value-type="float">
            <text:p>-0.613487006721221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54810467163882" calcext:value-type="float">
            <text:p>1.54810467163882</text:p>
          </table:table-cell>
          <table:table-cell office:value-type="float" office:value="0.537333206694353" calcext:value-type="float">
            <text:p>0.537333206694353</text:p>
          </table:table-cell>
          <table:table-cell office:value-type="float" office:value="2.22601256956232" calcext:value-type="float">
            <text:p>2.22601256956232</text:p>
          </table:table-cell>
          <table:table-cell office:value-type="float" office:value="-0.00000427" calcext:value-type="float">
            <text:p>-4.27E-06</text:p>
          </table:table-cell>
          <table:table-cell office:value-type="float" office:value="0.000491916544089" calcext:value-type="float">
            <text:p>0.000491916544089</text:p>
          </table:table-cell>
          <table:table-cell office:value-type="float" office:value="0.08284144661715" calcext:value-type="float">
            <text:p>0.08284144661715</text:p>
          </table:table-cell>
          <table:table-cell office:value-type="float" office:value="-0.517381186674066" calcext:value-type="float">
            <text:p>-0.517381186674066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69070686832938" calcext:value-type="float">
            <text:p>2.69070686832938</text:p>
          </table:table-cell>
          <table:table-cell office:value-type="float" office:value="0.964065992147659" calcext:value-type="float">
            <text:p>0.964065992147659</text:p>
          </table:table-cell>
          <table:table-cell office:value-type="float" office:value="0.614090419504388" calcext:value-type="float">
            <text:p>0.614090419504388</text:p>
          </table:table-cell>
          <table:table-cell office:value-type="float" office:value="-0.000529577261325" calcext:value-type="float">
            <text:p>-0.000529577261325</text:p>
          </table:table-cell>
          <table:table-cell office:value-type="float" office:value="0.014855811778039" calcext:value-type="float">
            <text:p>0.014855811778039</text:p>
          </table:table-cell>
          <table:table-cell office:value-type="float" office:value="0.772556661547716" calcext:value-type="float">
            <text:p>0.772556661547716</text:p>
          </table:table-cell>
          <table:table-cell office:value-type="float" office:value="0.701503653480889" calcext:value-type="float">
            <text:p>0.701503653480889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82483369426379" calcext:value-type="float">
            <text:p>1.82483369426379</text:p>
          </table:table-cell>
          <table:table-cell office:value-type="float" office:value="0.40688984980749" calcext:value-type="float">
            <text:p>0.40688984980749</text:p>
          </table:table-cell>
          <table:table-cell office:value-type="float" office:value="0.48249416172532" calcext:value-type="float">
            <text:p>0.48249416172532</text:p>
          </table:table-cell>
          <table:table-cell office:value-type="float" office:value="0.0000044" calcext:value-type="float">
            <text:p>4.4E-06</text:p>
          </table:table-cell>
          <table:table-cell office:value-type="float" office:value="0.0025391052949" calcext:value-type="float">
            <text:p>0.0025391052949</text:p>
          </table:table-cell>
          <table:table-cell office:value-type="float" office:value="0.028628063383397" calcext:value-type="float">
            <text:p>0.028628063383397</text:p>
          </table:table-cell>
          <table:table-cell office:value-type="float" office:value="0.372603515800777" calcext:value-type="float">
            <text:p>0.372603515800777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7123626655673" calcext:value-type="float">
            <text:p>1.97123626655673</text:p>
          </table:table-cell>
          <table:table-cell office:value-type="float" office:value="0.614983930596882" calcext:value-type="float">
            <text:p>0.614983930596882</text:p>
          </table:table-cell>
          <table:table-cell office:value-type="float" office:value="2.31692470757619" calcext:value-type="float">
            <text:p>2.31692470757619</text:p>
          </table:table-cell>
          <table:table-cell office:value-type="float" office:value="-0.0000462" calcext:value-type="float">
            <text:p>-4.62E-05</text:p>
          </table:table-cell>
          <table:table-cell office:value-type="float" office:value="0.001021016135485" calcext:value-type="float">
            <text:p>0.001021016135485</text:p>
          </table:table-cell>
          <table:table-cell office:value-type="float" office:value="0.139417234945934" calcext:value-type="float">
            <text:p>0.139417234945934</text:p>
          </table:table-cell>
          <table:table-cell office:value-type="float" office:value="-0.67643993887503" calcext:value-type="float">
            <text:p>-0.67643993887503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90352367083924" calcext:value-type="float">
            <text:p>2.90352367083924</text:p>
          </table:table-cell>
          <table:table-cell office:value-type="float" office:value="0.381772090260096" calcext:value-type="float">
            <text:p>0.381772090260096</text:p>
          </table:table-cell>
          <table:table-cell office:value-type="float" office:value="1.66112460052446" calcext:value-type="float">
            <text:p>1.66112460052446</text:p>
          </table:table-cell>
          <table:table-cell office:value-type="float" office:value="-0.0000411" calcext:value-type="float">
            <text:p>-4.11E-05</text:p>
          </table:table-cell>
          <table:table-cell office:value-type="float" office:value="0.002082713195256" calcext:value-type="float">
            <text:p>0.002082713195256</text:p>
          </table:table-cell>
          <table:table-cell office:value-type="float" office:value="0.020038390995664" calcext:value-type="float">
            <text:p>0.020038390995664</text:p>
          </table:table-cell>
          <table:table-cell office:value-type="float" office:value="-0.230527961501584" calcext:value-type="float">
            <text:p>-0.230527961501584</text:p>
          </table:table-cell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.55739116319826" calcext:value-type="float">
            <text:p>1.55739116319826</text:p>
          </table:table-cell>
          <table:table-cell table:style-name="ce1" office:value-type="float" office:value="0.115824404015919" calcext:value-type="float">
            <text:p>0.115824404015919</text:p>
          </table:table-cell>
          <table:table-cell table:style-name="ce1" office:value-type="float" office:value="1.15824404013607" calcext:value-type="float">
            <text:p>1.15824404013607</text:p>
          </table:table-cell>
          <table:table-cell table:style-name="ce1" office:value-type="float" office:value="-24.560833470595" calcext:value-type="float">
            <text:p>-24.560833470595</text:p>
          </table:table-cell>
          <table:table-cell table:style-name="ce1" office:value-type="float" office:value="9419.04212896758" calcext:value-type="float">
            <text:p>9419.04212896758</text:p>
          </table:table-cell>
          <table:table-cell table:style-name="ce1" office:value-type="float" office:value="-305028.66704086" calcext:value-type="float">
            <text:p>-305028.66704086</text:p>
          </table:table-cell>
          <table:table-cell table:style-name="ce1" office:value-type="float" office:value="22737384.6204517" calcext:value-type="float">
            <text:p>22737384.6204517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.26331824492395" calcext:value-type="float">
            <text:p>2.26331824492395</text:p>
          </table:table-cell>
          <table:table-cell table:style-name="ce1" office:value-type="float" office:value="39.8543751155477" calcext:value-type="float">
            <text:p>39.8543751155477</text:p>
          </table:table-cell>
          <table:table-cell table:style-name="ce1" office:value-type="float" office:value="35606730.6563963" calcext:value-type="float">
            <text:p>35606730.6563963</text:p>
          </table:table-cell>
          <table:table-cell table:style-name="ce1" office:value-type="float" office:value="-4.94036832940795" calcext:value-type="float">
            <text:p>-4.94036832940795</text:p>
          </table:table-cell>
          <table:table-cell table:style-name="ce1" office:value-type="float" office:value="289780.109962058" calcext:value-type="float">
            <text:p>289780.109962058</text:p>
          </table:table-cell>
          <table:table-cell table:style-name="ce1" office:value-type="float" office:value="2517957.77074609" calcext:value-type="float">
            <text:p>2517957.77074609</text:p>
          </table:table-cell>
          <table:table-cell table:style-name="ce1" office:value-type="float" office:value="291252322.376775" calcext:value-type="float">
            <text:p>291252322.376775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60575995373496" calcext:value-type="float">
            <text:p>2.60575995373496</text:p>
          </table:table-cell>
          <table:table-cell office:value-type="float" office:value="0.974258228811708" calcext:value-type="float">
            <text:p>0.974258228811708</text:p>
          </table:table-cell>
          <table:table-cell office:value-type="float" office:value="5.78841696459235" calcext:value-type="float">
            <text:p>5.78841696459235</text:p>
          </table:table-cell>
          <table:table-cell office:value-type="float" office:value="0.003029741278624" calcext:value-type="float">
            <text:p>0.003029741278624</text:p>
          </table:table-cell>
          <table:table-cell office:value-type="float" office:value="-0.00099317963033" calcext:value-type="float">
            <text:p>-0.00099317963033</text:p>
          </table:table-cell>
          <table:table-cell office:value-type="float" office:value="0.939367927364347" calcext:value-type="float">
            <text:p>0.939367927364347</text:p>
          </table:table-cell>
          <table:table-cell office:value-type="float" office:value="-1.91095493897532" calcext:value-type="float">
            <text:p>-1.91095493897532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94626961347871" calcext:value-type="float">
            <text:p>2.94626961347871</text:p>
          </table:table-cell>
          <table:table-cell office:value-type="float" office:value="0.514728434162412" calcext:value-type="float">
            <text:p>0.514728434162412</text:p>
          </table:table-cell>
          <table:table-cell office:value-type="float" office:value="1.20710920079148" calcext:value-type="float">
            <text:p>1.20710920079148</text:p>
          </table:table-cell>
          <table:table-cell office:value-type="float" office:value="0.0000605" calcext:value-type="float">
            <text:p>6.05E-05</text:p>
          </table:table-cell>
          <table:table-cell office:value-type="float" office:value="0.007944899534852" calcext:value-type="float">
            <text:p>0.007944899534852</text:p>
          </table:table-cell>
          <table:table-cell office:value-type="float" office:value="0.071542462079231" calcext:value-type="float">
            <text:p>0.071542462079231</text:p>
          </table:table-cell>
          <table:table-cell office:value-type="float" office:value="-0.353168176162604" calcext:value-type="float">
            <text:p>-0.35316817616260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02585662828678" calcext:value-type="float">
            <text:p>2.02585662828678</text:p>
          </table:table-cell>
          <table:table-cell office:value-type="float" office:value="0.63534613074156" calcext:value-type="float">
            <text:p>0.63534613074156</text:p>
          </table:table-cell>
          <table:table-cell office:value-type="float" office:value="2.02956081221142" calcext:value-type="float">
            <text:p>2.02956081221142</text:p>
          </table:table-cell>
          <table:table-cell office:value-type="float" office:value="0.000329691162218" calcext:value-type="float">
            <text:p>0.000329691162218</text:p>
          </table:table-cell>
          <table:table-cell office:value-type="float" office:value="0.001535753764801" calcext:value-type="float">
            <text:p>0.001535753764801</text:p>
          </table:table-cell>
          <table:table-cell office:value-type="float" office:value="0.176575643436315" calcext:value-type="float">
            <text:p>0.176575643436315</text:p>
          </table:table-cell>
          <table:table-cell office:value-type="float" office:value="-0.743835656249035" calcext:value-type="float">
            <text:p>-0.743835656249035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23924216764771" calcext:value-type="float">
            <text:p>2.23924216764771</text:p>
          </table:table-cell>
          <table:table-cell office:value-type="float" office:value="0.542607379925874" calcext:value-type="float">
            <text:p>0.542607379925874</text:p>
          </table:table-cell>
          <table:table-cell office:value-type="float" office:value="0.718873775031787" calcext:value-type="float">
            <text:p>0.718873775031787</text:p>
          </table:table-cell>
          <table:table-cell office:value-type="float" office:value="-0.0000765" calcext:value-type="float">
            <text:p>-7.65E-05</text:p>
          </table:table-cell>
          <table:table-cell office:value-type="float" office:value="0.006864254105096" calcext:value-type="float">
            <text:p>0.006864254105096</text:p>
          </table:table-cell>
          <table:table-cell office:value-type="float" office:value="0.080090067815664" calcext:value-type="float">
            <text:p>0.080090067815664</text:p>
          </table:table-cell>
          <table:table-cell office:value-type="float" office:value="0.002868762900449" calcext:value-type="float">
            <text:p>0.002868762900449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2324518196153" calcext:value-type="float">
            <text:p>2.2324518196153</text:p>
          </table:table-cell>
          <table:table-cell office:value-type="float" office:value="0.437154791817641" calcext:value-type="float">
            <text:p>0.437154791817641</text:p>
          </table:table-cell>
          <table:table-cell office:value-type="float" office:value="0.79596957732617" calcext:value-type="float">
            <text:p>0.79596957732617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0.006792846528023" calcext:value-type="float">
            <text:p>0.006792846528023</text:p>
          </table:table-cell>
          <table:table-cell office:value-type="float" office:value="0.03402092339625" calcext:value-type="float">
            <text:p>0.03402092339625</text:p>
          </table:table-cell>
          <table:table-cell office:value-type="float" office:value="-0.067711527057588" calcext:value-type="float">
            <text:p>-0.067711527057588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87943294260553" calcext:value-type="float">
            <text:p>1.87943294260553</text:p>
          </table:table-cell>
          <table:table-cell office:value-type="float" office:value="0.119879877342407" calcext:value-type="float">
            <text:p>0.119879877342407</text:p>
          </table:table-cell>
          <table:table-cell office:value-type="float" office:value="1.1987987734235" calcext:value-type="float">
            <text:p>1.1987987734235</text:p>
          </table:table-cell>
          <table:table-cell office:value-type="float" office:value="-0.0000419" calcext:value-type="float">
            <text:p>-4.19E-05</text:p>
          </table:table-cell>
          <table:table-cell office:value-type="float" office:value="0.006811628797546" calcext:value-type="float">
            <text:p>0.006811628797546</text:p>
          </table:table-cell>
          <table:table-cell office:value-type="float" office:value="-0.052616359888833" calcext:value-type="float">
            <text:p>-0.052616359888833</text:p>
          </table:table-cell>
          <table:table-cell office:value-type="float" office:value="3.64686899245216" calcext:value-type="float">
            <text:p>3.64686899245216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97271359445437" calcext:value-type="float">
            <text:p>2.97271359445437</text:p>
          </table:table-cell>
          <table:table-cell office:value-type="float" office:value="0.53086644024491" calcext:value-type="float">
            <text:p>0.53086644024491</text:p>
          </table:table-cell>
          <table:table-cell office:value-type="float" office:value="1.45052381746176" calcext:value-type="float">
            <text:p>1.45052381746176</text:p>
          </table:table-cell>
          <table:table-cell office:value-type="float" office:value="-0.0000367" calcext:value-type="float">
            <text:p>-3.67E-05</text:p>
          </table:table-cell>
          <table:table-cell office:value-type="float" office:value="0.003897981316317" calcext:value-type="float">
            <text:p>0.003897981316317</text:p>
          </table:table-cell>
          <table:table-cell office:value-type="float" office:value="0.078116521086371" calcext:value-type="float">
            <text:p>0.078116521086371</text:p>
          </table:table-cell>
          <table:table-cell office:value-type="float" office:value="-0.425081491444859" calcext:value-type="float">
            <text:p>-0.425081491444859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25586060161072" calcext:value-type="float">
            <text:p>1.25586060161072</text:p>
          </table:table-cell>
          <table:table-cell office:value-type="float" office:value="0.374619444099048" calcext:value-type="float">
            <text:p>0.374619444099048</text:p>
          </table:table-cell>
          <table:table-cell office:value-type="float" office:value="1.27922426764366" calcext:value-type="float">
            <text:p>1.27922426764366</text:p>
          </table:table-cell>
          <table:table-cell office:value-type="float" office:value="0.00000387" calcext:value-type="float">
            <text:p>3.87E-06</text:p>
          </table:table-cell>
          <table:table-cell office:value-type="float" office:value="0.000426542106361" calcext:value-type="float">
            <text:p>0.000426542106361</text:p>
          </table:table-cell>
          <table:table-cell office:value-type="float" office:value="0.020425433469755" calcext:value-type="float">
            <text:p>0.020425433469755</text:p>
          </table:table-cell>
          <table:table-cell office:value-type="float" office:value="-0.200171154210522" calcext:value-type="float">
            <text:p>-0.200171154210522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56115571084247" calcext:value-type="float">
            <text:p>1.56115571084247</text:p>
          </table:table-cell>
          <table:table-cell office:value-type="float" office:value="0.389984914484612" calcext:value-type="float">
            <text:p>0.389984914484612</text:p>
          </table:table-cell>
          <table:table-cell office:value-type="float" office:value="1.46608416445238" calcext:value-type="float">
            <text:p>1.46608416445238</text:p>
          </table:table-cell>
          <table:table-cell office:value-type="float" office:value="-0.0000141" calcext:value-type="float">
            <text:p>-1.41E-05</text:p>
          </table:table-cell>
          <table:table-cell office:value-type="float" office:value="0.00054255923554" calcext:value-type="float">
            <text:p>0.00054255923554</text:p>
          </table:table-cell>
          <table:table-cell office:value-type="float" office:value="0.020920643011814" calcext:value-type="float">
            <text:p>0.020920643011814</text:p>
          </table:table-cell>
          <table:table-cell office:value-type="float" office:value="-0.219217314402338" calcext:value-type="float">
            <text:p>-0.219217314402338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00582148406267" calcext:value-type="float">
            <text:p>2.00582148406267</text:p>
          </table:table-cell>
          <table:table-cell office:value-type="float" office:value="0.477597806856328" calcext:value-type="float">
            <text:p>0.477597806856328</text:p>
          </table:table-cell>
          <table:table-cell office:value-type="float" office:value="1.51418819854972" calcext:value-type="float">
            <text:p>1.51418819854972</text:p>
          </table:table-cell>
          <table:table-cell office:value-type="float" office:value="-0.0000122" calcext:value-type="float">
            <text:p>-1.22E-05</text:p>
          </table:table-cell>
          <table:table-cell office:value-type="float" office:value="0.000542883964039" calcext:value-type="float">
            <text:p>0.000542883964039</text:p>
          </table:table-cell>
          <table:table-cell office:value-type="float" office:value="0.049551036653591" calcext:value-type="float">
            <text:p>0.049551036653591</text:p>
          </table:table-cell>
          <table:table-cell office:value-type="float" office:value="-0.3459735367085" calcext:value-type="float">
            <text:p>-0.3459735367085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98806442379756" calcext:value-type="float">
            <text:p>1.98806442379756</text:p>
          </table:table-cell>
          <table:table-cell office:value-type="float" office:value="0.399387760970185" calcext:value-type="float">
            <text:p>0.399387760970185</text:p>
          </table:table-cell>
          <table:table-cell office:value-type="float" office:value="3.99387760970185" calcext:value-type="float">
            <text:p>3.99387760970185</text:p>
          </table:table-cell>
          <table:table-cell office:value-type="float" office:value="-0.000703393597823" calcext:value-type="float">
            <text:p>-0.000703393597823</text:p>
          </table:table-cell>
          <table:table-cell office:value-type="float" office:value="0.004953635326763" calcext:value-type="float">
            <text:p>0.004953635326763</text:p>
          </table:table-cell>
          <table:table-cell office:value-type="float" office:value="-0.423872716563291" calcext:value-type="float">
            <text:p>-0.423872716563291</text:p>
          </table:table-cell>
          <table:table-cell office:value-type="float" office:value="2.49782228398095" calcext:value-type="float">
            <text:p>2.49782228398095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07525129115867" calcext:value-type="float">
            <text:p>2.07525129115867</text:p>
          </table:table-cell>
          <table:table-cell office:value-type="float" office:value="0.620270483825258" calcext:value-type="float">
            <text:p>0.620270483825258</text:p>
          </table:table-cell>
          <table:table-cell office:value-type="float" office:value="1.57815803206411" calcext:value-type="float">
            <text:p>1.57815803206411</text:p>
          </table:table-cell>
          <table:table-cell office:value-type="float" office:value="0.0000677" calcext:value-type="float">
            <text:p>6.77E-05</text:p>
          </table:table-cell>
          <table:table-cell office:value-type="float" office:value="0.001187304165849" calcext:value-type="float">
            <text:p>0.001187304165849</text:p>
          </table:table-cell>
          <table:table-cell office:value-type="float" office:value="0.155678618772077" calcext:value-type="float">
            <text:p>0.155678618772077</text:p>
          </table:table-cell>
          <table:table-cell office:value-type="float" office:value="-0.635161732778923" calcext:value-type="float">
            <text:p>-0.635161732778923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9829676661026" calcext:value-type="float">
            <text:p>1.59829676661026</text:p>
          </table:table-cell>
          <table:table-cell office:value-type="float" office:value="0.768510209666312" calcext:value-type="float">
            <text:p>0.768510209666312</text:p>
          </table:table-cell>
          <table:table-cell office:value-type="float" office:value="3.19240382098211" calcext:value-type="float">
            <text:p>3.19240382098211</text:p>
          </table:table-cell>
          <table:table-cell office:value-type="float" office:value="-0.0000172" calcext:value-type="float">
            <text:p>-1.72E-05</text:p>
          </table:table-cell>
          <table:table-cell office:value-type="float" office:value="0.000522880054454" calcext:value-type="float">
            <text:p>0.000522880054454</text:p>
          </table:table-cell>
          <table:table-cell office:value-type="float" office:value="0.346801569285959" calcext:value-type="float">
            <text:p>0.346801569285959</text:p>
          </table:table-cell>
          <table:table-cell office:value-type="float" office:value="-1.1198557188599" calcext:value-type="float">
            <text:p>-1.1198557188599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7627138756355" calcext:value-type="float">
            <text:p>1.7627138756355</text:p>
          </table:table-cell>
          <table:table-cell office:value-type="float" office:value="0.415278853582252" calcext:value-type="float">
            <text:p>0.415278853582252</text:p>
          </table:table-cell>
          <table:table-cell office:value-type="float" office:value="1.6227167510252" calcext:value-type="float">
            <text:p>1.6227167510252</text:p>
          </table:table-cell>
          <table:table-cell office:value-type="float" office:value="-0.0000211" calcext:value-type="float">
            <text:p>-2.11E-05</text:p>
          </table:table-cell>
          <table:table-cell office:value-type="float" office:value="0.0015826892181" calcext:value-type="float">
            <text:p>0.0015826892181</text:p>
          </table:table-cell>
          <table:table-cell office:value-type="float" office:value="0.028796075535893" calcext:value-type="float">
            <text:p>0.028796075535893</text:p>
          </table:table-cell>
          <table:table-cell office:value-type="float" office:value="-0.273982348455469" calcext:value-type="float">
            <text:p>-0.273982348455469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65200065008083" calcext:value-type="float">
            <text:p>2.65200065008083</text:p>
          </table:table-cell>
          <table:table-cell office:value-type="float" office:value="0.819023381733632" calcext:value-type="float">
            <text:p>0.819023381733632</text:p>
          </table:table-cell>
          <table:table-cell office:value-type="float" office:value="2.50648376190831" calcext:value-type="float">
            <text:p>2.50648376190831</text:p>
          </table:table-cell>
          <table:table-cell office:value-type="float" office:value="0.0000644" calcext:value-type="float">
            <text:p>6.44E-05</text:p>
          </table:table-cell>
          <table:table-cell office:value-type="float" office:value="0.00127137003507" calcext:value-type="float">
            <text:p>0.00127137003507</text:p>
          </table:table-cell>
          <table:table-cell office:value-type="float" office:value="0.455002669429967" calcext:value-type="float">
            <text:p>0.455002669429967</text:p>
          </table:table-cell>
          <table:table-cell office:value-type="float" office:value="-1.242346307064" calcext:value-type="float">
            <text:p>-1.242346307064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27387296803974" calcext:value-type="float">
            <text:p>2.27387296803974</text:p>
          </table:table-cell>
          <table:table-cell office:value-type="float" office:value="0.785326896426934" calcext:value-type="float">
            <text:p>0.785326896426934</text:p>
          </table:table-cell>
          <table:table-cell office:value-type="float" office:value="7.18467526768487" calcext:value-type="float">
            <text:p>7.18467526768487</text:p>
          </table:table-cell>
          <table:table-cell office:value-type="float" office:value="-0.000122407933001" calcext:value-type="float">
            <text:p>-0.000122407933001</text:p>
          </table:table-cell>
          <table:table-cell office:value-type="float" office:value="0.000585015269853" calcext:value-type="float">
            <text:p>0.000585015269853</text:p>
          </table:table-cell>
          <table:table-cell office:value-type="float" office:value="0.376587384404426" calcext:value-type="float">
            <text:p>0.376587384404426</text:p>
          </table:table-cell>
          <table:table-cell office:value-type="float" office:value="-1.21541699310892" calcext:value-type="float">
            <text:p>-1.21541699310892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30304502580356" calcext:value-type="float">
            <text:p>2.30304502580356</text:p>
          </table:table-cell>
          <table:table-cell office:value-type="float" office:value="0.865255877427959" calcext:value-type="float">
            <text:p>0.865255877427959</text:p>
          </table:table-cell>
          <table:table-cell office:value-type="float" office:value="5.55677951162894" calcext:value-type="float">
            <text:p>5.55677951162894</text:p>
          </table:table-cell>
          <table:table-cell office:value-type="float" office:value="0.000181714551285" calcext:value-type="float">
            <text:p>0.000181714551285</text:p>
          </table:table-cell>
          <table:table-cell office:value-type="float" office:value="0.001084985981035" calcext:value-type="float">
            <text:p>0.001084985981035</text:p>
          </table:table-cell>
          <table:table-cell office:value-type="float" office:value="0.56382089284605" calcext:value-type="float">
            <text:p>0.56382089284605</text:p>
          </table:table-cell>
          <table:table-cell office:value-type="float" office:value="-1.47752712178467" calcext:value-type="float">
            <text:p>-1.47752712178467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5256914948359" calcext:value-type="float">
            <text:p>2.15256914948359</text:p>
          </table:table-cell>
          <table:table-cell office:value-type="float" office:value="0.424308707035505" calcext:value-type="float">
            <text:p>0.424308707035505</text:p>
          </table:table-cell>
          <table:table-cell office:value-type="float" office:value="1.17571291908427" calcext:value-type="float">
            <text:p>1.17571291908427</text:p>
          </table:table-cell>
          <table:table-cell office:value-type="float" office:value="-0.0000296" calcext:value-type="float">
            <text:p>-2.96E-05</text:p>
          </table:table-cell>
          <table:table-cell office:value-type="float" office:value="0.002218360496754" calcext:value-type="float">
            <text:p>0.002218360496754</text:p>
          </table:table-cell>
          <table:table-cell office:value-type="float" office:value="0.030538979064891" calcext:value-type="float">
            <text:p>0.030538979064891</text:p>
          </table:table-cell>
          <table:table-cell office:value-type="float" office:value="-0.219564455564455" calcext:value-type="float">
            <text:p>-0.219564455564455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4598399888088" calcext:value-type="float">
            <text:p>2.4598399888088</text:p>
          </table:table-cell>
          <table:table-cell office:value-type="float" office:value="0.38429966649812" calcext:value-type="float">
            <text:p>0.38429966649812</text:p>
          </table:table-cell>
          <table:table-cell office:value-type="float" office:value="0.709775644273117" calcext:value-type="float">
            <text:p>0.709775644273117</text:p>
          </table:table-cell>
          <table:table-cell office:value-type="float" office:value="0.0000638" calcext:value-type="float">
            <text:p>6.38E-05</text:p>
          </table:table-cell>
          <table:table-cell office:value-type="float" office:value="0.009104451247726" calcext:value-type="float">
            <text:p>0.009104451247726</text:p>
          </table:table-cell>
          <table:table-cell office:value-type="float" office:value="0.023770373108145" calcext:value-type="float">
            <text:p>0.023770373108145</text:p>
          </table:table-cell>
          <table:table-cell office:value-type="float" office:value="-0.015794804641346" calcext:value-type="float">
            <text:p>-0.015794804641346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52083351183282" calcext:value-type="float">
            <text:p>2.52083351183282</text:p>
          </table:table-cell>
          <table:table-cell office:value-type="float" office:value="0.755538840210533" calcext:value-type="float">
            <text:p>0.755538840210533</text:p>
          </table:table-cell>
          <table:table-cell office:value-type="float" office:value="5.59954218731338" calcext:value-type="float">
            <text:p>5.59954218731338</text:p>
          </table:table-cell>
          <table:table-cell office:value-type="float" office:value="0.000420935378951" calcext:value-type="float">
            <text:p>0.000420935378951</text:p>
          </table:table-cell>
          <table:table-cell office:value-type="float" office:value="0.000455087805214" calcext:value-type="float">
            <text:p>0.000455087805214</text:p>
          </table:table-cell>
          <table:table-cell office:value-type="float" office:value="0.33226387301289" calcext:value-type="float">
            <text:p>0.33226387301289</text:p>
          </table:table-cell>
          <table:table-cell office:value-type="float" office:value="-1.13475128886369" calcext:value-type="float">
            <text:p>-1.13475128886369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11011679942742" calcext:value-type="float">
            <text:p>2.11011679942742</text:p>
          </table:table-cell>
          <table:table-cell office:value-type="float" office:value="0.463139996593817" calcext:value-type="float">
            <text:p>0.463139996593817</text:p>
          </table:table-cell>
          <table:table-cell office:value-type="float" office:value="1.21148793755627" calcext:value-type="float">
            <text:p>1.21148793755627</text:p>
          </table:table-cell>
          <table:table-cell office:value-type="float" office:value="-0.0000193" calcext:value-type="float">
            <text:p>-1.93E-05</text:p>
          </table:table-cell>
          <table:table-cell office:value-type="float" office:value="0.000904489734071" calcext:value-type="float">
            <text:p>0.000904489734071</text:p>
          </table:table-cell>
          <table:table-cell office:value-type="float" office:value="0.042550628270769" calcext:value-type="float">
            <text:p>0.042550628270769</text:p>
          </table:table-cell>
          <table:table-cell office:value-type="float" office:value="-0.267017520626746" calcext:value-type="float">
            <text:p>-0.267017520626746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78757916041341" calcext:value-type="float">
            <text:p>1.78757916041341</text:p>
          </table:table-cell>
          <table:table-cell office:value-type="float" office:value="0.486576533927117" calcext:value-type="float">
            <text:p>0.486576533927117</text:p>
          </table:table-cell>
          <table:table-cell office:value-type="float" office:value="0.930378332597136" calcext:value-type="float">
            <text:p>0.930378332597136</text:p>
          </table:table-cell>
          <table:table-cell office:value-type="float" office:value="-0.0000139" calcext:value-type="float">
            <text:p>-1.39E-05</text:p>
          </table:table-cell>
          <table:table-cell office:value-type="float" office:value="0.000832428072608" calcext:value-type="float">
            <text:p>0.000832428072608</text:p>
          </table:table-cell>
          <table:table-cell office:value-type="float" office:value="0.051140563749595" calcext:value-type="float">
            <text:p>0.051140563749595</text:p>
          </table:table-cell>
          <table:table-cell office:value-type="float" office:value="-0.179680995425619" calcext:value-type="float">
            <text:p>-0.179680995425619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11620110958363" calcext:value-type="float">
            <text:p>2.11620110958363</text:p>
          </table:table-cell>
          <table:table-cell office:value-type="float" office:value="0.71611719400618" calcext:value-type="float">
            <text:p>0.71611719400618</text:p>
          </table:table-cell>
          <table:table-cell office:value-type="float" office:value="2.51695883197894" calcext:value-type="float">
            <text:p>2.51695883197894</text:p>
          </table:table-cell>
          <table:table-cell office:value-type="float" office:value="0.000841472960441" calcext:value-type="float">
            <text:p>0.000841472960441</text:p>
          </table:table-cell>
          <table:table-cell office:value-type="float" office:value="0.000645566907782" calcext:value-type="float">
            <text:p>0.000645566907782</text:p>
          </table:table-cell>
          <table:table-cell office:value-type="float" office:value="0.292164824361597" calcext:value-type="float">
            <text:p>0.292164824361597</text:p>
          </table:table-cell>
          <table:table-cell office:value-type="float" office:value="-1.00326381646521" calcext:value-type="float">
            <text:p>-1.00326381646521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3447805795878" calcext:value-type="float">
            <text:p>1.3447805795878</text:p>
          </table:table-cell>
          <table:table-cell office:value-type="float" office:value="0.464200134513436" calcext:value-type="float">
            <text:p>0.464200134513436</text:p>
          </table:table-cell>
          <table:table-cell office:value-type="float" office:value="1.65807800062977" calcext:value-type="float">
            <text:p>1.65807800062977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.000503711867512" calcext:value-type="float">
            <text:p>0.000503711867512</text:p>
          </table:table-cell>
          <table:table-cell office:value-type="float" office:value="0.044711275877293" calcext:value-type="float">
            <text:p>0.044711275877293</text:p>
          </table:table-cell>
          <table:table-cell office:value-type="float" office:value="-0.344669755412253" calcext:value-type="float">
            <text:p>-0.344669755412253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65254821023841" calcext:value-type="float">
            <text:p>2.65254821023841</text:p>
          </table:table-cell>
          <table:table-cell office:value-type="float" office:value="0.387017298671386" calcext:value-type="float">
            <text:p>0.387017298671386</text:p>
          </table:table-cell>
          <table:table-cell office:value-type="float" office:value="1.44827038853877" calcext:value-type="float">
            <text:p>1.44827038853877</text:p>
          </table:table-cell>
          <table:table-cell office:value-type="float" office:value="-0.0000511" calcext:value-type="float">
            <text:p>-5.11E-05</text:p>
          </table:table-cell>
          <table:table-cell office:value-type="float" office:value="0.002025531773157" calcext:value-type="float">
            <text:p>0.002025531773157</text:p>
          </table:table-cell>
          <table:table-cell office:value-type="float" office:value="0.020280192528807" calcext:value-type="float">
            <text:p>0.020280192528807</text:p>
          </table:table-cell>
          <table:table-cell office:value-type="float" office:value="-0.214099416693351" calcext:value-type="float">
            <text:p>-0.214099416693351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69495907590038" calcext:value-type="float">
            <text:p>1.69495907590038</text:p>
          </table:table-cell>
          <table:table-cell office:value-type="float" office:value="0.541374606019928" calcext:value-type="float">
            <text:p>0.541374606019928</text:p>
          </table:table-cell>
          <table:table-cell office:value-type="float" office:value="2.37558865900207" calcext:value-type="float">
            <text:p>2.37558865900207</text:p>
          </table:table-cell>
          <table:table-cell office:value-type="float" office:value="0.0000884" calcext:value-type="float">
            <text:p>8.84E-05</text:p>
          </table:table-cell>
          <table:table-cell office:value-type="float" office:value="0.00025365863307" calcext:value-type="float">
            <text:p>0.00025365863307</text:p>
          </table:table-cell>
          <table:table-cell office:value-type="float" office:value="0.094058579252287" calcext:value-type="float">
            <text:p>0.094058579252287</text:p>
          </table:table-cell>
          <table:table-cell office:value-type="float" office:value="-0.562771034214606" calcext:value-type="float">
            <text:p>-0.562771034214606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2801153581753" calcext:value-type="float">
            <text:p>1.2801153581753</text:p>
          </table:table-cell>
          <table:table-cell office:value-type="float" office:value="0.47605629455101" calcext:value-type="float">
            <text:p>0.47605629455101</text:p>
          </table:table-cell>
          <table:table-cell office:value-type="float" office:value="0.930091861314205" calcext:value-type="float">
            <text:p>0.930091861314205</text:p>
          </table:table-cell>
          <table:table-cell office:value-type="float" office:value="-0.0000165" calcext:value-type="float">
            <text:p>-1.65E-05</text:p>
          </table:table-cell>
          <table:table-cell office:value-type="float" office:value="0.001016413739543" calcext:value-type="float">
            <text:p>0.001016413739543</text:p>
          </table:table-cell>
          <table:table-cell office:value-type="float" office:value="0.046792723333538" calcext:value-type="float">
            <text:p>0.046792723333538</text:p>
          </table:table-cell>
          <table:table-cell office:value-type="float" office:value="-0.171553109692468" calcext:value-type="float">
            <text:p>-0.171553109692468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44976077213469" calcext:value-type="float">
            <text:p>2.44976077213469</text:p>
          </table:table-cell>
          <table:table-cell office:value-type="float" office:value="0.377438354486131" calcext:value-type="float">
            <text:p>0.377438354486131</text:p>
          </table:table-cell>
          <table:table-cell office:value-type="float" office:value="2.70761817932992" calcext:value-type="float">
            <text:p>2.70761817932992</text:p>
          </table:table-cell>
          <table:table-cell office:value-type="float" office:value="-0.00000592" calcext:value-type="float">
            <text:p>-5.92E-06</text:p>
          </table:table-cell>
          <table:table-cell office:value-type="float" office:value="0.00116504948143" calcext:value-type="float">
            <text:p>0.00116504948143</text:p>
          </table:table-cell>
          <table:table-cell office:value-type="float" office:value="0.020192453383301" calcext:value-type="float">
            <text:p>0.020192453383301</text:p>
          </table:table-cell>
          <table:table-cell office:value-type="float" office:value="-0.264770128458301" calcext:value-type="float">
            <text:p>-0.264770128458301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21379792029718" calcext:value-type="float">
            <text:p>3.21379792029718</text:p>
          </table:table-cell>
          <table:table-cell office:value-type="float" office:value="0.937322664623021" calcext:value-type="float">
            <text:p>0.937322664623021</text:p>
          </table:table-cell>
          <table:table-cell office:value-type="float" office:value="4.44911587613793" calcext:value-type="float">
            <text:p>4.44911587613793</text:p>
          </table:table-cell>
          <table:table-cell office:value-type="float" office:value="0.003517013687779" calcext:value-type="float">
            <text:p>0.003517013687779</text:p>
          </table:table-cell>
          <table:table-cell office:value-type="float" office:value="-0.001366979969506" calcext:value-type="float">
            <text:p>-0.001366979969506</text:p>
          </table:table-cell>
          <table:table-cell office:value-type="float" office:value="0.829416903461194" calcext:value-type="float">
            <text:p>0.829416903461194</text:p>
          </table:table-cell>
          <table:table-cell office:value-type="float" office:value="-1.77950614539768" calcext:value-type="float">
            <text:p>-1.77950614539768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65478344706912" calcext:value-type="float">
            <text:p>2.65478344706912</text:p>
          </table:table-cell>
          <table:table-cell office:value-type="float" office:value="0.590542497255611" calcext:value-type="float">
            <text:p>0.590542497255611</text:p>
          </table:table-cell>
          <table:table-cell office:value-type="float" office:value="3.01057859306274" calcext:value-type="float">
            <text:p>3.01057859306274</text:p>
          </table:table-cell>
          <table:table-cell office:value-type="float" office:value="0.000211111857046" calcext:value-type="float">
            <text:p>0.000211111857046</text:p>
          </table:table-cell>
          <table:table-cell office:value-type="float" office:value="0.001929842251774" calcext:value-type="float">
            <text:p>0.001929842251774</text:p>
          </table:table-cell>
          <table:table-cell office:value-type="float" office:value="0.124818881857342" calcext:value-type="float">
            <text:p>0.124818881857342</text:p>
          </table:table-cell>
          <table:table-cell office:value-type="float" office:value="-0.668237877606739" calcext:value-type="float">
            <text:p>-0.668237877606739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80406636755797" calcext:value-type="float">
            <text:p>1.80406636755797</text:p>
          </table:table-cell>
          <table:table-cell office:value-type="float" office:value="0.546201489686193" calcext:value-type="float">
            <text:p>0.546201489686193</text:p>
          </table:table-cell>
          <table:table-cell office:value-type="float" office:value="0.65859912340985" calcext:value-type="float">
            <text:p>0.65859912340985</text:p>
          </table:table-cell>
          <table:table-cell office:value-type="float" office:value="-0.0000534" calcext:value-type="float">
            <text:p>-5.34E-05</text:p>
          </table:table-cell>
          <table:table-cell office:value-type="float" office:value="0.004831546683463" calcext:value-type="float">
            <text:p>0.004831546683463</text:p>
          </table:table-cell>
          <table:table-cell office:value-type="float" office:value="0.081119136941173" calcext:value-type="float">
            <text:p>0.081119136941173</text:p>
          </table:table-cell>
          <table:table-cell office:value-type="float" office:value="0.116999923792899" calcext:value-type="float">
            <text:p>0.116999923792899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62701745580027" calcext:value-type="float">
            <text:p>3.62701745580027</text:p>
          </table:table-cell>
          <table:table-cell office:value-type="float" office:value="0.973291041147556" calcext:value-type="float">
            <text:p>0.973291041147556</text:p>
          </table:table-cell>
          <table:table-cell office:value-type="float" office:value="2.04767498033144" calcext:value-type="float">
            <text:p>2.04767498033144</text:p>
          </table:table-cell>
          <table:table-cell office:value-type="float" office:value="0.003676710499397" calcext:value-type="float">
            <text:p>0.003676710499397</text:p>
          </table:table-cell>
          <table:table-cell office:value-type="float" office:value="0.003579676030125" calcext:value-type="float">
            <text:p>0.003579676030125</text:p>
          </table:table-cell>
          <table:table-cell office:value-type="float" office:value="1.00683688171794" calcext:value-type="float">
            <text:p>1.00683688171794</text:p>
          </table:table-cell>
          <table:table-cell office:value-type="float" office:value="-1.78798405522383" calcext:value-type="float">
            <text:p>-1.78798405522383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8967645766008" calcext:value-type="float">
            <text:p>1.58967645766008</text:p>
          </table:table-cell>
          <table:table-cell office:value-type="float" office:value="0.536545506313008" calcext:value-type="float">
            <text:p>0.536545506313008</text:p>
          </table:table-cell>
          <table:table-cell office:value-type="float" office:value="2.33562250451494" calcext:value-type="float">
            <text:p>2.33562250451494</text:p>
          </table:table-cell>
          <table:table-cell office:value-type="float" office:value="0.0000609" calcext:value-type="float">
            <text:p>6.09E-05</text:p>
          </table:table-cell>
          <table:table-cell office:value-type="float" office:value="0.000396966240319" calcext:value-type="float">
            <text:p>0.000396966240319</text:p>
          </table:table-cell>
          <table:table-cell office:value-type="float" office:value="0.088129210065257" calcext:value-type="float">
            <text:p>0.088129210065257</text:p>
          </table:table-cell>
          <table:table-cell office:value-type="float" office:value="-0.541537938349188" calcext:value-type="float">
            <text:p>-0.541537938349188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661597284432" calcext:value-type="float">
            <text:p>2.661597284432</text:p>
          </table:table-cell>
          <table:table-cell office:value-type="float" office:value="0.363061088327601" calcext:value-type="float">
            <text:p>0.363061088327601</text:p>
          </table:table-cell>
          <table:table-cell office:value-type="float" office:value="1.820487954331" calcext:value-type="float">
            <text:p>1.820487954331</text:p>
          </table:table-cell>
          <table:table-cell office:value-type="float" office:value="-0.0000341" calcext:value-type="float">
            <text:p>-3.41E-05</text:p>
          </table:table-cell>
          <table:table-cell office:value-type="float" office:value="0.002279408970356" calcext:value-type="float">
            <text:p>0.002279408970356</text:p>
          </table:table-cell>
          <table:table-cell office:value-type="float" office:value="0.016704617552515" calcext:value-type="float">
            <text:p>0.016704617552515</text:p>
          </table:table-cell>
          <table:table-cell office:value-type="float" office:value="-0.218818197251471" calcext:value-type="float">
            <text:p>-0.218818197251471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88040942370889" calcext:value-type="float">
            <text:p>2.88040942370889</text:p>
          </table:table-cell>
          <table:table-cell office:value-type="float" office:value="0.520176230445135" calcext:value-type="float">
            <text:p>0.520176230445135</text:p>
          </table:table-cell>
          <table:table-cell office:value-type="float" office:value="2.49288212222967" calcext:value-type="float">
            <text:p>2.49288212222967</text:p>
          </table:table-cell>
          <table:table-cell office:value-type="float" office:value="-0.0000459" calcext:value-type="float">
            <text:p>-4.59E-05</text:p>
          </table:table-cell>
          <table:table-cell office:value-type="float" office:value="0.001422416321311" calcext:value-type="float">
            <text:p>0.001422416321311</text:p>
          </table:table-cell>
          <table:table-cell office:value-type="float" office:value="0.071622355284585" calcext:value-type="float">
            <text:p>0.071622355284585</text:p>
          </table:table-cell>
          <table:table-cell office:value-type="float" office:value="-0.491770207991079" calcext:value-type="float">
            <text:p>-0.491770207991079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.03131620741556" calcext:value-type="float">
            <text:p>2.03131620741556</text:p>
          </table:table-cell>
          <table:table-cell table:style-name="ce1" office:value-type="float" office:value="0.046678207810552" calcext:value-type="float">
            <text:p>0.046678207810552</text:p>
          </table:table-cell>
          <table:table-cell table:style-name="ce1" office:value-type="float" office:value="0.499999999996744" calcext:value-type="float">
            <text:p>0.499999999996744</text:p>
          </table:table-cell>
          <table:table-cell table:style-name="ce1" office:value-type="float" office:value="-0.0000736" calcext:value-type="float">
            <text:p>-7.36E-05</text:p>
          </table:table-cell>
          <table:table-cell table:style-name="ce1" office:value-type="float" office:value="0.923109726223391" calcext:value-type="float">
            <text:p>0.923109726223391</text:p>
          </table:table-cell>
          <table:table-cell table:style-name="ce1" office:value-type="float" office:value="-2.27189259838981" calcext:value-type="float">
            <text:p>-2.27189259838981</text:p>
          </table:table-cell>
          <table:table-cell table:style-name="ce1" office:value-type="float" office:value="1042.69800559075" calcext:value-type="float">
            <text:p>1042.69800559075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04490864710698" calcext:value-type="float">
            <text:p>3.04490864710698</text:p>
          </table:table-cell>
          <table:table-cell office:value-type="float" office:value="0.549048978961849" calcext:value-type="float">
            <text:p>0.549048978961849</text:p>
          </table:table-cell>
          <table:table-cell office:value-type="float" office:value="1.99987809048933" calcext:value-type="float">
            <text:p>1.99987809048933</text:p>
          </table:table-cell>
          <table:table-cell office:value-type="float" office:value="-0.0000147" calcext:value-type="float">
            <text:p>-1.47E-05</text:p>
          </table:table-cell>
          <table:table-cell office:value-type="float" office:value="0.002821723331631" calcext:value-type="float">
            <text:p>0.002821723331631</text:p>
          </table:table-cell>
          <table:table-cell office:value-type="float" office:value="0.090474615002164" calcext:value-type="float">
            <text:p>0.090474615002164</text:p>
          </table:table-cell>
          <table:table-cell office:value-type="float" office:value="-0.52621001173751" calcext:value-type="float">
            <text:p>-0.52621001173751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85799424049864" calcext:value-type="float">
            <text:p>3.85799424049864</text:p>
          </table:table-cell>
          <table:table-cell office:value-type="float" office:value="0.67917547783785" calcext:value-type="float">
            <text:p>0.67917547783785</text:p>
          </table:table-cell>
          <table:table-cell office:value-type="float" office:value="5.92965028639457" calcext:value-type="float">
            <text:p>5.92965028639457</text:p>
          </table:table-cell>
          <table:table-cell office:value-type="float" office:value="-0.000353931781034" calcext:value-type="float">
            <text:p>-0.000353931781034</text:p>
          </table:table-cell>
          <table:table-cell office:value-type="float" office:value="0.003156565601069" calcext:value-type="float">
            <text:p>0.003156565601069</text:p>
          </table:table-cell>
          <table:table-cell office:value-type="float" office:value="0.210836627776268" calcext:value-type="float">
            <text:p>0.210836627776268</text:p>
          </table:table-cell>
          <table:table-cell office:value-type="float" office:value="-0.905239053637357" calcext:value-type="float">
            <text:p>-0.905239053637357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44928799514771" calcext:value-type="float">
            <text:p>2.44928799514771</text:p>
          </table:table-cell>
          <table:table-cell office:value-type="float" office:value="0.519114671525808" calcext:value-type="float">
            <text:p>0.519114671525808</text:p>
          </table:table-cell>
          <table:table-cell office:value-type="float" office:value="0.771002079241409" calcext:value-type="float">
            <text:p>0.771002079241409</text:p>
          </table:table-cell>
          <table:table-cell office:value-type="float" office:value="-0.0000213" calcext:value-type="float">
            <text:p>-2.13E-05</text:p>
          </table:table-cell>
          <table:table-cell office:value-type="float" office:value="0.010280832239989" calcext:value-type="float">
            <text:p>0.010280832239989</text:p>
          </table:table-cell>
          <table:table-cell office:value-type="float" office:value="0.071673914596203" calcext:value-type="float">
            <text:p>0.071673914596203</text:p>
          </table:table-cell>
          <table:table-cell office:value-type="float" office:value="-0.082131439359324" calcext:value-type="float">
            <text:p>-0.082131439359324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68667882856019" calcext:value-type="float">
            <text:p>1.68667882856019</text:p>
          </table:table-cell>
          <table:table-cell office:value-type="float" office:value="0.588083939931971" calcext:value-type="float">
            <text:p>0.588083939931971</text:p>
          </table:table-cell>
          <table:table-cell office:value-type="float" office:value="2.43180236807096" calcext:value-type="float">
            <text:p>2.43180236807096</text:p>
          </table:table-cell>
          <table:table-cell office:value-type="float" office:value="0.00000982" calcext:value-type="float">
            <text:p>9.82E-06</text:p>
          </table:table-cell>
          <table:table-cell office:value-type="float" office:value="0.000495789661715" calcext:value-type="float">
            <text:p>0.000495789661715</text:p>
          </table:table-cell>
          <table:table-cell office:value-type="float" office:value="0.120702495707708" calcext:value-type="float">
            <text:p>0.120702495707708</text:p>
          </table:table-cell>
          <table:table-cell office:value-type="float" office:value="-0.636377813599673" calcext:value-type="float">
            <text:p>-0.636377813599673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84513579379248" calcext:value-type="float">
            <text:p>2.84513579379248</text:p>
          </table:table-cell>
          <table:table-cell office:value-type="float" office:value="0.362642653707588" calcext:value-type="float">
            <text:p>0.362642653707588</text:p>
          </table:table-cell>
          <table:table-cell office:value-type="float" office:value="1.43212861697955" calcext:value-type="float">
            <text:p>1.43212861697955</text:p>
          </table:table-cell>
          <table:table-cell office:value-type="float" office:value="-0.00000127" calcext:value-type="float">
            <text:p>-1.27E-06</text:p>
          </table:table-cell>
          <table:table-cell office:value-type="float" office:value="0.0003807565694" calcext:value-type="float">
            <text:p>0.0003807565694</text:p>
          </table:table-cell>
          <table:table-cell office:value-type="float" office:value="0.017074718336856" calcext:value-type="float">
            <text:p>0.017074718336856</text:p>
          </table:table-cell>
          <table:table-cell office:value-type="float" office:value="-0.197231149031257" calcext:value-type="float">
            <text:p>-0.197231149031257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49105852927749" calcext:value-type="float">
            <text:p>3.49105852927749</text:p>
          </table:table-cell>
          <table:table-cell office:value-type="float" office:value="0.830873385441926" calcext:value-type="float">
            <text:p>0.830873385441926</text:p>
          </table:table-cell>
          <table:table-cell office:value-type="float" office:value="7.02752102678738" calcext:value-type="float">
            <text:p>7.02752102678738</text:p>
          </table:table-cell>
          <table:table-cell office:value-type="float" office:value="0.002391055837457" calcext:value-type="float">
            <text:p>0.002391055837457</text:p>
          </table:table-cell>
          <table:table-cell office:value-type="float" office:value="-0.002134882549855" calcext:value-type="float">
            <text:p>-0.002134882549855</text:p>
          </table:table-cell>
          <table:table-cell office:value-type="float" office:value="0.500909489764132" calcext:value-type="float">
            <text:p>0.500909489764132</text:p>
          </table:table-cell>
          <table:table-cell office:value-type="float" office:value="-1.40242053187681" calcext:value-type="float">
            <text:p>-1.40242053187681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1506818290063" calcext:value-type="float">
            <text:p>2.71506818290063</text:p>
          </table:table-cell>
          <table:table-cell office:value-type="float" office:value="0.455683042970363" calcext:value-type="float">
            <text:p>0.455683042970363</text:p>
          </table:table-cell>
          <table:table-cell office:value-type="float" office:value="0.91616613770874" calcext:value-type="float">
            <text:p>0.91616613770874</text:p>
          </table:table-cell>
          <table:table-cell office:value-type="float" office:value="-0.0000156" calcext:value-type="float">
            <text:p>-1.56E-05</text:p>
          </table:table-cell>
          <table:table-cell office:value-type="float" office:value="0.004495304704819" calcext:value-type="float">
            <text:p>0.004495304704819</text:p>
          </table:table-cell>
          <table:table-cell office:value-type="float" office:value="0.042245585147815" calcext:value-type="float">
            <text:p>0.042245585147815</text:p>
          </table:table-cell>
          <table:table-cell office:value-type="float" office:value="-0.163729836337032" calcext:value-type="float">
            <text:p>-0.163729836337032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6403763122342" calcext:value-type="float">
            <text:p>1.6403763122342</text:p>
          </table:table-cell>
          <table:table-cell office:value-type="float" office:value="0.506269441824014" calcext:value-type="float">
            <text:p>0.506269441824014</text:p>
          </table:table-cell>
          <table:table-cell office:value-type="float" office:value="3.16679612093422" calcext:value-type="float">
            <text:p>3.16679612093422</text:p>
          </table:table-cell>
          <table:table-cell office:value-type="float" office:value="0.0000222" calcext:value-type="float">
            <text:p>2.22E-05</text:p>
          </table:table-cell>
          <table:table-cell office:value-type="float" office:value="0.000531082637363" calcext:value-type="float">
            <text:p>0.000531082637363</text:p>
          </table:table-cell>
          <table:table-cell office:value-type="float" office:value="0.066613851450147" calcext:value-type="float">
            <text:p>0.066613851450147</text:p>
          </table:table-cell>
          <table:table-cell office:value-type="float" office:value="-0.490660518594159" calcext:value-type="float">
            <text:p>-0.490660518594159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20911825198212" calcext:value-type="float">
            <text:p>2.20911825198212</text:p>
          </table:table-cell>
          <table:table-cell office:value-type="float" office:value="0.339830001468714" calcext:value-type="float">
            <text:p>0.339830001468714</text:p>
          </table:table-cell>
          <table:table-cell office:value-type="float" office:value="0.960932270445415" calcext:value-type="float">
            <text:p>0.960932270445415</text:p>
          </table:table-cell>
          <table:table-cell office:value-type="float" office:value="0.0000446" calcext:value-type="float">
            <text:p>4.46E-05</text:p>
          </table:table-cell>
          <table:table-cell office:value-type="float" office:value="0.0015747694265" calcext:value-type="float">
            <text:p>0.0015747694265</text:p>
          </table:table-cell>
          <table:table-cell office:value-type="float" office:value="0.016146322911994" calcext:value-type="float">
            <text:p>0.016146322911994</text:p>
          </table:table-cell>
          <table:table-cell office:value-type="float" office:value="-0.131669932154608" calcext:value-type="float">
            <text:p>-0.131669932154608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92928017139416" calcext:value-type="float">
            <text:p>4.92928017139416</text:p>
          </table:table-cell>
          <table:table-cell office:value-type="float" office:value="0.491158305149981" calcext:value-type="float">
            <text:p>0.491158305149981</text:p>
          </table:table-cell>
          <table:table-cell office:value-type="float" office:value="1.0642978585573" calcext:value-type="float">
            <text:p>1.0642978585573</text:p>
          </table:table-cell>
          <table:table-cell office:value-type="float" office:value="-0.000240395081528" calcext:value-type="float">
            <text:p>-0.000240395081528</text:p>
          </table:table-cell>
          <table:table-cell office:value-type="float" office:value="0.016802282371527" calcext:value-type="float">
            <text:p>0.016802282371527</text:p>
          </table:table-cell>
          <table:table-cell office:value-type="float" office:value="0.054958683781918" calcext:value-type="float">
            <text:p>0.054958683781918</text:p>
          </table:table-cell>
          <table:table-cell office:value-type="float" office:value="-0.256269663689824" calcext:value-type="float">
            <text:p>-0.256269663689824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61448096286645" calcext:value-type="float">
            <text:p>2.61448096286645</text:p>
          </table:table-cell>
          <table:table-cell office:value-type="float" office:value="0.447557430839433" calcext:value-type="float">
            <text:p>0.447557430839433</text:p>
          </table:table-cell>
          <table:table-cell office:value-type="float" office:value="0.597174036794548" calcext:value-type="float">
            <text:p>0.597174036794548</text:p>
          </table:table-cell>
          <table:table-cell office:value-type="float" office:value="-0.0000716" calcext:value-type="float">
            <text:p>-7.16E-05</text:p>
          </table:table-cell>
          <table:table-cell office:value-type="float" office:value="0.011980759523079" calcext:value-type="float">
            <text:p>0.011980759523079</text:p>
          </table:table-cell>
          <table:table-cell office:value-type="float" office:value="0.036667542689224" calcext:value-type="float">
            <text:p>0.036667542689224</text:p>
          </table:table-cell>
          <table:table-cell office:value-type="float" office:value="0.177968685413983" calcext:value-type="float">
            <text:p>0.177968685413983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06186981523324" calcext:value-type="float">
            <text:p>4.06186981523324</text:p>
          </table:table-cell>
          <table:table-cell office:value-type="float" office:value="0.790116822770585" calcext:value-type="float">
            <text:p>0.790116822770585</text:p>
          </table:table-cell>
          <table:table-cell office:value-type="float" office:value="4.44063551461298" calcext:value-type="float">
            <text:p>4.44063551461298</text:p>
          </table:table-cell>
          <table:table-cell office:value-type="float" office:value="0.00070121550896" calcext:value-type="float">
            <text:p>0.00070121550896</text:p>
          </table:table-cell>
          <table:table-cell office:value-type="float" office:value="0.001252640662432" calcext:value-type="float">
            <text:p>0.001252640662432</text:p>
          </table:table-cell>
          <table:table-cell office:value-type="float" office:value="0.399048350982623" calcext:value-type="float">
            <text:p>0.399048350982623</text:p>
          </table:table-cell>
          <table:table-cell office:value-type="float" office:value="-1.23192525829345" calcext:value-type="float">
            <text:p>-1.23192525829345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5980617098584" calcext:value-type="float">
            <text:p>5.25980617098584</text:p>
          </table:table-cell>
          <table:table-cell office:value-type="float" office:value="0.414888507503143" calcext:value-type="float">
            <text:p>0.414888507503143</text:p>
          </table:table-cell>
          <table:table-cell office:value-type="float" office:value="1.0021055104295" calcext:value-type="float">
            <text:p>1.0021055104295</text:p>
          </table:table-cell>
          <table:table-cell office:value-type="float" office:value="-0.000298723071915" calcext:value-type="float">
            <text:p>-0.000298723071915</text:p>
          </table:table-cell>
          <table:table-cell office:value-type="float" office:value="0.019573093453041" calcext:value-type="float">
            <text:p>0.019573093453041</text:p>
          </table:table-cell>
          <table:table-cell office:value-type="float" office:value="0.026765454811312" calcext:value-type="float">
            <text:p>0.026765454811312</text:p>
          </table:table-cell>
          <table:table-cell office:value-type="float" office:value="-0.156599688594302" calcext:value-type="float">
            <text:p>-0.156599688594302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01057190432005" calcext:value-type="float">
            <text:p>2.01057190432005</text:p>
          </table:table-cell>
          <table:table-cell office:value-type="float" office:value="0.856252975273106" calcext:value-type="float">
            <text:p>0.856252975273106</text:p>
          </table:table-cell>
          <table:table-cell office:value-type="float" office:value="4.80811957421614" calcext:value-type="float">
            <text:p>4.80811957421614</text:p>
          </table:table-cell>
          <table:table-cell office:value-type="float" office:value="0.000235399470145" calcext:value-type="float">
            <text:p>0.000235399470145</text:p>
          </table:table-cell>
          <table:table-cell office:value-type="float" office:value="0.000449588983715" calcext:value-type="float">
            <text:p>0.000449588983715</text:p>
          </table:table-cell>
          <table:table-cell office:value-type="float" office:value="0.547206062250466" calcext:value-type="float">
            <text:p>0.547206062250466</text:p>
          </table:table-cell>
          <table:table-cell office:value-type="float" office:value="-1.44787198140632" calcext:value-type="float">
            <text:p>-1.44787198140632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67603822740339" calcext:value-type="float">
            <text:p>3.67603822740339</text:p>
          </table:table-cell>
          <table:table-cell office:value-type="float" office:value="0.446704897845244" calcext:value-type="float">
            <text:p>0.446704897845244</text:p>
          </table:table-cell>
          <table:table-cell office:value-type="float" office:value="1.18291570643638" calcext:value-type="float">
            <text:p>1.18291570643638</text:p>
          </table:table-cell>
          <table:table-cell office:value-type="float" office:value="-0.000241458232393" calcext:value-type="float">
            <text:p>-0.000241458232393</text:p>
          </table:table-cell>
          <table:table-cell office:value-type="float" office:value="0.01167040315635" calcext:value-type="float">
            <text:p>0.01167040315635</text:p>
          </table:table-cell>
          <table:table-cell office:value-type="float" office:value="0.036534070634055" calcext:value-type="float">
            <text:p>0.036534070634055</text:p>
          </table:table-cell>
          <table:table-cell office:value-type="float" office:value="-0.240353265673972" calcext:value-type="float">
            <text:p>-0.240353265673972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2223586005732" calcext:value-type="float">
            <text:p>1.42223586005732</text:p>
          </table:table-cell>
          <table:table-cell office:value-type="float" office:value="0.509430550003404" calcext:value-type="float">
            <text:p>0.509430550003404</text:p>
          </table:table-cell>
          <table:table-cell office:value-type="float" office:value="4.76996513280623" calcext:value-type="float">
            <text:p>4.76996513280623</text:p>
          </table:table-cell>
          <table:table-cell office:value-type="float" office:value="-0.00000834" calcext:value-type="float">
            <text:p>-8.34E-06</text:p>
          </table:table-cell>
          <table:table-cell office:value-type="float" office:value="0.000269187122136" calcext:value-type="float">
            <text:p>0.000269187122136</text:p>
          </table:table-cell>
          <table:table-cell office:value-type="float" office:value="0.066949006590552" calcext:value-type="float">
            <text:p>0.066949006590552</text:p>
          </table:table-cell>
          <table:table-cell office:value-type="float" office:value="-0.506088567433815" calcext:value-type="float">
            <text:p>-0.506088567433815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6359381529146" calcext:value-type="float">
            <text:p>2.06359381529146</text:p>
          </table:table-cell>
          <table:table-cell office:value-type="float" office:value="0.680301124710379" calcext:value-type="float">
            <text:p>0.680301124710379</text:p>
          </table:table-cell>
          <table:table-cell office:value-type="float" office:value="0.992818286487208" calcext:value-type="float">
            <text:p>0.992818286487208</text:p>
          </table:table-cell>
          <table:table-cell office:value-type="float" office:value="0.0000241" calcext:value-type="float">
            <text:p>2.41E-05</text:p>
          </table:table-cell>
          <table:table-cell office:value-type="float" office:value="0.003052897470185" calcext:value-type="float">
            <text:p>0.003052897470185</text:p>
          </table:table-cell>
          <table:table-cell office:value-type="float" office:value="0.217842894075145" calcext:value-type="float">
            <text:p>0.217842894075145</text:p>
          </table:table-cell>
          <table:table-cell office:value-type="float" office:value="-0.464010610899444" calcext:value-type="float">
            <text:p>-0.464010610899444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4758756962393" calcext:value-type="float">
            <text:p>3.4758756962393</text:p>
          </table:table-cell>
          <table:table-cell office:value-type="float" office:value="0.445566551446538" calcext:value-type="float">
            <text:p>0.445566551446538</text:p>
          </table:table-cell>
          <table:table-cell office:value-type="float" office:value="0.513643340412626" calcext:value-type="float">
            <text:p>0.513643340412626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0.012161182858742" calcext:value-type="float">
            <text:p>0.012161182858742</text:p>
          </table:table-cell>
          <table:table-cell office:value-type="float" office:value="0.037028803265543" calcext:value-type="float">
            <text:p>0.037028803265543</text:p>
          </table:table-cell>
          <table:table-cell office:value-type="float" office:value="0.367270578968755" calcext:value-type="float">
            <text:p>0.367270578968755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5685083473006" calcext:value-type="float">
            <text:p>2.5685083473006</text:p>
          </table:table-cell>
          <table:table-cell office:value-type="float" office:value="0.633750462600273" calcext:value-type="float">
            <text:p>0.633750462600273</text:p>
          </table:table-cell>
          <table:table-cell office:value-type="float" office:value="2.12166605355242" calcext:value-type="float">
            <text:p>2.12166605355242</text:p>
          </table:table-cell>
          <table:table-cell office:value-type="float" office:value="-0.000317303473797" calcext:value-type="float">
            <text:p>-0.000317303473797</text:p>
          </table:table-cell>
          <table:table-cell office:value-type="float" office:value="0.003094047457729" calcext:value-type="float">
            <text:p>0.003094047457729</text:p>
          </table:table-cell>
          <table:table-cell office:value-type="float" office:value="0.149103108238442" calcext:value-type="float">
            <text:p>0.149103108238442</text:p>
          </table:table-cell>
          <table:table-cell office:value-type="float" office:value="-0.684206086557455" calcext:value-type="float">
            <text:p>-0.684206086557455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71758260502312" calcext:value-type="float">
            <text:p>2.71758260502312</text:p>
          </table:table-cell>
          <table:table-cell office:value-type="float" office:value="0.399993839074765" calcext:value-type="float">
            <text:p>0.399993839074765</text:p>
          </table:table-cell>
          <table:table-cell office:value-type="float" office:value="1.08273170078856" calcext:value-type="float">
            <text:p>1.0827317007885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141275646925" calcext:value-type="float">
            <text:p>0.00141275646925</text:p>
          </table:table-cell>
          <table:table-cell office:value-type="float" office:value="0.025903081209271" calcext:value-type="float">
            <text:p>0.025903081209271</text:p>
          </table:table-cell>
          <table:table-cell office:value-type="float" office:value="-0.185421308705875" calcext:value-type="float">
            <text:p>-0.185421308705875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67199947192415" calcext:value-type="float">
            <text:p>1.67199947192415</text:p>
          </table:table-cell>
          <table:table-cell office:value-type="float" office:value="0.518330022436024" calcext:value-type="float">
            <text:p>0.518330022436024</text:p>
          </table:table-cell>
          <table:table-cell office:value-type="float" office:value="1.55775363861264" calcext:value-type="float">
            <text:p>1.55775363861264</text:p>
          </table:table-cell>
          <table:table-cell office:value-type="float" office:value="-0.0000197" calcext:value-type="float">
            <text:p>-1.97E-05</text:p>
          </table:table-cell>
          <table:table-cell office:value-type="float" office:value="0.000790206474404" calcext:value-type="float">
            <text:p>0.000790206474404</text:p>
          </table:table-cell>
          <table:table-cell office:value-type="float" office:value="0.06913473719691" calcext:value-type="float">
            <text:p>0.06913473719691</text:p>
          </table:table-cell>
          <table:table-cell office:value-type="float" office:value="-0.415391943251863" calcext:value-type="float">
            <text:p>-0.415391943251863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08162182123174" calcext:value-type="float">
            <text:p>3.08162182123174</text:p>
          </table:table-cell>
          <table:table-cell office:value-type="float" office:value="0.77009839561023" calcext:value-type="float">
            <text:p>0.77009839561023</text:p>
          </table:table-cell>
          <table:table-cell office:value-type="float" office:value="4.66984394475438" calcext:value-type="float">
            <text:p>4.66984394475438</text:p>
          </table:table-cell>
          <table:table-cell office:value-type="float" office:value="0.000782389090916" calcext:value-type="float">
            <text:p>0.000782389090916</text:p>
          </table:table-cell>
          <table:table-cell office:value-type="float" office:value="0.001758656624687" calcext:value-type="float">
            <text:p>0.001758656624687</text:p>
          </table:table-cell>
          <table:table-cell office:value-type="float" office:value="0.35860822578465" calcext:value-type="float">
            <text:p>0.35860822578465</text:p>
          </table:table-cell>
          <table:table-cell office:value-type="float" office:value="-1.17059729556884" calcext:value-type="float">
            <text:p>-1.17059729556884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49005787062294" calcext:value-type="float">
            <text:p>2.49005787062294</text:p>
          </table:table-cell>
          <table:table-cell office:value-type="float" office:value="0.862886391529903" calcext:value-type="float">
            <text:p>0.862886391529903</text:p>
          </table:table-cell>
          <table:table-cell office:value-type="float" office:value="4.39136188729445" calcext:value-type="float">
            <text:p>4.39136188729445</text:p>
          </table:table-cell>
          <table:table-cell office:value-type="float" office:value="0.000904179714341" calcext:value-type="float">
            <text:p>0.000904179714341</text:p>
          </table:table-cell>
          <table:table-cell office:value-type="float" office:value="0.000325795242367" calcext:value-type="float">
            <text:p>0.000325795242367</text:p>
          </table:table-cell>
          <table:table-cell office:value-type="float" office:value="0.576872612293465" calcext:value-type="float">
            <text:p>0.576872612293465</text:p>
          </table:table-cell>
          <table:table-cell office:value-type="float" office:value="-1.48104445776283" calcext:value-type="float">
            <text:p>-1.48104445776283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00211877286472" calcext:value-type="float">
            <text:p>4.00211877286472</text:p>
          </table:table-cell>
          <table:table-cell office:value-type="float" office:value="0.400717798632347" calcext:value-type="float">
            <text:p>0.400717798632347</text:p>
          </table:table-cell>
          <table:table-cell office:value-type="float" office:value="1.32964375760525" calcext:value-type="float">
            <text:p>1.32964375760525</text:p>
          </table:table-cell>
          <table:table-cell office:value-type="float" office:value="-0.000276144195352" calcext:value-type="float">
            <text:p>-0.000276144195352</text:p>
          </table:table-cell>
          <table:table-cell office:value-type="float" office:value="0.013439789802282" calcext:value-type="float">
            <text:p>0.013439789802282</text:p>
          </table:table-cell>
          <table:table-cell office:value-type="float" office:value="0.02365048002383" calcext:value-type="float">
            <text:p>0.02365048002383</text:p>
          </table:table-cell>
          <table:table-cell office:value-type="float" office:value="-0.217300005505247" calcext:value-type="float">
            <text:p>-0.217300005505247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9745663754668" calcext:value-type="float">
            <text:p>3.89745663754668</text:p>
          </table:table-cell>
          <table:table-cell office:value-type="float" office:value="0.548435856046156" calcext:value-type="float">
            <text:p>0.548435856046156</text:p>
          </table:table-cell>
          <table:table-cell office:value-type="float" office:value="0.833320558736377" calcext:value-type="float">
            <text:p>0.833320558736377</text:p>
          </table:table-cell>
          <table:table-cell office:value-type="float" office:value="-0.00026897679253" calcext:value-type="float">
            <text:p>-0.00026897679253</text:p>
          </table:table-cell>
          <table:table-cell office:value-type="float" office:value="0.023326705890834" calcext:value-type="float">
            <text:p>0.023326705890834</text:p>
          </table:table-cell>
          <table:table-cell office:value-type="float" office:value="0.085279067882888" calcext:value-type="float">
            <text:p>0.085279067882888</text:p>
          </table:table-cell>
          <table:table-cell office:value-type="float" office:value="-0.151407978096145" calcext:value-type="float">
            <text:p>-0.151407978096145</text:p>
          </table:table-cell>
          <table:table-cell table:number-columns-repeated="10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16333092978644" calcext:value-type="float">
            <text:p>0.916333092978644</text:p>
          </table:table-cell>
          <table:table-cell office:value-type="float" office:value="0.513109703652837" calcext:value-type="float">
            <text:p>0.513109703652837</text:p>
          </table:table-cell>
          <table:table-cell office:value-type="float" office:value="2.50522194662794" calcext:value-type="float">
            <text:p>2.50522194662794</text:p>
          </table:table-cell>
          <table:table-cell office:value-type="float" office:value="-0.00000212" calcext:value-type="float">
            <text:p>-2.12E-06</text:p>
          </table:table-cell>
          <table:table-cell office:value-type="float" office:value="0.000109236197403" calcext:value-type="float">
            <text:p>0.000109236197403</text:p>
          </table:table-cell>
          <table:table-cell office:value-type="float" office:value="0.068437046820106" calcext:value-type="float">
            <text:p>0.068437046820106</text:p>
          </table:table-cell>
          <table:table-cell office:value-type="float" office:value="-0.481281109396937" calcext:value-type="float">
            <text:p>-0.481281109396937</text:p>
          </table:table-cell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27412040595294" calcext:value-type="float">
            <text:p>5.27412040595294</text:p>
          </table:table-cell>
          <table:table-cell office:value-type="float" office:value="0.584493909161332" calcext:value-type="float">
            <text:p>0.584493909161332</text:p>
          </table:table-cell>
          <table:table-cell office:value-type="float" office:value="1.04204560532109" calcext:value-type="float">
            <text:p>1.04204560532109</text:p>
          </table:table-cell>
          <table:table-cell office:value-type="float" office:value="-0.000388823443346" calcext:value-type="float">
            <text:p>-0.000388823443346</text:p>
          </table:table-cell>
          <table:table-cell office:value-type="float" office:value="0.031778379152632" calcext:value-type="float">
            <text:p>0.031778379152632</text:p>
          </table:table-cell>
          <table:table-cell office:value-type="float" office:value="0.112721925276048" calcext:value-type="float">
            <text:p>0.112721925276048</text:p>
          </table:table-cell>
          <table:table-cell office:value-type="float" office:value="-0.357061410280965" calcext:value-type="float">
            <text:p>-0.357061410280965</text:p>
          </table:table-cell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78307530813237" calcext:value-type="float">
            <text:p>2.78307530813237</text:p>
          </table:table-cell>
          <table:table-cell office:value-type="float" office:value="0.570932129459609" calcext:value-type="float">
            <text:p>0.570932129459609</text:p>
          </table:table-cell>
          <table:table-cell office:value-type="float" office:value="0.746426114035126" calcext:value-type="float">
            <text:p>0.746426114035126</text:p>
          </table:table-cell>
          <table:table-cell office:value-type="float" office:value="-0.0000982" calcext:value-type="float">
            <text:p>-9.82E-05</text:p>
          </table:table-cell>
          <table:table-cell office:value-type="float" office:value="0.013979289639616" calcext:value-type="float">
            <text:p>0.013979289639616</text:p>
          </table:table-cell>
          <table:table-cell office:value-type="float" office:value="0.10205288433228" calcext:value-type="float">
            <text:p>0.10205288433228</text:p>
          </table:table-cell>
          <table:table-cell office:value-type="float" office:value="-0.054115901229286" calcext:value-type="float">
            <text:p>-0.054115901229286</text:p>
          </table:table-cell>
          <table:table-cell table:number-columns-repeated="10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38875473664087" calcext:value-type="float">
            <text:p>2.38875473664087</text:p>
          </table:table-cell>
          <table:table-cell office:value-type="float" office:value="0.800338063191038" calcext:value-type="float">
            <text:p>0.800338063191038</text:p>
          </table:table-cell>
          <table:table-cell office:value-type="float" office:value="4.91287986650441" calcext:value-type="float">
            <text:p>4.91287986650441</text:p>
          </table:table-cell>
          <table:table-cell office:value-type="float" office:value="0.0000456" calcext:value-type="float">
            <text:p>4.56E-05</text:p>
          </table:table-cell>
          <table:table-cell office:value-type="float" office:value="0.000228993031183" calcext:value-type="float">
            <text:p>0.000228993031183</text:p>
          </table:table-cell>
          <table:table-cell office:value-type="float" office:value="0.414321854028603" calcext:value-type="float">
            <text:p>0.414321854028603</text:p>
          </table:table-cell>
          <table:table-cell office:value-type="float" office:value="-1.26084924578813" calcext:value-type="float">
            <text:p>-1.26084924578813</text:p>
          </table:table-cell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26630713148006" calcext:value-type="float">
            <text:p>2.26630713148006</text:p>
          </table:table-cell>
          <table:table-cell office:value-type="float" office:value="0.482241978058815" calcext:value-type="float">
            <text:p>0.482241978058815</text:p>
          </table:table-cell>
          <table:table-cell office:value-type="float" office:value="1.38778286558281" calcext:value-type="float">
            <text:p>1.38778286558281</text:p>
          </table:table-cell>
          <table:table-cell office:value-type="float" office:value="0.0000315" calcext:value-type="float">
            <text:p>3.15E-05</text:p>
          </table:table-cell>
          <table:table-cell office:value-type="float" office:value="0.001499665966616" calcext:value-type="float">
            <text:p>0.001499665966616</text:p>
          </table:table-cell>
          <table:table-cell office:value-type="float" office:value="0.056408391817546" calcext:value-type="float">
            <text:p>0.056408391817546</text:p>
          </table:table-cell>
          <table:table-cell office:value-type="float" office:value="-0.354474170083776" calcext:value-type="float">
            <text:p>-0.354474170083776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6791588439577" calcext:value-type="float">
            <text:p>1.6791588439577</text:p>
          </table:table-cell>
          <table:table-cell office:value-type="float" office:value="0.450363198975534" calcext:value-type="float">
            <text:p>0.450363198975534</text:p>
          </table:table-cell>
          <table:table-cell office:value-type="float" office:value="2.34002726848775" calcext:value-type="float">
            <text:p>2.34002726848775</text:p>
          </table:table-cell>
          <table:table-cell office:value-type="float" office:value="0.0000111" calcext:value-type="float">
            <text:p>1.11E-05</text:p>
          </table:table-cell>
          <table:table-cell office:value-type="float" office:value="0.000604489502853" calcext:value-type="float">
            <text:p>0.000604489502853</text:p>
          </table:table-cell>
          <table:table-cell office:value-type="float" office:value="0.041759798604692" calcext:value-type="float">
            <text:p>0.041759798604692</text:p>
          </table:table-cell>
          <table:table-cell office:value-type="float" office:value="-0.371686291128261" calcext:value-type="float">
            <text:p>-0.371686291128261</text:p>
          </table:table-cell>
          <table:table-cell table:number-columns-repeated="10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36941171714102" calcext:value-type="float">
            <text:p>3.36941171714102</text:p>
          </table:table-cell>
          <table:table-cell office:value-type="float" office:value="0.340972288393968" calcext:value-type="float">
            <text:p>0.340972288393968</text:p>
          </table:table-cell>
          <table:table-cell office:value-type="float" office:value="2.06598100922122" calcext:value-type="float">
            <text:p>2.06598100922122</text:p>
          </table:table-cell>
          <table:table-cell office:value-type="float" office:value="0.00000523" calcext:value-type="float">
            <text:p>5.23E-06</text:p>
          </table:table-cell>
          <table:table-cell office:value-type="float" office:value="0.002325816706404" calcext:value-type="float">
            <text:p>0.002325816706404</text:p>
          </table:table-cell>
          <table:table-cell office:value-type="float" office:value="0.013576976784688" calcext:value-type="float">
            <text:p>0.013576976784688</text:p>
          </table:table-cell>
          <table:table-cell office:value-type="float" office:value="-0.205803072794828" calcext:value-type="float">
            <text:p>-0.205803072794828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95931746353011" calcext:value-type="float">
            <text:p>3.95931746353011</text:p>
          </table:table-cell>
          <table:table-cell office:value-type="float" office:value="0.370312748880967" calcext:value-type="float">
            <text:p>0.370312748880967</text:p>
          </table:table-cell>
          <table:table-cell office:value-type="float" office:value="3.70312748852545" calcext:value-type="float">
            <text:p>3.70312748852545</text:p>
          </table:table-cell>
          <table:table-cell office:value-type="float" office:value="-0.00000981" calcext:value-type="float">
            <text:p>-9.81E-06</text:p>
          </table:table-cell>
          <table:table-cell office:value-type="float" office:value="0.003462906954886" calcext:value-type="float">
            <text:p>0.003462906954886</text:p>
          </table:table-cell>
          <table:table-cell office:value-type="float" office:value="0.01070546495761" calcext:value-type="float">
            <text:p>0.01070546495761</text:p>
          </table:table-cell>
          <table:table-cell office:value-type="float" office:value="-0.215198660694019" calcext:value-type="float">
            <text:p>-0.215198660694019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95130088972846" calcext:value-type="float">
            <text:p>3.95130088972846</text:p>
          </table:table-cell>
          <table:table-cell office:value-type="float" office:value="0.352326435035904" calcext:value-type="float">
            <text:p>0.352326435035904</text:p>
          </table:table-cell>
          <table:table-cell office:value-type="float" office:value="4.04564151934954" calcext:value-type="float">
            <text:p>4.04564151934954</text:p>
          </table:table-cell>
          <table:table-cell office:value-type="float" office:value="0.0000311" calcext:value-type="float">
            <text:p>3.11E-05</text:p>
          </table:table-cell>
          <table:table-cell office:value-type="float" office:value="0.002740397234032" calcext:value-type="float">
            <text:p>0.002740397234032</text:p>
          </table:table-cell>
          <table:table-cell office:value-type="float" office:value="0.015488127288484" calcext:value-type="float">
            <text:p>0.015488127288484</text:p>
          </table:table-cell>
          <table:table-cell office:value-type="float" office:value="-0.241319934155334" calcext:value-type="float">
            <text:p>-0.241319934155334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57007640585712" calcext:value-type="float">
            <text:p>3.57007640585712</text:p>
          </table:table-cell>
          <table:table-cell office:value-type="float" office:value="0.863898286887161" calcext:value-type="float">
            <text:p>0.863898286887161</text:p>
          </table:table-cell>
          <table:table-cell office:value-type="float" office:value="24.4386228084635" calcext:value-type="float">
            <text:p>24.4386228084635</text:p>
          </table:table-cell>
          <table:table-cell office:value-type="float" office:value="0.002109984859428" calcext:value-type="float">
            <text:p>0.002109984859428</text:p>
          </table:table-cell>
          <table:table-cell office:value-type="float" office:value="-0.001834323722206" calcext:value-type="float">
            <text:p>-0.001834323722206</text:p>
          </table:table-cell>
          <table:table-cell office:value-type="float" office:value="0.559640558686155" calcext:value-type="float">
            <text:p>0.559640558686155</text:p>
          </table:table-cell>
          <table:table-cell office:value-type="float" office:value="-1.49494137704597" calcext:value-type="float">
            <text:p>-1.49494137704597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8920232311425" calcext:value-type="float">
            <text:p>3.8920232311425</text:p>
          </table:table-cell>
          <table:table-cell office:value-type="float" office:value="0.562532545724367" calcext:value-type="float">
            <text:p>0.562532545724367</text:p>
          </table:table-cell>
          <table:table-cell office:value-type="float" office:value="5.62532545702515" calcext:value-type="float">
            <text:p>5.62532545702515</text:p>
          </table:table-cell>
          <table:table-cell office:value-type="float" office:value="-0.0000602" calcext:value-type="float">
            <text:p>-6.02E-05</text:p>
          </table:table-cell>
          <table:table-cell office:value-type="float" office:value="0.002351701707068" calcext:value-type="float">
            <text:p>0.002351701707068</text:p>
          </table:table-cell>
          <table:table-cell office:value-type="float" office:value="0.073073949510305" calcext:value-type="float">
            <text:p>0.073073949510305</text:p>
          </table:table-cell>
          <table:table-cell office:value-type="float" office:value="-0.547365908596609" calcext:value-type="float">
            <text:p>-0.547365908596609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1687656527271" calcext:value-type="float">
            <text:p>4.1687656527271</text:p>
          </table:table-cell>
          <table:table-cell office:value-type="float" office:value="0.797538893513682" calcext:value-type="float">
            <text:p>0.797538893513682</text:p>
          </table:table-cell>
          <table:table-cell office:value-type="float" office:value="3.22506531391008" calcext:value-type="float">
            <text:p>3.22506531391008</text:p>
          </table:table-cell>
          <table:table-cell office:value-type="float" office:value="0.004477484278238" calcext:value-type="float">
            <text:p>0.004477484278238</text:p>
          </table:table-cell>
          <table:table-cell office:value-type="float" office:value="-0.003355960637247" calcext:value-type="float">
            <text:p>-0.003355960637247</text:p>
          </table:table-cell>
          <table:table-cell office:value-type="float" office:value="0.472891002142988" calcext:value-type="float">
            <text:p>0.472891002142988</text:p>
          </table:table-cell>
          <table:table-cell office:value-type="float" office:value="-1.32333487723654" calcext:value-type="float">
            <text:p>-1.32333487723654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19464721401056" calcext:value-type="float">
            <text:p>2.19464721401056</text:p>
          </table:table-cell>
          <table:table-cell office:value-type="float" office:value="0.557456803690521" calcext:value-type="float">
            <text:p>0.557456803690521</text:p>
          </table:table-cell>
          <table:table-cell office:value-type="float" office:value="5.57456803690521" calcext:value-type="float">
            <text:p>5.57456803690521</text:p>
          </table:table-cell>
          <table:table-cell office:value-type="float" office:value="-0.000000415" calcext:value-type="float">
            <text:p>-4.15E-07</text:p>
          </table:table-cell>
          <table:table-cell office:value-type="float" office:value="0.000336899594775" calcext:value-type="float">
            <text:p>0.000336899594775</text:p>
          </table:table-cell>
          <table:table-cell office:value-type="float" office:value="0.064268045405114" calcext:value-type="float">
            <text:p>0.064268045405114</text:p>
          </table:table-cell>
          <table:table-cell office:value-type="float" office:value="-0.51756861967992" calcext:value-type="float">
            <text:p>-0.51756861967992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.65296068480209" calcext:value-type="float">
            <text:p>1.65296068480209</text:p>
          </table:table-cell>
          <table:table-cell table:style-name="ce1" office:value-type="float" office:value="0.929738805847442" calcext:value-type="float">
            <text:p>0.929738805847442</text:p>
          </table:table-cell>
          <table:table-cell table:style-name="ce1" office:value-type="float" office:value="0.193183982604578" calcext:value-type="float">
            <text:p>0.193183982604578</text:p>
          </table:table-cell>
          <table:table-cell table:style-name="ce1" office:value-type="float" office:value="-0.0000334" calcext:value-type="float">
            <text:p>-3.34E-05</text:p>
          </table:table-cell>
          <table:table-cell table:style-name="ce1" office:value-type="float" office:value="0.019865571970292" calcext:value-type="float">
            <text:p>0.019865571970292</text:p>
          </table:table-cell>
          <table:table-cell table:style-name="ce1" office:value-type="float" office:value="0.708150696448709" calcext:value-type="float">
            <text:p>0.708150696448709</text:p>
          </table:table-cell>
          <table:table-cell table:style-name="ce1" office:value-type="float" office:value="21.4779776200583" calcext:value-type="float">
            <text:p>21.4779776200583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9995938442752" calcext:value-type="float">
            <text:p>1.9995938442752</text:p>
          </table:table-cell>
          <table:table-cell office:value-type="float" office:value="0.641400586520112" calcext:value-type="float">
            <text:p>0.641400586520112</text:p>
          </table:table-cell>
          <table:table-cell office:value-type="float" office:value="6.41400587793744" calcext:value-type="float">
            <text:p>6.41400587793744</text:p>
          </table:table-cell>
          <table:table-cell office:value-type="float" office:value="-0.0000146" calcext:value-type="float">
            <text:p>-1.46E-05</text:p>
          </table:table-cell>
          <table:table-cell office:value-type="float" office:value="0.000624973474857" calcext:value-type="float">
            <text:p>0.000624973474857</text:p>
          </table:table-cell>
          <table:table-cell office:value-type="float" office:value="0.221511915380478" calcext:value-type="float">
            <text:p>0.221511915380478</text:p>
          </table:table-cell>
          <table:table-cell office:value-type="float" office:value="-0.949836040655511" calcext:value-type="float">
            <text:p>-0.949836040655511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75553886386271" calcext:value-type="float">
            <text:p>2.75553886386271</text:p>
          </table:table-cell>
          <table:table-cell office:value-type="float" office:value="0.660378504426571" calcext:value-type="float">
            <text:p>0.660378504426571</text:p>
          </table:table-cell>
          <table:table-cell office:value-type="float" office:value="6.60378505793477" calcext:value-type="float">
            <text:p>6.60378505793477</text:p>
          </table:table-cell>
          <table:table-cell office:value-type="float" office:value="-0.00000636" calcext:value-type="float">
            <text:p>-6.36E-06</text:p>
          </table:table-cell>
          <table:table-cell office:value-type="float" office:value="-0.001895404791891" calcext:value-type="float">
            <text:p>-0.001895404791891</text:p>
          </table:table-cell>
          <table:table-cell office:value-type="float" office:value="0.006566283034364" calcext:value-type="float">
            <text:p>0.006566283034364</text:p>
          </table:table-cell>
          <table:table-cell office:value-type="float" office:value="-0.451156605871445" calcext:value-type="float">
            <text:p>-0.451156605871445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00238290410607" calcext:value-type="float">
            <text:p>7.00238290410607</text:p>
          </table:table-cell>
          <table:table-cell office:value-type="float" office:value="0.760615502646816" calcext:value-type="float">
            <text:p>0.760615502646816</text:p>
          </table:table-cell>
          <table:table-cell office:value-type="float" office:value="1.98904761442419" calcext:value-type="float">
            <text:p>1.98904761442419</text:p>
          </table:table-cell>
          <table:table-cell office:value-type="float" office:value="0.002919532521943" calcext:value-type="float">
            <text:p>0.002919532521943</text:p>
          </table:table-cell>
          <table:table-cell office:value-type="float" office:value="0.019399528275237" calcext:value-type="float">
            <text:p>0.019399528275237</text:p>
          </table:table-cell>
          <table:table-cell office:value-type="float" office:value="0.352119917070808" calcext:value-type="float">
            <text:p>0.352119917070808</text:p>
          </table:table-cell>
          <table:table-cell office:value-type="float" office:value="-1.04134655712391" calcext:value-type="float">
            <text:p>-1.04134655712391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13237991980133" calcext:value-type="float">
            <text:p>3.13237991980133</text:p>
          </table:table-cell>
          <table:table-cell office:value-type="float" office:value="0.448855299879322" calcext:value-type="float">
            <text:p>0.448855299879322</text:p>
          </table:table-cell>
          <table:table-cell office:value-type="float" office:value="0.643385477650063" calcext:value-type="float">
            <text:p>0.643385477650063</text:p>
          </table:table-cell>
          <table:table-cell office:value-type="float" office:value="-0.000124620316811" calcext:value-type="float">
            <text:p>-0.000124620316811</text:p>
          </table:table-cell>
          <table:table-cell office:value-type="float" office:value="0.020360066283277" calcext:value-type="float">
            <text:p>0.020360066283277</text:p>
          </table:table-cell>
          <table:table-cell office:value-type="float" office:value="0.037519946331616" calcext:value-type="float">
            <text:p>0.037519946331616</text:p>
          </table:table-cell>
          <table:table-cell office:value-type="float" office:value="0.098731081222168" calcext:value-type="float">
            <text:p>0.098731081222168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93072672609193" calcext:value-type="float">
            <text:p>2.93072672609193</text:p>
          </table:table-cell>
          <table:table-cell office:value-type="float" office:value="0.480722225171445" calcext:value-type="float">
            <text:p>0.480722225171445</text:p>
          </table:table-cell>
          <table:table-cell office:value-type="float" office:value="1.34913238947252" calcext:value-type="float">
            <text:p>1.34913238947252</text:p>
          </table:table-cell>
          <table:table-cell office:value-type="float" office:value="0.000130114890754" calcext:value-type="float">
            <text:p>0.000130114890754</text:p>
          </table:table-cell>
          <table:table-cell office:value-type="float" office:value="0.00174403375781" calcext:value-type="float">
            <text:p>0.00174403375781</text:p>
          </table:table-cell>
          <table:table-cell office:value-type="float" office:value="0.060503150688011" calcext:value-type="float">
            <text:p>0.060503150688011</text:p>
          </table:table-cell>
          <table:table-cell office:value-type="float" office:value="-0.367037138146349" calcext:value-type="float">
            <text:p>-0.367037138146349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77332683836681" calcext:value-type="float">
            <text:p>1.77332683836681</text:p>
          </table:table-cell>
          <table:table-cell office:value-type="float" office:value="0.373298099176353" calcext:value-type="float">
            <text:p>0.373298099176353</text:p>
          </table:table-cell>
          <table:table-cell office:value-type="float" office:value="2.65788203233661" calcext:value-type="float">
            <text:p>2.65788203233661</text:p>
          </table:table-cell>
          <table:table-cell office:value-type="float" office:value="-0.0000189" calcext:value-type="float">
            <text:p>-1.89E-05</text:p>
          </table:table-cell>
          <table:table-cell office:value-type="float" office:value="0.000760322999976" calcext:value-type="float">
            <text:p>0.000760322999976</text:p>
          </table:table-cell>
          <table:table-cell office:value-type="float" office:value="0.018821784107025" calcext:value-type="float">
            <text:p>0.018821784107025</text:p>
          </table:table-cell>
          <table:table-cell office:value-type="float" office:value="-0.254724848095876" calcext:value-type="float">
            <text:p>-0.254724848095876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09625523720524" calcext:value-type="float">
            <text:p>3.09625523720524</text:p>
          </table:table-cell>
          <table:table-cell office:value-type="float" office:value="0.786672324422683" calcext:value-type="float">
            <text:p>0.786672324422683</text:p>
          </table:table-cell>
          <table:table-cell office:value-type="float" office:value="3.10205697055148" calcext:value-type="float">
            <text:p>3.10205697055148</text:p>
          </table:table-cell>
          <table:table-cell office:value-type="float" office:value="0.000266967272901" calcext:value-type="float">
            <text:p>0.000266967272901</text:p>
          </table:table-cell>
          <table:table-cell office:value-type="float" office:value="0.002216670759212" calcext:value-type="float">
            <text:p>0.002216670759212</text:p>
          </table:table-cell>
          <table:table-cell office:value-type="float" office:value="0.389458589948797" calcext:value-type="float">
            <text:p>0.389458589948797</text:p>
          </table:table-cell>
          <table:table-cell office:value-type="float" office:value="-1.18390948145339" calcext:value-type="float">
            <text:p>-1.18390948145339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96430422819024" calcext:value-type="float">
            <text:p>1.96430422819024</text:p>
          </table:table-cell>
          <table:table-cell office:value-type="float" office:value="0.398168957188178" calcext:value-type="float">
            <text:p>0.398168957188178</text:p>
          </table:table-cell>
          <table:table-cell office:value-type="float" office:value="1.42760503951339" calcext:value-type="float">
            <text:p>1.42760503951339</text:p>
          </table:table-cell>
          <table:table-cell office:value-type="float" office:value="-0.0000317" calcext:value-type="float">
            <text:p>-3.17E-05</text:p>
          </table:table-cell>
          <table:table-cell office:value-type="float" office:value="0.001302313072308" calcext:value-type="float">
            <text:p>0.001302313072308</text:p>
          </table:table-cell>
          <table:table-cell office:value-type="float" office:value="0.022903401677138" calcext:value-type="float">
            <text:p>0.022903401677138</text:p>
          </table:table-cell>
          <table:table-cell office:value-type="float" office:value="-0.225514438886498" calcext:value-type="float">
            <text:p>-0.225514438886498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56191438104221" calcext:value-type="float">
            <text:p>2.56191438104221</text:p>
          </table:table-cell>
          <table:table-cell office:value-type="float" office:value="0.565683975744932" calcext:value-type="float">
            <text:p>0.565683975744932</text:p>
          </table:table-cell>
          <table:table-cell office:value-type="float" office:value="5.6568397215007" calcext:value-type="float">
            <text:p>5.6568397215007</text:p>
          </table:table-cell>
          <table:table-cell office:value-type="float" office:value="0.0000429" calcext:value-type="float">
            <text:p>4.29E-05</text:p>
          </table:table-cell>
          <table:table-cell office:value-type="float" office:value="0.000274683332872" calcext:value-type="float">
            <text:p>0.000274683332872</text:p>
          </table:table-cell>
          <table:table-cell office:value-type="float" office:value="0.072016476482142" calcext:value-type="float">
            <text:p>0.072016476482142</text:p>
          </table:table-cell>
          <table:table-cell office:value-type="float" office:value="-0.545051002524431" calcext:value-type="float">
            <text:p>-0.545051002524431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96913678393265" calcext:value-type="float">
            <text:p>3.96913678393265</text:p>
          </table:table-cell>
          <table:table-cell office:value-type="float" office:value="0.344658283486654" calcext:value-type="float">
            <text:p>0.344658283486654</text:p>
          </table:table-cell>
          <table:table-cell office:value-type="float" office:value="1.02955852447714" calcext:value-type="float">
            <text:p>1.02955852447714</text:p>
          </table:table-cell>
          <table:table-cell office:value-type="float" office:value="0.000202954607274" calcext:value-type="float">
            <text:p>0.000202954607274</text:p>
          </table:table-cell>
          <table:table-cell office:value-type="float" office:value="0.009199870444832" calcext:value-type="float">
            <text:p>0.009199870444832</text:p>
          </table:table-cell>
          <table:table-cell office:value-type="float" office:value="0.016183061378852" calcext:value-type="float">
            <text:p>0.016183061378852</text:p>
          </table:table-cell>
          <table:table-cell office:value-type="float" office:value="-0.143648472491064" calcext:value-type="float">
            <text:p>-0.143648472491064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21144639685255" calcext:value-type="float">
            <text:p>3.21144639685255</text:p>
          </table:table-cell>
          <table:table-cell office:value-type="float" office:value="0.406603521854163" calcext:value-type="float">
            <text:p>0.406603521854163</text:p>
          </table:table-cell>
          <table:table-cell office:value-type="float" office:value="1.13155050295405" calcext:value-type="float">
            <text:p>1.13155050295405</text:p>
          </table:table-cell>
          <table:table-cell office:value-type="float" office:value="-0.000284607876877" calcext:value-type="float">
            <text:p>-0.000284607876877</text:p>
          </table:table-cell>
          <table:table-cell office:value-type="float" office:value="0.012993371903411" calcext:value-type="float">
            <text:p>0.012993371903411</text:p>
          </table:table-cell>
          <table:table-cell office:value-type="float" office:value="0.024086530384704" calcext:value-type="float">
            <text:p>0.024086530384704</text:p>
          </table:table-cell>
          <table:table-cell office:value-type="float" office:value="-0.182447693479185" calcext:value-type="float">
            <text:p>-0.182447693479185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07369935565192" calcext:value-type="float">
            <text:p>2.07369935565192</text:p>
          </table:table-cell>
          <table:table-cell office:value-type="float" office:value="0.741072261324657" calcext:value-type="float">
            <text:p>0.741072261324657</text:p>
          </table:table-cell>
          <table:table-cell office:value-type="float" office:value="2.38082412906192" calcext:value-type="float">
            <text:p>2.38082412906192</text:p>
          </table:table-cell>
          <table:table-cell office:value-type="float" office:value="-0.000126467599524" calcext:value-type="float">
            <text:p>-0.000126467599524</text:p>
          </table:table-cell>
          <table:table-cell office:value-type="float" office:value="0.002167953641145" calcext:value-type="float">
            <text:p>0.002167953641145</text:p>
          </table:table-cell>
          <table:table-cell office:value-type="float" office:value="0.295287859352559" calcext:value-type="float">
            <text:p>0.295287859352559</text:p>
          </table:table-cell>
          <table:table-cell office:value-type="float" office:value="-0.990041270463952" calcext:value-type="float">
            <text:p>-0.990041270463952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89789336479207" calcext:value-type="float">
            <text:p>1.89789336479207</text:p>
          </table:table-cell>
          <table:table-cell office:value-type="float" office:value="0.524606966378703" calcext:value-type="float">
            <text:p>0.524606966378703</text:p>
          </table:table-cell>
          <table:table-cell office:value-type="float" office:value="1.88574045288251" calcext:value-type="float">
            <text:p>1.88574045288251</text:p>
          </table:table-cell>
          <table:table-cell office:value-type="float" office:value="-0.0000222" calcext:value-type="float">
            <text:p>-2.22E-05</text:p>
          </table:table-cell>
          <table:table-cell office:value-type="float" office:value="0.00156410420602" calcext:value-type="float">
            <text:p>0.00156410420602</text:p>
          </table:table-cell>
          <table:table-cell office:value-type="float" office:value="0.074584086612986" calcext:value-type="float">
            <text:p>0.074584086612986</text:p>
          </table:table-cell>
          <table:table-cell office:value-type="float" office:value="-0.468840440822098" calcext:value-type="float">
            <text:p>-0.468840440822098</text:p>
          </table:table-cell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.2674038634822" calcext:value-type="float">
            <text:p>2.2674038634822</text:p>
          </table:table-cell>
          <table:table-cell table:style-name="ce1" office:value-type="float" office:value="0.059782075945885" calcext:value-type="float">
            <text:p>0.059782075945885</text:p>
          </table:table-cell>
          <table:table-cell table:style-name="ce1" office:value-type="float" office:value="0.597820759457743" calcext:value-type="float">
            <text:p>0.597820759457743</text:p>
          </table:table-cell>
          <table:table-cell table:style-name="ce1" office:value-type="float" office:value="-0.000214050403525" calcext:value-type="float">
            <text:p>-0.000214050403525</text:p>
          </table:table-cell>
          <table:table-cell table:style-name="ce1" office:value-type="float" office:value="1.15903693166182" calcext:value-type="float">
            <text:p>1.15903693166182</text:p>
          </table:table-cell>
          <table:table-cell table:style-name="ce1" office:value-type="float" office:value="-6.39976477652649" calcext:value-type="float">
            <text:p>-6.39976477652649</text:p>
          </table:table-cell>
          <table:table-cell table:style-name="ce1" office:value-type="float" office:value="1790.69310396711" calcext:value-type="float">
            <text:p>1790.69310396711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60499675984889" calcext:value-type="float">
            <text:p>1.60499675984889</text:p>
          </table:table-cell>
          <table:table-cell office:value-type="float" office:value="0.393392930717198" calcext:value-type="float">
            <text:p>0.393392930717198</text:p>
          </table:table-cell>
          <table:table-cell office:value-type="float" office:value="1.37145625680146" calcext:value-type="float">
            <text:p>1.37145625680146</text:p>
          </table:table-cell>
          <table:table-cell office:value-type="float" office:value="-0.00000505" calcext:value-type="float">
            <text:p>-5.05E-06</text:p>
          </table:table-cell>
          <table:table-cell office:value-type="float" office:value="0.000410750199803" calcext:value-type="float">
            <text:p>0.000410750199803</text:p>
          </table:table-cell>
          <table:table-cell office:value-type="float" office:value="0.022852114191711" calcext:value-type="float">
            <text:p>0.022852114191711</text:p>
          </table:table-cell>
          <table:table-cell office:value-type="float" office:value="-0.22022200112979" calcext:value-type="float">
            <text:p>-0.22022200112979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95542553137167" calcext:value-type="float">
            <text:p>3.95542553137167</text:p>
          </table:table-cell>
          <table:table-cell office:value-type="float" office:value="0.560979183501333" calcext:value-type="float">
            <text:p>0.560979183501333</text:p>
          </table:table-cell>
          <table:table-cell office:value-type="float" office:value="0.597279013883261" calcext:value-type="float">
            <text:p>0.597279013883261</text:p>
          </table:table-cell>
          <table:table-cell office:value-type="float" office:value="0.000103165644827" calcext:value-type="float">
            <text:p>0.000103165644827</text:p>
          </table:table-cell>
          <table:table-cell office:value-type="float" office:value="0.017664930188521" calcext:value-type="float">
            <text:p>0.017664930188521</text:p>
          </table:table-cell>
          <table:table-cell office:value-type="float" office:value="0.104091379624998" calcext:value-type="float">
            <text:p>0.104091379624998</text:p>
          </table:table-cell>
          <table:table-cell office:value-type="float" office:value="0.236468491253568" calcext:value-type="float">
            <text:p>0.236468491253568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.66326787457797" calcext:value-type="float">
            <text:p>1.66326787457797</text:p>
          </table:table-cell>
          <table:table-cell table:style-name="ce1" office:value-type="float" office:value="0.158921369048504" calcext:value-type="float">
            <text:p>0.158921369048504</text:p>
          </table:table-cell>
          <table:table-cell table:style-name="ce1" office:value-type="float" office:value="1.58921369047279" calcext:value-type="float">
            <text:p>1.58921369047279</text:p>
          </table:table-cell>
          <table:table-cell table:style-name="ce1" office:value-type="float" office:value="-863.580719317146" calcext:value-type="float">
            <text:p>-863.580719317146</text:p>
          </table:table-cell>
          <table:table-cell table:style-name="ce1" office:value-type="float" office:value="128131.787272996" calcext:value-type="float">
            <text:p>128131.787272996</text:p>
          </table:table-cell>
          <table:table-cell table:style-name="ce1" office:value-type="float" office:value="-9633810.80962136" calcext:value-type="float">
            <text:p>-9633810.80962136</text:p>
          </table:table-cell>
          <table:table-cell table:style-name="ce1" office:value-type="float" office:value="381446397.745507" calcext:value-type="float">
            <text:p>381446397.745507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72011388092008" calcext:value-type="float">
            <text:p>1.72011388092008</text:p>
          </table:table-cell>
          <table:table-cell office:value-type="float" office:value="0.595010964338254" calcext:value-type="float">
            <text:p>0.595010964338254</text:p>
          </table:table-cell>
          <table:table-cell office:value-type="float" office:value="2.97752814322377" calcext:value-type="float">
            <text:p>2.97752814322377</text:p>
          </table:table-cell>
          <table:table-cell office:value-type="float" office:value="0.0000188" calcext:value-type="float">
            <text:p>1.88E-05</text:p>
          </table:table-cell>
          <table:table-cell office:value-type="float" office:value="0.000445452161554" calcext:value-type="float">
            <text:p>0.000445452161554</text:p>
          </table:table-cell>
          <table:table-cell office:value-type="float" office:value="0.126848835290515" calcext:value-type="float">
            <text:p>0.126848835290515</text:p>
          </table:table-cell>
          <table:table-cell office:value-type="float" office:value="-0.672408860244563" calcext:value-type="float">
            <text:p>-0.672408860244563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51166448844358" calcext:value-type="float">
            <text:p>3.51166448844358</text:p>
          </table:table-cell>
          <table:table-cell office:value-type="float" office:value="0.401312371468387" calcext:value-type="float">
            <text:p>0.401312371468387</text:p>
          </table:table-cell>
          <table:table-cell office:value-type="float" office:value="1.21698848223407" calcext:value-type="float">
            <text:p>1.21698848223407</text:p>
          </table:table-cell>
          <table:table-cell office:value-type="float" office:value="-0.0000612" calcext:value-type="float">
            <text:p>-6.12E-05</text:p>
          </table:table-cell>
          <table:table-cell office:value-type="float" office:value="0.008407921307185" calcext:value-type="float">
            <text:p>0.008407921307185</text:p>
          </table:table-cell>
          <table:table-cell office:value-type="float" office:value="0.025109455013961" calcext:value-type="float">
            <text:p>0.025109455013961</text:p>
          </table:table-cell>
          <table:table-cell office:value-type="float" office:value="-0.208260675803596" calcext:value-type="float">
            <text:p>-0.208260675803596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87475917605833" calcext:value-type="float">
            <text:p>2.87475917605833</text:p>
          </table:table-cell>
          <table:table-cell office:value-type="float" office:value="0.762053972053275" calcext:value-type="float">
            <text:p>0.762053972053275</text:p>
          </table:table-cell>
          <table:table-cell office:value-type="float" office:value="3.8437200713766" calcext:value-type="float">
            <text:p>3.8437200713766</text:p>
          </table:table-cell>
          <table:table-cell office:value-type="float" office:value="0.000000649" calcext:value-type="float">
            <text:p>6.49E-07</text:p>
          </table:table-cell>
          <table:table-cell office:value-type="float" office:value="0.000603841124891" calcext:value-type="float">
            <text:p>0.000603841124891</text:p>
          </table:table-cell>
          <table:table-cell office:value-type="float" office:value="0.337285133895082" calcext:value-type="float">
            <text:p>0.337285133895082</text:p>
          </table:table-cell>
          <table:table-cell office:value-type="float" office:value="-1.12221827046852" calcext:value-type="float">
            <text:p>-1.12221827046852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48101661190709" calcext:value-type="float">
            <text:p>3.48101661190709</text:p>
          </table:table-cell>
          <table:table-cell office:value-type="float" office:value="0.488379630435102" calcext:value-type="float">
            <text:p>0.488379630435102</text:p>
          </table:table-cell>
          <table:table-cell office:value-type="float" office:value="0.946491795092108" calcext:value-type="float">
            <text:p>0.946491795092108</text:p>
          </table:table-cell>
          <table:table-cell office:value-type="float" office:value="0.000303064465065" calcext:value-type="float">
            <text:p>0.000303064465065</text:p>
          </table:table-cell>
          <table:table-cell office:value-type="float" office:value="0.010814177964022" calcext:value-type="float">
            <text:p>0.010814177964022</text:p>
          </table:table-cell>
          <table:table-cell office:value-type="float" office:value="0.063544413209757" calcext:value-type="float">
            <text:p>0.063544413209757</text:p>
          </table:table-cell>
          <table:table-cell office:value-type="float" office:value="-0.239554511676543" calcext:value-type="float">
            <text:p>-0.239554511676543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31159451339535" calcext:value-type="float">
            <text:p>3.31159451339535</text:p>
          </table:table-cell>
          <table:table-cell office:value-type="float" office:value="0.777861955818855" calcext:value-type="float">
            <text:p>0.777861955818855</text:p>
          </table:table-cell>
          <table:table-cell office:value-type="float" office:value="3.79467094667834" calcext:value-type="float">
            <text:p>3.79467094667834</text:p>
          </table:table-cell>
          <table:table-cell office:value-type="float" office:value="0.00120210596832" calcext:value-type="float">
            <text:p>0.00120210596832</text:p>
          </table:table-cell>
          <table:table-cell office:value-type="float" office:value="-0.000565183146911" calcext:value-type="float">
            <text:p>-0.000565183146911</text:p>
          </table:table-cell>
          <table:table-cell office:value-type="float" office:value="0.400460169218043" calcext:value-type="float">
            <text:p>0.400460169218043</text:p>
          </table:table-cell>
          <table:table-cell office:value-type="float" office:value="-1.22628917308985" calcext:value-type="float">
            <text:p>-1.22628917308985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2576660015591" calcext:value-type="float">
            <text:p>1.2576660015591</text:p>
          </table:table-cell>
          <table:table-cell office:value-type="float" office:value="0.562265642420405" calcext:value-type="float">
            <text:p>0.562265642420405</text:p>
          </table:table-cell>
          <table:table-cell office:value-type="float" office:value="7.12345692710046" calcext:value-type="float">
            <text:p>7.12345692710046</text:p>
          </table:table-cell>
          <table:table-cell office:value-type="float" office:value="-0.00000476" calcext:value-type="float">
            <text:p>-4.76E-0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98844436109188" calcext:value-type="float">
            <text:p>0.098844436109188</text:p>
          </table:table-cell>
          <table:table-cell office:value-type="float" office:value="-0.622579715734413" calcext:value-type="float">
            <text:p>-0.622579715734413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.66629310568347" calcext:value-type="float">
            <text:p>1.66629310568347</text:p>
          </table:table-cell>
          <table:table-cell table:style-name="ce1" office:value-type="float" office:value="3.12436146174426" calcext:value-type="float">
            <text:p>3.12436146174426</text:p>
          </table:table-cell>
          <table:table-cell table:style-name="ce1" office:value-type="float" office:value="50769686.7753129" calcext:value-type="float">
            <text:p>50769686.7753129</text:p>
          </table:table-cell>
          <table:table-cell table:style-name="ce1" office:value-type="float" office:value="0.004507915541865" calcext:value-type="float">
            <text:p>0.004507915541865</text:p>
          </table:table-cell>
          <table:table-cell table:style-name="ce1" office:value-type="float" office:value="0.953648437978014" calcext:value-type="float">
            <text:p>0.953648437978014</text:p>
          </table:table-cell>
          <table:table-cell table:style-name="ce1" office:value-type="float" office:value="103.874564797532" calcext:value-type="float">
            <text:p>103.874564797532</text:p>
          </table:table-cell>
          <table:table-cell table:style-name="ce1" office:value-type="float" office:value="1796.63602301938" calcext:value-type="float">
            <text:p>1796.63602301938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.28174174680629" calcext:value-type="float">
            <text:p>2.28174174680629</text:p>
          </table:table-cell>
          <table:table-cell table:style-name="ce1" office:value-type="float" office:value="22.7521055956983" calcext:value-type="float">
            <text:p>22.7521055956983</text:p>
          </table:table-cell>
          <table:table-cell table:style-name="ce1" office:value-type="float" office:value="310883887.493882" calcext:value-type="float">
            <text:p>310883887.493882</text:p>
          </table:table-cell>
          <table:table-cell table:style-name="ce1" office:value-type="float" office:value="0.155309370545478" calcext:value-type="float">
            <text:p>0.155309370545478</text:p>
          </table:table-cell>
          <table:table-cell table:style-name="ce1" office:value-type="float" office:value="156187.950526405" calcext:value-type="float">
            <text:p>156187.950526405</text:p>
          </table:table-cell>
          <table:table-cell table:style-name="ce1" office:value-type="float" office:value="268242.09585806" calcext:value-type="float">
            <text:p>268242.09585806</text:p>
          </table:table-cell>
          <table:table-cell table:style-name="ce1" office:value-type="float" office:value="275715227.361199" calcext:value-type="float">
            <text:p>275715227.361199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3833171465713" calcext:value-type="float">
            <text:p>3.73833171465713</text:p>
          </table:table-cell>
          <table:table-cell office:value-type="float" office:value="0.384040171623702" calcext:value-type="float">
            <text:p>0.384040171623702</text:p>
          </table:table-cell>
          <table:table-cell office:value-type="float" office:value="1.84426206375453" calcext:value-type="float">
            <text:p>1.84426206375453</text:p>
          </table:table-cell>
          <table:table-cell office:value-type="float" office:value="-0.0000459" calcext:value-type="float">
            <text:p>-4.59E-05</text:p>
          </table:table-cell>
          <table:table-cell office:value-type="float" office:value="0.00287975827985" calcext:value-type="float">
            <text:p>0.00287975827985</text:p>
          </table:table-cell>
          <table:table-cell office:value-type="float" office:value="0.02097796329201" calcext:value-type="float">
            <text:p>0.02097796329201</text:p>
          </table:table-cell>
          <table:table-cell office:value-type="float" office:value="-0.246407055768114" calcext:value-type="float">
            <text:p>-0.246407055768114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86563627902468" calcext:value-type="float">
            <text:p>3.86563627902468</text:p>
          </table:table-cell>
          <table:table-cell office:value-type="float" office:value="0.754345757091223" calcext:value-type="float">
            <text:p>0.754345757091223</text:p>
          </table:table-cell>
          <table:table-cell office:value-type="float" office:value="0.320928497299149" calcext:value-type="float">
            <text:p>0.320928497299149</text:p>
          </table:table-cell>
          <table:table-cell office:value-type="float" office:value="-0.00020493397608" calcext:value-type="float">
            <text:p>-0.00020493397608</text:p>
          </table:table-cell>
          <table:table-cell office:value-type="float" office:value="0.051757409733834" calcext:value-type="float">
            <text:p>0.051757409733834</text:p>
          </table:table-cell>
          <table:table-cell office:value-type="float" office:value="0.30177704314181" calcext:value-type="float">
            <text:p>0.30177704314181</text:p>
          </table:table-cell>
          <table:table-cell office:value-type="float" office:value="4.42489571879194" calcext:value-type="float">
            <text:p>4.42489571879194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4907306925738" calcext:value-type="float">
            <text:p>1.74907306925738</text:p>
          </table:table-cell>
          <table:table-cell office:value-type="float" office:value="0.391935656095133" calcext:value-type="float">
            <text:p>0.391935656095133</text:p>
          </table:table-cell>
          <table:table-cell office:value-type="float" office:value="1.25436442349932" calcext:value-type="float">
            <text:p>1.25436442349932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0226842965114" calcext:value-type="float">
            <text:p>0.000226842965114</text:p>
          </table:table-cell>
          <table:table-cell office:value-type="float" office:value="0.021095313233533" calcext:value-type="float">
            <text:p>0.021095313233533</text:p>
          </table:table-cell>
          <table:table-cell office:value-type="float" office:value="-0.193721191140108" calcext:value-type="float">
            <text:p>-0.193721191140108</text:p>
          </table:table-cell>
          <table:table-cell table:number-columns-repeated="101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0.84114298554732" calcext:value-type="float">
            <text:p>0.84114298554732</text:p>
          </table:table-cell>
          <table:table-cell table:style-name="ce1" office:value-type="float" office:value="0.997275727240359" calcext:value-type="float">
            <text:p>0.997275727240359</text:p>
          </table:table-cell>
          <table:table-cell table:style-name="ce1" office:value-type="float" office:value="0.061941108422599" calcext:value-type="float">
            <text:p>0.061941108422599</text:p>
          </table:table-cell>
          <table:table-cell table:style-name="ce1" office:value-type="float" office:value="0.00000254" calcext:value-type="float">
            <text:p>2.54E-06</text:p>
          </table:table-cell>
          <table:table-cell table:style-name="ce1" office:value-type="float" office:value="0.047624932550816" calcext:value-type="float">
            <text:p>0.047624932550816</text:p>
          </table:table-cell>
          <table:table-cell table:style-name="ce1" office:value-type="float" office:value="1.00296475409386" calcext:value-type="float">
            <text:p>1.00296475409386</text:p>
          </table:table-cell>
          <table:table-cell table:style-name="ce1" office:value-type="float" office:value="257.21935537988" calcext:value-type="float">
            <text:p>257.21935537988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80067697423042" calcext:value-type="float">
            <text:p>2.80067697423042</text:p>
          </table:table-cell>
          <table:table-cell office:value-type="float" office:value="0.527231592409738" calcext:value-type="float">
            <text:p>0.527231592409738</text:p>
          </table:table-cell>
          <table:table-cell office:value-type="float" office:value="1.88671194233164" calcext:value-type="float">
            <text:p>1.88671194233164</text:p>
          </table:table-cell>
          <table:table-cell office:value-type="float" office:value="0.0000328" calcext:value-type="float">
            <text:p>3.28E-05</text:p>
          </table:table-cell>
          <table:table-cell office:value-type="float" office:value="0.000890616267275" calcext:value-type="float">
            <text:p>0.000890616267275</text:p>
          </table:table-cell>
          <table:table-cell office:value-type="float" office:value="0.079809279480318" calcext:value-type="float">
            <text:p>0.079809279480318</text:p>
          </table:table-cell>
          <table:table-cell office:value-type="float" office:value="-0.487071662172737" calcext:value-type="float">
            <text:p>-0.487071662172737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40993245789162" calcext:value-type="float">
            <text:p>3.40993245789162</text:p>
          </table:table-cell>
          <table:table-cell office:value-type="float" office:value="1.0380572574738" calcext:value-type="float">
            <text:p>1.0380572574738</text:p>
          </table:table-cell>
          <table:table-cell office:value-type="float" office:value="4.05404669866408" calcext:value-type="float">
            <text:p>4.05404669866408</text:p>
          </table:table-cell>
          <table:table-cell office:value-type="float" office:value="0.001498332945535" calcext:value-type="float">
            <text:p>0.001498332945535</text:p>
          </table:table-cell>
          <table:table-cell office:value-type="float" office:value="0.0012865351381" calcext:value-type="float">
            <text:p>0.0012865351381</text:p>
          </table:table-cell>
          <table:table-cell office:value-type="float" office:value="1.19768636610498" calcext:value-type="float">
            <text:p>1.19768636610498</text:p>
          </table:table-cell>
          <table:table-cell office:value-type="float" office:value="-2.12374706260589" calcext:value-type="float">
            <text:p>-2.12374706260589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09092795144237" calcext:value-type="float">
            <text:p>3.09092795144237</text:p>
          </table:table-cell>
          <table:table-cell office:value-type="float" office:value="0.66595498411662" calcext:value-type="float">
            <text:p>0.66595498411662</text:p>
          </table:table-cell>
          <table:table-cell office:value-type="float" office:value="1.9162724453597" calcext:value-type="float">
            <text:p>1.9162724453597</text:p>
          </table:table-cell>
          <table:table-cell office:value-type="float" office:value="0.000461880391814" calcext:value-type="float">
            <text:p>0.000461880391814</text:p>
          </table:table-cell>
          <table:table-cell office:value-type="float" office:value="0.003086540824953" calcext:value-type="float">
            <text:p>0.003086540824953</text:p>
          </table:table-cell>
          <table:table-cell office:value-type="float" office:value="0.210142058291221" calcext:value-type="float">
            <text:p>0.210142058291221</text:p>
          </table:table-cell>
          <table:table-cell office:value-type="float" office:value="-0.797089538785725" calcext:value-type="float">
            <text:p>-0.797089538785725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.93008967178276" calcext:value-type="float">
            <text:p>5.93008967178276</text:p>
          </table:table-cell>
          <table:table-cell table:style-name="ce1" office:value-type="float" office:value="0.148936550627154" calcext:value-type="float">
            <text:p>0.1489365506271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1059543405708" calcext:value-type="float">
            <text:p>-0.001059543405708</text:p>
          </table:table-cell>
          <table:table-cell table:style-name="ce1" office:value-type="float" office:value="0.128250976908464" calcext:value-type="float">
            <text:p>0.128250976908464</text:p>
          </table:table-cell>
          <table:table-cell table:style-name="ce1" office:value-type="float" office:value="-0.037330779366356" calcext:value-type="float">
            <text:p>-0.037330779366356</text:p>
          </table:table-cell>
          <table:table-cell table:style-name="ce1" office:value-type="float" office:value="1.66074178883779" calcext:value-type="float">
            <text:p>1.66074178883779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69055289288514" calcext:value-type="float">
            <text:p>2.69055289288514</text:p>
          </table:table-cell>
          <table:table-cell office:value-type="float" office:value="0.586151787517553" calcext:value-type="float">
            <text:p>0.586151787517553</text:p>
          </table:table-cell>
          <table:table-cell office:value-type="float" office:value="1.467518156621" calcext:value-type="float">
            <text:p>1.467518156621</text:p>
          </table:table-cell>
          <table:table-cell office:value-type="float" office:value="-0.000214335062406" calcext:value-type="float">
            <text:p>-0.000214335062406</text:p>
          </table:table-cell>
          <table:table-cell office:value-type="float" office:value="0.005306383177896" calcext:value-type="float">
            <text:p>0.005306383177896</text:p>
          </table:table-cell>
          <table:table-cell office:value-type="float" office:value="0.110755194876401" calcext:value-type="float">
            <text:p>0.110755194876401</text:p>
          </table:table-cell>
          <table:table-cell office:value-type="float" office:value="-0.506719653409815" calcext:value-type="float">
            <text:p>-0.506719653409815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19888183976799" calcext:value-type="float">
            <text:p>2.19888183976799</text:p>
          </table:table-cell>
          <table:table-cell office:value-type="float" office:value="1.09393594289419" calcext:value-type="float">
            <text:p>1.09393594289419</text:p>
          </table:table-cell>
          <table:table-cell office:value-type="float" office:value="0.735542898966634" calcext:value-type="float">
            <text:p>0.735542898966634</text:p>
          </table:table-cell>
          <table:table-cell office:value-type="float" office:value="0.000681448419957" calcext:value-type="float">
            <text:p>0.000681448419957</text:p>
          </table:table-cell>
          <table:table-cell office:value-type="float" office:value="0.008140362052371" calcext:value-type="float">
            <text:p>0.008140362052371</text:p>
          </table:table-cell>
          <table:table-cell office:value-type="float" office:value="1.60477661489405" calcext:value-type="float">
            <text:p>1.60477661489405</text:p>
          </table:table-cell>
          <table:table-cell office:value-type="float" office:value="-0.330425037733082" calcext:value-type="float">
            <text:p>-0.330425037733082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.17152182525936" calcext:value-type="float">
            <text:p>1.17152182525936</text:p>
          </table:table-cell>
          <table:table-cell table:style-name="ce1" office:value-type="float" office:value="2.06157507449337" calcext:value-type="float">
            <text:p>2.06157507449337</text:p>
          </table:table-cell>
          <table:table-cell table:style-name="ce1" office:value-type="float" office:value="36957526.1131162" calcext:value-type="float">
            <text:p>36957526.1131162</text:p>
          </table:table-cell>
          <table:table-cell table:style-name="ce1" office:value-type="float" office:value="0.000130246003166" calcext:value-type="float">
            <text:p>0.000130246003166</text:p>
          </table:table-cell>
          <table:table-cell table:style-name="ce1" office:value-type="float" office:value="0.465458092134232" calcext:value-type="float">
            <text:p>0.465458092134232</text:p>
          </table:table-cell>
          <table:table-cell table:style-name="ce1" office:value-type="float" office:value="18.70756346159" calcext:value-type="float">
            <text:p>18.70756346159</text:p>
          </table:table-cell>
          <table:table-cell table:style-name="ce1" office:value-type="float" office:value="2293.95758781334" calcext:value-type="float">
            <text:p>2293.95758781334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97633084923154" calcext:value-type="float">
            <text:p>2.97633084923154</text:p>
          </table:table-cell>
          <table:table-cell office:value-type="float" office:value="0.574717933466147" calcext:value-type="float">
            <text:p>0.574717933466147</text:p>
          </table:table-cell>
          <table:table-cell office:value-type="float" office:value="5.74717933111477" calcext:value-type="float">
            <text:p>5.74717933111477</text:p>
          </table:table-cell>
          <table:table-cell office:value-type="float" office:value="0.00000202" calcext:value-type="float">
            <text:p>2.02E-06</text:p>
          </table:table-cell>
          <table:table-cell office:value-type="float" office:value="0.001350664195558" calcext:value-type="float">
            <text:p>0.001350664195558</text:p>
          </table:table-cell>
          <table:table-cell office:value-type="float" office:value="0.062773648264106" calcext:value-type="float">
            <text:p>0.062773648264106</text:p>
          </table:table-cell>
          <table:table-cell office:value-type="float" office:value="-0.520350701987673" calcext:value-type="float">
            <text:p>-0.520350701987673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78378378337928" calcext:value-type="float">
            <text:p>2.78378378337928</text:p>
          </table:table-cell>
          <table:table-cell office:value-type="float" office:value="0.697657561732307" calcext:value-type="float">
            <text:p>0.697657561732307</text:p>
          </table:table-cell>
          <table:table-cell office:value-type="float" office:value="2.96862819547746" calcext:value-type="float">
            <text:p>2.96862819547746</text:p>
          </table:table-cell>
          <table:table-cell office:value-type="float" office:value="0.000339857325524" calcext:value-type="float">
            <text:p>0.000339857325524</text:p>
          </table:table-cell>
          <table:table-cell office:value-type="float" office:value="0.001245816603904" calcext:value-type="float">
            <text:p>0.001245816603904</text:p>
          </table:table-cell>
          <table:table-cell office:value-type="float" office:value="0.246521595406277" calcext:value-type="float">
            <text:p>0.246521595406277</text:p>
          </table:table-cell>
          <table:table-cell office:value-type="float" office:value="-0.938190530913254" calcext:value-type="float">
            <text:p>-0.938190530913254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00682497216522" calcext:value-type="float">
            <text:p>3.00682497216522</text:p>
          </table:table-cell>
          <table:table-cell office:value-type="float" office:value="0.244165108490988" calcext:value-type="float">
            <text:p>0.244165108490988</text:p>
          </table:table-cell>
          <table:table-cell office:value-type="float" office:value="0.270713384361859" calcext:value-type="float">
            <text:p>0.270713384361859</text:p>
          </table:table-cell>
          <table:table-cell office:value-type="float" office:value="0.0000229" calcext:value-type="float">
            <text:p>2.29E-05</text:p>
          </table:table-cell>
          <table:table-cell office:value-type="float" office:value="0.011882884869808" calcext:value-type="float">
            <text:p>0.011882884869808</text:p>
          </table:table-cell>
          <table:table-cell office:value-type="float" office:value="0.005063528861992" calcext:value-type="float">
            <text:p>0.005063528861992</text:p>
          </table:table-cell>
          <table:table-cell office:value-type="float" office:value="0.665453030898608" calcext:value-type="float">
            <text:p>0.665453030898608</text:p>
          </table:table-cell>
          <table:table-cell table:number-columns-repeated="10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71718231722829" calcext:value-type="float">
            <text:p>2.71718231722829</text:p>
          </table:table-cell>
          <table:table-cell office:value-type="float" office:value="0.362482191466037" calcext:value-type="float">
            <text:p>0.362482191466037</text:p>
          </table:table-cell>
          <table:table-cell office:value-type="float" office:value="1.71887163134526" calcext:value-type="float">
            <text:p>1.71887163134526</text:p>
          </table:table-cell>
          <table:table-cell office:value-type="float" office:value="-0.0000362" calcext:value-type="float">
            <text:p>-3.62E-05</text:p>
          </table:table-cell>
          <table:table-cell office:value-type="float" office:value="0.001625758862217" calcext:value-type="float">
            <text:p>0.001625758862217</text:p>
          </table:table-cell>
          <table:table-cell office:value-type="float" office:value="0.016077897376515" calcext:value-type="float">
            <text:p>0.016077897376515</text:p>
          </table:table-cell>
          <table:table-cell office:value-type="float" office:value="-0.209435981332786" calcext:value-type="float">
            <text:p>-0.209435981332786</text:p>
          </table:table-cell>
          <table:table-cell table:number-columns-repeated="10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02094648673313" calcext:value-type="float">
            <text:p>3.02094648673313</text:p>
          </table:table-cell>
          <table:table-cell office:value-type="float" office:value="0.531731943836241" calcext:value-type="float">
            <text:p>0.531731943836241</text:p>
          </table:table-cell>
          <table:table-cell office:value-type="float" office:value="0.577028754510637" calcext:value-type="float">
            <text:p>0.577028754510637</text:p>
          </table:table-cell>
          <table:table-cell office:value-type="float" office:value="-0.0000477" calcext:value-type="float">
            <text:p>-4.77E-05</text:p>
          </table:table-cell>
          <table:table-cell office:value-type="float" office:value="0.012777709215777" calcext:value-type="float">
            <text:p>0.012777709215777</text:p>
          </table:table-cell>
          <table:table-cell office:value-type="float" office:value="0.076732685010075" calcext:value-type="float">
            <text:p>0.076732685010075</text:p>
          </table:table-cell>
          <table:table-cell office:value-type="float" office:value="0.294920921194567" calcext:value-type="float">
            <text:p>0.294920921194567</text:p>
          </table:table-cell>
          <table:table-cell table:number-columns-repeated="10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73748107227658" calcext:value-type="float">
            <text:p>5.73748107227658</text:p>
          </table:table-cell>
          <table:table-cell office:value-type="float" office:value="0.50702892282566" calcext:value-type="float">
            <text:p>0.50702892282566</text:p>
          </table:table-cell>
          <table:table-cell office:value-type="float" office:value="1.16418391337169" calcext:value-type="float">
            <text:p>1.16418391337169</text:p>
          </table:table-cell>
          <table:table-cell office:value-type="float" office:value="0.000784423675856" calcext:value-type="float">
            <text:p>0.000784423675856</text:p>
          </table:table-cell>
          <table:table-cell office:value-type="float" office:value="0.047167429117434" calcext:value-type="float">
            <text:p>0.047167429117434</text:p>
          </table:table-cell>
          <table:table-cell office:value-type="float" office:value="0.069050036090438" calcext:value-type="float">
            <text:p>0.069050036090438</text:p>
          </table:table-cell>
          <table:table-cell office:value-type="float" office:value="-0.336125288857374" calcext:value-type="float">
            <text:p>-0.336125288857374</text:p>
          </table:table-cell>
          <table:table-cell table:number-columns-repeated="10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3221901597648" calcext:value-type="float">
            <text:p>3.3221901597648</text:p>
          </table:table-cell>
          <table:table-cell office:value-type="float" office:value="0.538572684442052" calcext:value-type="float">
            <text:p>0.538572684442052</text:p>
          </table:table-cell>
          <table:table-cell office:value-type="float" office:value="2.08571394755326" calcext:value-type="float">
            <text:p>2.08571394755326</text:p>
          </table:table-cell>
          <table:table-cell office:value-type="float" office:value="-0.0000962" calcext:value-type="float">
            <text:p>-9.62E-05</text:p>
          </table:table-cell>
          <table:table-cell office:value-type="float" office:value="0.004218244883809" calcext:value-type="float">
            <text:p>0.004218244883809</text:p>
          </table:table-cell>
          <table:table-cell office:value-type="float" office:value="0.082485776083212" calcext:value-type="float">
            <text:p>0.082485776083212</text:p>
          </table:table-cell>
          <table:table-cell office:value-type="float" office:value="-0.507785005851109" calcext:value-type="float">
            <text:p>-0.507785005851109</text:p>
          </table:table-cell>
          <table:table-cell table:number-columns-repeated="10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92166302391672" calcext:value-type="float">
            <text:p>2.92166302391672</text:p>
          </table:table-cell>
          <table:table-cell office:value-type="float" office:value="0.632296404168952" calcext:value-type="float">
            <text:p>0.632296404168952</text:p>
          </table:table-cell>
          <table:table-cell office:value-type="float" office:value="3.28229550563829" calcext:value-type="float">
            <text:p>3.28229550563829</text:p>
          </table:table-cell>
          <table:table-cell office:value-type="float" office:value="-0.000166650137728" calcext:value-type="float">
            <text:p>-0.000166650137728</text:p>
          </table:table-cell>
          <table:table-cell office:value-type="float" office:value="0.002857426916265" calcext:value-type="float">
            <text:p>0.002857426916265</text:p>
          </table:table-cell>
          <table:table-cell office:value-type="float" office:value="0.1573067854674" calcext:value-type="float">
            <text:p>0.1573067854674</text:p>
          </table:table-cell>
          <table:table-cell office:value-type="float" office:value="-0.756178981930276" calcext:value-type="float">
            <text:p>-0.756178981930276</text:p>
          </table:table-cell>
          <table:table-cell table:number-columns-repeated="10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67375269652759" calcext:value-type="float">
            <text:p>2.67375269652759</text:p>
          </table:table-cell>
          <table:table-cell office:value-type="float" office:value="0.543511086271539" calcext:value-type="float">
            <text:p>0.543511086271539</text:p>
          </table:table-cell>
          <table:table-cell office:value-type="float" office:value="4.68532517275834" calcext:value-type="float">
            <text:p>4.68532517275834</text:p>
          </table:table-cell>
          <table:table-cell office:value-type="float" office:value="0.0000469" calcext:value-type="float">
            <text:p>4.69E-05</text:p>
          </table:table-cell>
          <table:table-cell office:value-type="float" office:value="0.000247073251895" calcext:value-type="float">
            <text:p>0.000247073251895</text:p>
          </table:table-cell>
          <table:table-cell office:value-type="float" office:value="0.088815751661091" calcext:value-type="float">
            <text:p>0.088815751661091</text:p>
          </table:table-cell>
          <table:table-cell office:value-type="float" office:value="-0.582629499632797" calcext:value-type="float">
            <text:p>-0.582629499632797</text:p>
          </table:table-cell>
          <table:table-cell table:number-columns-repeated="10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6179586685621" calcext:value-type="float">
            <text:p>2.6179586685621</text:p>
          </table:table-cell>
          <table:table-cell office:value-type="float" office:value="0.578291372429555" calcext:value-type="float">
            <text:p>0.578291372429555</text:p>
          </table:table-cell>
          <table:table-cell office:value-type="float" office:value="1.49199228679345" calcext:value-type="float">
            <text:p>1.49199228679345</text:p>
          </table:table-cell>
          <table:table-cell office:value-type="float" office:value="0.0000881" calcext:value-type="float">
            <text:p>8.81E-05</text:p>
          </table:table-cell>
          <table:table-cell office:value-type="float" office:value="0.002251246618832" calcext:value-type="float">
            <text:p>0.002251246618832</text:p>
          </table:table-cell>
          <table:table-cell office:value-type="float" office:value="0.117092915835253" calcext:value-type="float">
            <text:p>0.117092915835253</text:p>
          </table:table-cell>
          <table:table-cell office:value-type="float" office:value="-0.534515109249762" calcext:value-type="float">
            <text:p>-0.534515109249762</text:p>
          </table:table-cell>
          <table:table-cell table:number-columns-repeated="10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75918650170075" calcext:value-type="float">
            <text:p>4.75918650170075</text:p>
          </table:table-cell>
          <table:table-cell office:value-type="float" office:value="0.487478029727292" calcext:value-type="float">
            <text:p>0.487478029727292</text:p>
          </table:table-cell>
          <table:table-cell office:value-type="float" office:value="3.43330536668204" calcext:value-type="float">
            <text:p>3.43330536668204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10132802760461" calcext:value-type="float">
            <text:p>0.010132802760461</text:p>
          </table:table-cell>
          <table:table-cell office:value-type="float" office:value="0.056631814020124" calcext:value-type="float">
            <text:p>0.056631814020124</text:p>
          </table:table-cell>
          <table:table-cell office:value-type="float" office:value="-0.455790013442267" calcext:value-type="float">
            <text:p>-0.455790013442267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7326281195382" calcext:value-type="float">
            <text:p>3.7326281195382</text:p>
          </table:table-cell>
          <table:table-cell office:value-type="float" office:value="0.592238331208871" calcext:value-type="float">
            <text:p>0.592238331208871</text:p>
          </table:table-cell>
          <table:table-cell office:value-type="float" office:value="0.440975695312392" calcext:value-type="float">
            <text:p>0.440975695312392</text:p>
          </table:table-cell>
          <table:table-cell office:value-type="float" office:value="-0.00000877" calcext:value-type="float">
            <text:p>-8.77E-06</text:p>
          </table:table-cell>
          <table:table-cell office:value-type="float" office:value="0.027708086542019" calcext:value-type="float">
            <text:p>0.027708086542019</text:p>
          </table:table-cell>
          <table:table-cell office:value-type="float" office:value="0.122451478729591" calcext:value-type="float">
            <text:p>0.122451478729591</text:p>
          </table:table-cell>
          <table:table-cell office:value-type="float" office:value="1.10383241940604" calcext:value-type="float">
            <text:p>1.10383241940604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64061039740049" calcext:value-type="float">
            <text:p>4.64061039740049</text:p>
          </table:table-cell>
          <table:table-cell office:value-type="float" office:value="0.630832491089488" calcext:value-type="float">
            <text:p>0.630832491089488</text:p>
          </table:table-cell>
          <table:table-cell office:value-type="float" office:value="2.41370544658258" calcext:value-type="float">
            <text:p>2.41370544658258</text:p>
          </table:table-cell>
          <table:table-cell office:value-type="float" office:value="-0.000223379887213" calcext:value-type="float">
            <text:p>-0.000223379887213</text:p>
          </table:table-cell>
          <table:table-cell office:value-type="float" office:value="0.009548952949628" calcext:value-type="float">
            <text:p>0.009548952949628</text:p>
          </table:table-cell>
          <table:table-cell office:value-type="float" office:value="0.156666501466735" calcext:value-type="float">
            <text:p>0.156666501466735</text:p>
          </table:table-cell>
          <table:table-cell office:value-type="float" office:value="-0.723339136240115" calcext:value-type="float">
            <text:p>-0.723339136240115</text:p>
          </table:table-cell>
          <table:table-cell table:number-columns-repeated="10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22606117790666" calcext:value-type="float">
            <text:p>2.22606117790666</text:p>
          </table:table-cell>
          <table:table-cell office:value-type="float" office:value="0.355767605638002" calcext:value-type="float">
            <text:p>0.355767605638002</text:p>
          </table:table-cell>
          <table:table-cell office:value-type="float" office:value="3.10807106181415" calcext:value-type="float">
            <text:p>3.10807106181415</text:p>
          </table:table-cell>
          <table:table-cell office:value-type="float" office:value="-0.0000179" calcext:value-type="float">
            <text:p>-1.79E-05</text:p>
          </table:table-cell>
          <table:table-cell office:value-type="float" office:value="0.000828234037311" calcext:value-type="float">
            <text:p>0.000828234037311</text:p>
          </table:table-cell>
          <table:table-cell office:value-type="float" office:value="0.015677867398605" calcext:value-type="float">
            <text:p>0.015677867398605</text:p>
          </table:table-cell>
          <table:table-cell office:value-type="float" office:value="-0.237349067571472" calcext:value-type="float">
            <text:p>-0.237349067571472</text:p>
          </table:table-cell>
          <table:table-cell table:number-columns-repeated="10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3269928473759" calcext:value-type="float">
            <text:p>1.13269928473759</text:p>
          </table:table-cell>
          <table:table-cell office:value-type="float" office:value="0.359187345198897" calcext:value-type="float">
            <text:p>0.359187345198897</text:p>
          </table:table-cell>
          <table:table-cell office:value-type="float" office:value="2.07374350528174" calcext:value-type="float">
            <text:p>2.07374350528174</text:p>
          </table:table-cell>
          <table:table-cell office:value-type="float" office:value="-0.00000259" calcext:value-type="float">
            <text:p>-2.59E-06</text:p>
          </table:table-cell>
          <table:table-cell office:value-type="float" office:value="0.0000942" calcext:value-type="float">
            <text:p>9.42E-05</text:p>
          </table:table-cell>
          <table:table-cell office:value-type="float" office:value="0.015601192477972" calcext:value-type="float">
            <text:p>0.015601192477972</text:p>
          </table:table-cell>
          <table:table-cell office:value-type="float" office:value="-0.2200627238868" calcext:value-type="float">
            <text:p>-0.2200627238868</text:p>
          </table:table-cell>
          <table:table-cell table:number-columns-repeated="10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04565826036629" calcext:value-type="float">
            <text:p>2.04565826036629</text:p>
          </table:table-cell>
          <table:table-cell office:value-type="float" office:value="0.524171509036354" calcext:value-type="float">
            <text:p>0.524171509036354</text:p>
          </table:table-cell>
          <table:table-cell office:value-type="float" office:value="0.993036411425316" calcext:value-type="float">
            <text:p>0.993036411425316</text:p>
          </table:table-cell>
          <table:table-cell office:value-type="float" office:value="-0.0000292" calcext:value-type="float">
            <text:p>-2.92E-05</text:p>
          </table:table-cell>
          <table:table-cell office:value-type="float" office:value="0.002768416679631" calcext:value-type="float">
            <text:p>0.002768416679631</text:p>
          </table:table-cell>
          <table:table-cell office:value-type="float" office:value="0.072437191911129" calcext:value-type="float">
            <text:p>0.072437191911129</text:p>
          </table:table-cell>
          <table:table-cell office:value-type="float" office:value="-0.259885363616189" calcext:value-type="float">
            <text:p>-0.259885363616189</text:p>
          </table:table-cell>
          <table:table-cell table:number-columns-repeated="10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16925020774964" calcext:value-type="float">
            <text:p>3.16925020774964</text:p>
          </table:table-cell>
          <table:table-cell office:value-type="float" office:value="0.442133770920898" calcext:value-type="float">
            <text:p>0.442133770920898</text:p>
          </table:table-cell>
          <table:table-cell office:value-type="float" office:value="1.30979611328374" calcext:value-type="float">
            <text:p>1.30979611328374</text:p>
          </table:table-cell>
          <table:table-cell office:value-type="float" office:value="0.000329018177256" calcext:value-type="float">
            <text:p>0.000329018177256</text:p>
          </table:table-cell>
          <table:table-cell office:value-type="float" office:value="0.00616837763089" calcext:value-type="float">
            <text:p>0.00616837763089</text:p>
          </table:table-cell>
          <table:table-cell office:value-type="float" office:value="0.042954609529776" calcext:value-type="float">
            <text:p>0.042954609529776</text:p>
          </table:table-cell>
          <table:table-cell office:value-type="float" office:value="-0.30207560872124" calcext:value-type="float">
            <text:p>-0.30207560872124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76498237264197" calcext:value-type="float">
            <text:p>3.76498237264197</text:p>
          </table:table-cell>
          <table:table-cell office:value-type="float" office:value="0.824550916624447" calcext:value-type="float">
            <text:p>0.824550916624447</text:p>
          </table:table-cell>
          <table:table-cell office:value-type="float" office:value="1.72919773224704" calcext:value-type="float">
            <text:p>1.72919773224704</text:p>
          </table:table-cell>
          <table:table-cell office:value-type="float" office:value="0.001089100527591" calcext:value-type="float">
            <text:p>0.001089100527591</text:p>
          </table:table-cell>
          <table:table-cell office:value-type="float" office:value="0.008438473307327" calcext:value-type="float">
            <text:p>0.008438473307327</text:p>
          </table:table-cell>
          <table:table-cell office:value-type="float" office:value="0.486852878249338" calcext:value-type="float">
            <text:p>0.486852878249338</text:p>
          </table:table-cell>
          <table:table-cell office:value-type="float" office:value="-1.16908479734606" calcext:value-type="float">
            <text:p>-1.16908479734606</text:p>
          </table:table-cell>
          <table:table-cell table:number-columns-repeated="10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1770741731855" calcext:value-type="float">
            <text:p>2.31770741731855</text:p>
          </table:table-cell>
          <table:table-cell office:value-type="float" office:value="0.517333072126994" calcext:value-type="float">
            <text:p>0.517333072126994</text:p>
          </table:table-cell>
          <table:table-cell office:value-type="float" office:value="0.583941416517608" calcext:value-type="float">
            <text:p>0.583941416517608</text:p>
          </table:table-cell>
          <table:table-cell office:value-type="float" office:value="-0.0000243" calcext:value-type="float">
            <text:p>-2.43E-05</text:p>
          </table:table-cell>
          <table:table-cell office:value-type="float" office:value="0.002933957950081" calcext:value-type="float">
            <text:p>0.002933957950081</text:p>
          </table:table-cell>
          <table:table-cell office:value-type="float" office:value="0.064933679783064" calcext:value-type="float">
            <text:p>0.064933679783064</text:p>
          </table:table-cell>
          <table:table-cell office:value-type="float" office:value="0.274063876521428" calcext:value-type="float">
            <text:p>0.274063876521428</text:p>
          </table:table-cell>
          <table:table-cell table:number-columns-repeated="10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65197311377211" calcext:value-type="float">
            <text:p>3.65197311377211</text:p>
          </table:table-cell>
          <table:table-cell office:value-type="float" office:value="0.661491998725678" calcext:value-type="float">
            <text:p>0.661491998725678</text:p>
          </table:table-cell>
          <table:table-cell office:value-type="float" office:value="0.548760693030848" calcext:value-type="float">
            <text:p>0.548760693030848</text:p>
          </table:table-cell>
          <table:table-cell office:value-type="float" office:value="-0.0000714" calcext:value-type="float">
            <text:p>-7.14E-05</text:p>
          </table:table-cell>
          <table:table-cell office:value-type="float" office:value="0.018136691696821" calcext:value-type="float">
            <text:p>0.018136691696821</text:p>
          </table:table-cell>
          <table:table-cell office:value-type="float" office:value="0.185694477031897" calcext:value-type="float">
            <text:p>0.185694477031897</text:p>
          </table:table-cell>
          <table:table-cell office:value-type="float" office:value="0.59101413846446" calcext:value-type="float">
            <text:p>0.59101413846446</text:p>
          </table:table-cell>
          <table:table-cell table:number-columns-repeated="10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27065016795524" calcext:value-type="float">
            <text:p>5.27065016795524</text:p>
          </table:table-cell>
          <table:table-cell office:value-type="float" office:value="0.432357954801685" calcext:value-type="float">
            <text:p>0.432357954801685</text:p>
          </table:table-cell>
          <table:table-cell office:value-type="float" office:value="1.79760365372929" calcext:value-type="float">
            <text:p>1.79760365372929</text:p>
          </table:table-cell>
          <table:table-cell office:value-type="float" office:value="-0.000173208833349" calcext:value-type="float">
            <text:p>-0.000173208833349</text:p>
          </table:table-cell>
          <table:table-cell office:value-type="float" office:value="0.011077917269844" calcext:value-type="float">
            <text:p>0.011077917269844</text:p>
          </table:table-cell>
          <table:table-cell office:value-type="float" office:value="0.033957657934838" calcext:value-type="float">
            <text:p>0.033957657934838</text:p>
          </table:table-cell>
          <table:table-cell office:value-type="float" office:value="-0.310777152975353" calcext:value-type="float">
            <text:p>-0.310777152975353</text:p>
          </table:table-cell>
          <table:table-cell table:number-columns-repeated="10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18151107518429" calcext:value-type="float">
            <text:p>4.18151107518429</text:p>
          </table:table-cell>
          <table:table-cell office:value-type="float" office:value="0.548193581808205" calcext:value-type="float">
            <text:p>0.548193581808205</text:p>
          </table:table-cell>
          <table:table-cell office:value-type="float" office:value="5.48193581350965" calcext:value-type="float">
            <text:p>5.48193581350965</text:p>
          </table:table-cell>
          <table:table-cell office:value-type="float" office:value="-0.0000668" calcext:value-type="float">
            <text:p>-6.68E-05</text:p>
          </table:table-cell>
          <table:table-cell office:value-type="float" office:value="0.002552700434265" calcext:value-type="float">
            <text:p>0.002552700434265</text:p>
          </table:table-cell>
          <table:table-cell office:value-type="float" office:value="0.059201535250168" calcext:value-type="float">
            <text:p>0.059201535250168</text:p>
          </table:table-cell>
          <table:table-cell office:value-type="float" office:value="-0.49751568147475" calcext:value-type="float">
            <text:p>-0.49751568147475</text:p>
          </table:table-cell>
          <table:table-cell table:number-columns-repeated="10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63277158825111" calcext:value-type="float">
            <text:p>1.63277158825111</text:p>
          </table:table-cell>
          <table:table-cell office:value-type="float" office:value="0.42436500223041" calcext:value-type="float">
            <text:p>0.42436500223041</text:p>
          </table:table-cell>
          <table:table-cell office:value-type="float" office:value="1.17700560855326" calcext:value-type="float">
            <text:p>1.17700560855326</text:p>
          </table:table-cell>
          <table:table-cell office:value-type="float" office:value="-0.00000965" calcext:value-type="float">
            <text:p>-9.65E-06</text:p>
          </table:table-cell>
          <table:table-cell office:value-type="float" office:value="0.000482233651515" calcext:value-type="float">
            <text:p>0.000482233651515</text:p>
          </table:table-cell>
          <table:table-cell office:value-type="float" office:value="0.029513518021311" calcext:value-type="float">
            <text:p>0.029513518021311</text:p>
          </table:table-cell>
          <table:table-cell office:value-type="float" office:value="-0.214326824456938" calcext:value-type="float">
            <text:p>-0.214326824456938</text:p>
          </table:table-cell>
          <table:table-cell table:number-columns-repeated="10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59221163450667" calcext:value-type="float">
            <text:p>3.59221163450667</text:p>
          </table:table-cell>
          <table:table-cell office:value-type="float" office:value="0.759491737539348" calcext:value-type="float">
            <text:p>0.759491737539348</text:p>
          </table:table-cell>
          <table:table-cell office:value-type="float" office:value="1.85193669269258" calcext:value-type="float">
            <text:p>1.85193669269258</text:p>
          </table:table-cell>
          <table:table-cell office:value-type="float" office:value="0.000791223597518" calcext:value-type="float">
            <text:p>0.000791223597518</text:p>
          </table:table-cell>
          <table:table-cell office:value-type="float" office:value="0.003517869214412" calcext:value-type="float">
            <text:p>0.003517869214412</text:p>
          </table:table-cell>
          <table:table-cell office:value-type="float" office:value="0.359785290318444" calcext:value-type="float">
            <text:p>0.359785290318444</text:p>
          </table:table-cell>
          <table:table-cell office:value-type="float" office:value="-1.03336541278729" calcext:value-type="float">
            <text:p>-1.03336541278729</text:p>
          </table:table-cell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13972130724242" calcext:value-type="float">
            <text:p>4.13972130724242</text:p>
          </table:table-cell>
          <table:table-cell office:value-type="float" office:value="0.515762709934453" calcext:value-type="float">
            <text:p>0.515762709934453</text:p>
          </table:table-cell>
          <table:table-cell office:value-type="float" office:value="0.746419538623695" calcext:value-type="float">
            <text:p>0.746419538623695</text:p>
          </table:table-cell>
          <table:table-cell office:value-type="float" office:value="0.000159672991643" calcext:value-type="float">
            <text:p>0.000159672991643</text:p>
          </table:table-cell>
          <table:table-cell office:value-type="float" office:value="0.011480043380188" calcext:value-type="float">
            <text:p>0.011480043380188</text:p>
          </table:table-cell>
          <table:table-cell office:value-type="float" office:value="0.077065493537271" calcext:value-type="float">
            <text:p>0.077065493537271</text:p>
          </table:table-cell>
          <table:table-cell office:value-type="float" office:value="-0.078814956996862" calcext:value-type="float">
            <text:p>-0.078814956996862</text:p>
          </table:table-cell>
          <table:table-cell table:number-columns-repeated="10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40509491081028" calcext:value-type="float">
            <text:p>2.40509491081028</text:p>
          </table:table-cell>
          <table:table-cell office:value-type="float" office:value="0.49925751816457" calcext:value-type="float">
            <text:p>0.49925751816457</text:p>
          </table:table-cell>
          <table:table-cell office:value-type="float" office:value="2.4868741324924" calcext:value-type="float">
            <text:p>2.4868741324924</text:p>
          </table:table-cell>
          <table:table-cell office:value-type="float" office:value="0.00012730561128" calcext:value-type="float">
            <text:p>0.00012730561128</text:p>
          </table:table-cell>
          <table:table-cell office:value-type="float" office:value="0.001416715083427" calcext:value-type="float">
            <text:p>0.001416715083427</text:p>
          </table:table-cell>
          <table:table-cell office:value-type="float" office:value="0.064783891658722" calcext:value-type="float">
            <text:p>0.064783891658722</text:p>
          </table:table-cell>
          <table:table-cell office:value-type="float" office:value="-0.468977805275242" calcext:value-type="float">
            <text:p>-0.468977805275242</text:p>
          </table:table-cell>
          <table:table-cell table:number-columns-repeated="10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59531160703259" calcext:value-type="float">
            <text:p>3.59531160703259</text:p>
          </table:table-cell>
          <table:table-cell office:value-type="float" office:value="0.591279105882331" calcext:value-type="float">
            <text:p>0.591279105882331</text:p>
          </table:table-cell>
          <table:table-cell office:value-type="float" office:value="0.850384055885993" calcext:value-type="float">
            <text:p>0.85038405588599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887033903052" calcext:value-type="float">
            <text:p>0.00887033903052</text:p>
          </table:table-cell>
          <table:table-cell office:value-type="float" office:value="0.122717075184201" calcext:value-type="float">
            <text:p>0.122717075184201</text:p>
          </table:table-cell>
          <table:table-cell office:value-type="float" office:value="-0.217169086665126" calcext:value-type="float">
            <text:p>-0.217169086665126</text:p>
          </table:table-cell>
          <table:table-cell table:number-columns-repeated="10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21068339444206" calcext:value-type="float">
            <text:p>4.21068339444206</text:p>
          </table:table-cell>
          <table:table-cell office:value-type="float" office:value="0.371881880626714" calcext:value-type="float">
            <text:p>0.371881880626714</text:p>
          </table:table-cell>
          <table:table-cell office:value-type="float" office:value="2.23489564936493" calcext:value-type="float">
            <text:p>2.23489564936493</text:p>
          </table:table-cell>
          <table:table-cell office:value-type="float" office:value="0.0000104" calcext:value-type="float">
            <text:p>1.04E-05</text:p>
          </table:table-cell>
          <table:table-cell office:value-type="float" office:value="0.002236654725536" calcext:value-type="float">
            <text:p>0.002236654725536</text:p>
          </table:table-cell>
          <table:table-cell office:value-type="float" office:value="0.0192509184542" calcext:value-type="float">
            <text:p>0.0192509184542</text:p>
          </table:table-cell>
          <table:table-cell office:value-type="float" office:value="-0.249810064649518" calcext:value-type="float">
            <text:p>-0.249810064649518</text:p>
          </table:table-cell>
          <table:table-cell table:number-columns-repeated="10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66896300014293" calcext:value-type="float">
            <text:p>5.66896300014293</text:p>
          </table:table-cell>
          <table:table-cell office:value-type="float" office:value="0.397135531791981" calcext:value-type="float">
            <text:p>0.397135531791981</text:p>
          </table:table-cell>
          <table:table-cell office:value-type="float" office:value="1.91188500914798" calcext:value-type="float">
            <text:p>1.91188500914798</text:p>
          </table:table-cell>
          <table:table-cell office:value-type="float" office:value="-0.0000627" calcext:value-type="float">
            <text:p>-6.27E-05</text:p>
          </table:table-cell>
          <table:table-cell office:value-type="float" office:value="0.008206887947695" calcext:value-type="float">
            <text:p>0.008206887947695</text:p>
          </table:table-cell>
          <table:table-cell office:value-type="float" office:value="0.024528045036848" calcext:value-type="float">
            <text:p>0.024528045036848</text:p>
          </table:table-cell>
          <table:table-cell office:value-type="float" office:value="-0.270096607918009" calcext:value-type="float">
            <text:p>-0.270096607918009</text:p>
          </table:table-cell>
          <table:table-cell table:number-columns-repeated="10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65460040115574" calcext:value-type="float">
            <text:p>8.65460040115574</text:p>
          </table:table-cell>
          <table:table-cell office:value-type="float" office:value="0.408031748953264" calcext:value-type="float">
            <text:p>0.408031748953264</text:p>
          </table:table-cell>
          <table:table-cell office:value-type="float" office:value="1.45733606771843" calcext:value-type="float">
            <text:p>1.45733606771843</text:p>
          </table:table-cell>
          <table:table-cell office:value-type="float" office:value="-0.00090192832996" calcext:value-type="float">
            <text:p>-0.00090192832996</text:p>
          </table:table-cell>
          <table:table-cell office:value-type="float" office:value="0.037065399953393" calcext:value-type="float">
            <text:p>0.037065399953393</text:p>
          </table:table-cell>
          <table:table-cell office:value-type="float" office:value="0.025492200019193" calcext:value-type="float">
            <text:p>0.025492200019193</text:p>
          </table:table-cell>
          <table:table-cell office:value-type="float" office:value="-0.241472401368943" calcext:value-type="float">
            <text:p>-0.241472401368943</text:p>
          </table:table-cell>
          <table:table-cell table:number-columns-repeated="10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05566014450977" calcext:value-type="float">
            <text:p>9.05566014450977</text:p>
          </table:table-cell>
          <table:table-cell office:value-type="float" office:value="0.537534438690613" calcext:value-type="float">
            <text:p>0.537534438690613</text:p>
          </table:table-cell>
          <table:table-cell office:value-type="float" office:value="1.32671705663798" calcext:value-type="float">
            <text:p>1.32671705663798</text:p>
          </table:table-cell>
          <table:table-cell office:value-type="float" office:value="-0.00065254758607" calcext:value-type="float">
            <text:p>-0.00065254758607</text:p>
          </table:table-cell>
          <table:table-cell office:value-type="float" office:value="0.052019271536937" calcext:value-type="float">
            <text:p>0.052019271536937</text:p>
          </table:table-cell>
          <table:table-cell office:value-type="float" office:value="0.081336152989493" calcext:value-type="float">
            <text:p>0.081336152989493</text:p>
          </table:table-cell>
          <table:table-cell office:value-type="float" office:value="-0.406330192373455" calcext:value-type="float">
            <text:p>-0.406330192373455</text:p>
          </table:table-cell>
          <table:table-cell table:number-columns-repeated="10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40613772252995" calcext:value-type="float">
            <text:p>4.40613772252995</text:p>
          </table:table-cell>
          <table:table-cell office:value-type="float" office:value="0.408151979167087" calcext:value-type="float">
            <text:p>0.408151979167087</text:p>
          </table:table-cell>
          <table:table-cell office:value-type="float" office:value="1.61258834533787" calcext:value-type="float">
            <text:p>1.61258834533787</text:p>
          </table:table-cell>
          <table:table-cell office:value-type="float" office:value="-0.000289824158297" calcext:value-type="float">
            <text:p>-0.000289824158297</text:p>
          </table:table-cell>
          <table:table-cell office:value-type="float" office:value="0.011309082061752" calcext:value-type="float">
            <text:p>0.011309082061752</text:p>
          </table:table-cell>
          <table:table-cell office:value-type="float" office:value="0.025817279826417" calcext:value-type="float">
            <text:p>0.025817279826417</text:p>
          </table:table-cell>
          <table:table-cell office:value-type="float" office:value="-0.257698947097492" calcext:value-type="float">
            <text:p>-0.257698947097492</text:p>
          </table:table-cell>
          <table:table-cell table:number-columns-repeated="10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68436320262999" calcext:value-type="float">
            <text:p>3.68436320262999</text:p>
          </table:table-cell>
          <table:table-cell office:value-type="float" office:value="0.623388610688178" calcext:value-type="float">
            <text:p>0.623388610688178</text:p>
          </table:table-cell>
          <table:table-cell office:value-type="float" office:value="6.23388611024209" calcext:value-type="float">
            <text:p>6.23388611024209</text:p>
          </table:table-cell>
          <table:table-cell office:value-type="float" office:value="0.000141928858705" calcext:value-type="float">
            <text:p>0.000141928858705</text:p>
          </table:table-cell>
          <table:table-cell office:value-type="float" office:value="0.000537841472899" calcext:value-type="float">
            <text:p>0.000537841472899</text:p>
          </table:table-cell>
          <table:table-cell office:value-type="float" office:value="0.23320270600408" calcext:value-type="float">
            <text:p>0.23320270600408</text:p>
          </table:table-cell>
          <table:table-cell office:value-type="float" office:value="-0.988702626147888" calcext:value-type="float">
            <text:p>-0.988702626147888</text:p>
          </table:table-cell>
          <table:table-cell table:number-columns-repeated="101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9316265375945" calcext:value-type="float">
            <text:p>2.39316265375945</text:p>
          </table:table-cell>
          <table:table-cell office:value-type="float" office:value="0.374810222142431" calcext:value-type="float">
            <text:p>0.374810222142431</text:p>
          </table:table-cell>
          <table:table-cell office:value-type="float" office:value="1.21355417595338" calcext:value-type="float">
            <text:p>1.21355417595338</text:p>
          </table:table-cell>
          <table:table-cell office:value-type="float" office:value="0.00000751" calcext:value-type="float">
            <text:p>7.51E-06</text:p>
          </table:table-cell>
          <table:table-cell office:value-type="float" office:value="0.001250190574139" calcext:value-type="float">
            <text:p>0.001250190574139</text:p>
          </table:table-cell>
          <table:table-cell office:value-type="float" office:value="0.020284533714944" calcext:value-type="float">
            <text:p>0.020284533714944</text:p>
          </table:table-cell>
          <table:table-cell office:value-type="float" office:value="-0.189511595665016" calcext:value-type="float">
            <text:p>-0.189511595665016</text:p>
          </table:table-cell>
          <table:table-cell table:number-columns-repeated="101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26540625823512" calcext:value-type="float">
            <text:p>5.26540625823512</text:p>
          </table:table-cell>
          <table:table-cell office:value-type="float" office:value="0.800973678114983" calcext:value-type="float">
            <text:p>0.800973678114983</text:p>
          </table:table-cell>
          <table:table-cell office:value-type="float" office:value="5.05655128100686" calcext:value-type="float">
            <text:p>5.05655128100686</text:p>
          </table:table-cell>
          <table:table-cell office:value-type="float" office:value="0.0035055459352" calcext:value-type="float">
            <text:p>0.0035055459352</text:p>
          </table:table-cell>
          <table:table-cell office:value-type="float" office:value="0.001257592955454" calcext:value-type="float">
            <text:p>0.001257592955454</text:p>
          </table:table-cell>
          <table:table-cell office:value-type="float" office:value="0.424598852099211" calcext:value-type="float">
            <text:p>0.424598852099211</text:p>
          </table:table-cell>
          <table:table-cell office:value-type="float" office:value="-1.27845359611721" calcext:value-type="float">
            <text:p>-1.27845359611721</text:p>
          </table:table-cell>
          <table:table-cell table:number-columns-repeated="101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14083599929801" calcext:value-type="float">
            <text:p>4.14083599929801</text:p>
          </table:table-cell>
          <table:table-cell office:value-type="float" office:value="1.05252354332991" calcext:value-type="float">
            <text:p>1.05252354332991</text:p>
          </table:table-cell>
          <table:table-cell office:value-type="float" office:value="2.47500060726604" calcext:value-type="float">
            <text:p>2.47500060726604</text:p>
          </table:table-cell>
          <table:table-cell office:value-type="float" office:value="0.01293929439781" calcext:value-type="float">
            <text:p>0.01293929439781</text:p>
          </table:table-cell>
          <table:table-cell office:value-type="float" office:value="0.001123040818806" calcext:value-type="float">
            <text:p>0.001123040818806</text:p>
          </table:table-cell>
          <table:table-cell office:value-type="float" office:value="1.40373988891786" calcext:value-type="float">
            <text:p>1.40373988891786</text:p>
          </table:table-cell>
          <table:table-cell office:value-type="float" office:value="-2.20027762842804" calcext:value-type="float">
            <text:p>-2.20027762842804</text:p>
          </table:table-cell>
          <table:table-cell table:number-columns-repeated="10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43138659374386" calcext:value-type="float">
            <text:p>4.43138659374386</text:p>
          </table:table-cell>
          <table:table-cell office:value-type="float" office:value="0.386358116829604" calcext:value-type="float">
            <text:p>0.386358116829604</text:p>
          </table:table-cell>
          <table:table-cell office:value-type="float" office:value="0.637674077727458" calcext:value-type="float">
            <text:p>0.637674077727458</text:p>
          </table:table-cell>
          <table:table-cell office:value-type="float" office:value="0.0000489" calcext:value-type="float">
            <text:p>4.89E-05</text:p>
          </table:table-cell>
          <table:table-cell office:value-type="float" office:value="0.027478132165732" calcext:value-type="float">
            <text:p>0.027478132165732</text:p>
          </table:table-cell>
          <table:table-cell office:value-type="float" office:value="0.022927297228089" calcext:value-type="float">
            <text:p>0.022927297228089</text:p>
          </table:table-cell>
          <table:table-cell office:value-type="float" office:value="0.064200650576491" calcext:value-type="float">
            <text:p>0.064200650576491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92898214146132" calcext:value-type="float">
            <text:p>2.92898214146132</text:p>
          </table:table-cell>
          <table:table-cell office:value-type="float" office:value="0.987503597441017" calcext:value-type="float">
            <text:p>0.987503597441017</text:p>
          </table:table-cell>
          <table:table-cell office:value-type="float" office:value="6.8970369727037" calcext:value-type="float">
            <text:p>6.8970369727037</text:p>
          </table:table-cell>
          <table:table-cell office:value-type="float" office:value="-0.000872560582316" calcext:value-type="float">
            <text:p>-0.000872560582316</text:p>
          </table:table-cell>
          <table:table-cell office:value-type="float" office:value="0.002873125442602" calcext:value-type="float">
            <text:p>0.002873125442602</text:p>
          </table:table-cell>
          <table:table-cell office:value-type="float" office:value="0.941911585674206" calcext:value-type="float">
            <text:p>0.941911585674206</text:p>
          </table:table-cell>
          <table:table-cell office:value-type="float" office:value="-1.9205866531283" calcext:value-type="float">
            <text:p>-1.9205866531283</text:p>
          </table:table-cell>
          <table:table-cell table:number-columns-repeated="101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96649789823898" calcext:value-type="float">
            <text:p>4.96649789823898</text:p>
          </table:table-cell>
          <table:table-cell office:value-type="float" office:value="0.565602423856518" calcext:value-type="float">
            <text:p>0.565602423856518</text:p>
          </table:table-cell>
          <table:table-cell office:value-type="float" office:value="2.23246522602185" calcext:value-type="float">
            <text:p>2.23246522602185</text:p>
          </table:table-cell>
          <table:table-cell office:value-type="float" office:value="0.002284799885041" calcext:value-type="float">
            <text:p>0.002284799885041</text:p>
          </table:table-cell>
          <table:table-cell office:value-type="float" office:value="0.005264504755904" calcext:value-type="float">
            <text:p>0.005264504755904</text:p>
          </table:table-cell>
          <table:table-cell office:value-type="float" office:value="0.113959289744192" calcext:value-type="float">
            <text:p>0.113959289744192</text:p>
          </table:table-cell>
          <table:table-cell office:value-type="float" office:value="-0.613039508269151" calcext:value-type="float">
            <text:p>-0.613039508269151</text:p>
          </table:table-cell>
          <table:table-cell table:number-columns-repeated="101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93671778361537" calcext:value-type="float">
            <text:p>3.93671778361537</text:p>
          </table:table-cell>
          <table:table-cell office:value-type="float" office:value="0.849722419174528" calcext:value-type="float">
            <text:p>0.849722419174528</text:p>
          </table:table-cell>
          <table:table-cell office:value-type="float" office:value="3.26565376977" calcext:value-type="float">
            <text:p>3.26565376977</text:p>
          </table:table-cell>
          <table:table-cell office:value-type="float" office:value="0.001697277314592" calcext:value-type="float">
            <text:p>0.001697277314592</text:p>
          </table:table-cell>
          <table:table-cell office:value-type="float" office:value="0.002156249855867" calcext:value-type="float">
            <text:p>0.002156249855867</text:p>
          </table:table-cell>
          <table:table-cell office:value-type="float" office:value="0.546656834043128" calcext:value-type="float">
            <text:p>0.546656834043128</text:p>
          </table:table-cell>
          <table:table-cell office:value-type="float" office:value="-1.4118740166544" calcext:value-type="float">
            <text:p>-1.4118740166544</text:p>
          </table:table-cell>
          <table:table-cell table:number-columns-repeated="101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0034384308724" calcext:value-type="float">
            <text:p>3.00034384308724</text:p>
          </table:table-cell>
          <table:table-cell office:value-type="float" office:value="0.663096289328646" calcext:value-type="float">
            <text:p>0.663096289328646</text:p>
          </table:table-cell>
          <table:table-cell office:value-type="float" office:value="3.21960526176024" calcext:value-type="float">
            <text:p>3.21960526176024</text:p>
          </table:table-cell>
          <table:table-cell office:value-type="float" office:value="0.001629959420352" calcext:value-type="float">
            <text:p>0.001629959420352</text:p>
          </table:table-cell>
          <table:table-cell office:value-type="float" office:value="0.000140982129457" calcext:value-type="float">
            <text:p>0.000140982129457</text:p>
          </table:table-cell>
          <table:table-cell office:value-type="float" office:value="0.210898178126912" calcext:value-type="float">
            <text:p>0.210898178126912</text:p>
          </table:table-cell>
          <table:table-cell office:value-type="float" office:value="-0.877874614320062" calcext:value-type="float">
            <text:p>-0.877874614320062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57497519354718" calcext:value-type="float">
            <text:p>2.57497519354718</text:p>
          </table:table-cell>
          <table:table-cell office:value-type="float" office:value="0.564523803160433" calcext:value-type="float">
            <text:p>0.564523803160433</text:p>
          </table:table-cell>
          <table:table-cell office:value-type="float" office:value="0.770319212201745" calcext:value-type="float">
            <text:p>0.770319212201745</text:p>
          </table:table-cell>
          <table:table-cell office:value-type="float" office:value="-0.000000799" calcext:value-type="float">
            <text:p>-7.99E-07</text:p>
          </table:table-cell>
          <table:table-cell office:value-type="float" office:value="0.010499994693112" calcext:value-type="float">
            <text:p>0.010499994693112</text:p>
          </table:table-cell>
          <table:table-cell office:value-type="float" office:value="0.101520601519502" calcext:value-type="float">
            <text:p>0.101520601519502</text:p>
          </table:table-cell>
          <table:table-cell office:value-type="float" office:value="-0.100185669856666" calcext:value-type="float">
            <text:p>-0.100185669856666</text:p>
          </table:table-cell>
          <table:table-cell table:number-columns-repeated="101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33891671833178" calcext:value-type="float">
            <text:p>2.33891671833178</text:p>
          </table:table-cell>
          <table:table-cell office:value-type="float" office:value="0.078782197385095" calcext:value-type="float">
            <text:p>0.078782197385095</text:p>
          </table:table-cell>
          <table:table-cell office:value-type="float" office:value="0.787821973850577" calcext:value-type="float">
            <text:p>0.787821973850577</text:p>
          </table:table-cell>
          <table:table-cell office:value-type="float" office:value="-0.0000627" calcext:value-type="float">
            <text:p>-6.27E-05</text:p>
          </table:table-cell>
          <table:table-cell office:value-type="float" office:value="0.029946322757607" calcext:value-type="float">
            <text:p>0.029946322757607</text:p>
          </table:table-cell>
          <table:table-cell office:value-type="float" office:value="-0.025374909866146" calcext:value-type="float">
            <text:p>-0.025374909866146</text:p>
          </table:table-cell>
          <table:table-cell office:value-type="float" office:value="4.08214581400441" calcext:value-type="float">
            <text:p>4.08214581400441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.29128601700573" calcext:value-type="float">
            <text:p>3.29128601700573</text:p>
          </table:table-cell>
          <table:table-cell table:style-name="ce1" office:value-type="float" office:value="0.497701216161037" calcext:value-type="float">
            <text:p>0.497701216161037</text:p>
          </table:table-cell>
          <table:table-cell table:style-name="ce1" office:value-type="float" office:value="0.12516701738546" calcext:value-type="float">
            <text:p>0.12516701738546</text:p>
          </table:table-cell>
          <table:table-cell table:style-name="ce1" office:value-type="float" office:value="0.0000173" calcext:value-type="float">
            <text:p>1.73E-05</text:p>
          </table:table-cell>
          <table:table-cell table:style-name="ce1" office:value-type="float" office:value="0.076097084095063" calcext:value-type="float">
            <text:p>0.076097084095063</text:p>
          </table:table-cell>
          <table:table-cell table:style-name="ce1" office:value-type="float" office:value="0.064955334098431" calcext:value-type="float">
            <text:p>0.064955334098431</text:p>
          </table:table-cell>
          <table:table-cell table:style-name="ce1" office:value-type="float" office:value="15.3007838106073" calcext:value-type="float">
            <text:p>15.3007838106073</text:p>
          </table:table-cell>
          <table:table-cell table:number-columns-repeated="101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18525068652253" calcext:value-type="float">
            <text:p>4.18525068652253</text:p>
          </table:table-cell>
          <table:table-cell office:value-type="float" office:value="0.444391689430607" calcext:value-type="float">
            <text:p>0.444391689430607</text:p>
          </table:table-cell>
          <table:table-cell office:value-type="float" office:value="1.7134025107823" calcext:value-type="float">
            <text:p>1.7134025107823</text:p>
          </table:table-cell>
          <table:table-cell office:value-type="float" office:value="0.000358489475077" calcext:value-type="float">
            <text:p>0.000358489475077</text:p>
          </table:table-cell>
          <table:table-cell office:value-type="float" office:value="0.006764932912706" calcext:value-type="float">
            <text:p>0.006764932912706</text:p>
          </table:table-cell>
          <table:table-cell office:value-type="float" office:value="0.041799440741779" calcext:value-type="float">
            <text:p>0.041799440741779</text:p>
          </table:table-cell>
          <table:table-cell office:value-type="float" office:value="-0.342139142128957" calcext:value-type="float">
            <text:p>-0.342139142128957</text:p>
          </table:table-cell>
          <table:table-cell table:number-columns-repeated="101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97465965196515" calcext:value-type="float">
            <text:p>2.97465965196515</text:p>
          </table:table-cell>
          <table:table-cell office:value-type="float" office:value="0.538341064776293" calcext:value-type="float">
            <text:p>0.538341064776293</text:p>
          </table:table-cell>
          <table:table-cell office:value-type="float" office:value="0.452949206257944" calcext:value-type="float">
            <text:p>0.452949206257944</text:p>
          </table:table-cell>
          <table:table-cell office:value-type="float" office:value="-0.0000652" calcext:value-type="float">
            <text:p>-6.52E-05</text:p>
          </table:table-cell>
          <table:table-cell office:value-type="float" office:value="0.01576352379378" calcext:value-type="float">
            <text:p>0.01576352379378</text:p>
          </table:table-cell>
          <table:table-cell office:value-type="float" office:value="0.078068191316883" calcext:value-type="float">
            <text:p>0.078068191316883</text:p>
          </table:table-cell>
          <table:table-cell office:value-type="float" office:value="0.853054340978114" calcext:value-type="float">
            <text:p>0.853054340978114</text:p>
          </table:table-cell>
          <table:table-cell table:number-columns-repeated="10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65360625865822" calcext:value-type="float">
            <text:p>4.65360625865822</text:p>
          </table:table-cell>
          <table:table-cell office:value-type="float" office:value="0.561225964403841" calcext:value-type="float">
            <text:p>0.561225964403841</text:p>
          </table:table-cell>
          <table:table-cell office:value-type="float" office:value="2.2967966394945" calcext:value-type="float">
            <text:p>2.2967966394945</text:p>
          </table:table-cell>
          <table:table-cell office:value-type="float" office:value="-0.00012645889842" calcext:value-type="float">
            <text:p>-0.00012645889842</text:p>
          </table:table-cell>
          <table:table-cell office:value-type="float" office:value="0.005538314412643" calcext:value-type="float">
            <text:p>0.005538314412643</text:p>
          </table:table-cell>
          <table:table-cell office:value-type="float" office:value="0.097739519920016" calcext:value-type="float">
            <text:p>0.097739519920016</text:p>
          </table:table-cell>
          <table:table-cell office:value-type="float" office:value="-0.565593249657212" calcext:value-type="float">
            <text:p>-0.565593249657212</text:p>
          </table:table-cell>
          <table:table-cell table:number-columns-repeated="101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52239460732742" calcext:value-type="float">
            <text:p>5.52239460732742</text:p>
          </table:table-cell>
          <table:table-cell office:value-type="float" office:value="0.40143767666321" calcext:value-type="float">
            <text:p>0.40143767666321</text:p>
          </table:table-cell>
          <table:table-cell office:value-type="float" office:value="1.31466668457604" calcext:value-type="float">
            <text:p>1.31466668457604</text:p>
          </table:table-cell>
          <table:table-cell office:value-type="float" office:value="-0.000361247457656" calcext:value-type="float">
            <text:p>-0.000361247457656</text:p>
          </table:table-cell>
          <table:table-cell office:value-type="float" office:value="0.024128950025436" calcext:value-type="float">
            <text:p>0.024128950025436</text:p>
          </table:table-cell>
          <table:table-cell office:value-type="float" office:value="0.02443337197086" calcext:value-type="float">
            <text:p>0.02443337197086</text:p>
          </table:table-cell>
          <table:table-cell office:value-type="float" office:value="-0.219665400106102" calcext:value-type="float">
            <text:p>-0.219665400106102</text:p>
          </table:table-cell>
          <table:table-cell table:number-columns-repeated="101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32286081621229" calcext:value-type="float">
            <text:p>4.32286081621229</text:p>
          </table:table-cell>
          <table:table-cell office:value-type="float" office:value="0.467740277519283" calcext:value-type="float">
            <text:p>0.467740277519283</text:p>
          </table:table-cell>
          <table:table-cell office:value-type="float" office:value="2.27018899325191" calcext:value-type="float">
            <text:p>2.27018899325191</text:p>
          </table:table-cell>
          <table:table-cell office:value-type="float" office:value="0.000510845304355" calcext:value-type="float">
            <text:p>0.000510845304355</text:p>
          </table:table-cell>
          <table:table-cell office:value-type="float" office:value="0.006692588803648" calcext:value-type="float">
            <text:p>0.006692588803648</text:p>
          </table:table-cell>
          <table:table-cell office:value-type="float" office:value="0.050259345068011" calcext:value-type="float">
            <text:p>0.050259345068011</text:p>
          </table:table-cell>
          <table:table-cell office:value-type="float" office:value="-0.40619507171518" calcext:value-type="float">
            <text:p>-0.40619507171518</text:p>
          </table:table-cell>
          <table:table-cell table:number-columns-repeated="101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6968421856309" calcext:value-type="float">
            <text:p>4.6968421856309</text:p>
          </table:table-cell>
          <table:table-cell office:value-type="float" office:value="0.362209077511734" calcext:value-type="float">
            <text:p>0.362209077511734</text:p>
          </table:table-cell>
          <table:table-cell office:value-type="float" office:value="1.9166507601071" calcext:value-type="float">
            <text:p>1.9166507601071</text:p>
          </table:table-cell>
          <table:table-cell office:value-type="float" office:value="-0.000135705502942" calcext:value-type="float">
            <text:p>-0.000135705502942</text:p>
          </table:table-cell>
          <table:table-cell office:value-type="float" office:value="0.006338973877387" calcext:value-type="float">
            <text:p>0.006338973877387</text:p>
          </table:table-cell>
          <table:table-cell office:value-type="float" office:value="0.016300883689794" calcext:value-type="float">
            <text:p>0.016300883689794</text:p>
          </table:table-cell>
          <table:table-cell office:value-type="float" office:value="-0.219820369493433" calcext:value-type="float">
            <text:p>-0.219820369493433</text:p>
          </table:table-cell>
          <table:table-cell table:number-columns-repeated="101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43422781996242" calcext:value-type="float">
            <text:p>3.43422781996242</text:p>
          </table:table-cell>
          <table:table-cell office:value-type="float" office:value="0.409562754289065" calcext:value-type="float">
            <text:p>0.409562754289065</text:p>
          </table:table-cell>
          <table:table-cell office:value-type="float" office:value="0.768193796092568" calcext:value-type="float">
            <text:p>0.768193796092568</text:p>
          </table:table-cell>
          <table:table-cell office:value-type="float" office:value="-0.0000497" calcext:value-type="float">
            <text:p>-4.97E-05</text:p>
          </table:table-cell>
          <table:table-cell office:value-type="float" office:value="0.014772059680035" calcext:value-type="float">
            <text:p>0.014772059680035</text:p>
          </table:table-cell>
          <table:table-cell office:value-type="float" office:value="0.027160793898691" calcext:value-type="float">
            <text:p>0.027160793898691</text:p>
          </table:table-cell>
          <table:table-cell office:value-type="float" office:value="-0.045462446000243" calcext:value-type="float">
            <text:p>-0.045462446000243</text:p>
          </table:table-cell>
          <table:table-cell table:number-columns-repeated="10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8166650759615" calcext:value-type="float">
            <text:p>2.08166650759615</text:p>
          </table:table-cell>
          <table:table-cell office:value-type="float" office:value="0.501681201765203" calcext:value-type="float">
            <text:p>0.501681201765203</text:p>
          </table:table-cell>
          <table:table-cell office:value-type="float" office:value="1.43231450679213" calcext:value-type="float">
            <text:p>1.43231450679213</text:p>
          </table:table-cell>
          <table:table-cell office:value-type="float" office:value="0.0000315" calcext:value-type="float">
            <text:p>3.15E-05</text:p>
          </table:table-cell>
          <table:table-cell office:value-type="float" office:value="0.002848804586415" calcext:value-type="float">
            <text:p>0.002848804586415</text:p>
          </table:table-cell>
          <table:table-cell office:value-type="float" office:value="0.0646428148594" calcext:value-type="float">
            <text:p>0.0646428148594</text:p>
          </table:table-cell>
          <table:table-cell office:value-type="float" office:value="-0.385870426067954" calcext:value-type="float">
            <text:p>-0.385870426067954</text:p>
          </table:table-cell>
          <table:table-cell table:number-columns-repeated="101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58951175055954" calcext:value-type="float">
            <text:p>2.58951175055954</text:p>
          </table:table-cell>
          <table:table-cell office:value-type="float" office:value="0.649099348385928" calcext:value-type="float">
            <text:p>0.649099348385928</text:p>
          </table:table-cell>
          <table:table-cell office:value-type="float" office:value="6.49099313347" calcext:value-type="float">
            <text:p>6.49099313347</text:p>
          </table:table-cell>
          <table:table-cell office:value-type="float" office:value="0.000265540317542" calcext:value-type="float">
            <text:p>0.000265540317542</text:p>
          </table:table-cell>
          <table:table-cell office:value-type="float" office:value="0.000219307775184" calcext:value-type="float">
            <text:p>0.000219307775184</text:p>
          </table:table-cell>
          <table:table-cell office:value-type="float" office:value="0.238867468598282" calcext:value-type="float">
            <text:p>0.238867468598282</text:p>
          </table:table-cell>
          <table:table-cell office:value-type="float" office:value="-0.988266780737113" calcext:value-type="float">
            <text:p>-0.988266780737113</text:p>
          </table:table-cell>
          <table:table-cell table:number-columns-repeated="101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0356404981472" calcext:value-type="float">
            <text:p>6.0356404981472</text:p>
          </table:table-cell>
          <table:table-cell office:value-type="float" office:value="0.419930902818815" calcext:value-type="float">
            <text:p>0.419930902818815</text:p>
          </table:table-cell>
          <table:table-cell office:value-type="float" office:value="0.967180249104095" calcext:value-type="float">
            <text:p>0.96718024910409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21977094888362" calcext:value-type="float">
            <text:p>0.021977094888362</text:p>
          </table:table-cell>
          <table:table-cell office:value-type="float" office:value="0.031686111807709" calcext:value-type="float">
            <text:p>0.031686111807709</text:p>
          </table:table-cell>
          <table:table-cell office:value-type="float" office:value="-0.167530771769654" calcext:value-type="float">
            <text:p>-0.167530771769654</text:p>
          </table:table-cell>
          <table:table-cell table:number-columns-repeated="101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41790622040567" calcext:value-type="float">
            <text:p>3.41790622040567</text:p>
          </table:table-cell>
          <table:table-cell office:value-type="float" office:value="0.516726527485792" calcext:value-type="float">
            <text:p>0.516726527485792</text:p>
          </table:table-cell>
          <table:table-cell office:value-type="float" office:value="2.26783452387325" calcext:value-type="float">
            <text:p>2.26783452387325</text:p>
          </table:table-cell>
          <table:table-cell office:value-type="float" office:value="-0.000132846908239" calcext:value-type="float">
            <text:p>-0.000132846908239</text:p>
          </table:table-cell>
          <table:table-cell office:value-type="float" office:value="0.005147424001722" calcext:value-type="float">
            <text:p>0.005147424001722</text:p>
          </table:table-cell>
          <table:table-cell office:value-type="float" office:value="0.069809953120753" calcext:value-type="float">
            <text:p>0.069809953120753</text:p>
          </table:table-cell>
          <table:table-cell office:value-type="float" office:value="-0.47657348532983" calcext:value-type="float">
            <text:p>-0.47657348532983</text:p>
          </table:table-cell>
          <table:table-cell table:number-columns-repeated="101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98608058057269" calcext:value-type="float">
            <text:p>3.98608058057269</text:p>
          </table:table-cell>
          <table:table-cell office:value-type="float" office:value="0.789256619738147" calcext:value-type="float">
            <text:p>0.789256619738147</text:p>
          </table:table-cell>
          <table:table-cell office:value-type="float" office:value="0.949737528078207" calcext:value-type="float">
            <text:p>0.949737528078207</text:p>
          </table:table-cell>
          <table:table-cell office:value-type="float" office:value="0.001559393101266" calcext:value-type="float">
            <text:p>0.001559393101266</text:p>
          </table:table-cell>
          <table:table-cell office:value-type="float" office:value="0.025842012651918" calcext:value-type="float">
            <text:p>0.025842012651918</text:p>
          </table:table-cell>
          <table:table-cell office:value-type="float" office:value="0.425943755561111" calcext:value-type="float">
            <text:p>0.425943755561111</text:p>
          </table:table-cell>
          <table:table-cell office:value-type="float" office:value="-0.617664295335957" calcext:value-type="float">
            <text:p>-0.617664295335957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.25074291367459" calcext:value-type="float">
            <text:p>2.25074291367459</text:p>
          </table:table-cell>
          <table:table-cell table:style-name="ce1" office:value-type="float" office:value="0.005731220472093" calcext:value-type="float">
            <text:p>0.005731220472093</text:p>
          </table:table-cell>
          <table:table-cell table:style-name="ce1" office:value-type="float" office:value="0.500000000000004" calcext:value-type="float">
            <text:p>0.500000000000004</text:p>
          </table:table-cell>
          <table:table-cell table:style-name="ce1" office:value-type="float" office:value="-0.0000000329" calcext:value-type="float">
            <text:p>-3.29E-08</text:p>
          </table:table-cell>
          <table:table-cell table:style-name="ce1" office:value-type="float" office:value="0.145685710923518" calcext:value-type="float">
            <text:p>0.145685710923518</text:p>
          </table:table-cell>
          <table:table-cell table:style-name="ce1" office:value-type="float" office:value="-0.003896240698738" calcext:value-type="float">
            <text:p>-0.003896240698738</text:p>
          </table:table-cell>
          <table:table-cell table:style-name="ce1" office:value-type="float" office:value="118.618226724844" calcext:value-type="float">
            <text:p>118.618226724844</text:p>
          </table:table-cell>
          <table:table-cell table:number-columns-repeated="101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79305440170696" calcext:value-type="float">
            <text:p>2.79305440170696</text:p>
          </table:table-cell>
          <table:table-cell office:value-type="float" office:value="0.546605426043976" calcext:value-type="float">
            <text:p>0.546605426043976</text:p>
          </table:table-cell>
          <table:table-cell office:value-type="float" office:value="5.46605425634997" calcext:value-type="float">
            <text:p>5.46605425634997</text:p>
          </table:table-cell>
          <table:table-cell office:value-type="float" office:value="0.0000238" calcext:value-type="float">
            <text:p>2.38E-05</text:p>
          </table:table-cell>
          <table:table-cell office:value-type="float" office:value="0.000829669627539" calcext:value-type="float">
            <text:p>0.000829669627539</text:p>
          </table:table-cell>
          <table:table-cell office:value-type="float" office:value="0.063064414592369" calcext:value-type="float">
            <text:p>0.063064414592369</text:p>
          </table:table-cell>
          <table:table-cell office:value-type="float" office:value="-0.509852342889822" calcext:value-type="float">
            <text:p>-0.509852342889822</text:p>
          </table:table-cell>
          <table:table-cell table:number-columns-repeated="101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68885438757302" calcext:value-type="float">
            <text:p>3.68885438757302</text:p>
          </table:table-cell>
          <table:table-cell office:value-type="float" office:value="0.560335604502731" calcext:value-type="float">
            <text:p>0.560335604502731</text:p>
          </table:table-cell>
          <table:table-cell office:value-type="float" office:value="1.0057220816122" calcext:value-type="float">
            <text:p>1.0057220816122</text:p>
          </table:table-cell>
          <table:table-cell office:value-type="float" office:value="-0.0000624" calcext:value-type="float">
            <text:p>-6.24E-05</text:p>
          </table:table-cell>
          <table:table-cell office:value-type="float" office:value="0.009129207083252" calcext:value-type="float">
            <text:p>0.009129207083252</text:p>
          </table:table-cell>
          <table:table-cell office:value-type="float" office:value="0.096412702132583" calcext:value-type="float">
            <text:p>0.096412702132583</text:p>
          </table:table-cell>
          <table:table-cell office:value-type="float" office:value="-0.310670447813908" calcext:value-type="float">
            <text:p>-0.310670447813908</text:p>
          </table:table-cell>
          <table:table-cell table:number-columns-repeated="101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30618434846542" calcext:value-type="float">
            <text:p>2.30618434846542</text:p>
          </table:table-cell>
          <table:table-cell office:value-type="float" office:value="0.402996419567783" calcext:value-type="float">
            <text:p>0.402996419567783</text:p>
          </table:table-cell>
          <table:table-cell office:value-type="float" office:value="0.735353904362386" calcext:value-type="float">
            <text:p>0.735353904362386</text:p>
          </table:table-cell>
          <table:table-cell office:value-type="float" office:value="0.0000204" calcext:value-type="float">
            <text:p>2.04E-05</text:p>
          </table:table-cell>
          <table:table-cell office:value-type="float" office:value="0.00205894293841" calcext:value-type="float">
            <text:p>0.00205894293841</text:p>
          </table:table-cell>
          <table:table-cell office:value-type="float" office:value="0.029177320694213" calcext:value-type="float">
            <text:p>0.029177320694213</text:p>
          </table:table-cell>
          <table:table-cell office:value-type="float" office:value="-0.042209298061543" calcext:value-type="float">
            <text:p>-0.042209298061543</text:p>
          </table:table-cell>
          <table:table-cell table:number-columns-repeated="101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88322747539919" calcext:value-type="float">
            <text:p>1.88322747539919</text:p>
          </table:table-cell>
          <table:table-cell office:value-type="float" office:value="0.79947725193026" calcext:value-type="float">
            <text:p>0.79947725193026</text:p>
          </table:table-cell>
          <table:table-cell office:value-type="float" office:value="7.99477251272035" calcext:value-type="float">
            <text:p>7.99477251272035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0.0000905" calcext:value-type="float">
            <text:p>9.05E-05</text:p>
          </table:table-cell>
          <table:table-cell office:value-type="float" office:value="0.106835547590326" calcext:value-type="float">
            <text:p>0.106835547590326</text:p>
          </table:table-cell>
          <table:table-cell office:value-type="float" office:value="-0.806312790024956" calcext:value-type="float">
            <text:p>-0.806312790024956</text:p>
          </table:table-cell>
          <table:table-cell table:number-columns-repeated="10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51795950575562" calcext:value-type="float">
            <text:p>3.51795950575562</text:p>
          </table:table-cell>
          <table:table-cell office:value-type="float" office:value="0.766760193804276" calcext:value-type="float">
            <text:p>0.766760193804276</text:p>
          </table:table-cell>
          <table:table-cell office:value-type="float" office:value="2.01686989688062" calcext:value-type="float">
            <text:p>2.01686989688062</text:p>
          </table:table-cell>
          <table:table-cell office:value-type="float" office:value="0.000677501624366" calcext:value-type="float">
            <text:p>0.000677501624366</text:p>
          </table:table-cell>
          <table:table-cell office:value-type="float" office:value="0.006264208925492" calcext:value-type="float">
            <text:p>0.006264208925492</text:p>
          </table:table-cell>
          <table:table-cell office:value-type="float" office:value="0.358834345105381" calcext:value-type="float">
            <text:p>0.358834345105381</text:p>
          </table:table-cell>
          <table:table-cell office:value-type="float" office:value="-1.0539516861729" calcext:value-type="float">
            <text:p>-1.0539516861729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25025745816631" calcext:value-type="float">
            <text:p>1.25025745816631</text:p>
          </table:table-cell>
          <table:table-cell office:value-type="float" office:value="0.441603780379248" calcext:value-type="float">
            <text:p>0.441603780379248</text:p>
          </table:table-cell>
          <table:table-cell office:value-type="float" office:value="1.19198272232594" calcext:value-type="float">
            <text:p>1.19198272232594</text:p>
          </table:table-cell>
          <table:table-cell office:value-type="float" office:value="-0.00000654" calcext:value-type="float">
            <text:p>-6.54E-06</text:p>
          </table:table-cell>
          <table:table-cell office:value-type="float" office:value="0.000310899058817" calcext:value-type="float">
            <text:p>0.000310899058817</text:p>
          </table:table-cell>
          <table:table-cell office:value-type="float" office:value="0.034801481507351" calcext:value-type="float">
            <text:p>0.034801481507351</text:p>
          </table:table-cell>
          <table:table-cell office:value-type="float" office:value="-0.236553391381066" calcext:value-type="float">
            <text:p>-0.236553391381066</text:p>
          </table:table-cell>
          <table:table-cell table:number-columns-repeated="101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40691382739115" calcext:value-type="float">
            <text:p>2.40691382739115</text:p>
          </table:table-cell>
          <table:table-cell office:value-type="float" office:value="0.515175896665217" calcext:value-type="float">
            <text:p>0.515175896665217</text:p>
          </table:table-cell>
          <table:table-cell office:value-type="float" office:value="1.59915186333137" calcext:value-type="float">
            <text:p>1.59915186333137</text:p>
          </table:table-cell>
          <table:table-cell office:value-type="float" office:value="-0.00000852" calcext:value-type="float">
            <text:p>-8.52E-06</text:p>
          </table:table-cell>
          <table:table-cell office:value-type="float" office:value="0.001078900200755" calcext:value-type="float">
            <text:p>0.001078900200755</text:p>
          </table:table-cell>
          <table:table-cell office:value-type="float" office:value="0.069596252858131" calcext:value-type="float">
            <text:p>0.069596252858131</text:p>
          </table:table-cell>
          <table:table-cell office:value-type="float" office:value="-0.423856797189806" calcext:value-type="float">
            <text:p>-0.423856797189806</text:p>
          </table:table-cell>
          <table:table-cell table:number-columns-repeated="101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54600579241014" calcext:value-type="float">
            <text:p>2.54600579241014</text:p>
          </table:table-cell>
          <table:table-cell office:value-type="float" office:value="0.545238750112114" calcext:value-type="float">
            <text:p>0.545238750112114</text:p>
          </table:table-cell>
          <table:table-cell office:value-type="float" office:value="2.86015988780494" calcext:value-type="float">
            <text:p>2.86015988780494</text:p>
          </table:table-cell>
          <table:table-cell office:value-type="float" office:value="-0.0000579" calcext:value-type="float">
            <text:p>-5.79E-05</text:p>
          </table:table-cell>
          <table:table-cell office:value-type="float" office:value="0.000935079567844" calcext:value-type="float">
            <text:p>0.000935079567844</text:p>
          </table:table-cell>
          <table:table-cell office:value-type="float" office:value="0.085542052880371" calcext:value-type="float">
            <text:p>0.085542052880371</text:p>
          </table:table-cell>
          <table:table-cell office:value-type="float" office:value="-0.548763964296263" calcext:value-type="float">
            <text:p>-0.548763964296263</text:p>
          </table:table-cell>
          <table:table-cell table:number-columns-repeated="101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01560232936624" calcext:value-type="float">
            <text:p>3.01560232936624</text:p>
          </table:table-cell>
          <table:table-cell office:value-type="float" office:value="0.585482893380596" calcext:value-type="float">
            <text:p>0.585482893380596</text:p>
          </table:table-cell>
          <table:table-cell office:value-type="float" office:value="2.36922764980617" calcext:value-type="float">
            <text:p>2.36922764980617</text:p>
          </table:table-cell>
          <table:table-cell office:value-type="float" office:value="0.0000352" calcext:value-type="float">
            <text:p>3.52E-05</text:p>
          </table:table-cell>
          <table:table-cell office:value-type="float" office:value="0.001192572176933" calcext:value-type="float">
            <text:p>0.001192572176933</text:p>
          </table:table-cell>
          <table:table-cell office:value-type="float" office:value="0.119164068359419" calcext:value-type="float">
            <text:p>0.119164068359419</text:p>
          </table:table-cell>
          <table:table-cell office:value-type="float" office:value="-0.629368982921574" calcext:value-type="float">
            <text:p>-0.629368982921574</text:p>
          </table:table-cell>
          <table:table-cell table:number-columns-repeated="101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75889724010472" calcext:value-type="float">
            <text:p>1.75889724010472</text:p>
          </table:table-cell>
          <table:table-cell office:value-type="float" office:value="0.454172378069786" calcext:value-type="float">
            <text:p>0.454172378069786</text:p>
          </table:table-cell>
          <table:table-cell office:value-type="float" office:value="0.731885344020314" calcext:value-type="float">
            <text:p>0.731885344020314</text:p>
          </table:table-cell>
          <table:table-cell office:value-type="float" office:value="-0.0000171" calcext:value-type="float">
            <text:p>-1.71E-05</text:p>
          </table:table-cell>
          <table:table-cell office:value-type="float" office:value="0.001262313376605" calcext:value-type="float">
            <text:p>0.001262313376605</text:p>
          </table:table-cell>
          <table:table-cell office:value-type="float" office:value="0.03698374549602" calcext:value-type="float">
            <text:p>0.03698374549602</text:p>
          </table:table-cell>
          <table:table-cell office:value-type="float" office:value="-0.001312881514228" calcext:value-type="float">
            <text:p>-0.001312881514228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.26957127890661" calcext:value-type="float">
            <text:p>4.26957127890661</text:p>
          </table:table-cell>
          <table:table-cell table:style-name="ce1" office:value-type="float" office:value="0.574871347542658" calcext:value-type="float">
            <text:p>0.574871347542658</text:p>
          </table:table-cell>
          <table:table-cell table:style-name="ce1" office:value-type="float" office:value="28739294.5628015" calcext:value-type="float">
            <text:p>28739294.5628015</text:p>
          </table:table-cell>
          <table:table-cell table:style-name="ce1" office:value-type="float" office:value="-0.00000702" calcext:value-type="float">
            <text:p>-7.02E-06</text:p>
          </table:table-cell>
          <table:table-cell table:style-name="ce1" office:value-type="float" office:value="0.106423187437335" calcext:value-type="float">
            <text:p>0.106423187437335</text:p>
          </table:table-cell>
          <table:table-cell table:style-name="ce1" office:value-type="float" office:value="0.108277616048912" calcext:value-type="float">
            <text:p>0.108277616048912</text:p>
          </table:table-cell>
          <table:table-cell table:style-name="ce1" office:value-type="float" office:value="13.542170001053" calcext:value-type="float">
            <text:p>13.542170001053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2.32492738357286" calcext:value-type="float">
            <text:p>2.32492738357286</text:p>
          </table:table-cell>
          <table:table-cell table:style-name="ce1" office:value-type="float" office:value="0.066752140734272" calcext:value-type="float">
            <text:p>0.066752140734272</text:p>
          </table:table-cell>
          <table:table-cell table:style-name="ce1" office:value-type="float" office:value="0.667521407341181" calcext:value-type="float">
            <text:p>0.667521407341181</text:p>
          </table:table-cell>
          <table:table-cell table:style-name="ce1" office:value-type="float" office:value="-154.234598968419" calcext:value-type="float">
            <text:p>-154.234598968419</text:p>
          </table:table-cell>
          <table:table-cell table:style-name="ce1" office:value-type="float" office:value="201541.349891366" calcext:value-type="float">
            <text:p>201541.349891366</text:p>
          </table:table-cell>
          <table:table-cell table:style-name="ce1" office:value-type="float" office:value="-867558.272294006" calcext:value-type="float">
            <text:p>-867558.272294006</text:p>
          </table:table-cell>
          <table:table-cell table:style-name="ce1" office:value-type="float" office:value="194701034.528798" calcext:value-type="float">
            <text:p>194701034.528798</text:p>
          </table:table-cell>
          <table:table-cell table:number-columns-repeated="101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25878165252726" calcext:value-type="float">
            <text:p>3.25878165252726</text:p>
          </table:table-cell>
          <table:table-cell office:value-type="float" office:value="0.523309779059039" calcext:value-type="float">
            <text:p>0.523309779059039</text:p>
          </table:table-cell>
          <table:table-cell office:value-type="float" office:value="10.1289993757008" calcext:value-type="float">
            <text:p>10.1289993757008</text:p>
          </table:table-cell>
          <table:table-cell office:value-type="float" office:value="-0.0000296" calcext:value-type="float">
            <text:p>-2.96E-05</text:p>
          </table:table-cell>
          <table:table-cell office:value-type="float" office:value="0.00121048068143" calcext:value-type="float">
            <text:p>0.00121048068143</text:p>
          </table:table-cell>
          <table:table-cell office:value-type="float" office:value="0.074923849492222" calcext:value-type="float">
            <text:p>0.074923849492222</text:p>
          </table:table-cell>
          <table:table-cell office:value-type="float" office:value="-0.544775328176588" calcext:value-type="float">
            <text:p>-0.544775328176588</text:p>
          </table:table-cell>
          <table:table-cell table:number-columns-repeated="101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76387311918608" calcext:value-type="float">
            <text:p>3.76387311918608</text:p>
          </table:table-cell>
          <table:table-cell office:value-type="float" office:value="0.345991677818312" calcext:value-type="float">
            <text:p>0.345991677818312</text:p>
          </table:table-cell>
          <table:table-cell office:value-type="float" office:value="2.82510444474952" calcext:value-type="float">
            <text:p>2.82510444474952</text:p>
          </table:table-cell>
          <table:table-cell office:value-type="float" office:value="-0.000033" calcext:value-type="float">
            <text:p>-3.3E-05</text:p>
          </table:table-cell>
          <table:table-cell office:value-type="float" office:value="0.003385944481476" calcext:value-type="float">
            <text:p>0.003385944481476</text:p>
          </table:table-cell>
          <table:table-cell office:value-type="float" office:value="0.014171475072659" calcext:value-type="float">
            <text:p>0.014171475072659</text:p>
          </table:table-cell>
          <table:table-cell office:value-type="float" office:value="-0.223096384939561" calcext:value-type="float">
            <text:p>-0.223096384939561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87122730981489" calcext:value-type="float">
            <text:p>4.87122730981489</text:p>
          </table:table-cell>
          <table:table-cell office:value-type="float" office:value="0.484022625974504" calcext:value-type="float">
            <text:p>0.484022625974504</text:p>
          </table:table-cell>
          <table:table-cell office:value-type="float" office:value="0.850807698311697" calcext:value-type="float">
            <text:p>0.850807698311697</text:p>
          </table:table-cell>
          <table:table-cell office:value-type="float" office:value="-0.000478367362814" calcext:value-type="float">
            <text:p>-0.000478367362814</text:p>
          </table:table-cell>
          <table:table-cell office:value-type="float" office:value="0.032520284652676" calcext:value-type="float">
            <text:p>0.032520284652676</text:p>
          </table:table-cell>
          <table:table-cell office:value-type="float" office:value="0.049813946355952" calcext:value-type="float">
            <text:p>0.049813946355952</text:p>
          </table:table-cell>
          <table:table-cell office:value-type="float" office:value="-0.123739124793558" calcext:value-type="float">
            <text:p>-0.123739124793558</text:p>
          </table:table-cell>
          <table:table-cell table:number-columns-repeated="101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05727595981172" calcext:value-type="float">
            <text:p>5.05727595981172</text:p>
          </table:table-cell>
          <table:table-cell office:value-type="float" office:value="0.396967736282667" calcext:value-type="float">
            <text:p>0.396967736282667</text:p>
          </table:table-cell>
          <table:table-cell office:value-type="float" office:value="1.4334447747459" calcext:value-type="float">
            <text:p>1.4334447747459</text:p>
          </table:table-cell>
          <table:table-cell office:value-type="float" office:value="-0.000110495927666" calcext:value-type="float">
            <text:p>-0.000110495927666</text:p>
          </table:table-cell>
          <table:table-cell office:value-type="float" office:value="0.010898154788312" calcext:value-type="float">
            <text:p>0.010898154788312</text:p>
          </table:table-cell>
          <table:table-cell office:value-type="float" office:value="0.024001948065158" calcext:value-type="float">
            <text:p>0.024001948065158</text:p>
          </table:table-cell>
          <table:table-cell office:value-type="float" office:value="-0.233247695436066" calcext:value-type="float">
            <text:p>-0.233247695436066</text:p>
          </table:table-cell>
          <table:table-cell table:number-columns-repeated="101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43776043024425" calcext:value-type="float">
            <text:p>2.43776043024425</text:p>
          </table:table-cell>
          <table:table-cell office:value-type="float" office:value="0.335984851112785" calcext:value-type="float">
            <text:p>0.335984851112785</text:p>
          </table:table-cell>
          <table:table-cell office:value-type="float" office:value="3.27204408788518" calcext:value-type="float">
            <text:p>3.27204408788518</text:p>
          </table:table-cell>
          <table:table-cell office:value-type="float" office:value="-0.00000131" calcext:value-type="float">
            <text:p>-1.31E-06</text:p>
          </table:table-cell>
          <table:table-cell office:value-type="float" office:value="0.000467533626027" calcext:value-type="float">
            <text:p>0.000467533626027</text:p>
          </table:table-cell>
          <table:table-cell office:value-type="float" office:value="0.012712924541059" calcext:value-type="float">
            <text:p>0.012712924541059</text:p>
          </table:table-cell>
          <table:table-cell office:value-type="float" office:value="-0.214959634102905" calcext:value-type="float">
            <text:p>-0.214959634102905</text:p>
          </table:table-cell>
          <table:table-cell table:number-columns-repeated="101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09478163159347" calcext:value-type="float">
            <text:p>6.09478163159347</text:p>
          </table:table-cell>
          <table:table-cell office:value-type="float" office:value="0.841585435778562" calcext:value-type="float">
            <text:p>0.841585435778562</text:p>
          </table:table-cell>
          <table:table-cell office:value-type="float" office:value="2.54566634705219" calcext:value-type="float">
            <text:p>2.54566634705219</text:p>
          </table:table-cell>
          <table:table-cell office:value-type="float" office:value="0.017264591287031" calcext:value-type="float">
            <text:p>0.017264591287031</text:p>
          </table:table-cell>
          <table:table-cell office:value-type="float" office:value="0.001126665308222" calcext:value-type="float">
            <text:p>0.001126665308222</text:p>
          </table:table-cell>
          <table:table-cell office:value-type="float" office:value="0.573013881557867" calcext:value-type="float">
            <text:p>0.573013881557867</text:p>
          </table:table-cell>
          <table:table-cell office:value-type="float" office:value="-1.41187493514782" calcext:value-type="float">
            <text:p>-1.41187493514782</text:p>
          </table:table-cell>
          <table:table-cell table:number-columns-repeated="101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30438069106901" calcext:value-type="float">
            <text:p>2.30438069106901</text:p>
          </table:table-cell>
          <table:table-cell office:value-type="float" office:value="0.549048365986361" calcext:value-type="float">
            <text:p>0.549048365986361</text:p>
          </table:table-cell>
          <table:table-cell office:value-type="float" office:value="0.255162326358675" calcext:value-type="float">
            <text:p>0.255162326358675</text:p>
          </table:table-cell>
          <table:table-cell office:value-type="float" office:value="-0.00000393" calcext:value-type="float">
            <text:p>-3.93E-06</text:p>
          </table:table-cell>
          <table:table-cell office:value-type="float" office:value="0.017434739695956" calcext:value-type="float">
            <text:p>0.017434739695956</text:p>
          </table:table-cell>
          <table:table-cell office:value-type="float" office:value="0.089831423055634" calcext:value-type="float">
            <text:p>0.089831423055634</text:p>
          </table:table-cell>
          <table:table-cell office:value-type="float" office:value="4.03061812105588" calcext:value-type="float">
            <text:p>4.03061812105588</text:p>
          </table:table-cell>
          <table:table-cell table:number-columns-repeated="101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9522297677255" calcext:value-type="float">
            <text:p>5.9522297677255</text:p>
          </table:table-cell>
          <table:table-cell office:value-type="float" office:value="0.4682954420339" calcext:value-type="float">
            <text:p>0.4682954420339</text:p>
          </table:table-cell>
          <table:table-cell office:value-type="float" office:value="0.511245785674486" calcext:value-type="float">
            <text:p>0.511245785674486</text:p>
          </table:table-cell>
          <table:table-cell office:value-type="float" office:value="-0.00032056044622" calcext:value-type="float">
            <text:p>-0.00032056044622</text:p>
          </table:table-cell>
          <table:table-cell office:value-type="float" office:value="0.084135605992774" calcext:value-type="float">
            <text:p>0.084135605992774</text:p>
          </table:table-cell>
          <table:table-cell office:value-type="float" office:value="0.044840418431307" calcext:value-type="float">
            <text:p>0.044840418431307</text:p>
          </table:table-cell>
          <table:table-cell office:value-type="float" office:value="0.415022270730474" calcext:value-type="float">
            <text:p>0.415022270730474</text:p>
          </table:table-cell>
          <table:table-cell table:number-columns-repeated="101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21430118991266" calcext:value-type="float">
            <text:p>4.21430118991266</text:p>
          </table:table-cell>
          <table:table-cell office:value-type="float" office:value="0.783255486433348" calcext:value-type="float">
            <text:p>0.783255486433348</text:p>
          </table:table-cell>
          <table:table-cell office:value-type="float" office:value="2.53135961893744" calcext:value-type="float">
            <text:p>2.53135961893744</text:p>
          </table:table-cell>
          <table:table-cell office:value-type="float" office:value="0.001148178237914" calcext:value-type="float">
            <text:p>0.001148178237914</text:p>
          </table:table-cell>
          <table:table-cell office:value-type="float" office:value="0.004276067646927" calcext:value-type="float">
            <text:p>0.004276067646927</text:p>
          </table:table-cell>
          <table:table-cell office:value-type="float" office:value="0.394184590211054" calcext:value-type="float">
            <text:p>0.394184590211054</text:p>
          </table:table-cell>
          <table:table-cell office:value-type="float" office:value="-1.16062894717751" calcext:value-type="float">
            <text:p>-1.16062894717751</text:p>
          </table:table-cell>
          <table:table-cell table:number-columns-repeated="101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80040945704346" calcext:value-type="float">
            <text:p>5.80040945704346</text:p>
          </table:table-cell>
          <table:table-cell office:value-type="float" office:value="0.398471970946036" calcext:value-type="float">
            <text:p>0.398471970946036</text:p>
          </table:table-cell>
          <table:table-cell office:value-type="float" office:value="1.44774843088321" calcext:value-type="float">
            <text:p>1.44774843088321</text:p>
          </table:table-cell>
          <table:table-cell office:value-type="float" office:value="-0.000201417314373" calcext:value-type="float">
            <text:p>-0.000201417314373</text:p>
          </table:table-cell>
          <table:table-cell office:value-type="float" office:value="0.018866712344485" calcext:value-type="float">
            <text:p>0.018866712344485</text:p>
          </table:table-cell>
          <table:table-cell office:value-type="float" office:value="0.024344549335007" calcext:value-type="float">
            <text:p>0.024344549335007</text:p>
          </table:table-cell>
          <table:table-cell office:value-type="float" office:value="-0.2363939583823" calcext:value-type="float">
            <text:p>-0.2363939583823</text:p>
          </table:table-cell>
          <table:table-cell table:number-columns-repeated="101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00843366939283" calcext:value-type="float">
            <text:p>7.00843366939283</text:p>
          </table:table-cell>
          <table:table-cell office:value-type="float" office:value="0.674967830149894" calcext:value-type="float">
            <text:p>0.674967830149894</text:p>
          </table:table-cell>
          <table:table-cell office:value-type="float" office:value="6.74967834014485" calcext:value-type="float">
            <text:p>6.74967834014485</text:p>
          </table:table-cell>
          <table:table-cell office:value-type="float" office:value="0.00199620832663" calcext:value-type="float">
            <text:p>0.00199620832663</text:p>
          </table:table-cell>
          <table:table-cell office:value-type="float" office:value="-0.003087440474325" calcext:value-type="float">
            <text:p>-0.003087440474325</text:p>
          </table:table-cell>
          <table:table-cell office:value-type="float" office:value="0.294508255871229" calcext:value-type="float">
            <text:p>0.294508255871229</text:p>
          </table:table-cell>
          <table:table-cell office:value-type="float" office:value="-1.10202619140536" calcext:value-type="float">
            <text:p>-1.10202619140536</text:p>
          </table:table-cell>
          <table:table-cell table:number-columns-repeated="101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50945195210124" calcext:value-type="float">
            <text:p>1.50945195210124</text:p>
          </table:table-cell>
          <table:table-cell office:value-type="float" office:value="0.460594378572583" calcext:value-type="float">
            <text:p>0.460594378572583</text:p>
          </table:table-cell>
          <table:table-cell office:value-type="float" office:value="1.0816075452708" calcext:value-type="float">
            <text:p>1.0816075452708</text:p>
          </table:table-cell>
          <table:table-cell office:value-type="float" office:value="-0.00000999" calcext:value-type="float">
            <text:p>-9.99E-06</text:p>
          </table:table-cell>
          <table:table-cell office:value-type="float" office:value="0.000706926826197" calcext:value-type="float">
            <text:p>0.000706926826197</text:p>
          </table:table-cell>
          <table:table-cell office:value-type="float" office:value="0.042264238517971" calcext:value-type="float">
            <text:p>0.042264238517971</text:p>
          </table:table-cell>
          <table:table-cell office:value-type="float" office:value="-0.230217827635323" calcext:value-type="float">
            <text:p>-0.230217827635323</text:p>
          </table:table-cell>
          <table:table-cell table:number-columns-repeated="101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57759179427424" calcext:value-type="float">
            <text:p>7.57759179427424</text:p>
          </table:table-cell>
          <table:table-cell office:value-type="float" office:value="0.8353212042549" calcext:value-type="float">
            <text:p>0.8353212042549</text:p>
          </table:table-cell>
          <table:table-cell office:value-type="float" office:value="2.59681015036174" calcext:value-type="float">
            <text:p>2.59681015036174</text:p>
          </table:table-cell>
          <table:table-cell office:value-type="float" office:value="0.027608059235217" calcext:value-type="float">
            <text:p>0.027608059235217</text:p>
          </table:table-cell>
          <table:table-cell office:value-type="float" office:value="-0.010447334576761" calcext:value-type="float">
            <text:p>-0.010447334576761</text:p>
          </table:table-cell>
          <table:table-cell office:value-type="float" office:value="0.578491431548138" calcext:value-type="float">
            <text:p>0.578491431548138</text:p>
          </table:table-cell>
          <table:table-cell office:value-type="float" office:value="-1.43019361722823" calcext:value-type="float">
            <text:p>-1.43019361722823</text:p>
          </table:table-cell>
          <table:table-cell table:number-columns-repeated="101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27950255724362" calcext:value-type="float">
            <text:p>2.27950255724362</text:p>
          </table:table-cell>
          <table:table-cell office:value-type="float" office:value="0.972936005086001" calcext:value-type="float">
            <text:p>0.972936005086001</text:p>
          </table:table-cell>
          <table:table-cell office:value-type="float" office:value="2.16917638142026" calcext:value-type="float">
            <text:p>2.16917638142026</text:p>
          </table:table-cell>
          <table:table-cell office:value-type="float" office:value="0.000165627423211" calcext:value-type="float">
            <text:p>0.000165627423211</text:p>
          </table:table-cell>
          <table:table-cell office:value-type="float" office:value="0.000911420964647" calcext:value-type="float">
            <text:p>0.000911420964647</text:p>
          </table:table-cell>
          <table:table-cell office:value-type="float" office:value="0.92668791916066" calcext:value-type="float">
            <text:p>0.92668791916066</text:p>
          </table:table-cell>
          <table:table-cell office:value-type="float" office:value="-1.72466856281397" calcext:value-type="float">
            <text:p>-1.72466856281397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66717655789419" calcext:value-type="float">
            <text:p>2.66717655789419</text:p>
          </table:table-cell>
          <table:table-cell office:value-type="float" office:value="0.354529339282593" calcext:value-type="float">
            <text:p>0.354529339282593</text:p>
          </table:table-cell>
          <table:table-cell office:value-type="float" office:value="4.67537886440152" calcext:value-type="float">
            <text:p>4.67537886440152</text:p>
          </table:table-cell>
          <table:table-cell office:value-type="float" office:value="0.0000000999" calcext:value-type="float">
            <text:p>9.99E-08</text:p>
          </table:table-cell>
          <table:table-cell office:value-type="float" office:value="0.000665709213957" calcext:value-type="float">
            <text:p>0.000665709213957</text:p>
          </table:table-cell>
          <table:table-cell office:value-type="float" office:value="0.01579910350982" calcext:value-type="float">
            <text:p>0.01579910350982</text:p>
          </table:table-cell>
          <table:table-cell office:value-type="float" office:value="-0.245638931404807" calcext:value-type="float">
            <text:p>-0.245638931404807</text:p>
          </table:table-cell>
          <table:table-cell table:number-columns-repeated="101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3771256355237" calcext:value-type="float">
            <text:p>1.3771256355237</text:p>
          </table:table-cell>
          <table:table-cell office:value-type="float" office:value="0.4329224854967" calcext:value-type="float">
            <text:p>0.4329224854967</text:p>
          </table:table-cell>
          <table:table-cell office:value-type="float" office:value="0.902041806602882" calcext:value-type="float">
            <text:p>0.902041806602882</text:p>
          </table:table-cell>
          <table:table-cell office:value-type="float" office:value="-0.00000748" calcext:value-type="float">
            <text:p>-7.48E-06</text:p>
          </table:table-cell>
          <table:table-cell office:value-type="float" office:value="0.000421668128432" calcext:value-type="float">
            <text:p>0.000421668128432</text:p>
          </table:table-cell>
          <table:table-cell office:value-type="float" office:value="0.030627747536976" calcext:value-type="float">
            <text:p>0.030627747536976</text:p>
          </table:table-cell>
          <table:table-cell office:value-type="float" office:value="-0.121222313060363" calcext:value-type="float">
            <text:p>-0.121222313060363</text:p>
          </table:table-cell>
          <table:table-cell table:number-columns-repeated="101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15856623904586" calcext:value-type="float">
            <text:p>9.15856623904586</text:p>
          </table:table-cell>
          <table:table-cell office:value-type="float" office:value="0.355031684759576" calcext:value-type="float">
            <text:p>0.355031684759576</text:p>
          </table:table-cell>
          <table:table-cell office:value-type="float" office:value="4.78609329530892" calcext:value-type="float">
            <text:p>4.78609329530892</text:p>
          </table:table-cell>
          <table:table-cell office:value-type="float" office:value="-0.000283684210555" calcext:value-type="float">
            <text:p>-0.000283684210555</text:p>
          </table:table-cell>
          <table:table-cell office:value-type="float" office:value="0.017363905941619" calcext:value-type="float">
            <text:p>0.017363905941619</text:p>
          </table:table-cell>
          <table:table-cell office:value-type="float" office:value="0.015784709964883" calcext:value-type="float">
            <text:p>0.015784709964883</text:p>
          </table:table-cell>
          <table:table-cell office:value-type="float" office:value="-0.245774443475061" calcext:value-type="float">
            <text:p>-0.245774443475061</text:p>
          </table:table-cell>
          <table:table-cell table:number-columns-repeated="101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96592027822759" calcext:value-type="float">
            <text:p>7.96592027822759</text:p>
          </table:table-cell>
          <table:table-cell office:value-type="float" office:value="0.563519138185622" calcext:value-type="float">
            <text:p>0.563519138185622</text:p>
          </table:table-cell>
          <table:table-cell office:value-type="float" office:value="1.39888453475925" calcext:value-type="float">
            <text:p>1.39888453475925</text:p>
          </table:table-cell>
          <table:table-cell office:value-type="float" office:value="-0.000666004190294" calcext:value-type="float">
            <text:p>-0.000666004190294</text:p>
          </table:table-cell>
          <table:table-cell office:value-type="float" office:value="0.020028420878028" calcext:value-type="float">
            <text:p>0.020028420878028</text:p>
          </table:table-cell>
          <table:table-cell office:value-type="float" office:value="0.09482332248193" calcext:value-type="float">
            <text:p>0.09482332248193</text:p>
          </table:table-cell>
          <table:table-cell office:value-type="float" office:value="-0.454158123285943" calcext:value-type="float">
            <text:p>-0.454158123285943</text:p>
          </table:table-cell>
          <table:table-cell table:number-columns-repeated="101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08810793653679" calcext:value-type="float">
            <text:p>5.08810793653679</text:p>
          </table:table-cell>
          <table:table-cell office:value-type="float" office:value="0.445757674803938" calcext:value-type="float">
            <text:p>0.445757674803938</text:p>
          </table:table-cell>
          <table:table-cell office:value-type="float" office:value="0.889471561866889" calcext:value-type="float">
            <text:p>0.889471561866889</text:p>
          </table:table-cell>
          <table:table-cell office:value-type="float" office:value="-0.000234626142239" calcext:value-type="float">
            <text:p>-0.000234626142239</text:p>
          </table:table-cell>
          <table:table-cell office:value-type="float" office:value="0.013367356899508" calcext:value-type="float">
            <text:p>0.013367356899508</text:p>
          </table:table-cell>
          <table:table-cell office:value-type="float" office:value="0.034659746821378" calcext:value-type="float">
            <text:p>0.034659746821378</text:p>
          </table:table-cell>
          <table:table-cell office:value-type="float" office:value="-0.122681217816356" calcext:value-type="float">
            <text:p>-0.122681217816356</text:p>
          </table:table-cell>
          <table:table-cell table:number-columns-repeated="101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.42562697531144" calcext:value-type="float">
            <text:p>6.42562697531144</text:p>
          </table:table-cell>
          <table:table-cell table:style-name="ce1" office:value-type="float" office:value="0.179297087230303" calcext:value-type="float">
            <text:p>0.17929708723030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001054085294442" calcext:value-type="float">
            <text:p>-0.001054085294442</text:p>
          </table:table-cell>
          <table:table-cell table:style-name="ce1" office:value-type="float" office:value="0.083520453192194" calcext:value-type="float">
            <text:p>0.083520453192194</text:p>
          </table:table-cell>
          <table:table-cell table:style-name="ce1" office:value-type="float" office:value="-0.050439434583586" calcext:value-type="float">
            <text:p>-0.050439434583586</text:p>
          </table:table-cell>
          <table:table-cell table:style-name="ce1" office:value-type="float" office:value="1.53685543532815" calcext:value-type="float">
            <text:p>1.53685543532815</text:p>
          </table:table-cell>
          <table:table-cell table:number-columns-repeated="101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01008891249719" calcext:value-type="float">
            <text:p>9.01008891249719</text:p>
          </table:table-cell>
          <table:table-cell office:value-type="float" office:value="0.56341295907581" calcext:value-type="float">
            <text:p>0.56341295907581</text:p>
          </table:table-cell>
          <table:table-cell office:value-type="float" office:value="2.22380432604148" calcext:value-type="float">
            <text:p>2.22380432604148</text:p>
          </table:table-cell>
          <table:table-cell office:value-type="float" office:value="0.001433649994521" calcext:value-type="float">
            <text:p>0.001433649994521</text:p>
          </table:table-cell>
          <table:table-cell office:value-type="float" office:value="0.026428395738532" calcext:value-type="float">
            <text:p>0.026428395738532</text:p>
          </table:table-cell>
          <table:table-cell office:value-type="float" office:value="0.103735036260946" calcext:value-type="float">
            <text:p>0.103735036260946</text:p>
          </table:table-cell>
          <table:table-cell office:value-type="float" office:value="-0.580107469840591" calcext:value-type="float">
            <text:p>-0.580107469840591</text:p>
          </table:table-cell>
          <table:table-cell table:style-name="ce1" table:number-columns-repeated="101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56591217627204" calcext:value-type="float">
            <text:p>3.56591217627204</text:p>
          </table:table-cell>
          <table:table-cell office:value-type="float" office:value="0.455903964016516" calcext:value-type="float">
            <text:p>0.455903964016516</text:p>
          </table:table-cell>
          <table:table-cell office:value-type="float" office:value="2.23167354700204" calcext:value-type="float">
            <text:p>2.23167354700204</text:p>
          </table:table-cell>
          <table:table-cell office:value-type="float" office:value="-0.0000653" calcext:value-type="float">
            <text:p>-6.53E-05</text:p>
          </table:table-cell>
          <table:table-cell office:value-type="float" office:value="0.003950007807635" calcext:value-type="float">
            <text:p>0.003950007807635</text:p>
          </table:table-cell>
          <table:table-cell office:value-type="float" office:value="0.042452296423574" calcext:value-type="float">
            <text:p>0.042452296423574</text:p>
          </table:table-cell>
          <table:table-cell office:value-type="float" office:value="-0.370376758137391" calcext:value-type="float">
            <text:p>-0.370376758137391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.20425546579633" calcext:value-type="float">
            <text:p>6.20425546579633</text:p>
          </table:table-cell>
          <table:table-cell table:style-name="ce1" office:value-type="float" office:value="0.113755733936404" calcext:value-type="float">
            <text:p>0.113755733936404</text:p>
          </table:table-cell>
          <table:table-cell table:style-name="ce1" office:value-type="float" office:value="0.49999999999761" calcext:value-type="float">
            <text:p>0.49999999999761</text:p>
          </table:table-cell>
          <table:table-cell table:style-name="ce1" office:value-type="float" office:value="-0.000607985798293" calcext:value-type="float">
            <text:p>-0.000607985798293</text:p>
          </table:table-cell>
          <table:table-cell table:style-name="ce1" office:value-type="float" office:value="0.149351706894116" calcext:value-type="float">
            <text:p>0.149351706894116</text:p>
          </table:table-cell>
          <table:table-cell table:style-name="ce1" office:value-type="float" office:value="-0.026921633227847" calcext:value-type="float">
            <text:p>-0.026921633227847</text:p>
          </table:table-cell>
          <table:table-cell table:style-name="ce1" office:value-type="float" office:value="2.06749778600699" calcext:value-type="float">
            <text:p>2.06749778600699</text:p>
          </table:table-cell>
          <table:table-cell table:style-name="ce1" table:number-columns-repeated="101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30672325535714" calcext:value-type="float">
            <text:p>7.30672325535714</text:p>
          </table:table-cell>
          <table:table-cell office:value-type="float" office:value="0.480066678951899" calcext:value-type="float">
            <text:p>0.480066678951899</text:p>
          </table:table-cell>
          <table:table-cell office:value-type="float" office:value="0.967653203823884" calcext:value-type="float">
            <text:p>0.967653203823884</text:p>
          </table:table-cell>
          <table:table-cell office:value-type="float" office:value="-0.000446018053154" calcext:value-type="float">
            <text:p>-0.000446018053154</text:p>
          </table:table-cell>
          <table:table-cell office:value-type="float" office:value="0.022342094422789" calcext:value-type="float">
            <text:p>0.022342094422789</text:p>
          </table:table-cell>
          <table:table-cell office:value-type="float" office:value="0.047746412689112" calcext:value-type="float">
            <text:p>0.047746412689112</text:p>
          </table:table-cell>
          <table:table-cell office:value-type="float" office:value="-0.192070032207838" calcext:value-type="float">
            <text:p>-0.192070032207838</text:p>
          </table:table-cell>
          <table:table-cell table:style-name="ce1" table:number-columns-repeated="101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98570596723036" calcext:value-type="float">
            <text:p>9.98570596723036</text:p>
          </table:table-cell>
          <table:table-cell office:value-type="float" office:value="0.495926826839261" calcext:value-type="float">
            <text:p>0.495926826839261</text:p>
          </table:table-cell>
          <table:table-cell office:value-type="float" office:value="2.01043634069021" calcext:value-type="float">
            <text:p>2.01043634069021</text:p>
          </table:table-cell>
          <table:table-cell office:value-type="float" office:value="0.000242409504822" calcext:value-type="float">
            <text:p>0.000242409504822</text:p>
          </table:table-cell>
          <table:table-cell office:value-type="float" office:value="0.069291012962987" calcext:value-type="float">
            <text:p>0.069291012962987</text:p>
          </table:table-cell>
          <table:table-cell office:value-type="float" office:value="0.060698052721368" calcext:value-type="float">
            <text:p>0.060698052721368</text:p>
          </table:table-cell>
          <table:table-cell office:value-type="float" office:value="-0.431891821577834" calcext:value-type="float">
            <text:p>-0.431891821577834</text:p>
          </table:table-cell>
          <table:table-cell table:style-name="ce1" table:number-columns-repeated="101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89926704199378" calcext:value-type="float">
            <text:p>3.89926704199378</text:p>
          </table:table-cell>
          <table:table-cell office:value-type="float" office:value="0.389939732623503" calcext:value-type="float">
            <text:p>0.389939732623503</text:p>
          </table:table-cell>
          <table:table-cell office:value-type="float" office:value="1.54960889669284" calcext:value-type="float">
            <text:p>1.54960889669284</text:p>
          </table:table-cell>
          <table:table-cell office:value-type="float" office:value="-0.000120566939895" calcext:value-type="float">
            <text:p>-0.000120566939895</text:p>
          </table:table-cell>
          <table:table-cell office:value-type="float" office:value="0.006633811129267" calcext:value-type="float">
            <text:p>0.006633811129267</text:p>
          </table:table-cell>
          <table:table-cell office:value-type="float" office:value="0.021815469398423" calcext:value-type="float">
            <text:p>0.021815469398423</text:p>
          </table:table-cell>
          <table:table-cell office:value-type="float" office:value="-0.232322102540526" calcext:value-type="float">
            <text:p>-0.232322102540526</text:p>
          </table:table-cell>
          <table:table-cell table:style-name="ce1" table:number-columns-repeated="101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85509539571871" calcext:value-type="float">
            <text:p>2.85509539571871</text:p>
          </table:table-cell>
          <table:table-cell office:value-type="float" office:value="0.522030831112462" calcext:value-type="float">
            <text:p>0.522030831112462</text:p>
          </table:table-cell>
          <table:table-cell office:value-type="float" office:value="0.815497290837601" calcext:value-type="float">
            <text:p>0.815497290837601</text:p>
          </table:table-cell>
          <table:table-cell office:value-type="float" office:value="-0.0000356" calcext:value-type="float">
            <text:p>-3.56E-05</text:p>
          </table:table-cell>
          <table:table-cell office:value-type="float" office:value="0.003550358283092" calcext:value-type="float">
            <text:p>0.003550358283092</text:p>
          </table:table-cell>
          <table:table-cell office:value-type="float" office:value="0.070005756028267" calcext:value-type="float">
            <text:p>0.070005756028267</text:p>
          </table:table-cell>
          <table:table-cell office:value-type="float" office:value="-0.119843980438075" calcext:value-type="float">
            <text:p>-0.119843980438075</text:p>
          </table:table-cell>
          <table:table-cell table:style-name="ce1" table:number-columns-repeated="101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92255765654632" calcext:value-type="float">
            <text:p>5.92255765654632</text:p>
          </table:table-cell>
          <table:table-cell office:value-type="float" office:value="0.787433804375612" calcext:value-type="float">
            <text:p>0.787433804375612</text:p>
          </table:table-cell>
          <table:table-cell office:value-type="float" office:value="2.53519209656589" calcext:value-type="float">
            <text:p>2.53519209656589</text:p>
          </table:table-cell>
          <table:table-cell office:value-type="float" office:value="0.003923932126911" calcext:value-type="float">
            <text:p>0.003923932126911</text:p>
          </table:table-cell>
          <table:table-cell office:value-type="float" office:value="0.006420818825848" calcext:value-type="float">
            <text:p>0.006420818825848</text:p>
          </table:table-cell>
          <table:table-cell office:value-type="float" office:value="0.41386684928728" calcext:value-type="float">
            <text:p>0.41386684928728</text:p>
          </table:table-cell>
          <table:table-cell office:value-type="float" office:value="-1.19199306027571" calcext:value-type="float">
            <text:p>-1.19199306027571</text:p>
          </table:table-cell>
          <table:table-cell table:style-name="ce1" table:number-columns-repeated="101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02846471267468" calcext:value-type="float">
            <text:p>3.02846471267468</text:p>
          </table:table-cell>
          <table:table-cell office:value-type="float" office:value="0.509304506264148" calcext:value-type="float">
            <text:p>0.509304506264148</text:p>
          </table:table-cell>
          <table:table-cell office:value-type="float" office:value="0.722673843854895" calcext:value-type="float">
            <text:p>0.722673843854895</text:p>
          </table:table-cell>
          <table:table-cell office:value-type="float" office:value="-0.000214788382332" calcext:value-type="float">
            <text:p>-0.000214788382332</text:p>
          </table:table-cell>
          <table:table-cell office:value-type="float" office:value="0.018865697840628" calcext:value-type="float">
            <text:p>0.018865697840628</text:p>
          </table:table-cell>
          <table:table-cell office:value-type="float" office:value="0.061375168217485" calcext:value-type="float">
            <text:p>0.061375168217485</text:p>
          </table:table-cell>
          <table:table-cell office:value-type="float" office:value="0.000189963297525" calcext:value-type="float">
            <text:p>0.000189963297525</text:p>
          </table:table-cell>
          <table:table-cell table:style-name="ce1" table:number-columns-repeated="101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19976303305577" calcext:value-type="float">
            <text:p>5.19976303305577</text:p>
          </table:table-cell>
          <table:table-cell office:value-type="float" office:value="1.04596461352166" calcext:value-type="float">
            <text:p>1.04596461352166</text:p>
          </table:table-cell>
          <table:table-cell office:value-type="float" office:value="6.45095994531326" calcext:value-type="float">
            <text:p>6.45095994531326</text:p>
          </table:table-cell>
          <table:table-cell office:value-type="float" office:value="0.015483356754427" calcext:value-type="float">
            <text:p>0.015483356754427</text:p>
          </table:table-cell>
          <table:table-cell office:value-type="float" office:value="-0.008581768662723" calcext:value-type="float">
            <text:p>-0.008581768662723</text:p>
          </table:table-cell>
          <table:table-cell office:value-type="float" office:value="1.26729119435852" calcext:value-type="float">
            <text:p>1.26729119435852</text:p>
          </table:table-cell>
          <table:table-cell office:value-type="float" office:value="-2.22708337260992" calcext:value-type="float">
            <text:p>-2.22708337260992</text:p>
          </table:table-cell>
          <table:table-cell table:style-name="ce1"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64199679257203" calcext:value-type="float">
            <text:p>7.64199679257203</text:p>
          </table:table-cell>
          <table:table-cell office:value-type="float" office:value="0.415122840253274" calcext:value-type="float">
            <text:p>0.415122840253274</text:p>
          </table:table-cell>
          <table:table-cell office:value-type="float" office:value="1.48410652969098" calcext:value-type="float">
            <text:p>1.48410652969098</text:p>
          </table:table-cell>
          <table:table-cell office:value-type="float" office:value="-0.000512249172249" calcext:value-type="float">
            <text:p>-0.000512249172249</text:p>
          </table:table-cell>
          <table:table-cell office:value-type="float" office:value="0.03777603337643" calcext:value-type="float">
            <text:p>0.03777603337643</text:p>
          </table:table-cell>
          <table:table-cell office:value-type="float" office:value="0.02854597260119" calcext:value-type="float">
            <text:p>0.02854597260119</text:p>
          </table:table-cell>
          <table:table-cell office:value-type="float" office:value="-0.25980151339651" calcext:value-type="float">
            <text:p>-0.25980151339651</text:p>
          </table:table-cell>
          <table:table-cell table:style-name="ce1"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08929388698909" calcext:value-type="float">
            <text:p>6.08929388698909</text:p>
          </table:table-cell>
          <table:table-cell office:value-type="float" office:value="0.765663949601214" calcext:value-type="float">
            <text:p>0.765663949601214</text:p>
          </table:table-cell>
          <table:table-cell office:value-type="float" office:value="4.14990466346313" calcext:value-type="float">
            <text:p>4.14990466346313</text:p>
          </table:table-cell>
          <table:table-cell office:value-type="float" office:value="0.012847423212326" calcext:value-type="float">
            <text:p>0.012847423212326</text:p>
          </table:table-cell>
          <table:table-cell office:value-type="float" office:value="-0.00858121257911" calcext:value-type="float">
            <text:p>-0.00858121257911</text:p>
          </table:table-cell>
          <table:table-cell office:value-type="float" office:value="0.375230085430716" calcext:value-type="float">
            <text:p>0.375230085430716</text:p>
          </table:table-cell>
          <table:table-cell office:value-type="float" office:value="-1.19355668086986" calcext:value-type="float">
            <text:p>-1.19355668086986</text:p>
          </table:table-cell>
          <table:table-cell table:style-name="ce1" table:number-columns-repeated="101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97934872621037" calcext:value-type="float">
            <text:p>8.97934872621037</text:p>
          </table:table-cell>
          <table:table-cell office:value-type="float" office:value="0.609099231136984" calcext:value-type="float">
            <text:p>0.609099231136984</text:p>
          </table:table-cell>
          <table:table-cell office:value-type="float" office:value="2.1617597096015" calcext:value-type="float">
            <text:p>2.1617597096015</text:p>
          </table:table-cell>
          <table:table-cell office:value-type="float" office:value="0.00818475931544" calcext:value-type="float">
            <text:p>0.00818475931544</text:p>
          </table:table-cell>
          <table:table-cell office:value-type="float" office:value="0.022955773040033" calcext:value-type="float">
            <text:p>0.022955773040033</text:p>
          </table:table-cell>
          <table:table-cell office:value-type="float" office:value="0.151885942314018" calcext:value-type="float">
            <text:p>0.151885942314018</text:p>
          </table:table-cell>
          <table:table-cell office:value-type="float" office:value="-0.702054907565302" calcext:value-type="float">
            <text:p>-0.702054907565302</text:p>
          </table:table-cell>
          <table:table-cell table:style-name="ce1" table:number-columns-repeated="101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22867762687896" calcext:value-type="float">
            <text:p>6.22867762687896</text:p>
          </table:table-cell>
          <table:table-cell office:value-type="float" office:value="0.899979600957292" calcext:value-type="float">
            <text:p>0.899979600957292</text:p>
          </table:table-cell>
          <table:table-cell office:value-type="float" office:value="3.16173748969149" calcext:value-type="float">
            <text:p>3.16173748969149</text:p>
          </table:table-cell>
          <table:table-cell office:value-type="float" office:value="0.037245548284536" calcext:value-type="float">
            <text:p>0.037245548284536</text:p>
          </table:table-cell>
          <table:table-cell office:value-type="float" office:value="-0.015425341855254" calcext:value-type="float">
            <text:p>-0.015425341855254</text:p>
          </table:table-cell>
          <table:table-cell office:value-type="float" office:value="0.749392955064436" calcext:value-type="float">
            <text:p>0.749392955064436</text:p>
          </table:table-cell>
          <table:table-cell office:value-type="float" office:value="-1.65858037216836" calcext:value-type="float">
            <text:p>-1.65858037216836</text:p>
          </table:table-cell>
          <table:table-cell table:style-name="ce1"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09996665387862" calcext:value-type="float">
            <text:p>1.09996665387862</text:p>
          </table:table-cell>
          <table:table-cell office:value-type="float" office:value="0.663484604327374" calcext:value-type="float">
            <text:p>0.663484604327374</text:p>
          </table:table-cell>
          <table:table-cell office:value-type="float" office:value="0.181840650304106" calcext:value-type="float">
            <text:p>0.181840650304106</text:p>
          </table:table-cell>
          <table:table-cell office:value-type="float" office:value="0.00000582" calcext:value-type="float">
            <text:p>5.82E-06</text:p>
          </table:table-cell>
          <table:table-cell office:value-type="float" office:value="0.007562073620645" calcext:value-type="float">
            <text:p>0.007562073620645</text:p>
          </table:table-cell>
          <table:table-cell office:value-type="float" office:value="0.20401583919191" calcext:value-type="float">
            <text:p>0.20401583919191</text:p>
          </table:table-cell>
          <table:table-cell office:value-type="float" office:value="12.4091408735271" calcext:value-type="float">
            <text:p>12.4091408735271</text:p>
          </table:table-cell>
          <table:table-cell table:style-name="ce1" table:number-columns-repeated="101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27663200794661" calcext:value-type="float">
            <text:p>4.27663200794661</text:p>
          </table:table-cell>
          <table:table-cell office:value-type="float" office:value="0.356951340090226" calcext:value-type="float">
            <text:p>0.356951340090226</text:p>
          </table:table-cell>
          <table:table-cell office:value-type="float" office:value="2.70079455314492" calcext:value-type="float">
            <text:p>2.70079455314492</text:p>
          </table:table-cell>
          <table:table-cell office:value-type="float" office:value="-0.0000729" calcext:value-type="float">
            <text:p>-7.29E-05</text:p>
          </table:table-cell>
          <table:table-cell office:value-type="float" office:value="0.003177891036306" calcext:value-type="float">
            <text:p>0.003177891036306</text:p>
          </table:table-cell>
          <table:table-cell office:value-type="float" office:value="0.015746810175724" calcext:value-type="float">
            <text:p>0.015746810175724</text:p>
          </table:table-cell>
          <table:table-cell office:value-type="float" office:value="-0.233562403851609" calcext:value-type="float">
            <text:p>-0.233562403851609</text:p>
          </table:table-cell>
          <table:table-cell table:style-name="ce1" table:number-columns-repeated="101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14271751238574" calcext:value-type="float">
            <text:p>3.14271751238574</text:p>
          </table:table-cell>
          <table:table-cell office:value-type="float" office:value="0.381992353985522" calcext:value-type="float">
            <text:p>0.381992353985522</text:p>
          </table:table-cell>
          <table:table-cell office:value-type="float" office:value="1.32392135512232" calcext:value-type="float">
            <text:p>1.32392135512232</text:p>
          </table:table-cell>
          <table:table-cell office:value-type="float" office:value="-0.00000625" calcext:value-type="float">
            <text:p>-6.25E-06</text:p>
          </table:table-cell>
          <table:table-cell office:value-type="float" office:value="0.000851929332742" calcext:value-type="float">
            <text:p>0.000851929332742</text:p>
          </table:table-cell>
          <table:table-cell office:value-type="float" office:value="0.020648911703074" calcext:value-type="float">
            <text:p>0.020648911703074</text:p>
          </table:table-cell>
          <table:table-cell office:value-type="float" office:value="-0.204211042140143" calcext:value-type="float">
            <text:p>-0.204211042140143</text:p>
          </table:table-cell>
          <table:table-cell table:style-name="ce1" table:number-columns-repeated="101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68383526337492" calcext:value-type="float">
            <text:p>4.68383526337492</text:p>
          </table:table-cell>
          <table:table-cell office:value-type="float" office:value="0.851428510249924" calcext:value-type="float">
            <text:p>0.851428510249924</text:p>
          </table:table-cell>
          <table:table-cell office:value-type="float" office:value="6.14058560245071" calcext:value-type="float">
            <text:p>6.14058560245071</text:p>
          </table:table-cell>
          <table:table-cell office:value-type="float" office:value="0.005584268747045" calcext:value-type="float">
            <text:p>0.005584268747045</text:p>
          </table:table-cell>
          <table:table-cell office:value-type="float" office:value="-0.004181455949499" calcext:value-type="float">
            <text:p>-0.004181455949499</text:p>
          </table:table-cell>
          <table:table-cell office:value-type="float" office:value="0.555074246859864" calcext:value-type="float">
            <text:p>0.555074246859864</text:p>
          </table:table-cell>
          <table:table-cell office:value-type="float" office:value="-1.47198780584687" calcext:value-type="float">
            <text:p>-1.47198780584687</text:p>
          </table:table-cell>
          <table:table-cell table:style-name="ce1" table:number-columns-repeated="101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18446561687868" calcext:value-type="float">
            <text:p>9.18446561687868</text:p>
          </table:table-cell>
          <table:table-cell office:value-type="float" office:value="0.50160327785316" calcext:value-type="float">
            <text:p>0.50160327785316</text:p>
          </table:table-cell>
          <table:table-cell office:value-type="float" office:value="0.40915468019569" calcext:value-type="float">
            <text:p>0.40915468019569</text:p>
          </table:table-cell>
          <table:table-cell office:value-type="float" office:value="0.000745356452469" calcext:value-type="float">
            <text:p>0.000745356452469</text:p>
          </table:table-cell>
          <table:table-cell office:value-type="float" office:value="0.274216865573787" calcext:value-type="float">
            <text:p>0.274216865573787</text:p>
          </table:table-cell>
          <table:table-cell office:value-type="float" office:value="0.067346349643305" calcext:value-type="float">
            <text:p>0.067346349643305</text:p>
          </table:table-cell>
          <table:table-cell office:value-type="float" office:value="0.983417259795229" calcext:value-type="float">
            <text:p>0.983417259795229</text:p>
          </table:table-cell>
          <table:table-cell table:style-name="ce1" table:number-columns-repeated="10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12653321704366" calcext:value-type="float">
            <text:p>4.12653321704366</text:p>
          </table:table-cell>
          <table:table-cell office:value-type="float" office:value="0.353873224255068" calcext:value-type="float">
            <text:p>0.353873224255068</text:p>
          </table:table-cell>
          <table:table-cell office:value-type="float" office:value="2.11131636669141" calcext:value-type="float">
            <text:p>2.11131636669141</text:p>
          </table:table-cell>
          <table:table-cell office:value-type="float" office:value="-0.0000174" calcext:value-type="float">
            <text:p>-1.74E-05</text:p>
          </table:table-cell>
          <table:table-cell office:value-type="float" office:value="0.001911412562285" calcext:value-type="float">
            <text:p>0.001911412562285</text:p>
          </table:table-cell>
          <table:table-cell office:value-type="float" office:value="0.015405747853815" calcext:value-type="float">
            <text:p>0.015405747853815</text:p>
          </table:table-cell>
          <table:table-cell office:value-type="float" office:value="-0.220166769282508" calcext:value-type="float">
            <text:p>-0.220166769282508</text:p>
          </table:table-cell>
          <table:table-cell table:style-name="ce1" table:number-columns-repeated="101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49229268845188" calcext:value-type="float">
            <text:p>8.49229268845188</text:p>
          </table:table-cell>
          <table:table-cell office:value-type="float" office:value="0.368010837951232" calcext:value-type="float">
            <text:p>0.368010837951232</text:p>
          </table:table-cell>
          <table:table-cell office:value-type="float" office:value="2.88497570310869" calcext:value-type="float">
            <text:p>2.88497570310869</text:p>
          </table:table-cell>
          <table:table-cell office:value-type="float" office:value="-0.000180493407887" calcext:value-type="float">
            <text:p>-0.000180493407887</text:p>
          </table:table-cell>
          <table:table-cell office:value-type="float" office:value="0.017263659239782" calcext:value-type="float">
            <text:p>0.017263659239782</text:p>
          </table:table-cell>
          <table:table-cell office:value-type="float" office:value="0.01815750317774" calcext:value-type="float">
            <text:p>0.01815750317774</text:p>
          </table:table-cell>
          <table:table-cell office:value-type="float" office:value="-0.253234549409201" calcext:value-type="float">
            <text:p>-0.253234549409201</text:p>
          </table:table-cell>
          <table:table-cell table:style-name="ce1" table:number-columns-repeated="101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60796861550804" calcext:value-type="float">
            <text:p>9.60796861550804</text:p>
          </table:table-cell>
          <table:table-cell office:value-type="float" office:value="0.672760340374165" calcext:value-type="float">
            <text:p>0.672760340374165</text:p>
          </table:table-cell>
          <table:table-cell office:value-type="float" office:value="2.47164985646862" calcext:value-type="float">
            <text:p>2.47164985646862</text:p>
          </table:table-cell>
          <table:table-cell office:value-type="float" office:value="0.004100159976759" calcext:value-type="float">
            <text:p>0.004100159976759</text:p>
          </table:table-cell>
          <table:table-cell office:value-type="float" office:value="0.016341251372583" calcext:value-type="float">
            <text:p>0.016341251372583</text:p>
          </table:table-cell>
          <table:table-cell office:value-type="float" office:value="0.216748555726774" calcext:value-type="float">
            <text:p>0.216748555726774</text:p>
          </table:table-cell>
          <table:table-cell office:value-type="float" office:value="-0.857801366474838" calcext:value-type="float">
            <text:p>-0.857801366474838</text:p>
          </table:table-cell>
          <table:table-cell table:style-name="ce1"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9908024452391" calcext:value-type="float">
            <text:p>2.9908024452391</text:p>
          </table:table-cell>
          <table:table-cell office:value-type="float" office:value="0.531027327873483" calcext:value-type="float">
            <text:p>0.531027327873483</text:p>
          </table:table-cell>
          <table:table-cell office:value-type="float" office:value="2.86504270512556" calcext:value-type="float">
            <text:p>2.86504270512556</text:p>
          </table:table-cell>
          <table:table-cell office:value-type="float" office:value="-0.0000111" calcext:value-type="float">
            <text:p>-1.11E-05</text:p>
          </table:table-cell>
          <table:table-cell office:value-type="float" office:value="0.001471090785418" calcext:value-type="float">
            <text:p>0.001471090785418</text:p>
          </table:table-cell>
          <table:table-cell office:value-type="float" office:value="0.079252354932739" calcext:value-type="float">
            <text:p>0.079252354932739</text:p>
          </table:table-cell>
          <table:table-cell office:value-type="float" office:value="-0.528683929810672" calcext:value-type="float">
            <text:p>-0.528683929810672</text:p>
          </table:table-cell>
          <table:table-cell table:style-name="ce1" table:number-columns-repeated="101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61172012195895" calcext:value-type="float">
            <text:p>3.61172012195895</text:p>
          </table:table-cell>
          <table:table-cell office:value-type="float" office:value="0.38981959600248" calcext:value-type="float">
            <text:p>0.38981959600248</text:p>
          </table:table-cell>
          <table:table-cell office:value-type="float" office:value="2.09042727038853" calcext:value-type="float">
            <text:p>2.09042727038853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.004280080807856" calcext:value-type="float">
            <text:p>0.004280080807856</text:p>
          </table:table-cell>
          <table:table-cell office:value-type="float" office:value="0.022351574289845" calcext:value-type="float">
            <text:p>0.022351574289845</text:p>
          </table:table-cell>
          <table:table-cell office:value-type="float" office:value="-0.264312718909138" calcext:value-type="float">
            <text:p>-0.264312718909138</text:p>
          </table:table-cell>
          <table:table-cell table:style-name="ce1" table:number-columns-repeated="101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4758971829902" calcext:value-type="float">
            <text:p>6.4758971829902</text:p>
          </table:table-cell>
          <table:table-cell office:value-type="float" office:value="0.514949136463162" calcext:value-type="float">
            <text:p>0.514949136463162</text:p>
          </table:table-cell>
          <table:table-cell office:value-type="float" office:value="2.11720711412919" calcext:value-type="float">
            <text:p>2.11720711412919</text:p>
          </table:table-cell>
          <table:table-cell office:value-type="float" office:value="-0.000376201252774" calcext:value-type="float">
            <text:p>-0.000376201252774</text:p>
          </table:table-cell>
          <table:table-cell office:value-type="float" office:value="0.022292224589141" calcext:value-type="float">
            <text:p>0.022292224589141</text:p>
          </table:table-cell>
          <table:table-cell office:value-type="float" office:value="0.069250616568982" calcext:value-type="float">
            <text:p>0.069250616568982</text:p>
          </table:table-cell>
          <table:table-cell office:value-type="float" office:value="-0.467184272821045" calcext:value-type="float">
            <text:p>-0.467184272821045</text:p>
          </table:table-cell>
          <table:table-cell table:style-name="ce1" table:number-columns-repeated="101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19021281138633" calcext:value-type="float">
            <text:p>3.19021281138633</text:p>
          </table:table-cell>
          <table:table-cell office:value-type="float" office:value="0.427189889269113" calcext:value-type="float">
            <text:p>0.427189889269113</text:p>
          </table:table-cell>
          <table:table-cell office:value-type="float" office:value="1.22693902255659" calcext:value-type="float">
            <text:p>1.22693902255659</text:p>
          </table:table-cell>
          <table:table-cell office:value-type="float" office:value="-0.000127158999452" calcext:value-type="float">
            <text:p>-0.000127158999452</text:p>
          </table:table-cell>
          <table:table-cell office:value-type="float" office:value="0.008020569753665" calcext:value-type="float">
            <text:p>0.008020569753665</text:p>
          </table:table-cell>
          <table:table-cell office:value-type="float" office:value="0.031201309059766" calcext:value-type="float">
            <text:p>0.031201309059766</text:p>
          </table:table-cell>
          <table:table-cell office:value-type="float" office:value="-0.232415654321876" calcext:value-type="float">
            <text:p>-0.232415654321876</text:p>
          </table:table-cell>
          <table:table-cell table:style-name="ce1" table:number-columns-repeated="101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18902687311005" calcext:value-type="float">
            <text:p>7.18902687311005</text:p>
          </table:table-cell>
          <table:table-cell office:value-type="float" office:value="1.03415127638298" calcext:value-type="float">
            <text:p>1.03415127638298</text:p>
          </table:table-cell>
          <table:table-cell office:value-type="float" office:value="1.53877401610439" calcext:value-type="float">
            <text:p>1.53877401610439</text:p>
          </table:table-cell>
          <table:table-cell office:value-type="float" office:value="0.015135292350781" calcext:value-type="float">
            <text:p>0.015135292350781</text:p>
          </table:table-cell>
          <table:table-cell office:value-type="float" office:value="0.028943226674399" calcext:value-type="float">
            <text:p>0.028943226674399</text:p>
          </table:table-cell>
          <table:table-cell office:value-type="float" office:value="1.30049565687101" calcext:value-type="float">
            <text:p>1.30049565687101</text:p>
          </table:table-cell>
          <table:table-cell office:value-type="float" office:value="-1.83921903228627" calcext:value-type="float">
            <text:p>-1.83921903228627</text:p>
          </table:table-cell>
          <table:table-cell table:style-name="ce1" table:number-columns-repeated="101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13139285204285" calcext:value-type="float">
            <text:p>2.13139285204285</text:p>
          </table:table-cell>
          <table:table-cell office:value-type="float" office:value="0.577155894097781" calcext:value-type="float">
            <text:p>0.577155894097781</text:p>
          </table:table-cell>
          <table:table-cell office:value-type="float" office:value="0.375852082335028" calcext:value-type="float">
            <text:p>0.375852082335028</text:p>
          </table:table-cell>
          <table:table-cell office:value-type="float" office:value="0.0000197" calcext:value-type="float">
            <text:p>1.97E-05</text:p>
          </table:table-cell>
          <table:table-cell office:value-type="float" office:value="0.008767040296974" calcext:value-type="float">
            <text:p>0.008767040296974</text:p>
          </table:table-cell>
          <table:table-cell office:value-type="float" office:value="0.116224612570634" calcext:value-type="float">
            <text:p>0.116224612570634</text:p>
          </table:table-cell>
          <table:table-cell office:value-type="float" office:value="1.67583682496404" calcext:value-type="float">
            <text:p>1.67583682496404</text:p>
          </table:table-cell>
          <table:table-cell table:style-name="ce1" table:number-columns-repeated="101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9838268641065" calcext:value-type="float">
            <text:p>6.79838268641065</text:p>
          </table:table-cell>
          <table:table-cell office:value-type="float" office:value="0.753986607425514" calcext:value-type="float">
            <text:p>0.753986607425514</text:p>
          </table:table-cell>
          <table:table-cell office:value-type="float" office:value="1.96475569376055" calcext:value-type="float">
            <text:p>1.96475569376055</text:p>
          </table:table-cell>
          <table:table-cell office:value-type="float" office:value="-0.002197480829577" calcext:value-type="float">
            <text:p>-0.002197480829577</text:p>
          </table:table-cell>
          <table:table-cell office:value-type="float" office:value="0.040647344220212" calcext:value-type="float">
            <text:p>0.040647344220212</text:p>
          </table:table-cell>
          <table:table-cell office:value-type="float" office:value="0.314395340706511" calcext:value-type="float">
            <text:p>0.314395340706511</text:p>
          </table:table-cell>
          <table:table-cell office:value-type="float" office:value="-0.974361169869976" calcext:value-type="float">
            <text:p>-0.974361169869976</text:p>
          </table:table-cell>
          <table:table-cell table:style-name="ce1" table:number-columns-repeated="101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.1494662464862" calcext:value-type="float">
            <text:p>12.1494662464862</text:p>
          </table:table-cell>
          <table:table-cell office:value-type="float" office:value="0.596954050140248" calcext:value-type="float">
            <text:p>0.596954050140248</text:p>
          </table:table-cell>
          <table:table-cell office:value-type="float" office:value="1.43986994647742" calcext:value-type="float">
            <text:p>1.43986994647742</text:p>
          </table:table-cell>
          <table:table-cell office:value-type="float" office:value="0.000313788906441" calcext:value-type="float">
            <text:p>0.000313788906441</text:p>
          </table:table-cell>
          <table:table-cell office:value-type="float" office:value="0.051709066827911" calcext:value-type="float">
            <text:p>0.051709066827911</text:p>
          </table:table-cell>
          <table:table-cell office:value-type="float" office:value="0.128013825026731" calcext:value-type="float">
            <text:p>0.128013825026731</text:p>
          </table:table-cell>
          <table:table-cell office:value-type="float" office:value="-0.543708086159664" calcext:value-type="float">
            <text:p>-0.543708086159664</text:p>
          </table:table-cell>
          <table:table-cell table:style-name="ce1" table:number-columns-repeated="101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06327577529403" calcext:value-type="float">
            <text:p>5.06327577529403</text:p>
          </table:table-cell>
          <table:table-cell office:value-type="float" office:value="0.350551008366148" calcext:value-type="float">
            <text:p>0.350551008366148</text:p>
          </table:table-cell>
          <table:table-cell office:value-type="float" office:value="3.7306042601658" calcext:value-type="float">
            <text:p>3.7306042601658</text:p>
          </table:table-cell>
          <table:table-cell office:value-type="float" office:value="-0.0000316" calcext:value-type="float">
            <text:p>-3.16E-05</text:p>
          </table:table-cell>
          <table:table-cell office:value-type="float" office:value="0.00400223295848" calcext:value-type="float">
            <text:p>0.00400223295848</text:p>
          </table:table-cell>
          <table:table-cell office:value-type="float" office:value="0.015026463172548" calcext:value-type="float">
            <text:p>0.015026463172548</text:p>
          </table:table-cell>
          <table:table-cell office:value-type="float" office:value="-0.236336783826642" calcext:value-type="float">
            <text:p>-0.236336783826642</text:p>
          </table:table-cell>
          <table:table-cell table:style-name="ce1" table:number-columns-repeated="101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83329806399599" calcext:value-type="float">
            <text:p>4.83329806399599</text:p>
          </table:table-cell>
          <table:table-cell office:value-type="float" office:value="0.4488115620783" calcext:value-type="float">
            <text:p>0.4488115620783</text:p>
          </table:table-cell>
          <table:table-cell office:value-type="float" office:value="0.845704827191882" calcext:value-type="float">
            <text:p>0.845704827191882</text:p>
          </table:table-cell>
          <table:table-cell office:value-type="float" office:value="-0.00034866086223" calcext:value-type="float">
            <text:p>-0.00034866086223</text:p>
          </table:table-cell>
          <table:table-cell office:value-type="float" office:value="0.028983222225027" calcext:value-type="float">
            <text:p>0.028983222225027</text:p>
          </table:table-cell>
          <table:table-cell office:value-type="float" office:value="0.03697641878432" calcext:value-type="float">
            <text:p>0.03697641878432</text:p>
          </table:table-cell>
          <table:table-cell office:value-type="float" office:value="-0.103741669201407" calcext:value-type="float">
            <text:p>-0.103741669201407</text:p>
          </table:table-cell>
          <table:table-cell table:style-name="ce1" table:number-columns-repeated="101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87408798042554" calcext:value-type="float">
            <text:p>8.87408798042554</text:p>
          </table:table-cell>
          <table:table-cell office:value-type="float" office:value="0.377621239718017" calcext:value-type="float">
            <text:p>0.377621239718017</text:p>
          </table:table-cell>
          <table:table-cell office:value-type="float" office:value="1.97223216353223" calcext:value-type="float">
            <text:p>1.97223216353223</text:p>
          </table:table-cell>
          <table:table-cell office:value-type="float" office:value="-0.00052134156375" calcext:value-type="float">
            <text:p>-0.00052134156375</text:p>
          </table:table-cell>
          <table:table-cell office:value-type="float" office:value="0.018631383558416" calcext:value-type="float">
            <text:p>0.018631383558416</text:p>
          </table:table-cell>
          <table:table-cell office:value-type="float" office:value="0.019062571618851" calcext:value-type="float">
            <text:p>0.019062571618851</text:p>
          </table:table-cell>
          <table:table-cell office:value-type="float" office:value="-0.239753331732011" calcext:value-type="float">
            <text:p>-0.239753331732011</text:p>
          </table:table-cell>
          <table:table-cell table:style-name="ce1" table:number-columns-repeated="101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21301691858277" calcext:value-type="float">
            <text:p>5.21301691858277</text:p>
          </table:table-cell>
          <table:table-cell office:value-type="float" office:value="0.509215139541172" calcext:value-type="float">
            <text:p>0.509215139541172</text:p>
          </table:table-cell>
          <table:table-cell office:value-type="float" office:value="5.0387295067404" calcext:value-type="float">
            <text:p>5.0387295067404</text:p>
          </table:table-cell>
          <table:table-cell office:value-type="float" office:value="0.000154958387761" calcext:value-type="float">
            <text:p>0.000154958387761</text:p>
          </table:table-cell>
          <table:table-cell office:value-type="float" office:value="0.011246164482909" calcext:value-type="float">
            <text:p>0.011246164482909</text:p>
          </table:table-cell>
          <table:table-cell office:value-type="float" office:value="0.06737014267131" calcext:value-type="float">
            <text:p>0.06737014267131</text:p>
          </table:table-cell>
          <table:table-cell office:value-type="float" office:value="-0.508902523455261" calcext:value-type="float">
            <text:p>-0.508902523455261</text:p>
          </table:table-cell>
          <table:table-cell table:style-name="ce1" table:number-columns-repeated="101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42815408000555" calcext:value-type="float">
            <text:p>3.42815408000555</text:p>
          </table:table-cell>
          <table:table-cell office:value-type="float" office:value="0.774621843974699" calcext:value-type="float">
            <text:p>0.774621843974699</text:p>
          </table:table-cell>
          <table:table-cell office:value-type="float" office:value="3.31252424953082" calcext:value-type="float">
            <text:p>3.31252424953082</text:p>
          </table:table-cell>
          <table:table-cell office:value-type="float" office:value="0.000219908706312" calcext:value-type="float">
            <text:p>0.000219908706312</text:p>
          </table:table-cell>
          <table:table-cell office:value-type="float" office:value="0.002595174467503" calcext:value-type="float">
            <text:p>0.002595174467503</text:p>
          </table:table-cell>
          <table:table-cell office:value-type="float" office:value="0.364105773963837" calcext:value-type="float">
            <text:p>0.364105773963837</text:p>
          </table:table-cell>
          <table:table-cell office:value-type="float" office:value="-1.15217755234359" calcext:value-type="float">
            <text:p>-1.15217755234359</text:p>
          </table:table-cell>
          <table:table-cell table:style-name="ce1" table:number-columns-repeated="101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4859610498595" calcext:value-type="float">
            <text:p>2.4859610498595</text:p>
          </table:table-cell>
          <table:table-cell office:value-type="float" office:value="0.355992969858558" calcext:value-type="float">
            <text:p>0.355992969858558</text:p>
          </table:table-cell>
          <table:table-cell office:value-type="float" office:value="2.21678576146962" calcext:value-type="float">
            <text:p>2.21678576146962</text:p>
          </table:table-cell>
          <table:table-cell office:value-type="float" office:value="-0.00000806" calcext:value-type="float">
            <text:p>-8.06E-06</text:p>
          </table:table-cell>
          <table:table-cell office:value-type="float" office:value="0.001119258584224" calcext:value-type="float">
            <text:p>0.001119258584224</text:p>
          </table:table-cell>
          <table:table-cell office:value-type="float" office:value="0.015863833305512" calcext:value-type="float">
            <text:p>0.015863833305512</text:p>
          </table:table-cell>
          <table:table-cell office:value-type="float" office:value="-0.226123892748958" calcext:value-type="float">
            <text:p>-0.226123892748958</text:p>
          </table:table-cell>
          <table:table-cell table:style-name="ce1" table:number-columns-repeated="101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45249090435517" calcext:value-type="float">
            <text:p>3.45249090435517</text:p>
          </table:table-cell>
          <table:table-cell office:value-type="float" office:value="0.426573343366718" calcext:value-type="float">
            <text:p>0.426573343366718</text:p>
          </table:table-cell>
          <table:table-cell office:value-type="float" office:value="4.26573343388884" calcext:value-type="float">
            <text:p>4.26573343388884</text:p>
          </table:table-cell>
          <table:table-cell office:value-type="float" office:value="0.0000796" calcext:value-type="float">
            <text:p>7.96E-05</text:p>
          </table:table-cell>
          <table:table-cell office:value-type="float" office:value="0.000951499178898" calcext:value-type="float">
            <text:p>0.000951499178898</text:p>
          </table:table-cell>
          <table:table-cell office:value-type="float" office:value="0.056942335500481" calcext:value-type="float">
            <text:p>0.056942335500481</text:p>
          </table:table-cell>
          <table:table-cell office:value-type="float" office:value="-0.49489528566846" calcext:value-type="float">
            <text:p>-0.49489528566846</text:p>
          </table:table-cell>
          <table:table-cell table:style-name="ce1" table:number-columns-repeated="101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43638191788968" calcext:value-type="float">
            <text:p>2.43638191788968</text:p>
          </table:table-cell>
          <table:table-cell office:value-type="float" office:value="0.35695467627213" calcext:value-type="float">
            <text:p>0.35695467627213</text:p>
          </table:table-cell>
          <table:table-cell office:value-type="float" office:value="1.27222750076066" calcext:value-type="float">
            <text:p>1.27222750076066</text:p>
          </table:table-cell>
          <table:table-cell office:value-type="float" office:value="0.0000251" calcext:value-type="float">
            <text:p>2.51E-05</text:p>
          </table:table-cell>
          <table:table-cell office:value-type="float" office:value="0.001812052301618" calcext:value-type="float">
            <text:p>0.001812052301618</text:p>
          </table:table-cell>
          <table:table-cell office:value-type="float" office:value="0.017216680732959" calcext:value-type="float">
            <text:p>0.017216680732959</text:p>
          </table:table-cell>
          <table:table-cell office:value-type="float" office:value="-0.183935813796177" calcext:value-type="float">
            <text:p>-0.183935813796177</text:p>
          </table:table-cell>
          <table:table-cell table:style-name="ce1" table:number-columns-repeated="101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3924448712284" calcext:value-type="float">
            <text:p>5.33924448712284</text:p>
          </table:table-cell>
          <table:table-cell office:value-type="float" office:value="0.493415818624646" calcext:value-type="float">
            <text:p>0.493415818624646</text:p>
          </table:table-cell>
          <table:table-cell office:value-type="float" office:value="4.41463390158942" calcext:value-type="float">
            <text:p>4.41463390158942</text:p>
          </table:table-cell>
          <table:table-cell office:value-type="float" office:value="0.000397007496552" calcext:value-type="float">
            <text:p>0.000397007496552</text:p>
          </table:table-cell>
          <table:table-cell office:value-type="float" office:value="0.003000476246029" calcext:value-type="float">
            <text:p>0.003000476246029</text:p>
          </table:table-cell>
          <table:table-cell office:value-type="float" office:value="0.060341541866978" calcext:value-type="float">
            <text:p>0.060341541866978</text:p>
          </table:table-cell>
          <table:table-cell office:value-type="float" office:value="-0.478837784140234" calcext:value-type="float">
            <text:p>-0.478837784140234</text:p>
          </table:table-cell>
          <table:table-cell table:style-name="ce1" table:number-columns-repeated="101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54132274521235" calcext:value-type="float">
            <text:p>2.54132274521235</text:p>
          </table:table-cell>
          <table:table-cell office:value-type="float" office:value="0.329907271626505" calcext:value-type="float">
            <text:p>0.329907271626505</text:p>
          </table:table-cell>
          <table:table-cell office:value-type="float" office:value="1.90866907672935" calcext:value-type="float">
            <text:p>1.90866907672935</text:p>
          </table:table-cell>
          <table:table-cell office:value-type="float" office:value="0.00000718" calcext:value-type="float">
            <text:p>7.18E-06</text:p>
          </table:table-cell>
          <table:table-cell office:value-type="float" office:value="0.000712774508796" calcext:value-type="float">
            <text:p>0.000712774508796</text:p>
          </table:table-cell>
          <table:table-cell office:value-type="float" office:value="0.012121040164272" calcext:value-type="float">
            <text:p>0.012121040164272</text:p>
          </table:table-cell>
          <table:table-cell office:value-type="float" office:value="-0.190344553571493" calcext:value-type="float">
            <text:p>-0.190344553571493</text:p>
          </table:table-cell>
          <table:table-cell table:style-name="ce1" table:number-columns-repeated="101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34178379551274" calcext:value-type="float">
            <text:p>3.34178379551274</text:p>
          </table:table-cell>
          <table:table-cell office:value-type="float" office:value="0.748353303300367" calcext:value-type="float">
            <text:p>0.748353303300367</text:p>
          </table:table-cell>
          <table:table-cell office:value-type="float" office:value="2.35044424557878" calcext:value-type="float">
            <text:p>2.35044424557878</text:p>
          </table:table-cell>
          <table:table-cell office:value-type="float" office:value="0.003576679762701" calcext:value-type="float">
            <text:p>0.003576679762701</text:p>
          </table:table-cell>
          <table:table-cell office:value-type="float" office:value="-0.0000764" calcext:value-type="float">
            <text:p>-7.64E-05</text:p>
          </table:table-cell>
          <table:table-cell office:value-type="float" office:value="0.368434145276282" calcext:value-type="float">
            <text:p>0.368434145276282</text:p>
          </table:table-cell>
          <table:table-cell office:value-type="float" office:value="-1.12123522650655" calcext:value-type="float">
            <text:p>-1.12123522650655</text:p>
          </table:table-cell>
          <table:table-cell table:style-name="ce1" table:number-columns-repeated="101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58750993102005" calcext:value-type="float">
            <text:p>7.58750993102005</text:p>
          </table:table-cell>
          <table:table-cell office:value-type="float" office:value="0.342702939351238" calcext:value-type="float">
            <text:p>0.342702939351238</text:p>
          </table:table-cell>
          <table:table-cell office:value-type="float" office:value="0.966738249870482" calcext:value-type="float">
            <text:p>0.966738249870482</text:p>
          </table:table-cell>
          <table:table-cell office:value-type="float" office:value="0.000350720181295" calcext:value-type="float">
            <text:p>0.000350720181295</text:p>
          </table:table-cell>
          <table:table-cell office:value-type="float" office:value="0.029431375692678" calcext:value-type="float">
            <text:p>0.029431375692678</text:p>
          </table:table-cell>
          <table:table-cell office:value-type="float" office:value="0.015149724450525" calcext:value-type="float">
            <text:p>0.015149724450525</text:p>
          </table:table-cell>
          <table:table-cell office:value-type="float" office:value="-0.121071933591286" calcext:value-type="float">
            <text:p>-0.121071933591286</text:p>
          </table:table-cell>
          <table:table-cell table:style-name="ce1" table:number-columns-repeated="101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83881593951134" calcext:value-type="float">
            <text:p>3.83881593951134</text:p>
          </table:table-cell>
          <table:table-cell office:value-type="float" office:value="0.72464918722099" calcext:value-type="float">
            <text:p>0.72464918722099</text:p>
          </table:table-cell>
          <table:table-cell office:value-type="float" office:value="1.09698360495513" calcext:value-type="float">
            <text:p>1.09698360495513</text:p>
          </table:table-cell>
          <table:table-cell office:value-type="float" office:value="0.0000694" calcext:value-type="float">
            <text:p>6.94E-05</text:p>
          </table:table-cell>
          <table:table-cell office:value-type="float" office:value="0.022550897481862" calcext:value-type="float">
            <text:p>0.022550897481862</text:p>
          </table:table-cell>
          <table:table-cell office:value-type="float" office:value="0.277081593689205" calcext:value-type="float">
            <text:p>0.277081593689205</text:p>
          </table:table-cell>
          <table:table-cell office:value-type="float" office:value="-0.616406494415095" calcext:value-type="float">
            <text:p>-0.616406494415095</text:p>
          </table:table-cell>
          <table:table-cell table:style-name="ce1" table:number-columns-repeated="101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03475735970106" calcext:value-type="float">
            <text:p>5.03475735970106</text:p>
          </table:table-cell>
          <table:table-cell office:value-type="float" office:value="0.637289914637079" calcext:value-type="float">
            <text:p>0.637289914637079</text:p>
          </table:table-cell>
          <table:table-cell office:value-type="float" office:value="1.20674339629064" calcext:value-type="float">
            <text:p>1.20674339629064</text:p>
          </table:table-cell>
          <table:table-cell office:value-type="float" office:value="0.001125003277541" calcext:value-type="float">
            <text:p>0.001125003277541</text:p>
          </table:table-cell>
          <table:table-cell office:value-type="float" office:value="0.01793562350462" calcext:value-type="float">
            <text:p>0.01793562350462</text:p>
          </table:table-cell>
          <table:table-cell office:value-type="float" office:value="0.18005330593025" calcext:value-type="float">
            <text:p>0.18005330593025</text:p>
          </table:table-cell>
          <table:table-cell office:value-type="float" office:value="-0.571463877848596" calcext:value-type="float">
            <text:p>-0.571463877848596</text:p>
          </table:table-cell>
          <table:table-cell table:style-name="ce1" table:number-columns-repeated="101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86925790529445" calcext:value-type="float">
            <text:p>3.86925790529445</text:p>
          </table:table-cell>
          <table:table-cell office:value-type="float" office:value="0.527142813666657" calcext:value-type="float">
            <text:p>0.527142813666657</text:p>
          </table:table-cell>
          <table:table-cell office:value-type="float" office:value="8.99550098520604" calcext:value-type="float">
            <text:p>8.99550098520604</text:p>
          </table:table-cell>
          <table:table-cell office:value-type="float" office:value="0.0000936" calcext:value-type="float">
            <text:p>9.36E-05</text:p>
          </table:table-cell>
          <table:table-cell office:value-type="float" office:value="0.001152872190717" calcext:value-type="float">
            <text:p>0.001152872190717</text:p>
          </table:table-cell>
          <table:table-cell office:value-type="float" office:value="0.077432695069376" calcext:value-type="float">
            <text:p>0.077432695069376</text:p>
          </table:table-cell>
          <table:table-cell office:value-type="float" office:value="-0.553101656917491" calcext:value-type="float">
            <text:p>-0.553101656917491</text:p>
          </table:table-cell>
          <table:table-cell table:style-name="ce1" table:number-columns-repeated="101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0672463520898" calcext:value-type="float">
            <text:p>8.0672463520898</text:p>
          </table:table-cell>
          <table:table-cell office:value-type="float" office:value="0.354028545625813" calcext:value-type="float">
            <text:p>0.354028545625813</text:p>
          </table:table-cell>
          <table:table-cell office:value-type="float" office:value="2.93922474240227" calcext:value-type="float">
            <text:p>2.93922474240227</text:p>
          </table:table-cell>
          <table:table-cell office:value-type="float" office:value="-0.000187366867871" calcext:value-type="float">
            <text:p>-0.000187366867871</text:p>
          </table:table-cell>
          <table:table-cell office:value-type="float" office:value="0.014749963670994" calcext:value-type="float">
            <text:p>0.014749963670994</text:p>
          </table:table-cell>
          <table:table-cell office:value-type="float" office:value="0.015504161178779" calcext:value-type="float">
            <text:p>0.015504161178779</text:p>
          </table:table-cell>
          <table:table-cell office:value-type="float" office:value="-0.234533971788436" calcext:value-type="float">
            <text:p>-0.234533971788436</text:p>
          </table:table-cell>
          <table:table-cell table:style-name="ce1" table:number-columns-repeated="101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84772803894447" calcext:value-type="float">
            <text:p>5.84772803894447</text:p>
          </table:table-cell>
          <table:table-cell office:value-type="float" office:value="0.606933241698105" calcext:value-type="float">
            <text:p>0.606933241698105</text:p>
          </table:table-cell>
          <table:table-cell office:value-type="float" office:value="5.06633002927738" calcext:value-type="float">
            <text:p>5.06633002927738</text:p>
          </table:table-cell>
          <table:table-cell office:value-type="float" office:value="-0.000262449639019" calcext:value-type="float">
            <text:p>-0.000262449639019</text:p>
          </table:table-cell>
          <table:table-cell office:value-type="float" office:value="0.004434572048145" calcext:value-type="float">
            <text:p>0.004434572048145</text:p>
          </table:table-cell>
          <table:table-cell office:value-type="float" office:value="0.134683376754867" calcext:value-type="float">
            <text:p>0.134683376754867</text:p>
          </table:table-cell>
          <table:table-cell office:value-type="float" office:value="-0.719643492912031" calcext:value-type="float">
            <text:p>-0.719643492912031</text:p>
          </table:table-cell>
          <table:table-cell table:style-name="ce1" table:number-columns-repeated="101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75792400465257" calcext:value-type="float">
            <text:p>2.75792400465257</text:p>
          </table:table-cell>
          <table:table-cell office:value-type="float" office:value="0.983665708727722" calcext:value-type="float">
            <text:p>0.983665708727722</text:p>
          </table:table-cell>
          <table:table-cell office:value-type="float" office:value="3.34671870949727" calcext:value-type="float">
            <text:p>3.34671870949727</text:p>
          </table:table-cell>
          <table:table-cell office:value-type="float" office:value="0.001457539903222" calcext:value-type="float">
            <text:p>0.001457539903222</text:p>
          </table:table-cell>
          <table:table-cell office:value-type="float" office:value="0.001660825943228" calcext:value-type="float">
            <text:p>0.001660825943228</text:p>
          </table:table-cell>
          <table:table-cell office:value-type="float" office:value="0.975799556203113" calcext:value-type="float">
            <text:p>0.975799556203113</text:p>
          </table:table-cell>
          <table:table-cell office:value-type="float" office:value="-1.89012665611828" calcext:value-type="float">
            <text:p>-1.89012665611828</text:p>
          </table:table-cell>
          <table:table-cell table:style-name="ce1" table:number-columns-repeated="101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3718317517534" calcext:value-type="float">
            <text:p>3.3718317517534</text:p>
          </table:table-cell>
          <table:table-cell office:value-type="float" office:value="0.523299342206053" calcext:value-type="float">
            <text:p>0.523299342206053</text:p>
          </table:table-cell>
          <table:table-cell office:value-type="float" office:value="2.12607091941774" calcext:value-type="float">
            <text:p>2.12607091941774</text:p>
          </table:table-cell>
          <table:table-cell office:value-type="float" office:value="-0.0000356" calcext:value-type="float">
            <text:p>-3.56E-05</text:p>
          </table:table-cell>
          <table:table-cell office:value-type="float" office:value="0.002975002672033" calcext:value-type="float">
            <text:p>0.002975002672033</text:p>
          </table:table-cell>
          <table:table-cell office:value-type="float" office:value="0.074232109194223" calcext:value-type="float">
            <text:p>0.074232109194223</text:p>
          </table:table-cell>
          <table:table-cell office:value-type="float" office:value="-0.484343194042682" calcext:value-type="float">
            <text:p>-0.484343194042682</text:p>
          </table:table-cell>
          <table:table-cell table:style-name="ce1" table:number-columns-repeated="101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75696001472654" calcext:value-type="float">
            <text:p>2.75696001472654</text:p>
          </table:table-cell>
          <table:table-cell office:value-type="float" office:value="0.981061346902305" calcext:value-type="float">
            <text:p>0.981061346902305</text:p>
          </table:table-cell>
          <table:table-cell office:value-type="float" office:value="5.47722135376537" calcext:value-type="float">
            <text:p>5.47722135376537</text:p>
          </table:table-cell>
          <table:table-cell office:value-type="float" office:value="0.002132980399266" calcext:value-type="float">
            <text:p>0.002132980399266</text:p>
          </table:table-cell>
          <table:table-cell office:value-type="float" office:value="-0.001036795734409" calcext:value-type="float">
            <text:p>-0.001036795734409</text:p>
          </table:table-cell>
          <table:table-cell office:value-type="float" office:value="0.982734383550336" calcext:value-type="float">
            <text:p>0.982734383550336</text:p>
          </table:table-cell>
          <table:table-cell office:value-type="float" office:value="-1.95236005588712" calcext:value-type="float">
            <text:p>-1.95236005588712</text:p>
          </table:table-cell>
          <table:table-cell table:style-name="ce1" table:number-columns-repeated="101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78575750817885" calcext:value-type="float">
            <text:p>1.78575750817885</text:p>
          </table:table-cell>
          <table:table-cell office:value-type="float" office:value="0.473573903046536" calcext:value-type="float">
            <text:p>0.473573903046536</text:p>
          </table:table-cell>
          <table:table-cell office:value-type="float" office:value="2.70470499261073" calcext:value-type="float">
            <text:p>2.70470499261073</text:p>
          </table:table-cell>
          <table:table-cell office:value-type="float" office:value="-0.00000817" calcext:value-type="float">
            <text:p>-8.17E-06</text:p>
          </table:table-cell>
          <table:table-cell office:value-type="float" office:value="0.000460022608127" calcext:value-type="float">
            <text:p>0.000460022608127</text:p>
          </table:table-cell>
          <table:table-cell office:value-type="float" office:value="0.049706606630605" calcext:value-type="float">
            <text:p>0.049706606630605</text:p>
          </table:table-cell>
          <table:table-cell office:value-type="float" office:value="-0.415257646773173" calcext:value-type="float">
            <text:p>-0.415257646773173</text:p>
          </table:table-cell>
          <table:table-cell table:style-name="ce1" table:number-columns-repeated="101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78631196089214" calcext:value-type="float">
            <text:p>2.78631196089214</text:p>
          </table:table-cell>
          <table:table-cell office:value-type="float" office:value="0.350205387372972" calcext:value-type="float">
            <text:p>0.350205387372972</text:p>
          </table:table-cell>
          <table:table-cell office:value-type="float" office:value="6.26024216185772" calcext:value-type="float">
            <text:p>6.26024216185772</text:p>
          </table:table-cell>
          <table:table-cell office:value-type="float" office:value="-0.00000202" calcext:value-type="float">
            <text:p>-2.02E-06</text:p>
          </table:table-cell>
          <table:table-cell office:value-type="float" office:value="0.00062740449167" calcext:value-type="float">
            <text:p>0.00062740449167</text:p>
          </table:table-cell>
          <table:table-cell office:value-type="float" office:value="0.015031172735747" calcext:value-type="float">
            <text:p>0.015031172735747</text:p>
          </table:table-cell>
          <table:table-cell office:value-type="float" office:value="-0.242073978852622" calcext:value-type="float">
            <text:p>-0.24207397885262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3.59570445942737" calcext:value-type="float">
            <text:p>3.59570445942737</text:p>
          </table:table-cell>
          <table:table-cell table:style-name="ce1" office:value-type="float" office:value="0.399551708003861" calcext:value-type="float">
            <text:p>0.399551708003861</text:p>
          </table:table-cell>
          <table:table-cell table:style-name="ce1" office:value-type="float" office:value="8111033.57148786" calcext:value-type="float">
            <text:p>8111033.57148786</text:p>
          </table:table-cell>
          <table:table-cell table:style-name="ce1" office:value-type="float" office:value="0.00060009291072" calcext:value-type="float">
            <text:p>0.00060009291072</text:p>
          </table:table-cell>
          <table:table-cell table:style-name="ce1" office:value-type="float" office:value="0.233635335342351" calcext:value-type="float">
            <text:p>0.233635335342351</text:p>
          </table:table-cell>
          <table:table-cell table:style-name="ce1" office:value-type="float" office:value="0.153437284962021" calcext:value-type="float">
            <text:p>0.153437284962021</text:p>
          </table:table-cell>
          <table:table-cell table:style-name="ce1" office:value-type="float" office:value="49.4964615413421" calcext:value-type="float">
            <text:p>49.4964615413421</text:p>
          </table:table-cell>
          <table:table-cell table:style-name="ce1" table:number-columns-repeated="101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.8757152320015" calcext:value-type="float">
            <text:p>12.8757152320015</text:p>
          </table:table-cell>
          <table:table-cell office:value-type="float" office:value="0.425212656490749" calcext:value-type="float">
            <text:p>0.425212656490749</text:p>
          </table:table-cell>
          <table:table-cell office:value-type="float" office:value="1.08345169834736" calcext:value-type="float">
            <text:p>1.08345169834736</text:p>
          </table:table-cell>
          <table:table-cell office:value-type="float" office:value="-0.000750108006778" calcext:value-type="float">
            <text:p>-0.000750108006778</text:p>
          </table:table-cell>
          <table:table-cell office:value-type="float" office:value="0.049031100698548" calcext:value-type="float">
            <text:p>0.049031100698548</text:p>
          </table:table-cell>
          <table:table-cell office:value-type="float" office:value="0.030121037114672" calcext:value-type="float">
            <text:p>0.030121037114672</text:p>
          </table:table-cell>
          <table:table-cell office:value-type="float" office:value="-0.193642220766609" calcext:value-type="float">
            <text:p>-0.193642220766609</text:p>
          </table:table-cell>
          <table:table-cell table:style-name="ce1" table:number-columns-repeated="101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3682353532155" calcext:value-type="float">
            <text:p>14.3682353532155</text:p>
          </table:table-cell>
          <table:table-cell office:value-type="float" office:value="0.643951686469808" calcext:value-type="float">
            <text:p>0.643951686469808</text:p>
          </table:table-cell>
          <table:table-cell office:value-type="float" office:value="1.85136533469848" calcext:value-type="float">
            <text:p>1.85136533469848</text:p>
          </table:table-cell>
          <table:table-cell office:value-type="float" office:value="0.003439267482202" calcext:value-type="float">
            <text:p>0.003439267482202</text:p>
          </table:table-cell>
          <table:table-cell office:value-type="float" office:value="0.061809376206935" calcext:value-type="float">
            <text:p>0.061809376206935</text:p>
          </table:table-cell>
          <table:table-cell office:value-type="float" office:value="0.177883581233329" calcext:value-type="float">
            <text:p>0.177883581233329</text:p>
          </table:table-cell>
          <table:table-cell office:value-type="float" office:value="-0.722789117090213" calcext:value-type="float">
            <text:p>-0.722789117090213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1.32978627143724" calcext:value-type="float">
            <text:p>1.32978627143724</text:p>
          </table:table-cell>
          <table:table-cell table:style-name="ce1" office:value-type="float" office:value="1.87722709624811" calcext:value-type="float">
            <text:p>1.87722709624811</text:p>
          </table:table-cell>
          <table:table-cell table:style-name="ce1" office:value-type="float" office:value="115336139.187006" calcext:value-type="float">
            <text:p>115336139.187006</text:p>
          </table:table-cell>
          <table:table-cell table:style-name="ce1" office:value-type="float" office:value="-0.000154769919141" calcext:value-type="float">
            <text:p>-0.000154769919141</text:p>
          </table:table-cell>
          <table:table-cell table:style-name="ce1" office:value-type="float" office:value="0.20336452304688" calcext:value-type="float">
            <text:p>0.20336452304688</text:p>
          </table:table-cell>
          <table:table-cell table:style-name="ce1" office:value-type="float" office:value="11.9066425635028" calcext:value-type="float">
            <text:p>11.9066425635028</text:p>
          </table:table-cell>
          <table:table-cell table:style-name="ce1" office:value-type="float" office:value="665.451377894287" calcext:value-type="float">
            <text:p>665.451377894287</text:p>
          </table:table-cell>
          <table:table-cell table:style-name="ce1" table:number-columns-repeated="1016"/>
        </table:table-row>
      </table:table>
      <table:named-expressions/>
      <table:database-ranges>
        <table:database-range table:name="__Anonymous_Sheet_DB__0" table:target-range-address="Flavinexpostest_fitparameters.A1:Flavinexpostest_fitparameters.H4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4:40:12.438797793</dc:date>
    <meta:editing-duration>PT7M38S</meta:editing-duration>
    <meta:editing-cycles>1</meta:editing-cycles>
    <meta:document-statistic meta:table-count="1" meta:cell-count="3640" meta:object-count="0"/>
    <meta:generator>LibreOffice/6.0.7.3$Linux_X86_64 LibreOffice_project/00m0$Build-3</meta:generator>
  </office:meta>
</office:document-meta>
</file>